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056in" table:align="left"/>
    </style:style>
    <style:style style:name="Table1.A" style:family="table-column">
      <style:table-column-properties style:column-width="1.2479in"/>
    </style:style>
    <style:style style:name="Table1.B" style:family="table-column">
      <style:table-column-properties style:column-width="1.0653in"/>
    </style:style>
    <style:style style:name="Table1.C" style:family="table-column">
      <style:table-column-properties style:column-width="2.3035in"/>
    </style:style>
    <style:style style:name="Table1.D" style:family="table-column">
      <style:table-column-properties style:column-width="1.2889in"/>
    </style:style>
    <style:style style:name="Table1.A1" style:family="table-cell">
      <style:table-cell-properties style:vertical-align="middle" fo:padding="0.0194in" fo:border="none"/>
    </style:style>
    <style:style style:name="P1" style:family="paragraph" style:parent-style-name="Text_20_body" style:list-style-name="L9"/>
    <style:style style:name="P2" style:family="paragraph" style:parent-style-name="Text_20_body" style:list-style-name="L10"/>
    <style:style style:name="P3" style:family="paragraph" style:parent-style-name="Text_20_body" style:list-style-name="L11"/>
    <style:style style:name="P4" style:family="paragraph" style:parent-style-name="Text_20_body" style:list-style-name="L12"/>
    <style:style style:name="P5" style:family="paragraph" style:parent-style-name="Text_20_body" style:list-style-name="L13"/>
    <style:style style:name="P6" style:family="paragraph" style:parent-style-name="Text_20_body" style:list-style-name="L14"/>
    <style:style style:name="P7" style:family="paragraph" style:parent-style-name="Text_20_body" style:list-style-name="L15"/>
    <style:style style:name="P8" style:family="paragraph" style:parent-style-name="Text_20_body" style:list-style-name="L16"/>
    <style:style style:name="P9" style:family="paragraph" style:parent-style-name="Text_20_body" style:list-style-name="L17"/>
    <style:style style:name="P10" style:family="paragraph" style:parent-style-name="Text_20_body" style:list-style-name="L18"/>
    <style:style style:name="P11" style:family="paragraph" style:parent-style-name="Text_20_body" style:list-style-name="L19"/>
    <style:style style:name="P12" style:family="paragraph" style:parent-style-name="Text_20_body" style:list-style-name="L20"/>
    <style:style style:name="P13" style:family="paragraph" style:parent-style-name="Text_20_body" style:list-style-name="L21"/>
    <style:style style:name="P14" style:family="paragraph" style:parent-style-name="Text_20_body" style:list-style-name="L22"/>
    <style:style style:name="P15" style:family="paragraph" style:parent-style-name="Text_20_body" style:list-style-name="L23"/>
    <style:style style:name="P16" style:family="paragraph" style:parent-style-name="Text_20_body" style:list-style-name="L24"/>
    <style:style style:name="P17" style:family="paragraph" style:parent-style-name="Text_20_body" style:list-style-name="L25"/>
    <style:style style:name="P18" style:family="paragraph" style:parent-style-name="Text_20_body" style:list-style-name="L26"/>
    <style:style style:name="P19" style:family="paragraph" style:parent-style-name="Text_20_body" style:list-style-name="L27"/>
    <style:style style:name="P20" style:family="paragraph" style:parent-style-name="Text_20_body" style:list-style-name="L28"/>
    <style:style style:name="P21" style:family="paragraph" style:parent-style-name="Text_20_body" style:list-style-name="L30"/>
    <style:style style:name="P22" style:family="paragraph" style:parent-style-name="Text_20_body" style:list-style-name="L32"/>
    <style:style style:name="P23" style:family="paragraph" style:parent-style-name="Text_20_body" style:list-style-name="L33"/>
    <style:style style:name="P24" style:family="paragraph" style:parent-style-name="Text_20_body" style:list-style-name="L34"/>
    <style:style style:name="P25" style:family="paragraph" style:parent-style-name="Text_20_body" style:list-style-name="L35"/>
    <style:style style:name="P26" style:family="paragraph" style:parent-style-name="Text_20_body" style:list-style-name="L36"/>
    <style:style style:name="P27" style:family="paragraph" style:parent-style-name="Text_20_body" style:list-style-name="L37"/>
    <style:style style:name="P28" style:family="paragraph" style:parent-style-name="Text_20_body" style:list-style-name="L38"/>
    <style:style style:name="P29" style:family="paragraph" style:parent-style-name="Text_20_body" style:list-style-name="L39"/>
    <style:style style:name="P30" style:family="paragraph" style:parent-style-name="Text_20_body" style:list-style-name="L40"/>
    <style:style style:name="P31" style:family="paragraph" style:parent-style-name="Text_20_body" style:list-style-name="L41"/>
    <style:style style:name="P32" style:family="paragraph" style:parent-style-name="Text_20_body" style:list-style-name="L42"/>
    <style:style style:name="P33" style:family="paragraph" style:parent-style-name="Text_20_body" style:list-style-name="L43"/>
    <style:style style:name="P34" style:family="paragraph" style:parent-style-name="Text_20_body" style:list-style-name="L44"/>
    <style:style style:name="P35" style:family="paragraph" style:parent-style-name="Text_20_body" style:list-style-name="L45"/>
    <style:style style:name="P36" style:family="paragraph" style:parent-style-name="Text_20_body" style:list-style-name="L46"/>
    <style:style style:name="P37" style:family="paragraph" style:parent-style-name="Text_20_body" style:list-style-name="L47"/>
    <style:style style:name="P38" style:family="paragraph" style:parent-style-name="Text_20_body" style:list-style-name="L48"/>
    <style:style style:name="P39" style:family="paragraph" style:parent-style-name="Text_20_body" style:list-style-name="L49"/>
    <style:style style:name="P40" style:family="paragraph" style:parent-style-name="Text_20_body" style:list-style-name="L50"/>
    <style:style style:name="P41" style:family="paragraph" style:parent-style-name="Text_20_body" style:list-style-name="L51"/>
    <style:style style:name="P42" style:family="paragraph" style:parent-style-name="Text_20_body" style:list-style-name="L52"/>
    <style:style style:name="P43" style:family="paragraph" style:parent-style-name="Text_20_body" style:list-style-name="L53"/>
    <style:style style:name="P44" style:family="paragraph" style:parent-style-name="Text_20_body" style:list-style-name="L54"/>
    <style:style style:name="P45" style:family="paragraph" style:parent-style-name="Text_20_body" style:list-style-name="L55"/>
    <style:style style:name="P46" style:family="paragraph" style:parent-style-name="Text_20_body" style:list-style-name="L56"/>
    <style:style style:name="P47" style:family="paragraph" style:parent-style-name="Text_20_body" style:list-style-name="L57"/>
    <style:style style:name="P48" style:family="paragraph" style:parent-style-name="Text_20_body" style:list-style-name="L58"/>
    <style:style style:name="P49" style:family="paragraph" style:parent-style-name="Text_20_body" style:list-style-name="L59"/>
    <style:style style:name="P50" style:family="paragraph" style:parent-style-name="Text_20_body" style:list-style-name="L60"/>
    <style:style style:name="P51" style:family="paragraph" style:parent-style-name="Text_20_body" style:list-style-name="L61"/>
    <style:style style:name="P52" style:family="paragraph" style:parent-style-name="Text_20_body" style:list-style-name="L62"/>
    <style:style style:name="P53" style:family="paragraph" style:parent-style-name="Text_20_body" style:list-style-name="L63"/>
    <style:style style:name="P54" style:family="paragraph" style:parent-style-name="Text_20_body" style:list-style-name="L64"/>
    <style:style style:name="P55" style:family="paragraph" style:parent-style-name="Text_20_body" style:list-style-name="L65"/>
    <style:style style:name="P56" style:family="paragraph" style:parent-style-name="Text_20_body" style:list-style-name="L66"/>
    <style:style style:name="P57" style:family="paragraph" style:parent-style-name="Text_20_body" style:list-style-name="L68"/>
    <style:style style:name="P58" style:family="paragraph" style:parent-style-name="Text_20_body" style:list-style-name="L69"/>
    <style:style style:name="P59" style:family="paragraph" style:parent-style-name="Text_20_body">
      <style:text-properties style:font-name="Atkinson Hyperlegible Next"/>
    </style:style>
    <style:style style:name="P60" style:family="paragraph" style:parent-style-name="Text_20_body" style:list-style-name="L1">
      <style:text-properties style:font-name="Atkinson Hyperlegible Next"/>
    </style:style>
    <style:style style:name="P61" style:family="paragraph" style:parent-style-name="Text_20_body" style:list-style-name="L2">
      <style:text-properties style:font-name="Atkinson Hyperlegible Next"/>
    </style:style>
    <style:style style:name="P62" style:family="paragraph" style:parent-style-name="Text_20_body" style:list-style-name="L3">
      <style:text-properties style:font-name="Atkinson Hyperlegible Next"/>
    </style:style>
    <style:style style:name="P63" style:family="paragraph" style:parent-style-name="Text_20_body" style:list-style-name="L4">
      <style:text-properties style:font-name="Atkinson Hyperlegible Next"/>
    </style:style>
    <style:style style:name="P64" style:family="paragraph" style:parent-style-name="Text_20_body" style:list-style-name="L5">
      <style:text-properties style:font-name="Atkinson Hyperlegible Next"/>
    </style:style>
    <style:style style:name="P65" style:family="paragraph" style:parent-style-name="Text_20_body" style:list-style-name="L6">
      <style:text-properties style:font-name="Atkinson Hyperlegible Next"/>
    </style:style>
    <style:style style:name="P66" style:family="paragraph" style:parent-style-name="Text_20_body" style:list-style-name="L7">
      <style:text-properties style:font-name="Atkinson Hyperlegible Next"/>
    </style:style>
    <style:style style:name="P67" style:family="paragraph" style:parent-style-name="Text_20_body" style:list-style-name="L8">
      <style:text-properties style:font-name="Atkinson Hyperlegible Next"/>
    </style:style>
    <style:style style:name="P68" style:family="paragraph" style:parent-style-name="Text_20_body" style:list-style-name="L29">
      <style:text-properties style:font-name="Atkinson Hyperlegible Next"/>
    </style:style>
    <style:style style:name="P69" style:family="paragraph" style:parent-style-name="Text_20_body" style:list-style-name="L31">
      <style:text-properties style:font-name="Atkinson Hyperlegible Next"/>
    </style:style>
    <style:style style:name="P70" style:family="paragraph" style:parent-style-name="Text_20_body" style:list-style-name="L67">
      <style:text-properties style:font-name="Atkinson Hyperlegible Next"/>
    </style:style>
    <style:style style:name="P71" style:family="paragraph" style:parent-style-name="Text_20_body">
      <style:paragraph-properties fo:margin-top="0in" fo:margin-bottom="0in"/>
    </style:style>
    <style:style style:name="P72" style:family="paragraph" style:parent-style-name="Text_20_body" style:list-style-name="L2">
      <style:paragraph-properties fo:margin-top="0in" fo:margin-bottom="0in"/>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style:style style:name="P77" style:family="paragraph" style:parent-style-name="Text_20_body" style:list-style-name="L7">
      <style:paragraph-properties fo:margin-top="0in" fo:margin-bottom="0in"/>
    </style:style>
    <style:style style:name="P78" style:family="paragraph" style:parent-style-name="Text_20_body" style:list-style-name="L9">
      <style:paragraph-properties fo:margin-top="0in" fo:margin-bottom="0in"/>
    </style:style>
    <style:style style:name="P79" style:family="paragraph" style:parent-style-name="Text_20_body" style:list-style-name="L10">
      <style:paragraph-properties fo:margin-top="0in" fo:margin-bottom="0in"/>
    </style:style>
    <style:style style:name="P80" style:family="paragraph" style:parent-style-name="Text_20_body" style:list-style-name="L11">
      <style:paragraph-properties fo:margin-top="0in" fo:margin-bottom="0in"/>
    </style:style>
    <style:style style:name="P81" style:family="paragraph" style:parent-style-name="Text_20_body" style:list-style-name="L12">
      <style:paragraph-properties fo:margin-top="0in" fo:margin-bottom="0in"/>
    </style:style>
    <style:style style:name="P82" style:family="paragraph" style:parent-style-name="Text_20_body" style:list-style-name="L13">
      <style:paragraph-properties fo:margin-top="0in" fo:margin-bottom="0in"/>
    </style:style>
    <style:style style:name="P83" style:family="paragraph" style:parent-style-name="Text_20_body" style:list-style-name="L14">
      <style:paragraph-properties fo:margin-top="0in" fo:margin-bottom="0in"/>
    </style:style>
    <style:style style:name="P84" style:family="paragraph" style:parent-style-name="Text_20_body" style:list-style-name="L15">
      <style:paragraph-properties fo:margin-top="0in" fo:margin-bottom="0in"/>
    </style:style>
    <style:style style:name="P85" style:family="paragraph" style:parent-style-name="Text_20_body" style:list-style-name="L16">
      <style:paragraph-properties fo:margin-top="0in" fo:margin-bottom="0in"/>
    </style:style>
    <style:style style:name="P86" style:family="paragraph" style:parent-style-name="Text_20_body" style:list-style-name="L17">
      <style:paragraph-properties fo:margin-top="0in" fo:margin-bottom="0in"/>
    </style:style>
    <style:style style:name="P87" style:family="paragraph" style:parent-style-name="Text_20_body" style:list-style-name="L18">
      <style:paragraph-properties fo:margin-top="0in" fo:margin-bottom="0in"/>
    </style:style>
    <style:style style:name="P88" style:family="paragraph" style:parent-style-name="Text_20_body" style:list-style-name="L19">
      <style:paragraph-properties fo:margin-top="0in" fo:margin-bottom="0in"/>
    </style:style>
    <style:style style:name="P89" style:family="paragraph" style:parent-style-name="Text_20_body" style:list-style-name="L20">
      <style:paragraph-properties fo:margin-top="0in" fo:margin-bottom="0in"/>
    </style:style>
    <style:style style:name="P90" style:family="paragraph" style:parent-style-name="Text_20_body" style:list-style-name="L21">
      <style:paragraph-properties fo:margin-top="0in" fo:margin-bottom="0in"/>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paragraph-properties fo:margin-top="0in" fo:margin-bottom="0in"/>
    </style:style>
    <style:style style:name="P96" style:family="paragraph" style:parent-style-name="Text_20_body" style:list-style-name="L27">
      <style:paragraph-properties fo:margin-top="0in" fo:margin-bottom="0in"/>
    </style:style>
    <style:style style:name="P97" style:family="paragraph" style:parent-style-name="Text_20_body" style:list-style-name="L28">
      <style:paragraph-properties fo:margin-top="0in" fo:margin-bottom="0in"/>
    </style:style>
    <style:style style:name="P98" style:family="paragraph" style:parent-style-name="Text_20_body" style:list-style-name="L29">
      <style:paragraph-properties fo:margin-top="0in" fo:margin-bottom="0in"/>
    </style:style>
    <style:style style:name="P99" style:family="paragraph" style:parent-style-name="Text_20_body" style:list-style-name="L30">
      <style:paragraph-properties fo:margin-top="0in" fo:margin-bottom="0in"/>
    </style:style>
    <style:style style:name="P100" style:family="paragraph" style:parent-style-name="Text_20_body" style:list-style-name="L32">
      <style:paragraph-properties fo:margin-top="0in" fo:margin-bottom="0in"/>
    </style:style>
    <style:style style:name="P101" style:family="paragraph" style:parent-style-name="Text_20_body" style:list-style-name="L34">
      <style:paragraph-properties fo:margin-top="0in" fo:margin-bottom="0in"/>
    </style:style>
    <style:style style:name="P102" style:family="paragraph" style:parent-style-name="Text_20_body" style:list-style-name="L35">
      <style:paragraph-properties fo:margin-top="0in" fo:margin-bottom="0in"/>
    </style:style>
    <style:style style:name="P103" style:family="paragraph" style:parent-style-name="Text_20_body" style:list-style-name="L36">
      <style:paragraph-properties fo:margin-top="0in" fo:margin-bottom="0in"/>
    </style:style>
    <style:style style:name="P104" style:family="paragraph" style:parent-style-name="Text_20_body" style:list-style-name="L37">
      <style:paragraph-properties fo:margin-top="0in" fo:margin-bottom="0in"/>
    </style:style>
    <style:style style:name="P105" style:family="paragraph" style:parent-style-name="Text_20_body" style:list-style-name="L38">
      <style:paragraph-properties fo:margin-top="0in" fo:margin-bottom="0in"/>
    </style:style>
    <style:style style:name="P106" style:family="paragraph" style:parent-style-name="Text_20_body" style:list-style-name="L39">
      <style:paragraph-properties fo:margin-top="0in" fo:margin-bottom="0in"/>
    </style:style>
    <style:style style:name="P107" style:family="paragraph" style:parent-style-name="Text_20_body" style:list-style-name="L40">
      <style:paragraph-properties fo:margin-top="0in" fo:margin-bottom="0in"/>
    </style:style>
    <style:style style:name="P108" style:family="paragraph" style:parent-style-name="Text_20_body" style:list-style-name="L41">
      <style:paragraph-properties fo:margin-top="0in" fo:margin-bottom="0in"/>
    </style:style>
    <style:style style:name="P109" style:family="paragraph" style:parent-style-name="Text_20_body" style:list-style-name="L42">
      <style:paragraph-properties fo:margin-top="0in" fo:margin-bottom="0in"/>
    </style:style>
    <style:style style:name="P110" style:family="paragraph" style:parent-style-name="Text_20_body" style:list-style-name="L43">
      <style:paragraph-properties fo:margin-top="0in" fo:margin-bottom="0in"/>
    </style:style>
    <style:style style:name="P111" style:family="paragraph" style:parent-style-name="Text_20_body" style:list-style-name="L44">
      <style:paragraph-properties fo:margin-top="0in" fo:margin-bottom="0in"/>
    </style:style>
    <style:style style:name="P112" style:family="paragraph" style:parent-style-name="Text_20_body" style:list-style-name="L45">
      <style:paragraph-properties fo:margin-top="0in" fo:margin-bottom="0in"/>
    </style:style>
    <style:style style:name="P113" style:family="paragraph" style:parent-style-name="Text_20_body" style:list-style-name="L46">
      <style:paragraph-properties fo:margin-top="0in" fo:margin-bottom="0in"/>
    </style:style>
    <style:style style:name="P114" style:family="paragraph" style:parent-style-name="Text_20_body" style:list-style-name="L47">
      <style:paragraph-properties fo:margin-top="0in" fo:margin-bottom="0in"/>
    </style:style>
    <style:style style:name="P115" style:family="paragraph" style:parent-style-name="Text_20_body" style:list-style-name="L48">
      <style:paragraph-properties fo:margin-top="0in" fo:margin-bottom="0in"/>
    </style:style>
    <style:style style:name="P116" style:family="paragraph" style:parent-style-name="Text_20_body" style:list-style-name="L49">
      <style:paragraph-properties fo:margin-top="0in" fo:margin-bottom="0in"/>
    </style:style>
    <style:style style:name="P117" style:family="paragraph" style:parent-style-name="Text_20_body" style:list-style-name="L50">
      <style:paragraph-properties fo:margin-top="0in" fo:margin-bottom="0in"/>
    </style:style>
    <style:style style:name="P118" style:family="paragraph" style:parent-style-name="Text_20_body" style:list-style-name="L51">
      <style:paragraph-properties fo:margin-top="0in" fo:margin-bottom="0in"/>
    </style:style>
    <style:style style:name="P119" style:family="paragraph" style:parent-style-name="Text_20_body" style:list-style-name="L52">
      <style:paragraph-properties fo:margin-top="0in" fo:margin-bottom="0in"/>
    </style:style>
    <style:style style:name="P120" style:family="paragraph" style:parent-style-name="Text_20_body" style:list-style-name="L53">
      <style:paragraph-properties fo:margin-top="0in" fo:margin-bottom="0in"/>
    </style:style>
    <style:style style:name="P121" style:family="paragraph" style:parent-style-name="Text_20_body" style:list-style-name="L54">
      <style:paragraph-properties fo:margin-top="0in" fo:margin-bottom="0in"/>
    </style:style>
    <style:style style:name="P122" style:family="paragraph" style:parent-style-name="Text_20_body" style:list-style-name="L55">
      <style:paragraph-properties fo:margin-top="0in" fo:margin-bottom="0in"/>
    </style:style>
    <style:style style:name="P123" style:family="paragraph" style:parent-style-name="Text_20_body" style:list-style-name="L56">
      <style:paragraph-properties fo:margin-top="0in" fo:margin-bottom="0in"/>
    </style:style>
    <style:style style:name="P124" style:family="paragraph" style:parent-style-name="Text_20_body" style:list-style-name="L57">
      <style:paragraph-properties fo:margin-top="0in" fo:margin-bottom="0in"/>
    </style:style>
    <style:style style:name="P125" style:family="paragraph" style:parent-style-name="Text_20_body" style:list-style-name="L58">
      <style:paragraph-properties fo:margin-top="0in" fo:margin-bottom="0in"/>
    </style:style>
    <style:style style:name="P126" style:family="paragraph" style:parent-style-name="Text_20_body" style:list-style-name="L59">
      <style:paragraph-properties fo:margin-top="0in" fo:margin-bottom="0in"/>
    </style:style>
    <style:style style:name="P127" style:family="paragraph" style:parent-style-name="Text_20_body" style:list-style-name="L60">
      <style:paragraph-properties fo:margin-top="0in" fo:margin-bottom="0in"/>
    </style:style>
    <style:style style:name="P128" style:family="paragraph" style:parent-style-name="Text_20_body" style:list-style-name="L61">
      <style:paragraph-properties fo:margin-top="0in" fo:margin-bottom="0in"/>
    </style:style>
    <style:style style:name="P129" style:family="paragraph" style:parent-style-name="Text_20_body" style:list-style-name="L62">
      <style:paragraph-properties fo:margin-top="0in" fo:margin-bottom="0in"/>
    </style:style>
    <style:style style:name="P130" style:family="paragraph" style:parent-style-name="Text_20_body" style:list-style-name="L63">
      <style:paragraph-properties fo:margin-top="0in" fo:margin-bottom="0in"/>
    </style:style>
    <style:style style:name="P131" style:family="paragraph" style:parent-style-name="Text_20_body" style:list-style-name="L64">
      <style:paragraph-properties fo:margin-top="0in" fo:margin-bottom="0in"/>
    </style:style>
    <style:style style:name="P132" style:family="paragraph" style:parent-style-name="Text_20_body" style:list-style-name="L65">
      <style:paragraph-properties fo:margin-top="0in" fo:margin-bottom="0in"/>
    </style:style>
    <style:style style:name="P133" style:family="paragraph" style:parent-style-name="Text_20_body" style:list-style-name="L66">
      <style:paragraph-properties fo:margin-top="0in" fo:margin-bottom="0in"/>
    </style:style>
    <style:style style:name="P134" style:family="paragraph" style:parent-style-name="Text_20_body" style:list-style-name="L67">
      <style:paragraph-properties fo:margin-top="0in" fo:margin-bottom="0in"/>
    </style:style>
    <style:style style:name="P135" style:family="paragraph" style:parent-style-name="Text_20_body" style:list-style-name="L68">
      <style:paragraph-properties fo:margin-top="0in" fo:margin-bottom="0in"/>
    </style:style>
    <style:style style:name="P136" style:family="paragraph" style:parent-style-name="Text_20_body" style:list-style-name="L69">
      <style:paragraph-properties fo:margin-top="0in" fo:margin-bottom="0in"/>
    </style:style>
    <style:style style:name="P137" style:family="paragraph" style:parent-style-name="Text_20_body">
      <style:paragraph-properties fo:margin-top="0in" fo:margin-bottom="0in"/>
      <style:text-properties style:font-name="Atkinson Hyperlegible Next"/>
    </style:style>
    <style:style style:name="P138" style:family="paragraph" style:parent-style-name="Text_20_body" style:list-style-name="L1">
      <style:paragraph-properties fo:margin-top="0in" fo:margin-bottom="0in"/>
      <style:text-properties style:font-name="Atkinson Hyperlegible Next"/>
    </style:style>
    <style:style style:name="P139" style:family="paragraph" style:parent-style-name="Text_20_body" style:list-style-name="L2">
      <style:paragraph-properties fo:margin-top="0in" fo:margin-bottom="0in"/>
      <style:text-properties style:font-name="Atkinson Hyperlegible Next"/>
    </style:style>
    <style:style style:name="P140" style:family="paragraph" style:parent-style-name="Text_20_body" style:list-style-name="L3">
      <style:paragraph-properties fo:margin-top="0in" fo:margin-bottom="0in"/>
      <style:text-properties style:font-name="Atkinson Hyperlegible Next"/>
    </style:style>
    <style:style style:name="P141" style:family="paragraph" style:parent-style-name="Text_20_body" style:list-style-name="L4">
      <style:paragraph-properties fo:margin-top="0in" fo:margin-bottom="0in"/>
      <style:text-properties style:font-name="Atkinson Hyperlegible Next"/>
    </style:style>
    <style:style style:name="P142" style:family="paragraph" style:parent-style-name="Text_20_body" style:list-style-name="L5">
      <style:paragraph-properties fo:margin-top="0in" fo:margin-bottom="0in"/>
      <style:text-properties style:font-name="Atkinson Hyperlegible Next"/>
    </style:style>
    <style:style style:name="P143" style:family="paragraph" style:parent-style-name="Text_20_body" style:list-style-name="L6">
      <style:paragraph-properties fo:margin-top="0in" fo:margin-bottom="0in"/>
      <style:text-properties style:font-name="Atkinson Hyperlegible Next"/>
    </style:style>
    <style:style style:name="P144" style:family="paragraph" style:parent-style-name="Text_20_body" style:list-style-name="L7">
      <style:paragraph-properties fo:margin-top="0in" fo:margin-bottom="0in"/>
      <style:text-properties style:font-name="Atkinson Hyperlegible Next"/>
    </style:style>
    <style:style style:name="P145" style:family="paragraph" style:parent-style-name="Text_20_body" style:list-style-name="L8">
      <style:paragraph-properties fo:margin-top="0in" fo:margin-bottom="0in"/>
      <style:text-properties style:font-name="Atkinson Hyperlegible Next"/>
    </style:style>
    <style:style style:name="P146" style:family="paragraph" style:parent-style-name="Text_20_body" style:list-style-name="L11">
      <style:paragraph-properties fo:margin-top="0in" fo:margin-bottom="0in"/>
      <style:text-properties style:font-name="Atkinson Hyperlegible Next"/>
    </style:style>
    <style:style style:name="P147" style:family="paragraph" style:parent-style-name="Text_20_body" style:list-style-name="L29">
      <style:paragraph-properties fo:margin-top="0in" fo:margin-bottom="0in"/>
      <style:text-properties style:font-name="Atkinson Hyperlegible Next"/>
    </style:style>
    <style:style style:name="P148" style:family="paragraph" style:parent-style-name="Text_20_body" style:list-style-name="L31">
      <style:paragraph-properties fo:margin-top="0in" fo:margin-bottom="0in"/>
      <style:text-properties style:font-name="Atkinson Hyperlegible Next"/>
    </style:style>
    <style:style style:name="P149" style:family="paragraph" style:parent-style-name="Text_20_body" style:list-style-name="L66">
      <style:paragraph-properties fo:margin-top="0in" fo:margin-bottom="0in"/>
      <style:text-properties style:font-name="Atkinson Hyperlegible Next"/>
    </style:style>
    <style:style style:name="P150" style:family="paragraph" style:parent-style-name="Text_20_body" style:list-style-name="L67">
      <style:paragraph-properties fo:margin-top="0in" fo:margin-bottom="0in"/>
      <style:text-properties style:font-name="Atkinson Hyperlegible Next"/>
    </style:style>
    <style:style style:name="P151" style:family="paragraph" style:parent-style-name="Text_20_body">
      <style:paragraph-properties style:writing-mode="lr-tb"/>
      <style:text-properties style:font-name="Atkinson Hyperlegible Next"/>
    </style:style>
    <style:style style:name="P152" style:family="paragraph" style:parent-style-name="Standard">
      <style:text-properties style:font-name="Atkinson Hyperlegible Next"/>
    </style:style>
    <style:style style:name="P153" style:family="paragraph" style:parent-style-name="Standard">
      <style:paragraph-properties fo:margin-top="0in" fo:margin-bottom="0.1965in"/>
      <style:text-properties style:font-name="Atkinson Hyperlegible Next"/>
    </style:style>
    <style:style style:name="P154" style:family="paragraph" style:parent-style-name="Table_20_Contents">
      <style:paragraph-properties fo:text-align="start" style:justify-single-word="false"/>
    </style:style>
    <style:style style:name="P155" style:family="paragraph" style:parent-style-name="Table_20_Contents">
      <style:paragraph-properties fo:text-align="start" style:justify-single-word="false"/>
      <style:text-properties style:font-name="Atkinson Hyperlegible Next"/>
    </style:style>
    <style:style style:name="P156" style:family="paragraph" style:parent-style-name="Table_20_Heading">
      <style:paragraph-properties fo:text-align="start" style:justify-single-word="false"/>
      <style:text-properties style:font-name="Atkinson Hyperlegible Next"/>
    </style:style>
    <style:style style:name="P157" style:family="paragraph" style:parent-style-name="Horizontal_20_Line">
      <style:text-properties style:font-name="Atkinson Hyperlegible Next"/>
    </style:style>
    <style:style style:name="P158" style:family="paragraph" style:parent-style-name="Heading_20_1">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Percakapan baru</text:p>
      <text:h text:style-name="P158" text:outline-level="1">Terbaru </text:h>
      <text:section text:style-name="Sect1" text:name="conversations-list-0">
        <text:p text:style-name="P137">[+4] PASC - Desktop Lazarus </text:p>
        <text:p text:style-name="P137">[+4] Buku Meta/Facebook: Outline </text:p>
        <text:p text:style-name="P137">Outline Buku Aplikasi Perkantoran </text:p>
        <text:p text:style-name="P137">Outline Buku Evolusi Game Komputer </text:p>
        <text:p text:style-name="P137">#[@2] Buku Microsoft Nonfiksi </text:p>
        <text:p text:style-name="P137">Lebih sedikit</text:p>
        <text:p text:style-name="P137">[+2] ITPEMULA-Dekode Dunia Kuantum </text:p>
        <text:p text:style-name="P137">[@3] Buku Google: Panduan Lengkap </text:p>
        <text:p text:style-name="P137">[ @3] PASC - ADVANCED </text:p>
        <text:p text:style-name="P137">[+1 ] GEM-Gemini untuk Riset </text:p>
        <text:p text:style-name="P137">[@1] Buku Apple: Sejarah &amp; Inovasi </text:p>
        <text:p text:style-name="P137">#[@1] ITPEMULA-Gerbang Menuju Kuantum </text:p>
        <text:p text:style-name="P137">Tutorial Gemini: Gambar Konsisten Kartun </text:p>
        <text:p text:style-name="P137">#[ @2 ] PASC - INTERMEDIATE </text:p>
        <text:p text:style-name="P137">[+2] RMTA - Beneran Gak Sih? </text:p>
        <text:p text:style-name="P137">Outline Buku Pas2JS Lazarus Tutorial </text:p>
        <text:p text:style-name="P137">Muat lainnya</text:p>
      </text:section>
      <text:h text:style-name="P158" text:outline-level="1">Gem</text:h>
      <text:p text:style-name="P137">Pencari ide</text:p>
      <text:p text:style-name="P137">Konsultan karier</text:p>
      <text:p text:style-name="P137">Partner coding</text:p>
      <text:p text:style-name="P137">Lainnya</text:p>
      <text:p text:style-name="P137">Pengelola Gem</text:p>
      <text:p text:style-name="P137">Bantuan</text:p>
      <text:p text:style-name="P137">Aktivitas</text:p>
      <text:p text:style-name="P137">Setelan</text:p>
      <text:p text:style-name="P59">Aceh, Indonesia <text:line-break/>Dari alamat IP Anda • Perbarui lokasi</text:p>
      <text:h text:style-name="P158" text:outline-level="1"><text:soft-page-break/>Percakapan dengan Gemini</text:h>
      <text:section text:style-name="Sect1" text:name="chat-history">
        <text:p text:style-name="P59"/>
        <text:section text:style-name="Sect1" text:name="b1025905bee997e7">
          <text:p text:style-name="P59"/>
          <text:section text:style-name="Sect1" text:name="user-query-content-0">
            <text:p text:style-name="P151">buatka saya outline buku nonfiksi yang membahas sejarah awal,perkembangan,teknologi unggulan,teknologi dihentikan/gagal dan inovasi masa depan dari [ apple ] . buku untuk masyarakat umum, tambahka saran gaya bahasa penulisan dan tips tambahan untuk memperkaya bobot buku </text:p>
          </text:section>
          <text:p text:style-name="P137">Tampilkan alur berpikir</text:p>
          <text:section text:style-name="Sect2" text:name="model-response-message-contentr_b1025905bee997e7">
            <text:p text:style-name="P59">Tentu, ini adalah kerangka (outline) buku nonfiksi tentang Apple yang ditujukan untuk masyarakat umum, mencakup aspek-aspek yang Anda minta:</text:p>
            <text:p text:style-name="Text_20_body"><text:span text:style-name="Strong_20_Emphasis"><text:span text:style-name="T1">Judul Buku (Saran):</text:span></text:span></text:p>
            <text:list xml:id="list3010572958678316743" text:style-name="L1">
              <text:list-item>
                <text:p text:style-name="P138">Revolusi Apel: Dari Garasi hingga Mengubah Dunia </text:p>
              </text:list-item>
              <text:list-item>
                <text:p text:style-name="P138">Di Balik Logo Apel: Sejarah, Inovasi, dan Masa Depan Apple </text:p>
              </text:list-item>
              <text:list-item>
                <text:p text:style-name="P60">Apple: Kisah Inovasi yang Menggigit Dunia </text:p>
              </text:list-item>
            </text:list>
            <text:p text:style-name="Text_20_body"><text:span text:style-name="Strong_20_Emphasis"><text:span text:style-name="T1">Target Pembaca:</text:span></text:span><text:span text:style-name="T1"> Masyarakat umum yang tertarik pada teknologi, sejarah bisnis, inovasi, atau sekadar ingin tahu lebih banyak tentang salah satu perusahaan paling berpengaruh di dunia. Tidak memerlukan latar belakang teknis yang mendalam.</text:span></text:p>
            <text:p text:style-name="P157"/>
            <text:p text:style-name="Text_20_body"><text:span text:style-name="Strong_20_Emphasis"><text:span text:style-name="T1">Outline Buku:</text:span></text:span></text:p>
            <text:p text:style-name="Text_20_body"><text:span text:style-name="Strong_20_Emphasis"><text:span text:style-name="T1">Pendahuluan: Mengapa Apple Penting?</text:span></text:span></text:p>
            <text:list xml:id="list1943762799302795153" text:style-name="L2">
              <text:list-item>
                <text:p text:style-name="P72"><text:span text:style-name="Emphasis"><text:span text:style-name="T1">Hook:</text:span></text:span><text:span text:style-name="T1"> Mulai dengan momen ikonik Apple (peluncuran iPhone, iklan "1984", atau kembalinya Steve Jobs) untuk menarik perhatian. </text:span></text:p>
              </text:list-item>
              <text:list-item>
                <text:p text:style-name="P139">Menjelaskan dampak global Apple pada teknologi, budaya, dan cara kita hidup, bekerja, dan berkomunikasi. </text:p>
              </text:list-item>
              <text:list-item>
                <text:p text:style-name="P139">Memperkenalkan tujuan buku: Menjelajahi perjalanan Apple dari awal yang sederhana hingga menjadi raksasa teknologi, melihat keberhasilan, kegagalan, dan visinya untuk masa depan. </text:p>
              </text:list-item>
              <text:list-item>
                <text:p text:style-name="P61">Sekilas tentang apa yang akan dibahas dalam setiap bagian buku. </text:p>
              </text:list-item>
            </text:list>
            <text:p text:style-name="Text_20_body"><text:span text:style-name="Strong_20_Emphasis"><text:span text:style-name="T1">Bagian 1: Akar Revolusi (Sejarah Awal)</text:span></text:span></text:p>
            <text:list xml:id="list4045652263384913875" text:style-name="L3">
              <text:list-item>
                <text:p text:style-name="P73"><text:span text:style-name="Strong_20_Emphasis"><text:span text:style-name="T1">Bab 1: Mimpi di Garasi (1976 - 1980)</text:span></text:span><text:span text:style-name="T1"> </text:span></text:p>
                <text:list>
                  <text:list-item>
                    <text:p text:style-name="P140"><text:soft-page-break/>Kisah pertemuan Steve Jobs dan Steve Wozniak. </text:p>
                  </text:list-item>
                  <text:list-item>
                    <text:p text:style-name="P140">Pendirian Apple Computer, Inc. </text:p>
                  </text:list-item>
                  <text:list-item>
                    <text:p text:style-name="P140">Pengembangan dan kesuksesan awal Apple I dan Apple II. </text:p>
                  </text:list-item>
                  <text:list-item>
                    <text:p text:style-name="P140">Visi awal: Komputer personal untuk semua orang. </text:p>
                  </text:list-item>
                  <text:list-item>
                    <text:p text:style-name="P140">Budaya perusahaan awal yang unik dan pemberontak. </text:p>
                  </text:list-item>
                </text:list>
              </text:list-item>
              <text:list-item>
                <text:p text:style-name="P73"><text:span text:style-name="Strong_20_Emphasis"><text:span text:style-name="T1">Bab 2: Lahirnya Macintosh &amp; Drama Internal (1981 - 1985)</text:span></text:span><text:span text:style-name="T1"> </text:span></text:p>
                <text:list>
                  <text:list-item>
                    <text:p text:style-name="P140">Pengembangan Apple Lisa (ambisius tapi mahal). </text:p>
                  </text:list-item>
                  <text:list-item>
                    <text:p text:style-name="P140">Revolusi Macintosh: Pengenalan Graphical User Interface (GUI) dan mouse ke pasar massal. </text:p>
                  </text:list-item>
                  <text:list-item>
                    <text:p text:style-name="P140">Iklan legendaris "1984" dan dampaknya. </text:p>
                  </text:list-item>
                  <text:list-item>
                    <text:p text:style-name="P62">Konflik internal, perebutan kekuasaan, dan keluarnya Steve Jobs dari Apple. </text:p>
                  </text:list-item>
                </text:list>
              </text:list-item>
            </text:list>
            <text:p text:style-name="Text_20_body"><text:span text:style-name="Strong_20_Emphasis"><text:span text:style-name="T1">Bagian 2: Bertahan dan Berkembang (Perkembangan)</text:span></text:span></text:p>
            <text:list xml:id="list6643410395088061015" text:style-name="L4">
              <text:list-item>
                <text:p text:style-name="P74"><text:span text:style-name="Strong_20_Emphasis"><text:span text:style-name="T1">Bab 3: Tahun-tahun Sulit Tanpa Jobs (1986 - 1996)</text:span></text:span><text:span text:style-name="T1"> </text:span></text:p>
                <text:list>
                  <text:list-item>
                    <text:p text:style-name="P141">Era kepemimpinan John Sculley, Michael Spindler, dan Gil Amelio. </text:p>
                  </text:list-item>
                  <text:list-item>
                    <text:p text:style-name="P141">Upaya diversifikasi produk (beberapa berhasil, banyak yang tidak). </text:p>
                  </text:list-item>
                  <text:list-item>
                    <text:p text:style-name="P141">Penurunan pangsa pasar dan masalah finansial. </text:p>
                  </text:list-item>
                  <text:list-item>
                    <text:p text:style-name="P141">Apple di ambang kebangkrutan. </text:p>
                  </text:list-item>
                </text:list>
              </text:list-item>
              <text:list-item>
                <text:p text:style-name="P74"><text:span text:style-name="Strong_20_Emphasis"><text:span text:style-name="T1">Bab 4: Kembalinya Sang Maestro (1997 - 2001)</text:span></text:span><text:span text:style-name="T1"> </text:span></text:p>
                <text:list>
                  <text:list-item>
                    <text:p text:style-name="P141">Akuisisi NeXT dan kembalinya Steve Jobs sebagai CEO interim (iCEO). </text:p>
                  </text:list-item>
                  <text:list-item>
                    <text:p text:style-name="P141">Restrukturisasi besar-besaran: Fokus kembali pada produk inti. </text:p>
                  </text:list-item>
                  <text:list-item>
                    <text:p text:style-name="P141">Peluncuran iMac G3: Desain ikonik yang menandai kebangkitan Apple. </text:p>
                  </text:list-item>
                  <text:list-item>
                    <text:p text:style-name="P141">Kampanye "Think Different". </text:p>
                  </text:list-item>
                  <text:list-item>
                    <text:p text:style-name="P63">Dasar-dasar pemulihan finansial dan inovasi diletakkan. </text:p>
                  </text:list-item>
                </text:list>
              </text:list-item>
            </text:list>
            <text:p text:style-name="Text_20_body"><text:span text:style-name="Strong_20_Emphasis"><text:span text:style-name="T1">Bagian 3: Mendefinisikan Ulang Industri (Teknologi Unggulan)</text:span></text:span></text:p>
            <text:list xml:id="list3845556378418218373" text:style-name="L5">
              <text:list-item>
                <text:p text:style-name="P75"><text:span text:style-name="Strong_20_Emphasis"><text:span text:style-name="T1">Bab 5: Revolusi Musik Digital: iPod &amp; iTunes (2001 - 2006)</text:span></text:span><text:span text:style-name="T1"> </text:span></text:p>
                <text:list>
                  <text:list-item>
                    <text:p text:style-name="P142">Kelahiran iPod: Mengubah cara orang mendengarkan musik. </text:p>
                  </text:list-item>
                  <text:list-item>
                    <text:p text:style-name="P142">Ekosistem iTunes Music Store: Mengubah industri musik. </text:p>
                  </text:list-item>
                  <text:list-item>
                    <text:p text:style-name="P142">Dampak iPod pada citra dan profitabilitas Apple. </text:p>
                  </text:list-item>
                </text:list>
              </text:list-item>
              <text:list-item>
                <text:p text:style-name="P75"><text:span text:style-name="Strong_20_Emphasis"><text:span text:style-name="T1">Bab 6: Revolusi Saku: iPhone &amp; App Store (2007 - 2010)</text:span></text:span><text:span text:style-name="T1"> </text:span></text:p>
                <text:list>
                  <text:list-item>
                    <text:p text:style-name="P142">"One more thing...": Peluncuran iPhone yang mengubah segalanya. </text:p>
                  </text:list-item>
                  <text:list-item>
                    <text:p text:style-name="P142">Menggabungkan iPod, telepon, dan komunikator internet. </text:p>
                  </text:list-item>
                  <text:list-item>
                    <text:p text:style-name="P142">Penciptaan App Store: Melahirkan ekonomi aplikasi mobile. </text:p>
                  </text:list-item>
                  <text:list-item>
                    <text:p text:style-name="P142"><text:soft-page-break/>Mendefinisikan ulang smartphone dan komputasi mobile. </text:p>
                  </text:list-item>
                </text:list>
              </text:list-item>
              <text:list-item>
                <text:p text:style-name="P75"><text:span text:style-name="Strong_20_Emphasis"><text:span text:style-name="T1">Bab 7: Memperluas Ekosistem: Dari iPad hingga Layanan (2010 - Sekarang)</text:span></text:span><text:span text:style-name="T1"> </text:span></text:p>
                <text:list>
                  <text:list-item>
                    <text:p text:style-name="P142">Era Pasca-iPhone: Menciptakan kategori baru dengan iPad. </text:p>
                  </text:list-item>
                  <text:list-item>
                    <text:p text:style-name="P75"><text:span text:style-name="T1">Apple Watch dan penetrasi ke pasar </text:span><text:span text:style-name="Emphasis"><text:span text:style-name="T1">wearables</text:span></text:span><text:span text:style-name="T1"> dan kesehatan. </text:span></text:p>
                  </text:list-item>
                  <text:list-item>
                    <text:p text:style-name="P142">Pergeseran fokus ke Layanan: iCloud, Apple Music, Apple TV+, Apple Arcade, Apple Pay. </text:p>
                  </text:list-item>
                  <text:list-item>
                    <text:p text:style-name="P142">Inovasi Chip: Transisi ke Apple Silicon (M-series) untuk Mac. </text:p>
                  </text:list-item>
                  <text:list-item>
                    <text:p text:style-name="P64">Filosofi desain hardware dan software yang terintegrasi. </text:p>
                  </text:list-item>
                </text:list>
              </text:list-item>
            </text:list>
            <text:p text:style-name="Text_20_body"><text:span text:style-name="Strong_20_Emphasis"><text:span text:style-name="T1">Bagian 4: Tidak Semua Apel Manis (Teknologi Dihentikan/Gagal)</text:span></text:span></text:p>
            <text:list xml:id="list2365536943549712042" text:style-name="L6">
              <text:list-item>
                <text:p text:style-name="P76"><text:span text:style-name="Strong_20_Emphasis"><text:span text:style-name="T1">Bab 8: Eksperimen yang Gagal &amp; Pelajaran Berharga</text:span></text:span><text:span text:style-name="T1"> </text:span></text:p>
                <text:list>
                  <text:list-item>
                    <text:p text:style-name="P143">Studi kasus produk yang gagal atau dihentikan: </text:p>
                    <text:list>
                      <text:list-item>
                        <text:p text:style-name="P143">Apple Newton MessagePad (PDA yang terlalu dini?). </text:p>
                      </text:list-item>
                      <text:list-item>
                        <text:p text:style-name="P143">Konsol game Apple Pippin. </text:p>
                      </text:list-item>
                      <text:list-item>
                        <text:p text:style-name="P143">Pengisi daya nirkabel AirPower. </text:p>
                      </text:list-item>
                      <text:list-item>
                        <text:p text:style-name="P143">Produk lain yang kurang dikenal (misal: beberapa model Mac era 90-an). </text:p>
                      </text:list-item>
                    </text:list>
                  </text:list-item>
                  <text:list-item>
                    <text:p text:style-name="P143">Analisis penyebab kegagalan: Waktu yang tidak tepat, harga terlalu mahal, teknologi belum matang, strategi pasar yang salah. </text:p>
                  </text:list-item>
                  <text:list-item>
                    <text:p text:style-name="P65">Pelajaran yang dipetik Apple dari kegagalan ini. </text:p>
                  </text:list-item>
                </text:list>
              </text:list-item>
            </text:list>
            <text:p text:style-name="Text_20_body"><text:span text:style-name="Strong_20_Emphasis"><text:span text:style-name="T1">Bagian 5: Mengintip Masa Depan (Inovasi Masa Depan)</text:span></text:span></text:p>
            <text:list xml:id="list6906207080905025133" text:style-name="L7">
              <text:list-item>
                <text:p text:style-name="P77"><text:span text:style-name="Strong_20_Emphasis"><text:span text:style-name="T1">Bab 9: Era Tim Cook: Skala, Privasi, dan Evolusi</text:span></text:span><text:span text:style-name="T1"> </text:span></text:p>
                <text:list>
                  <text:list-item>
                    <text:p text:style-name="P144">Transisi kepemimpinan setelah Steve Jobs. </text:p>
                  </text:list-item>
                  <text:list-item>
                    <text:p text:style-name="P144">Fokus pada efisiensi operasional, rantai pasokan global, dan skala masif. </text:p>
                  </text:list-item>
                  <text:list-item>
                    <text:p text:style-name="P144">Penekanan kuat pada privasi pengguna sebagai nilai jual. </text:p>
                  </text:list-item>
                  <text:list-item>
                    <text:p text:style-name="P144">Tantangan baru: Regulasi pemerintah, persaingan, dan tekanan untuk terus berinovasi. </text:p>
                  </text:list-item>
                </text:list>
              </text:list-item>
              <text:list-item>
                <text:p text:style-name="P77"><text:span text:style-name="Strong_20_Emphasis"><text:span text:style-name="T1">Bab 10: Cakrawala Berikutnya Apple</text:span></text:span><text:span text:style-name="T1"> </text:span></text:p>
                <text:list>
                  <text:list-item>
                    <text:p text:style-name="P144">Kecerdasan Buatan (AI) dan Machine Learning: Bagaimana Apple mengintegrasikannya di seluruh produk (Siri, Fotografi Komputasi, dll.). </text:p>
                  </text:list-item>
                  <text:list-item>
                    <text:p text:style-name="P144">Augmented Reality (AR) dan Virtual Reality (VR): Visi untuk masa depan komputasi (misal: Apple Vision Pro). </text:p>
                  </text:list-item>
                  <text:list-item>
                    <text:p text:style-name="P144">Teknologi Kesehatan dan Kebugaran: Peran Apple Watch dan <text:soft-page-break/>HealthKit. </text:p>
                  </text:list-item>
                  <text:list-item>
                    <text:p text:style-name="P144">Potensi di Industri Otomotif (Project Titan - mobil Apple?). </text:p>
                  </text:list-item>
                  <text:list-item>
                    <text:p text:style-name="P66">Rumor dan spekulasi tentang inovasi masa depan lainnya. </text:p>
                  </text:list-item>
                </text:list>
              </text:list-item>
            </text:list>
            <text:p text:style-name="Text_20_body"><text:span text:style-name="Strong_20_Emphasis"><text:span text:style-name="T1">Penutup: Warisan Sebuah Apel</text:span></text:span></text:p>
            <text:list xml:id="list4912622087066368309" text:style-name="L8">
              <text:list-item>
                <text:p text:style-name="P145">Merangkum perjalanan Apple dan evolusinya. </text:p>
              </text:list-item>
              <text:list-item>
                <text:p text:style-name="P145">Menilai kembali dampak Apple pada teknologi, desain, bisnis, dan budaya global. </text:p>
              </text:list-item>
              <text:list-item>
                <text:p text:style-name="P145">Refleksi tentang warisan Steve Jobs dan arah perusahaan di bawah Tim Cook. </text:p>
              </text:list-item>
              <text:list-item>
                <text:p text:style-name="P67">Pandangan akhir tentang relevansi Apple di masa depan dan tantangan yang dihadapinya. </text:p>
              </text:list-item>
            </text:list>
            <text:p text:style-name="Text_20_body"><text:span text:style-name="Strong_20_Emphasis"><text:span text:style-name="T1">Lampiran (Opsional tapi Direkomendasikan):</text:span></text:span></text:p>
            <text:list xml:id="list4767042121094007218" text:style-name="L9">
              <text:list-item>
                <text:p text:style-name="P78"><text:span text:style-name="Strong_20_Emphasis"><text:span text:style-name="T1">Linimasa (Timeline):</text:span></text:span><text:span text:style-name="T1"> Daftar tanggal dan peristiwa penting dalam sejarah Apple. </text:span></text:p>
              </text:list-item>
              <text:list-item>
                <text:p text:style-name="P78"><text:span text:style-name="Strong_20_Emphasis"><text:span text:style-name="T1">Glosarium:</text:span></text:span><text:span text:style-name="T1"> Penjelasan istilah teknis atau jargon Apple yang digunakan dalam buku. </text:span></text:p>
              </text:list-item>
              <text:list-item>
                <text:p text:style-name="P78"><text:span text:style-name="Strong_20_Emphasis"><text:span text:style-name="T1">Tokoh Kunci:</text:span></text:span><text:span text:style-name="T1"> Profil singkat orang-orang penting dalam sejarah Apple. </text:span></text:p>
              </text:list-item>
              <text:list-item>
                <text:p text:style-name="P1"><text:span text:style-name="Strong_20_Emphasis"><text:span text:style-name="T1">Daftar Bacaan Lanjutan:</text:span></text:span><text:span text:style-name="T1"> Rekomendasi buku, artikel, atau dokumenter lain tentang Apple. </text:span></text:p>
              </text:list-item>
            </text:list>
            <text:p text:style-name="P157"/>
            <text:p text:style-name="Text_20_body"><text:span text:style-name="Strong_20_Emphasis"><text:span text:style-name="T1">Saran Gaya Bahasa Penulisan:</text:span></text:span></text:p>
            <text:list xml:id="list5713631782000605184" text:style-name="L10">
              <text:list-item>
                <text:p text:style-name="P79"><text:span text:style-name="Strong_20_Emphasis"><text:span text:style-name="T1">Naratif dan Bercerita:</text:span></text:span><text:span text:style-name="T1"> Gunakan gaya bercerita untuk membuat sejarah dan perkembangan Apple menjadi menarik. Fokus pada orang-orang di balik layar, momen-momen penting, dan drama yang terjadi. </text:span></text:p>
              </text:list-item>
              <text:list-item>
                <text:p text:style-name="P79"><text:span text:style-name="Strong_20_Emphasis"><text:span text:style-name="T1">Bahasa Mudah Dipahami:</text:span></text:span><text:span text:style-name="T1"> Hindari jargon teknis yang berlebihan. Jika harus menggunakan istilah teknis, berikan penjelasan singkat yang mudah dimengerti oleh orang awam. </text:span></text:p>
              </text:list-item>
              <text:list-item>
                <text:p text:style-name="P79"><text:span text:style-name="Strong_20_Emphasis"><text:span text:style-name="T1">Fokus pada "Mengapa":</text:span></text:span><text:span text:style-name="T1"> Jangan hanya menjelaskan "apa" yang Apple lakukan, tetapi juga "mengapa" itu penting, "mengapa" berhasil atau gagal, dan "mengapa" itu relevan bagi pembaca. </text:span></text:p>
              </text:list-item>
              <text:list-item>
                <text:p text:style-name="P79"><text:span text:style-name="Strong_20_Emphasis"><text:span text:style-name="T1">Objektif tapi Menarik:</text:span></text:span><text:span text:style-name="T1"> Sajikan fakta secara objektif, tetapi jangan takut untuk menyoroti aspek-aspek yang paling menarik, dramatis, atau inspiratif dari kisah Apple. Seimbangkan antara pujian dan kritik yang membangun. </text:span></text:p>
              </text:list-item>
              <text:list-item>
                <text:p text:style-name="P79"><text:soft-page-break/><text:span text:style-name="Strong_20_Emphasis"><text:span text:style-name="T1">Gunakan Analogi:</text:span></text:span><text:span text:style-name="T1"> Untuk konsep teknis yang rumit, gunakan analogi sederhana yang relevan dengan kehidupan sehari-hari. </text:span></text:p>
              </text:list-item>
              <text:list-item>
                <text:p text:style-name="P2"><text:span text:style-name="Strong_20_Emphasis"><text:span text:style-name="T1">Visual (jika memungkinkan):</text:span></text:span><text:span text:style-name="T1"> Jika format buku memungkinkan, sertakan foto produk ikonik, tangkapan layar antarmuka penting, atau infografis sederhana (misalnya, timeline atau pertumbuhan pendapatan). </text:span></text:p>
              </text:list-item>
            </text:list>
            <text:p text:style-name="Text_20_body"><text:span text:style-name="Strong_20_Emphasis"><text:span text:style-name="T1">Tips Tambahan untuk Memperkaya Bobot Buku:</text:span></text:span></text:p>
            <text:list xml:id="list1795280302427731918" text:style-name="L11">
              <text:list-item>
                <text:p text:style-name="P80"><text:span text:style-name="Strong_20_Emphasis"><text:span text:style-name="T1">Kutipan Langsung:</text:span></text:span><text:span text:style-name="T1"> Sertakan kutipan-kutipan terkenal dari Steve Jobs, Steve Wozniak, Tim Cook, Jony Ive, dan tokoh penting lainnya untuk memberikan nuansa autentik. </text:span></text:p>
              </text:list-item>
              <text:list-item>
                <text:p text:style-name="P80"><text:span text:style-name="Strong_20_Emphasis"><text:span text:style-name="T1">Analisis Dampak:</text:span></text:span><text:span text:style-name="T1"> Luangkan waktu untuk menganalisis dampak setiap produk atau keputusan kunci Apple terhadap: </text:span></text:p>
                <text:list>
                  <text:list-item>
                    <text:p text:style-name="P146">Industri terkait (misalnya, musik, telepon seluler, komputer pribadi). </text:p>
                  </text:list-item>
                  <text:list-item>
                    <text:p text:style-name="P146">Pesaing utama (Microsoft, Google, Samsung, dll.). </text:p>
                  </text:list-item>
                  <text:list-item>
                    <text:p text:style-name="P146">Masyarakat dan budaya populer. </text:p>
                  </text:list-item>
                </text:list>
              </text:list-item>
              <text:list-item>
                <text:p text:style-name="P80"><text:span text:style-name="Strong_20_Emphasis"><text:span text:style-name="T1">Konteks Zaman:</text:span></text:span><text:span text:style-name="T1"> Letakkan peristiwa-peristiwa dalam sejarah Apple pada konteks teknologi, sosial, dan ekonomi pada masanya. Misalnya, bagaimana kondisi pasar komputer pribadi saat Apple II diluncurkan. </text:span></text:p>
              </text:list-item>
              <text:list-item>
                <text:p text:style-name="P80"><text:span text:style-name="Strong_20_Emphasis"><text:span text:style-name="T1">Perspektif Beragam:</text:span></text:span><text:span text:style-name="T1"> Meskipun fokus pada Apple, sesekali berikan perspektif dari pesaing atau analis industri untuk gambaran yang lebih seimbang. </text:span></text:p>
              </text:list-item>
              <text:list-item>
                <text:p text:style-name="P80"><text:span text:style-name="Strong_20_Emphasis"><text:span text:style-name="T1">Studi Kasus Mendalam:</text:span></text:span><text:span text:style-name="T1"> Pilih 2-3 produk atau momen kunci (misalnya, pengembangan Macintosh, </text:span><text:span text:style-name="Emphasis"><text:span text:style-name="T1">turnaround</text:span></text:span><text:span text:style-name="T1"> 1997, peluncuran iPhone) dan bahas lebih mendalam sebagai studi kasus mini dalam bab terkait. </text:span></text:p>
              </text:list-item>
              <text:list-item>
                <text:p text:style-name="P3"><text:span text:style-name="Strong_20_Emphasis"><text:span text:style-name="T1">Sentuhan Budaya:</text:span></text:span><text:span text:style-name="T1"> Jelajahi bagaimana Apple memengaruhi desain produk, periklanan, dan bahkan menjadi simbol status atau bagian dari identitas penggunanya. </text:span></text:p>
              </text:list-item>
            </text:list>
            <text:p text:style-name="P59">Semoga outline dan saran ini membantu Anda dalam menyusun buku yang menarik dan informatif tentang Apple!</text:p>
          </text:section>
          <text:section text:style-name="Sect1" text:name="feedback-form-0">
            <text:p text:style-name="P137"/>
          </text:section>
        </text:section>
        <text:section text:style-name="Sect1" text:name="89de3d33a3f74f4f">
          <text:p text:style-name="P59"/>
          <text:section text:style-name="Sect1" text:name="user-query-content-1">
            <text:p text:style-name="P151">pada pendahuluan tambahkan prompt pada tiap subbab untuk mendapatkan isi </text:p>
          </text:section>
          <text:p text:style-name="P137">Tampilkan alur berpikir</text:p>
          <text:section text:style-name="Sect2" text:name="model-response-message-contentr_89de3d33a3f74f4f">
            <text:p text:style-name="Text_20_body"><text:span text:style-name="T1">Baik, mari kita tambahkan </text:span><text:span text:style-name="Emphasis"><text:span text:style-name="T1">prompt</text:span></text:span><text:span text:style-name="T1"> (arahan atau pertanyaan panduan) untuk setiap sub-bab dalam bagian Pendahuluan untuk membantu mengarahkan </text:span><text:soft-page-break/><text:span text:style-name="T1">penulisan kontennya:</text:span></text:p>
            <text:p text:style-name="Text_20_body"><text:span text:style-name="Strong_20_Emphasis"><text:span text:style-name="T1">Pendahuluan: Mengapa Apple Penting?</text:span></text:span></text:p>
            <text:list xml:id="list227756324057700383" text:style-name="L12">
              <text:list-item>
                <text:p text:style-name="P4"><text:span text:style-name="Strong_20_Emphasis"><text:span text:style-name="T1">Sub-bab 1: </text:span></text:span><text:span text:style-name="Strong_20_Emphasis"><text:span text:style-name="Emphasis"><text:span text:style-name="T1">Hook</text:span></text:span></text:span><text:span text:style-name="Strong_20_Emphasis"><text:span text:style-name="T1"> Momen Ikonik</text:span></text:span></text:p>
                <text:list>
                  <text:list-item>
                    <text:p text:style-name="P81"><text:span text:style-name="Strong_20_Emphasis"><text:span text:style-name="T1">Prompt:</text:span></text:span><text:span text:style-name="T1"> </text:span><text:span text:style-name="Emphasis"><text:span text:style-name="T1">Gambarkan secara singkat namun dramatis salah satu momen paling ikonik dalam sejarah Apple (misalnya, Steve Jobs di atas panggung memperkenalkan iPhone pertama kali, suasana penayangan iklan '1984', atau ketegangan saat Jobs kembali ke perusahaan yang hampir bangkrut). Fokus pada atmosfer dan signifikansinya untuk memancing rasa ingin tahu pembaca.</text:span></text:span><text:span text:style-name="T1"> </text:span></text:p>
                  </text:list-item>
                  <text:list-item>
                    <text:p text:style-name="P81"><text:span text:style-name="Emphasis"><text:span text:style-name="T1">(Konten asli: Mulai dengan momen ikonik Apple (peluncuran iPhone, iklan "1984", atau kembalinya Steve Jobs) untuk menarik perhatian.)</text:span></text:span><text:span text:style-name="T1"> </text:span></text:p>
                  </text:list-item>
                </text:list>
              </text:list-item>
              <text:list-item>
                <text:p text:style-name="P4"><text:span text:style-name="Strong_20_Emphasis"><text:span text:style-name="T1">Sub-bab 2: Penjelasan Dampak Global Apple</text:span></text:span></text:p>
                <text:list>
                  <text:list-item>
                    <text:p text:style-name="P81"><text:span text:style-name="Strong_20_Emphasis"><text:span text:style-name="T1">Prompt:</text:span></text:span><text:span text:style-name="T1"> </text:span><text:span text:style-name="Emphasis"><text:span text:style-name="T1">Jelaskan secara ringkas bagaimana produk dan inovasi Apple telah secara fundamental mengubah lanskap teknologi global, memengaruhi tren budaya (desain, musik, film), serta mengubah cara jutaan orang di seluruh dunia menjalani kehidupan sehari-hari, bekerja, dan berinteraksi satu sama lain. Berikan contoh spesifik jika memungkinkan (misal: iPhone mendefinisikan smartphone, iPod mengubah musik).</text:span></text:span><text:span text:style-name="T1"> </text:span></text:p>
                  </text:list-item>
                  <text:list-item>
                    <text:p text:style-name="P81"><text:span text:style-name="Emphasis"><text:span text:style-name="T1">(Konten asli: Menjelaskan dampak global Apple pada teknologi, budaya, dan cara kita hidup, bekerja, dan berkomunikasi.)</text:span></text:span><text:span text:style-name="T1"> </text:span></text:p>
                  </text:list-item>
                </text:list>
              </text:list-item>
              <text:list-item>
                <text:p text:style-name="P4"><text:span text:style-name="Strong_20_Emphasis"><text:span text:style-name="T1">Sub-bab 3: Pengenalan Tujuan Buku</text:span></text:span></text:p>
                <text:list>
                  <text:list-item>
                    <text:p text:style-name="P81"><text:span text:style-name="Strong_20_Emphasis"><text:span text:style-name="T1">Prompt:</text:span></text:span><text:span text:style-name="T1"> </text:span><text:span text:style-name="Emphasis"><text:span text:style-name="T1">Nyatakan dengan jelas tujuan utama buku ini. Sampaikan kepada pembaca bahwa buku ini akan membawa mereka dalam sebuah perjalanan menyeluruh, menelusuri evolusi Apple dari awal berdirinya di garasi hingga statusnya sebagai titan teknologi, mengupas tuntas kisah di balik kesuksesan fenomenal, menganalisis kegagalan yang memberikan pelajaran, dan mengintip visinya untuk inovasi di masa depan.</text:span></text:span><text:span text:style-name="T1"> </text:span></text:p>
                  </text:list-item>
                  <text:list-item>
                    <text:p text:style-name="P81"><text:span text:style-name="Emphasis"><text:span text:style-name="T1">(Konten asli: Memperkenalkan tujuan buku: Menjelajahi perjalanan Apple dari awal yang sederhana hingga menjadi raksasa teknologi, melihat keberhasilan, kegagalan, dan visinya untuk masa depan.)</text:span></text:span><text:span text:style-name="T1"> </text:span></text:p>
                  </text:list-item>
                </text:list>
              </text:list-item>
              <text:list-item>
                <text:p text:style-name="P4"><text:span text:style-name="Strong_20_Emphasis"><text:span text:style-name="T1">Sub-bab 4: Sekilas Struktur Isi Buku</text:span></text:span></text:p>
                <text:list>
                  <text:list-item>
                    <text:p text:style-name="P81"><text:span text:style-name="Strong_20_Emphasis"><text:span text:style-name="T1">Prompt:</text:span></text:span><text:span text:style-name="T1"> </text:span><text:span text:style-name="Emphasis"><text:span text:style-name="T1">Berikan 'peta jalan' singkat kepada pembaca mengenai </text:span></text:span><text:soft-page-break/><text:span text:style-name="Emphasis"><text:span text:style-name="T1">struktur buku ini. Sebutkan secara garis besar topik utama yang akan dibahas di setiap bagian utama buku (misalnya, sejarah awal dan pendirian, era keemasan inovasi produk seperti iPod dan iPhone, tantangan dan kegagalan, serta pandangan ke masa depan), sehingga pembaca tahu apa yang diharapkan dari bab-bab selanjutnya.</text:span></text:span><text:span text:style-name="T1"> </text:span></text:p>
                  </text:list-item>
                  <text:list-item>
                    <text:p text:style-name="P4"><text:span text:style-name="Emphasis"><text:span text:style-name="T1">(Konten asli: Sekilas tentang apa yang akan dibahas dalam setiap bagian buku.)</text:span></text:span><text:span text:style-name="T1"> </text:span></text:p>
                  </text:list-item>
                </text:list>
              </text:list-item>
            </text:list>
            <text:p text:style-name="Text_20_body"><text:span text:style-name="T1">Dengan </text:span><text:span text:style-name="Emphasis"><text:span text:style-name="T1">prompt</text:span></text:span><text:span text:style-name="T1"> ini, penulis akan memiliki panduan yang lebih spesifik untuk menghasilkan teks yang sesuai dengan tujuan setiap bagian dalam pendahuluan buku.</text:span></text:p>
          </text:section>
          <text:section text:style-name="Sect1" text:name="feedback-form-1">
            <text:p text:style-name="P137"/>
          </text:section>
        </text:section>
        <text:section text:style-name="Sect1" text:name="e9a4b076f359870d">
          <text:p text:style-name="P59"/>
          <text:section text:style-name="Sect1" text:name="user-query-content-2">
            <text:p text:style-name="P151">pada bab I tambahkan prompt pada awal bab untuk mendapatkan pengantar bab dan tambakan prompt pada tiap subbab untuk mendapatkan isi yang mendalam </text:p>
          </text:section>
          <text:p text:style-name="P137">Tampilkan alur berpikir</text:p>
          <text:section text:style-name="Sect2" text:name="model-response-message-contentr_e9a4b076f359870d">
            <text:p text:style-name="P59">Tentu, mari kita tambahkan prompt di awal Bab 1 untuk pengantar bab dan prompt spesifik untuk setiap sub-bab guna mendapatkan isi yang lebih mendalam:</text:p>
            <text:p text:style-name="Text_20_body"><text:span text:style-name="Strong_20_Emphasis"><text:span text:style-name="T1">Bagian 1: Akar Revolusi (Sejarah Awal)</text:span></text:span></text:p>
            <text:p text:style-name="Text_20_body"><text:span text:style-name="Strong_20_Emphasis"><text:span text:style-name="T1">Bab 1: Mimpi di Garasi (1976 - 1980)</text:span></text:span></text:p>
            <text:list xml:id="list4473213933874151184" text:style-name="L13">
              <text:list-item>
                <text:p text:style-name="P5"><text:span text:style-name="Strong_20_Emphasis"><text:span text:style-name="T1">Prompt Pengantar Bab:</text:span></text:span></text:p>
                <text:list>
                  <text:list-item>
                    <text:p text:style-name="P82"><text:span text:style-name="Emphasis"><text:span text:style-name="T1">Mulailah bab ini dengan menggambarkan suasana dan semangat era awal komputasi personal di pertengahan tahun 1970-an, sebuah masa ketika komputer masih menjadi domain eksklusif perusahaan besar dan institusi riset. Perkenalkan secara singkat dua tokoh sentral, Steve Jobs sang visioner karismatik dan Steve Wozniak sang jenius teknis, serta bagaimana pertemuan dan kolaborasi mereka menjadi percikan awal revolusi. Sampaikan kepada pembaca bahwa bab ini akan menggali kisah otentik berdirinya Apple Computer di sebuah garasi sederhana, kelahiran produk-produk awal yang fundamental (Apple I &amp; II) yang mengubah persepsi tentang komputer, serta peletakan dasar visi </text:span></text:span><text:soft-page-break/><text:span text:style-name="Emphasis"><text:span text:style-name="T1">ambisius dan budaya unik yang akan mendefinisikan Apple selama beberapa dekade mendatang.</text:span></text:span><text:span text:style-name="T1"> </text:span></text:p>
                  </text:list-item>
                </text:list>
              </text:list-item>
              <text:list-item>
                <text:p text:style-name="P5"><text:span text:style-name="Strong_20_Emphasis"><text:span text:style-name="T1">Sub-bab 1.1: Kisah Pertemuan Steve Jobs dan Steve Wozniak</text:span></text:span></text:p>
                <text:list>
                  <text:list-item>
                    <text:p text:style-name="P82"><text:span text:style-name="Strong_20_Emphasis"><text:span text:style-name="T1">Prompt:</text:span></text:span><text:span text:style-name="T1"> </text:span><text:span text:style-name="Emphasis"><text:span text:style-name="T1">Ceritakan secara detail bagaimana Steve Jobs dan Steve Wozniak pertama kali bertemu melalui teman bersama (Bill Fernandez). Jelaskan latar belakang pendidikan, keluarga, dan minat awal masing-masing (Wozniak sebagai insinyur elektronik brilian yang bekerja di HP, terobsesi dengan desain sirkuit yang efisien; Jobs dengan minat pada desain, spiritualitas Timur, bisnis, dan pengalaman singkat di Atari). Paparkan kepribadian mereka yang kontras (Wozniak yang pemalu dan fokus pada teknik vs Jobs yang ambisius, persuasif, dan berorientasi pada produk jadi) namun saling melengkapi. Deskripsikan proyek awal bersama mereka sebelum Apple, seperti "Blue Box" yang memungkinkan panggilan telepon jarak jauh gratis, dan bagaimana pengalaman ini membentuk dinamika kerja dan kepercayaan di antara mereka.</text:span></text:span><text:span text:style-name="T1"> </text:span></text:p>
                  </text:list-item>
                </text:list>
              </text:list-item>
              <text:list-item>
                <text:p text:style-name="P5"><text:span text:style-name="Strong_20_Emphasis"><text:span text:style-name="T1">Sub-bab 1.2: Pendirian Apple Computer, Inc.</text:span></text:span></text:p>
                <text:list>
                  <text:list-item>
                    <text:p text:style-name="P82"><text:span text:style-name="Strong_20_Emphasis"><text:span text:style-name="T1">Prompt:</text:span></text:span><text:span text:style-name="T1"> </text:span><text:span text:style-name="Emphasis"><text:span text:style-name="T1">Jelaskan momen-momen kunci yang mengarah pada keputusan mendirikan perusahaan secara formal. Fokus pada peran penting Homebrew Computer Club sebagai tempat Wozniak memamerkan prototipe Apple I dan mendapatkan tanggapan awal. Paparkan bagaimana Jobs melihat potensi komersial dari desain Wozniak dan mendorong untuk menjualnya sebagai papan sirkuit rakitan. Deskripsikan tantangan mencari modal awal (misalnya, menjual barang pribadi seperti VW van milik Jobs dan kalkulator HP milik Wozniak) dan peran krusial investor ketiga, Mike Markkula (mantan eksekutif Intel), dalam menyediakan pendanaan signifikan, keahlian bisnis, dan kredibilitas. Uraikan proses legal pendirian Apple Computer, Inc. pada 1 April 1976, cerita di balik pemilihan nama "Apple" (konon untuk tampil sebelum Atari di buku telepon dan terdengar ramah), serta desain logo awal (Newton di bawah pohon apel).</text:span></text:span><text:span text:style-name="T1"> </text:span></text:p>
                  </text:list-item>
                </text:list>
              </text:list-item>
              <text:list-item>
                <text:p text:style-name="P5"><text:span text:style-name="Strong_20_Emphasis"><text:span text:style-name="T1">Sub-bab 1.3: Pengembangan dan Kesuksesan Awal Apple I dan Apple II</text:span></text:span></text:p>
                <text:list>
                  <text:list-item>
                    <text:p text:style-name="P82"><text:span text:style-name="Strong_20_Emphasis"><text:span text:style-name="T1">Prompt:</text:span></text:span><text:span text:style-name="T1"> </text:span><text:span text:style-name="Emphasis"><text:span text:style-name="T1">Rinci proses desain dan perakitan Apple I di garasi rumah Jobs. Jelaskan karakteristik teknis utamanya (CPU MOS </text:span></text:span><text:soft-page-break/><text:span text:style-name="Emphasis"><text:span text:style-name="T1">6502, 4KB RAM) dan posisinya sebagai komputer kit untuk para penghobi elektronik yang harus menambahkan casing, power supply, keyboard, dan monitor sendiri. Deskripsikan penjualan awalnya melalui Byte Shop. Kemudian, jelaskan transisi strategis dan teknis yang sangat penting ke Apple II: Bagaimana Wozniak merancangnya sebagai sistem komputer personal pertama yang lengkap dan siap pakai, terintegrasi dalam casing plastik yang menarik (ide Jobs), dengan keyboard bawaan, kemampuan grafis berwarna, suara, slot ekspansi, dan menggunakan BASIC. Analisis secara mendalam faktor-faktor kunci yang mendorong kesuksesan fenomenal Apple II di pasar (misalnya, daya tariknya bagi pengguna rumahan dan bisnis kecil, ketersediaan perangkat lunak revolusioner seperti VisiCalc – spreadsheet pertama, serta penetrasi kuat di pasar pendidikan).</text:span></text:span><text:span text:style-name="T1"> </text:span></text:p>
                  </text:list-item>
                </text:list>
              </text:list-item>
              <text:list-item>
                <text:p text:style-name="P5"><text:span text:style-name="Strong_20_Emphasis"><text:span text:style-name="T1">Sub-bab 1.4: Visi Awal: Komputer Personal untuk Semua Orang</text:span></text:span></text:p>
                <text:list>
                  <text:list-item>
                    <text:p text:style-name="P82"><text:span text:style-name="Strong_20_Emphasis"><text:span text:style-name="T1">Prompt:</text:span></text:span><text:span text:style-name="T1"> </text:span><text:span text:style-name="Emphasis"><text:span text:style-name="T1">Gali lebih dalam filosofi dasar dan visi jangka panjang yang dianut oleh para pendiri, terutama Jobs. Bagaimana gagasan radikal untuk "memberdayakan individu" dengan teknologi komputer personal menantang paradigma komputasi mainframe yang dominan saat itu? Jelaskan bagaimana visi ini bukan hanya tentang menjual mesin, tetapi tentang menciptakan "alat untuk pikiran" (bicycle for the mind) yang dapat mengubah cara orang belajar, bekerja, dan berkreasi. Kontraskan visi Apple ini dengan pendekatan perusahaan komputer lain pada era tersebut. Bagaimana visi ini tercermin dalam desain produk (kemudahan penggunaan Apple II), materi pemasaran awal, dan target audiens yang lebih luas?</text:span></text:span><text:span text:style-name="T1"> </text:span></text:p>
                  </text:list-item>
                </text:list>
              </text:list-item>
              <text:list-item>
                <text:p text:style-name="P5"><text:span text:style-name="Strong_20_Emphasis"><text:span text:style-name="T1">Sub-bab 1.5: Budaya Perusahaan Awal yang Unik dan Pemberontak</text:span></text:span></text:p>
                <text:list>
                  <text:list-item>
                    <text:p text:style-name="P5"><text:span text:style-name="Strong_20_Emphasis"><text:span text:style-name="T1">Prompt:</text:span></text:span><text:span text:style-name="T1"> </text:span><text:span text:style-name="Emphasis"><text:span text:style-name="T1">Deskripsikan atmosfer kerja di Apple selama periode 1976-1980. Gambarkan semangat "startup garasi" yang penuh gairah, informalitas (kaus, jeans, sandal), jam kerja yang sangat panjang didorong oleh keyakinan pada misi, dan struktur organisasi yang datar pada awalnya. Jelaskan bagaimana perpaduan antara etos kerja Silicon Valley yang intens dengan pengaruh kontra-budaya tahun 60-an (terutama dari Jobs) menciptakan lingkungan yang menarik bagi insinyur muda </text:span></text:span><text:soft-page-break/><text:span text:style-name="Emphasis"><text:span text:style-name="T1">berbakat yang ingin "membuat penyok di alam semesta" (make a dent in the universe). Berikan contoh anekdot atau cerita yang menggambarkan budaya unik ini (misalnya, rapat larut malam, perdebatan sengit tentang desain, rasa kebersamaan tim awal).</text:span></text:span><text:span text:style-name="T1"> </text:span></text:p>
                  </text:list-item>
                </text:list>
              </text:list-item>
            </text:list>
          </text:section>
          <text:section text:style-name="Sect1" text:name="feedback-form-2">
            <text:p text:style-name="P137"/>
          </text:section>
        </text:section>
        <text:section text:style-name="Sect1" text:name="be0e85303b46ef9f">
          <text:p text:style-name="P59"/>
          <text:section text:style-name="Sect1" text:name="user-query-content-3">
            <text:p text:style-name="P151">pada bab 2 tambahkan prompt pada awal bab untuk mendapatkan pengantar bab dan tambakan prompt pada tiap subbab untuk mendapatkan isi yang mendalam </text:p>
          </text:section>
          <text:p text:style-name="P137">Tampilkan alur berpikir</text:p>
          <text:section text:style-name="Sect2" text:name="model-response-message-contentr_be0e85303b46ef9f">
            <text:p text:style-name="P59">Oke, berikut adalah penambahan prompt untuk Bab 2, mencakup pengantar bab dan pendalaman untuk setiap sub-bab:</text:p>
            <text:p text:style-name="Text_20_body"><text:span text:style-name="Strong_20_Emphasis"><text:span text:style-name="T1">Bab 2: Lahirnya Macintosh &amp; Drama Awal (1981 - 1985)</text:span></text:span></text:p>
            <text:list xml:id="list2058938547337377990" text:style-name="L14">
              <text:list-item>
                <text:p text:style-name="P6"><text:span text:style-name="Strong_20_Emphasis"><text:span text:style-name="T1">Prompt Pengantar Bab:</text:span></text:span></text:p>
                <text:list>
                  <text:list-item>
                    <text:p text:style-name="P83"><text:span text:style-name="Emphasis"><text:span text:style-name="T1">Awali bab ini dengan menggambarkan transisi Apple dari kesuksesan fenomenal Apple II menuju ambisi yang lebih besar di awal tahun 1980-an, sebuah periode penuh gebrakan teknologi namun juga diwarnai gejolak internal. Perkenalkan bagaimana kesuksesan finansial memungkinkan Apple berinvestasi pada proyek-proyek generasi berikutnya yang sangat ambisius, yaitu Lisa dan Macintosh, yang bertujuan mendefinisikan ulang interaksi manusia dengan komputer melalui antarmuka pengguna grafis (GUI) yang revolusioner, terinspirasi dari Xerox PARC. Sampaikan kepada pembaca bahwa bab ini akan menyelami tantangan teknis, biaya pengembangan yang membengkak, dan pertaruhan besar di balik kedua mesin tersebut. Soroti momen ikonik peluncuran Macintosh yang didukung oleh iklan legendaris "1984", namun sekaligus ungkap sisi gelap dari periode transformatif ini: meningkatnya konflik internal, perebutan kekuasaan antara visi produk Steve Jobs dan pragmatisme bisnis CEO John Sculley, yang pada akhirnya berujung pada peristiwa dramatis keluarnya sang pendiri dari perusahaan yang ia bangun dengan tangannya sendiri.</text:span></text:span><text:span text:style-name="T1"> </text:span></text:p>
                  </text:list-item>
                </text:list>
              </text:list-item>
              <text:list-item>
                <text:p text:style-name="P6"><text:span text:style-name="Strong_20_Emphasis"><text:span text:style-name="T1">Sub-bab 2.1: Pengembangan Apple Lisa (Ambisus tapi Mahal)</text:span></text:span></text:p>
                <text:list>
                  <text:list-item>
                    <text:p text:style-name="P83"><text:span text:style-name="Strong_20_Emphasis"><text:span text:style-name="T1">Prompt:</text:span></text:span><text:span text:style-name="T1"> </text:span><text:span text:style-name="Emphasis"><text:span text:style-name="T1">Jelaskan secara mendalam proyek Apple Lisa sebagai </text:span></text:span><text:soft-page-break/><text:span text:style-name="Emphasis"><text:span text:style-name="T1">upaya pertama Apple menciptakan komputer dengan GUI. Rinci asal-usul inspirasinya, terutama detail dari kunjungan penting tim Apple ke Xerox PARC pada tahun 1979 dan teknologi apa saja (seperti Alto, Smalltalk, GUI, mouse, ethernet) yang mereka lihat dan adaptasi. Paparkan fitur-fitur teknis revolusioner Lisa yang ditujukan untuk pasar bisnis (antarmuka grafis berbasis ikon dan metafora desktop, jendela tumpang tindih, mouse sebagai perangkat input standar, memori terproteksi, multitasking kooperatif, bundel perangkat lunak perkantoran). Analisis mengapa proses pengembangannya memakan waktu sangat lama (dimulai sebelum Mac), melibatkan tim besar, dan menelan biaya sangat besar (dilaporkan mencapai $50 juta). Jelaskan target pasarnya (perusahaan besar), strategi pemasarannya, harga jualnya yang sangat tinggi (sekitar $9,995 pada 1983), dan mengapa, meskipun menjadi pionir teknologi GUI komersial dan dipuji secara teknis, Lisa gagal total di pasaran. Apa dampak kegagalan Lisa terhadap proyek Macintosh dan dinamika internal Apple?</text:span></text:span><text:span text:style-name="T1"> </text:span></text:p>
                  </text:list-item>
                </text:list>
              </text:list-item>
              <text:list-item>
                <text:p text:style-name="P6"><text:span text:style-name="Strong_20_Emphasis"><text:span text:style-name="T1">Sub-bab 2.2: Revolusi Macintosh: Pengenalan Graphical User Interface (GUI) dan Mouse ke Pasar Massal</text:span></text:span></text:p>
                <text:list>
                  <text:list-item>
                    <text:p text:style-name="P83"><text:span text:style-name="Strong_20_Emphasis"><text:span text:style-name="T1">Prompt:</text:span></text:span><text:span text:style-name="T1"> </text:span><text:span text:style-name="Emphasis"><text:span text:style-name="T1">Fokus pada proyek Macintosh sebagai alternatif yang lebih terjangkau dari Lisa. Ceritakan bagaimana Steve Jobs mengambil alih proyek ini dari Jef Raskin (yang awalnya menginginkan komputer berbasis teks yang mudah digunakan) dan mengubahnya menjadi proyek untuk membawa GUI ke khalayak luas. Jelaskan bagaimana tim Macintosh beroperasi secara independen dan penuh semangat ('bajak laut' di bawah bendera Jolly Roger) untuk menciptakan sesuatu yang 'insanely great'. Deskripsikan filosofi desain Macintosh yang menekankan kemudahan penggunaan, konsistensi antarmuka, dan estetika. Rinci fitur teknis utamanya (prosesor Motorola 68000, layar bitmap monokrom terintegrasi, RAM 128K, drive floppy disk 3.5 inci, GUI yang disempurnakan dari Lisa, mouse satu tombol) serta keterbatasannya saat peluncuran (kecepatan lambat, memori kecil, kurangnya slot ekspansi, minimnya perangkat lunak pihak ketiga awal). Analisis mengapa Macintosh, meskipun penjualannya awalnya tidak secepat yang diharapkan, berhasil menjadi produk </text:span></text:span><text:soft-page-break/><text:span text:style-name="Emphasis"><text:span text:style-name="T1">ikonik yang secara fundamental mengubah industri komputer personal dan mempopulerkan konsep GUI dan mouse secara massal.</text:span></text:span><text:span text:style-name="T1"> </text:span></text:p>
                  </text:list-item>
                </text:list>
              </text:list-item>
              <text:list-item>
                <text:p text:style-name="P6"><text:span text:style-name="Strong_20_Emphasis"><text:span text:style-name="T1">Sub-bab 2.3: Iklan Legendaris "1984" dan Dampaknya</text:span></text:span></text:p>
                <text:list>
                  <text:list-item>
                    <text:p text:style-name="P83"><text:span text:style-name="Strong_20_Emphasis"><text:span text:style-name="T1">Prompt:</text:span></text:span><text:span text:style-name="T1"> </text:span><text:span text:style-name="Emphasis"><text:span text:style-name="T1">Ceritakan kisah lengkap di balik pembuatan dan penayangan iklan Super Bowl "1984" yang fenomenal. Jelaskan bagaimana konsep iklan ini (disutradarai oleh Ridley Scott, terinspirasi dari novel George Orwell) dirancang oleh agensi Chiat/Day untuk memposisikan Macintosh sebagai pembebas dari konformitas ('Big Brother', yang menyimbolkan IBM). Deskripsikan proses produksinya yang mahal di Inggris, tampilan visualnya yang sinematik dan distopian, serta pesan kuatnya tentang individualitas dan inovasi. Ungkap adanya kontroversi internal di Apple, di mana dewan direksi dan bahkan Sculley ragu untuk menyetujui dan menayangkan iklan tersebut, namun Jobs dan Wozniak bersikeras (bahkan menawarkan untuk membayar slot tayangnya sendiri). Analisis dampak kultural dan komersial yang luar biasa dari penayangan satu kali iklan ini selama Super Bowl XVIII: bagaimana ia menjadi berita utama, memicu diskusi nasional, memenangkan berbagai penghargaan periklanan, dan secara brilian membangun citra Apple sebagai kekuatan revolusioner sekaligus menciptakan antisipasi yang belum pernah terjadi sebelumnya untuk peluncuran Macintosh beberapa hari kemudian.</text:span></text:span><text:span text:style-name="T1"> </text:span></text:p>
                  </text:list-item>
                </text:list>
              </text:list-item>
              <text:list-item>
                <text:p text:style-name="P6"><text:span text:style-name="Strong_20_Emphasis"><text:span text:style-name="T1">Sub-bab 2.4: Konflik Internal, Perebutan Kekuasaan, dan Keluarnya Steve Jobs dari Apple</text:span></text:span></text:p>
                <text:list>
                  <text:list-item>
                    <text:p text:style-name="P6"><text:span text:style-name="Strong_20_Emphasis"><text:span text:style-name="T1">Prompt:</text:span></text:span><text:span text:style-name="T1"> </text:span><text:span text:style-name="Emphasis"><text:span text:style-name="T1">Uraikan secara kronologis dan mendalam dinamika hubungan yang memburuk antara Steve Jobs (Kepala Divisi Macintosh) dan CEO John Sculley (yang direkrut Jobs dari Pepsi pada 1983). Jelaskan akar penyebab konflik: perbedaan fundamental dalam visi strategis (fokus Jobs pada inovasi produk radikal vs fokus Sculley pada profitabilitas dan manajemen korporat tradisional), bentrokan gaya kepemimpinan dan kepribadian (Jobs yang intens dan menuntut vs Sculley yang lebih diplomatis), kekecewaan Sculley terhadap penjualan awal Macintosh yang tidak memenuhi proyeksi ambisius, serta </text:span></text:span><text:soft-page-break/><text:span text:style-name="Emphasis"><text:span text:style-name="T1">perebutan kendali atas arah perusahaan dan sumber daya. Rinci peristiwa-peristiwa kunci yang mengarah pada puncak konflik pada pertengahan 1985: upaya kudeta yang gagal oleh Jobs, rapat dewan direksi yang menentukan, keputusan dewan untuk mendukung Sculley dan secara efektif melucuti semua tanggung jawab operasional dan manajerial Jobs. Deskripsikan periode singkat Jobs sebagai ketua tanpa kekuasaan sebelum akhirnya mengundurkan diri secara resmi pada September 1985 untuk memulai perusahaan baru, NeXT. Analisis dampak emosional dan strategis keluarnya sang pendiri visioner ini bagi moral karyawan, citra perusahaan, dan arah inovasi Apple di tahun-tahun berikutnya.</text:span></text:span><text:span text:style-name="T1"> </text:span></text:p>
                  </text:list-item>
                </text:list>
              </text:list-item>
            </text:list>
          </text:section>
          <text:section text:style-name="Sect1" text:name="feedback-form-3">
            <text:p text:style-name="P137"/>
          </text:section>
        </text:section>
        <text:section text:style-name="Sect1" text:name="cc9f12f01935c5e0">
          <text:p text:style-name="P59"/>
          <text:section text:style-name="Sect1" text:name="user-query-content-4">
            <text:p text:style-name="P151">pada bab 3 tambahkan prompt pada awal bab untuk mendapatkan pengantar bab dan tambakan prompt pada tiap subbab untuk mendapatkan isi yang mendalam </text:p>
          </text:section>
          <text:p text:style-name="P137">Tampilkan alur berpikir</text:p>
          <text:section text:style-name="Sect2" text:name="model-response-message-contentr_cc9f12f01935c5e0">
            <text:p text:style-name="P59">Baik, mari kita tambahkan prompt untuk Bab 3, yang mencakup periode sulit setelah kepergian Steve Jobs:</text:p>
            <text:p text:style-name="Text_20_body"><text:span text:style-name="Strong_20_Emphasis"><text:span text:style-name="T1">Bab 3: Tahun-tahun Sulit Tanpa Jobs (1986 - 1996)</text:span></text:span></text:p>
            <text:list xml:id="list6682400721704882200" text:style-name="L15">
              <text:list-item>
                <text:p text:style-name="P7"><text:span text:style-name="Strong_20_Emphasis"><text:span text:style-name="T1">Prompt Pengantar Bab:</text:span></text:span></text:p>
                <text:list>
                  <text:list-item>
                    <text:p text:style-name="P84"><text:span text:style-name="Emphasis"><text:span text:style-name="T1">Awali bab ini dengan menggambarkan periode satu dekade penuh tantangan bagi Apple setelah kepergian Steve Jobs pada tahun 1985. Jelaskan bahwa meskipun perusahaan pada awalnya masih menikmati pertumbuhan keuntungan yang didorong oleh lini Macintosh yang matang di bawah kepemimpinan John Sculley, dekade ini secara keseluruhan ditandai oleh serangkaian keputusan strategis yang meragukan, hilangnya fokus pada inovasi inti, upaya diversifikasi produk yang seringkali melenceng dan gagal, serta membengkaknya birokrasi internal. Perkenalkan tiga sosok CEO yang bergantian memimpin selama era krusial ini – John Sculley, Michael Spindler ('Diesel'), dan Gil Amelio – masing-masing dengan gaya kepemimpinan dan tantangannya sendiri. Sampaikan kepada pembaca bahwa bab ini akan menelusuri </text:span></text:span><text:soft-page-break/><text:span text:style-name="Emphasis"><text:span text:style-name="T1">bagaimana Apple, yang pernah menjadi ikon inovasi, secara bertahap kehilangan arah, menghadapi persaingan sengit dari platform Wintel, menyaksikan pangsa pasarnya terkikis, dan akhirnya terjerumus ke dalam krisis finansial akut yang mengancam kelangsungan hidupnya pada pertengahan 1990-an, menyiapkan panggung untuk sebuah penyelamatan dramatis.</text:span></text:span><text:span text:style-name="T1"> </text:span></text:p>
                  </text:list-item>
                </text:list>
              </text:list-item>
              <text:list-item>
                <text:p text:style-name="P7"><text:span text:style-name="Strong_20_Emphasis"><text:span text:style-name="T1">Sub-bab 3.1: Kepemimpinan John Sculley, Michael Spindler, dan Gil Amelio</text:span></text:span></text:p>
                <text:list>
                  <text:list-item>
                    <text:p text:style-name="P84"><text:span text:style-name="Strong_20_Emphasis"><text:span text:style-name="T1">Prompt:</text:span></text:span><text:span text:style-name="T1"> *Uraikan secara mendalam dan kritis periode kepemimpinan masing-masing dari tiga CEO yang menakhodai Apple selama era 1986-1996. </text:span></text:p>
                    <text:list>
                      <text:list-item>
                        <text:p text:style-name="P84"><text:span text:style-name="Strong_20_Emphasis"><text:span text:style-name="T1">Untuk John Sculley (1985-1993):</text:span></text:span><text:span text:style-name="T1"> Jelaskan latar belakangnya sebagai 'marketing wizard' dari PepsiCo. Analisis keberhasilannya dalam meningkatkan pendapatan dan profitabilitas Apple di tahun-tahun awal kepemimpinannya (sering disebut 'golden age' Sculley) melalui ekspansi lini Mac. Namun, kritisi juga keputusannya yang dianggap krusial dan kontroversial: persetujuannya pada lisensi beberapa elemen GUI Mac ke Microsoft yang kemudian melahirkan Windows, fokusnya pada margin keuntungan tinggi yang membuat Mac mahal, gaya manajemen korporat yang dianggap membunuh semangat inovasi awal Apple, serta dukungannya pada proyek-proyek mahal seperti Apple Newton yang akhirnya gagal. Jelaskan alasan pemecatannya pada tahun 1993. </text:span></text:p>
                      </text:list-item>
                      <text:list-item>
                        <text:p text:style-name="P84"><text:span text:style-name="Strong_20_Emphasis"><text:span text:style-name="T1">Untuk Michael Spindler (1993-1996):</text:span></text:span><text:span text:style-name="T1"> Jelaskan latar belakangnya sebagai orang dalam Apple (dari Eropa) yang dikenal efisien ('The Diesel'). Paparkan fokus utamanya pada restrukturisasi, pemotongan biaya, dan upaya memperbaiki operasional. Analisis keputusan strategisnya yang paling signifikan: meluncurkan program lisensi Mac OS kepada pihak ketiga untuk menciptakan 'klon Mac' dengan tujuan meningkatkan pangsa pasar sistem operasi. Evaluasi dampak positif dan negatif dari strategi klon ini. Jelaskan juga kegagalannya dalam menutup kesepakatan akuisisi atau merger dengan perusahaan lain seperti IBM dan Sun Microsystems, serta alasan mengapa ia digantikan. </text:span></text:p>
                      </text:list-item>
                      <text:list-item>
                        <text:p text:style-name="P84"><text:soft-page-break/><text:span text:style-name="Strong_20_Emphasis"><text:span text:style-name="T1">Untuk Gil Amelio (1996-1997):</text:span></text:span><text:span text:style-name="T1"> Jelaskan reputasinya sebagai 'turnaround artist' dari National Semiconductor. Deskripsikan kondisi Apple yang sangat kritis saat ia mengambil alih (kerugian besar, produk kacau, moral rendah). Paparkan langkah-langkah awal yang ia ambil, termasuk PHK besar-besaran, upaya merampingkan lini produk, dan keputusannya untuk menghentikan program lisensi klon Mac. Fokus pada tantangan terbesarnya: menemukan sistem operasi modern pengganti Mac OS klasik setelah kegagalan proyek internal Copland, yang akhirnya membawanya pada keputusan paling bersejarah dalam masa jabatannya yang singkat: mengakuisisi NeXT Inc. milik Steve Jobs.* </text:span></text:p>
                      </text:list-item>
                    </text:list>
                  </text:list-item>
                </text:list>
              </text:list-item>
              <text:list-item>
                <text:p text:style-name="P7"><text:span text:style-name="Strong_20_Emphasis"><text:span text:style-name="T1">Sub-bab 3.2: Upaya Diversifikasi Produk (Beberapa Berhasil, Banyak yang Tidak)</text:span></text:span></text:p>
                <text:list>
                  <text:list-item>
                    <text:p text:style-name="P84"><text:span text:style-name="Strong_20_Emphasis"><text:span text:style-name="T1">Prompt:</text:span></text:span><text:span text:style-name="T1"> *Selidiki secara komprehensif strategi produk Apple selama dekade ini, yang sering dikritik karena kurangnya fokus dan menghasilkan portofolio yang membingungkan. Jelaskan bagaimana lini produk Macintosh sendiri menjadi sangat kompleks dengan puluhan model yang seringkali tumpang tindih dan sulit dibedakan oleh konsumen (misalnya, berbagai seri Performa, Quadra, Centris, Power Macintosh, serta evolusi PowerBook). Rinci dan analisis upaya-upaya diversifikasi besar Apple di luar lini komputer inti: </text:span></text:p>
                    <text:list>
                      <text:list-item>
                        <text:p text:style-name="P84"><text:span text:style-name="Strong_20_Emphasis"><text:span text:style-name="T1">Apple Newton MessagePad:</text:span></text:span><text:span text:style-name="T1"> Jelaskan ambisi teknologinya sebagai Personal Digital Assistant (PDA) pertama, fitur-fiturnya (pengenalan tulisan tangan, konektivitas), investasi besar yang dikeluarkan, namun juga masalah teknis awal (terutama pengenalan tulisan tangan yang tidak akurat dan menjadi bahan olok-olok), harga mahal, dan kegagalan komersialnya. </text:span></text:p>
                      </text:list-item>
                      <text:list-item>
                        <text:p text:style-name="P84"><text:span text:style-name="Strong_20_Emphasis"><text:span text:style-name="T1">Apple QuickTake:</text:span></text:span><text:span text:style-name="T1"> Deskripsikan sebagai salah satu kamera digital konsumen pertama di pasar, kemitraannya dengan Kodak/Fujifilm, keterbatasannya (resolusi rendah, memori kecil), dan mengapa ia gagal mendapatkan traksi pasar. </text:span></text:p>
                      </text:list-item>
                      <text:list-item>
                        <text:p text:style-name="P84"><text:span text:style-name="Strong_20_Emphasis"><text:span text:style-name="T1">Apple Pippin:</text:span></text:span><text:span text:style-name="T1"> Jelaskan sebagai upaya Apple masuk ke pasar konsol game melalui platform teknologi yang </text:span><text:soft-page-break/><text:span text:style-name="T1">dilisensikan ke Bandai. Analisis mengapa platform ini gagal total bersaing dengan pemain mapan seperti Sony PlayStation dan Nintendo 64. </text:span></text:p>
                      </text:list-item>
                      <text:list-item>
                        <text:p text:style-name="P84"><text:span text:style-name="Strong_20_Emphasis"><text:span text:style-name="T1">Produk Lain:</text:span></text:span><text:span text:style-name="T1"> Sebutkan juga produk-produk periferal atau kategori lain yang mungkin diluncurkan pada era ini (misalnya, printer, scanner, speaker, pemutar CD PowerCD) dan evaluasi keberhasilannya. Analisis secara keseluruhan mengapa sebagian besar upaya diversifikasi ini gagal mencapai tujuan strategis atau finansialnya.* </text:span></text:p>
                      </text:list-item>
                    </text:list>
                  </text:list-item>
                </text:list>
              </text:list-item>
              <text:list-item>
                <text:p text:style-name="P7"><text:span text:style-name="Strong_20_Emphasis"><text:span text:style-name="T1">Sub-bab 3.3: Penurunan Pangsa Pasar dan Masalah Finansial</text:span></text:span></text:p>
                <text:list>
                  <text:list-item>
                    <text:p text:style-name="P84"><text:span text:style-name="Strong_20_Emphasis"><text:span text:style-name="T1">Prompt:</text:span></text:span><text:span text:style-name="T1"> </text:span><text:span text:style-name="Emphasis"><text:span text:style-name="T1">Gambarkan secara jelas, jika memungkinkan dengan data, tren penurunan posisi kompetitif dan kesehatan finansial Apple selama periode 1986-1996. Jelaskan bagaimana kebangkitan platform Wintel, didorong oleh kesuksesan Microsoft Windows (terutama versi 3.1 dan puncaknya Windows 95), secara signifikan menggerus pangsa pasar global Macintosh yang premium dan mahal. Analisis bagaimana strategi harga Apple yang cenderung tinggi membuatnya rentan terhadap PC klon yang lebih murah. Evaluasi dampak ambivalen dari kebijakan lisensi Mac OS di era Spindler: bagaimana ia sementara waktu meningkatkan basis pengguna Mac OS melalui klon, tetapi secara bersamaan mengkanibal penjualan perangkat keras Apple sendiri dan merusak margin keuntungannya. Rinci indikator-indikator masalah finansial yang semakin parah: stagnasi atau penurunan pendapatan, kerugian operasional yang membengkak (mencapai rekor pada kuartal terakhir sebelum Amelio masuk), menipisnya cadangan kas secara drastis, dan performa harga saham Apple yang buruk dibandingkan indeks pasar secara keseluruhan. Kaitkan secara eksplisit kemerosotan ini dengan keputusan manajemen, strategi produk yang gagal, dan tekanan persaingan.</text:span></text:span><text:span text:style-name="T1"> </text:span></text:p>
                  </text:list-item>
                </text:list>
              </text:list-item>
              <text:list-item>
                <text:p text:style-name="P7"><text:span text:style-name="Strong_20_Emphasis"><text:span text:style-name="T1">Sub-bab 3.4: Apple di Ambang Kebangkrutan</text:span></text:span></text:p>
                <text:list>
                  <text:list-item>
                    <text:p text:style-name="P7"><text:span text:style-name="Strong_20_Emphasis"><text:span text:style-name="T1">Prompt:</text:span></text:span><text:span text:style-name="T1"> </text:span><text:span text:style-name="Emphasis"><text:span text:style-name="T1">Fokus pada klimaks krisis Apple pada akhir tahun 1996 dan awal 1997, menggambarkan situasi genting yang dihadapi perusahaan. Lukiskan suasana ketidakpastian dan pesimisme yang meluas, baik di dalam maupun di luar perusahaan. Deskripsikan kerugian finansial masif yang dilaporkan ($740 juta dalam satu </text:span></text:span><text:soft-page-break/><text:span text:style-name="Emphasis"><text:span text:style-name="T1">kuartal di bawah Amelio), cadangan kas yang hanya cukup untuk beberapa bulan operasi, dan harga saham yang anjlok ke titik terendah dalam bertahun-tahun. Jelaskan bagaimana spekulasi tentang kemungkinan Apple mengajukan kebangkrutan atau diakuisisi oleh pesaing (terutama negosiasi yang sempat serius dengan Sun Microsystems) menjadi berita harian. Gambarkan rendahnya moral karyawan, eksodus talenta kunci, dan citra perusahaan yang tercoreng. Tekankan kegagalan total proyek sistem operasi internal generasi berikutnya, Copland, yang membuat Apple putus asa mencari solusi eksternal untuk masa depan platform Mac. Jelaskan bagaimana pencarian OS baru ini mengerucut pada dua kandidat utama: BeOS dari Be Inc. (didirikan oleh mantan eksekutif Apple, Jean-Louis Gassée) dan NeXTSTEP dari NeXT Inc. (didirikan oleh Steve Jobs). Ciptakan suspense dan atur panggung untuk keputusan monumental Gil Amelio yang akan mengubah segalanya: memilih untuk membeli NeXT, bukan hanya karena teknologinya, tetapi juga karena membawa pulang sang pendiri.</text:span></text:span><text:span text:style-name="T1"> </text:span></text:p>
                  </text:list-item>
                </text:list>
              </text:list-item>
            </text:list>
          </text:section>
          <text:section text:style-name="Sect1" text:name="feedback-form-4">
            <text:p text:style-name="P137"/>
          </text:section>
        </text:section>
        <text:section text:style-name="Sect1" text:name="ceb8a9b5e0d835f6">
          <text:p text:style-name="P59"/>
          <text:section text:style-name="Sect1" text:name="user-query-content-5">
            <text:p text:style-name="P151">yax </text:p>
          </text:section>
          <text:p text:style-name="P137">Tampilkan alur berpikir</text:p>
          <text:section text:style-name="Sect2" text:name="model-response-message-contentr_ceb8a9b5e0d835f6">
            <text:p text:style-name="P59">Oke, baik. Apakah Anda ingin melanjutkan dengan prompt untuk Bab 4 (Kembalinya Sang Maestro &amp; Kebangkitan)?</text:p>
          </text:section>
          <text:section text:style-name="Sect1" text:name="feedback-form-5">
            <text:p text:style-name="P137"/>
          </text:section>
        </text:section>
        <text:section text:style-name="Sect1" text:name="3339e2362a83885c">
          <text:p text:style-name="P59"/>
          <text:section text:style-name="Sect1" text:name="user-query-content-6">
            <text:p text:style-name="P151">yax </text:p>
          </text:section>
          <text:p text:style-name="P137">Tampilkan alur berpikir</text:p>
          <text:section text:style-name="Sect2" text:name="model-response-message-contentr_3339e2362a83885c">
            <text:p text:style-name="P59">Oke, mari kita lanjutkan dengan prompt untuk Bab 4, yang fokus pada periode kebangkitan Apple setelah kembalinya Steve Jobs:</text:p>
            <text:p text:style-name="Text_20_body"><text:span text:style-name="Strong_20_Emphasis"><text:span text:style-name="T1">Bab 4: Kembalinya Sang Maestro &amp; Kebangkitan (1997 - 2001)</text:span></text:span></text:p>
            <text:list xml:id="list2696719746585705098" text:style-name="L16">
              <text:list-item>
                <text:p text:style-name="P8"><text:span text:style-name="Strong_20_Emphasis"><text:span text:style-name="T1">Prompt Pengantar Bab:</text:span></text:span></text:p>
                <text:list>
                  <text:list-item>
                    <text:p text:style-name="P85"><text:span text:style-name="Emphasis"><text:span text:style-name="T1">Awali bab ini dengan menggambarkan momen krusial di penghujung tahun 1996 dan awal 1997: keputusan Apple yang </text:span></text:span><text:soft-page-break/><text:span text:style-name="Emphasis"><text:span text:style-name="T1">hampir putus asa untuk mengakuisisi NeXT Inc., sebuah langkah berisiko yang tidak hanya bertujuan mendapatkan sistem operasi modern pengganti Mac OS klasik, tetapi juga secara tak terduga membawa pulang sang pendiri karismatik, Steve Jobs. Kontraskan secara tajam atmosfer keputusasaan dan keraguan yang menyelimuti Apple di akhir bab sebelumnya dengan percikan energi baru, harapan, sekaligus ketidakpastian yang menyertai kembalinya Jobs. Sampaikan kepada pembaca bahwa bab ini akan mengisahkan periode kebangkitan Apple yang paling dramatis dalam sejarahnya, di bawah kepemimpinan interim Jobs (sebagai iCEO) yang penuh gebrakan. Fokus pada langkah-langkah berani, cepat, dan seringkali kontroversial yang diambilnya untuk membalikkan keadaan: restrukturisasi radikal perusahaan, pemangkasan brutal lini produk yang membingungkan, peluncuran iMac G3 yang menjadi ikon desain dan sukses komersial besar, kampanye pemasaran "Think Different" yang membangkitkan kembali jiwa Apple, serta bagaimana ia berhasil membangun kembali fondasi finansial dan, yang lebih krusial, mengembalikan budaya inovasi dan keunggulan produk ke jantung perusahaan.</text:span></text:span><text:span text:style-name="T1"> </text:span></text:p>
                  </text:list-item>
                </text:list>
              </text:list-item>
              <text:list-item>
                <text:p text:style-name="P8"><text:span text:style-name="Strong_20_Emphasis"><text:span text:style-name="T1">Sub-bab 4.1: Akuisisi NeXT dan Kembalinya Jobs sebagai iCEO</text:span></text:span></text:p>
                <text:list>
                  <text:list-item>
                    <text:p text:style-name="P85"><text:span text:style-name="Strong_20_Emphasis"><text:span text:style-name="T1">Prompt:</text:span></text:span><text:span text:style-name="T1"> </text:span><text:span text:style-name="Emphasis"><text:span text:style-name="T1">Rinci proses yang mengarah pada akuisisi NeXT oleh Apple pada Desember 1996. Jelaskan mengapa negosiasi dengan Be Inc. gagal dan mengapa teknologi NeXTSTEP/OpenStep (berbasis Unix) akhirnya dipilih sebagai fondasi masa depan Mac OS, meskipun NeXT sendiri adalah perusahaan yang relatif kecil dan tidak terlalu sukses secara komersial. Paparkan detail kesepakatan akuisisi senilai $429 juta plus saham Apple. Deskripsikan kembalinya Steve Jobs ke Apple, awalnya hanya dalam kapasitas sebagai penasihat Gil Amelio. Ceritakan manuver cepat dan efektif Jobs dalam membangun kembali pengaruhnya di dalam perusahaan, menggalang dukungan dewan direksi, yang berujung pada pemecatan Gil Amelio pada Juli 1997. Jelaskan pengangkatan Jobs sebagai CEO interim (iCEO) dengan gaji simbolis $1 per tahun, pidato pertamanya kepada karyawan, dan bagaimana kembalinya tokoh kontroversial ini disambut dengan kombinasi antara harapan besar dan skeptisisme mendalam di internal Apple, Wall Street, dan industri teknologi secara luas.</text:span></text:span><text:span text:style-name="T1"> </text:span></text:p>
                  </text:list-item>
                </text:list>
              </text:list-item>
              <text:list-item>
                <text:p text:style-name="P8"><text:soft-page-break/><text:span text:style-name="Strong_20_Emphasis"><text:span text:style-name="T1">Sub-bab 4.2: Restrukturisasi Besar-besaran: Fokus Kembali pada Produk Inti</text:span></text:span></text:p>
                <text:list>
                  <text:list-item>
                    <text:p text:style-name="P85"><text:span text:style-name="Strong_20_Emphasis"><text:span text:style-name="T1">Prompt:</text:span></text:span><text:span text:style-name="T1"> </text:span><text:span text:style-name="Emphasis"><text:span text:style-name="T1">Jelaskan serangkaian tindakan restrukturisasi radikal dan cepat yang diimplementasikan Steve Jobs segera setelah mengambil alih kendali sebagai iCEO. Rinci bagaimana ia melakukan tinjauan menyeluruh terhadap semua proyek dan produk Apple yang sedang berjalan. Paparkan keputusannya yang tegas dan seringkali menyakitkan untuk menghentikan banyak inisiatif, termasuk produk-produk yang memiliki penggemar setia seperti Newton MessagePad, menghentikan program lisensi klon Mac yang merugikan profitabilitas perangkat keras, serta membatalkan teknologi platform seperti OpenDoc. Fokus pada strategi penyederhanaan lini produk yang menjadi legenda: pengenalan 'matriks produk empat kuadran' yang sederhana (Desktop Konsumen, Portabel Konsumen, Desktop Profesional, Portabel Profesional) sebagai panduan pengembangan produk ke depan. Deskripsikan juga upaya pemangkasan biaya operasional, penutupan beberapa fasilitas, perampingan struktur manajemen, dan perubahan signifikan dalam jajaran eksekutif, termasuk pemecatan banyak manajer lama dan perekrutan orang-orang kunci baru yang ia percaya (seperti pengangkatan Tim Cook dari Compaq pada 1998 untuk merevolusi manajemen operasi dan rantai pasokan Apple). Tekankan filosofi "fokus" dan "mengatakan tidak" yang menjadi inti dari strategi turnaround ini.</text:span></text:span><text:span text:style-name="T1"> </text:span></text:p>
                  </text:list-item>
                </text:list>
              </text:list-item>
              <text:list-item>
                <text:p text:style-name="P8"><text:span text:style-name="Strong_20_Emphasis"><text:span text:style-name="T1">Sub-bab 4.3: Peluncuran iMac G3: Desain Ikonik yang Menandai Kebangkitan Apple</text:span></text:span></text:p>
                <text:list>
                  <text:list-item>
                    <text:p text:style-name="P85"><text:span text:style-name="Strong_20_Emphasis"><text:span text:style-name="T1">Prompt:</text:span></text:span><text:span text:style-name="T1"> </text:span><text:span text:style-name="Emphasis"><text:span text:style-name="T1">Fokus secara mendalam pada iMac G3 sebagai produk pahlawan pertama dari era baru Apple, yang diluncurkan pada Mei 1998. Deskripsikan proses pengembangan rahasianya dan kolaborasi erat antara Steve Jobs dan tim desain yang dipimpin oleh Jony Ive. Analisis desainnya yang revolusioner dan berani: konsep komputer all-in-one yang ramah pengguna, penggunaan casing plastik berwarna Bondi Blue (kemudian berbagai warna cerah lainnya) yang transparan dan menggoda, keputusan kontroversial untuk menghilangkan floppy disk drive demi drive CD-ROM, serta adopsi awal port USB sebagai standar konektivitas </text:span></text:span><text:soft-page-break/><text:span text:style-name="Emphasis"><text:span text:style-name="T1">utama (menggantikan port serial dan ADB lama Apple). Jelaskan bagaimana iMac G3 secara eksplisit dirancang untuk "konsumen nomor satu": kemudahan akses internet. Paparkan strategi pemasarannya yang cerdas dan berbeda, serta bagaimana produk ini disambut dengan antusiasme luar biasa oleh media dan konsumen. Analisis dampak komersialnya yang signifikan: iMac G3 menjadi komputer terlaris dalam sejarah Apple pada saat itu, membawa perusahaan kembali meraih keuntungan setelah bertahun-tahun merugi, dan secara fundamental mengubah persepsi publik terhadap Apple sebagai pemimpin inovasi desain.</text:span></text:span><text:span text:style-name="T1"> </text:span></text:p>
                  </text:list-item>
                </text:list>
              </text:list-item>
              <text:list-item>
                <text:p text:style-name="P8"><text:span text:style-name="Strong_20_Emphasis"><text:span text:style-name="T1">Sub-bab 4.4: Kampanye "Think Different"</text:span></text:span></text:p>
                <text:list>
                  <text:list-item>
                    <text:p text:style-name="P85"><text:span text:style-name="Strong_20_Emphasis"><text:span text:style-name="T1">Prompt:</text:span></text:span><text:span text:style-name="T1"> </text:span><text:span text:style-name="Emphasis"><text:span text:style-name="T1">Jelaskan secara detail kampanye periklanan "Think Different" yang diluncurkan pada akhir 1997, yang dianggap sebagai salah satu kampanye merek paling ikonik dan efektif sepanjang masa. Paparkan latar belakang peluncurannya: kebutuhan mendesak untuk membangun kembali citra merek Apple yang rusak, memotivasi kembali karyawan yang kehilangan semangat, dan menghubungkan kembali perusahaan dengan nilai-nilai inti dan basis pelanggan setianya. Jelaskan konsep utama kampanye ini, yang dikembangkan bersama agensi langganan Apple, TBWA\Chiat\Day: bukan menjual fitur produk, melainkan merayakan semangat kreativitas, pemberontakan, dan inovasi melalui penghormatan kepada tokoh-tokoh visioner dunia ("Here's to the crazy ones..."). Deskripsikan berbagai elemen kampanye: iklan TV hitam putih yang kuat dengan narasi oleh Richard Dreyfuss (dan versi awal oleh Jobs sendiri), iklan cetak format besar yang menampilkan potret ikonik para visioner dengan logo Apple kecil dan slogan "Think Different", serta penggunaannya dalam materi internal dan eksternal lainnya. Analisis dampak mendalam kampanye ini dalam memulihkan kebanggaan merek Apple, memperkuat identitasnya sebagai alat bagi para pemikir kreatif dan independen, serta memenangkan berbagai penghargaan industri periklanan.</text:span></text:span><text:span text:style-name="T1"> </text:span></text:p>
                  </text:list-item>
                </text:list>
              </text:list-item>
              <text:list-item>
                <text:p text:style-name="P8"><text:span text:style-name="Strong_20_Emphasis"><text:span text:style-name="T1">Sub-bab 4.5: Dasar-dasar Pemulihan Finansial dan Inovasi Diletakkan</text:span></text:span></text:p>
                <text:list>
                  <text:list-item>
                    <text:p text:style-name="P8"><text:span text:style-name="Strong_20_Emphasis"><text:span text:style-name="T1">Prompt:</text:span></text:span><text:span text:style-name="T1"> </text:span><text:span text:style-name="Emphasis"><text:span text:style-name="T1">Rangkum dan evaluasi hasil konkret dari langkah-langkah </text:span></text:span><text:soft-page-break/><text:span text:style-name="Emphasis"><text:span text:style-name="T1">turnaround yang diimplementasikan oleh Jobs antara tahun 1997 hingga sekitar 2001. Tunjukkan bukti pemulihan finansial yang solid: kembalinya Apple mencatat keuntungan kuartalan secara konsisten, peningkatan pendapatan, perbaikan margin keuntungan, dan pemulihan harga saham yang signifikan dari titik terendahnya. Jelaskan bagaimana strategi fokus pada beberapa produk inti yang dirancang dengan baik (seperti iMac, Power Mac G4, iBook awal, dan PowerBook G3/G4) terbukti berhasil menstabilkan bisnis. Tekankan juga peletakan fondasi teknis untuk masa depan: progres signifikan dalam pengembangan Mac OS X, sistem operasi modern berbasis NeXTSTEP/OpenStep yang diluncurkan pada tahun 2001, yang akan menjadi platform stabil dan kuat bagi inovasi Apple selama dua dekade berikutnya. Simpulkan bagaimana pada akhir periode ini, Apple tidak hanya selamat dari ambang kebangkrutan tetapi juga telah berhasil membangun kembali momentum, memulihkan kepercayaan pasar, dan menyiapkan landasan yang kokoh untuk meluncurkan serangkaian produk revolusioner yang akan mendefinisikan dekade berikutnya.</text:span></text:span><text:span text:style-name="T1"> </text:span></text:p>
                  </text:list-item>
                </text:list>
              </text:list-item>
            </text:list>
          </text:section>
          <text:section text:style-name="Sect1" text:name="feedback-form-6">
            <text:p text:style-name="P137"/>
          </text:section>
        </text:section>
        <text:section text:style-name="Sect1" text:name="1adfa4494315cfea">
          <text:p text:style-name="P59"/>
          <text:section text:style-name="Sect1" text:name="user-query-content-7">
            <text:p text:style-name="P151">pada bab 5 tambahkan prompt pada awal bab untuk mendapatkan pengantar bab dan tambakan prompt pada tiap subbab untuk mendapatkan isi yang mendalam </text:p>
          </text:section>
          <text:p text:style-name="P137">Tampilkan alur berpikir</text:p>
          <text:section text:style-name="Sect2" text:name="model-response-message-contentr_1adfa4494315cfea">
            <text:p text:style-name="P59">Oke, mari kita siapkan prompt untuk Bab 5, yang membahas era revolusi musik digital Apple:</text:p>
            <text:p text:style-name="Text_20_body"><text:span text:style-name="Strong_20_Emphasis"><text:span text:style-name="T1">Bab 5: Mengubah Dunia Musik: Era iPod &amp; iTunes (2001 - 2006)</text:span></text:span></text:p>
            <text:list xml:id="list8784081291557795729" text:style-name="L17">
              <text:list-item>
                <text:p text:style-name="P9"><text:span text:style-name="Strong_20_Emphasis"><text:span text:style-name="T1">Prompt Pengantar Bab:</text:span></text:span></text:p>
                <text:list>
                  <text:list-item>
                    <text:p text:style-name="P86"><text:span text:style-name="Emphasis"><text:span text:style-name="T1">Awali bab ini dengan melukiskan kondisi industri musik pada pergantian milenium (sekitar tahun 2000-2001): sebuah industri yang terguncang oleh revolusi digital, maraknya format MP3, ledakan platform berbagi file ilegal seperti Napster yang mengancam model bisnis tradisional, namun di sisi lain, pemutar musik digital portabel yang tersedia masih mengecewakan (rumit </text:span></text:span><text:soft-page-break/><text:span text:style-name="Emphasis"><text:span text:style-name="T1">digunakan, kapasitas kecil, desain tidak menarik). Jelaskan bagaimana Steve Jobs, setelah berhasil menstabilkan bisnis inti Mac, melihat adanya kekosongan dan peluang emas di tengah kekacauan ini untuk menciptakan solusi yang legal, elegan, dan terintegrasi untuk menikmati musik digital. Sampaikan kepada pembaca bahwa bab ini akan fokus pada salah satu langkah paling berani dan transformatif Apple di luar bisnis komputer: penciptaan iPod dan ekosistem iTunes. Telusuri kisah di balik pengembangan rahasia iPod, negosiasi alot dengan label rekaman, peluncuran iTunes Music Store yang mengubah permainan, dan bagaimana kombinasi perangkat keras, perangkat lunak, dan layanan ini tidak hanya merevolusi cara jutaan orang membeli, mengelola, dan mendengarkan musik, tetapi juga menyelamatkan industri musik dari pembajakan, mengubah Apple menjadi ikon budaya pop global, dan meletakkan dasar bagi dominasinya di era elektronik konsumen.</text:span></text:span><text:span text:style-name="T1"> </text:span></text:p>
                  </text:list-item>
                </text:list>
              </text:list-item>
              <text:list-item>
                <text:p text:style-name="P9"><text:span text:style-name="Strong_20_Emphasis"><text:span text:style-name="T1">Sub-bab 5.1: Kelahiran iPod: Mengubah Cara Orang Mendengarkan Musik</text:span></text:span></text:p>
                <text:list>
                  <text:list-item>
                    <text:p text:style-name="P86"><text:span text:style-name="Strong_20_Emphasis"><text:span text:style-name="T1">Prompt:</text:span></text:span><text:span text:style-name="T1"> </text:span><text:span text:style-name="Emphasis"><text:span text:style-name="T1">Rinci kisah di balik konsepsi dan pengembangan iPod generasi pertama yang diluncurkan pada Oktober 2001. Jelaskan bagaimana ide ini sejalan dengan visi Steve Jobs tentang 'Digital Hub', di mana Mac menjadi pusat gaya hidup digital. Paparkan ketidakpuasan Jobs terhadap pemutar MP3 yang ada di pasar dan keinginannya untuk menciptakan produk Apple yang superior. Deskripsikan proses pengembangannya yang sangat cepat (proyek P-68, selesai dalam waktu kurang dari setahun) di bawah kepemimpinan Jon Rubinstein (hardware) dan peran kunci Tony Fadell (konsep awal dan tim). Jelaskan pemilihan komponen teknologi krusial: hard drive mini 1.8 inci 5GB dari Toshiba (memungkinkan kapasitas besar), platform referensi PortalPlayer, baterai tahan lama, dan penggunaan koneksi FireWire (bukan USB 1.1 yang lambat) untuk transfer musik yang cepat. Fokus secara mendalam pada desain fisiknya yang ikonik (putih bersih, baja tahan karat mengkilap, minimalis – karya tim Jony Ive) dan terobosan antarmuka pengguna mekanis 'scroll wheel' yang memungkinkan navigasi ribuan lagu dengan mudah menggunakan satu tangan. Analisis kejeniusan slogan pemasaran sederhana </text:span></text:span><text:soft-page-break/><text:span text:style-name="Emphasis"><text:span text:style-name="T1">"1,000 songs in your pocket" dan mengapa kombinasi kapasitas besar, kemudahan penggunaan, kecepatan transfer, dan desain yang menawan ini langsung membuat iPod menonjol dan mengubah ekspektasi konsumen secara drastis. Sebutkan juga keputusan strategis awal yang membatasinya hanya untuk pengguna Mac.</text:span></text:span><text:span text:style-name="T1"> </text:span></text:p>
                  </text:list-item>
                </text:list>
              </text:list-item>
              <text:list-item>
                <text:p text:style-name="P9"><text:span text:style-name="Strong_20_Emphasis"><text:span text:style-name="T1">Sub-bab 5.2: Ekosistem iTunes Music Store: Mengubah Industri Musik</text:span></text:span></text:p>
                <text:list>
                  <text:list-item>
                    <text:p text:style-name="P86"><text:span text:style-name="Strong_20_Emphasis"><text:span text:style-name="T1">Prompt:</text:span></text:span><text:span text:style-name="T1"> </text:span><text:span text:style-name="Emphasis"><text:span text:style-name="T1">Jelaskan bahwa kesuksesan jangka panjang iPod tidak hanya bergantung pada perangkat kerasnya, tetapi juga pada perangkat lunak iTunes dan, yang paling krusial, peluncuran iTunes Music Store (iTMS). Ceritakan evolusi perangkat lunak iTunes: akuisisi SoundJam MP, pengembangannya menjadi aplikasi manajemen musik digital yang intuitif dan terintegrasi untuk Mac (kemudian dirilis juga untuk Windows pada 2003, sebuah langkah kunci untuk ekspansi pasar iPod). Rinci proses negosiasi yang alot dan penuh tantangan yang dipimpin langsung oleh Steve Jobs untuk meyakinkan para petinggi lima label rekaman besar (Universal, Sony Music, Warner Music, EMI, BMG) – yang sangat skeptis dan takut akan pembajakan digital setelah pengalaman buruk dengan Napster – agar mau melisensikan katalog musik mereka untuk dijual secara legal per lagu. Paparkan model bisnis iTMS yang inovatif dan sederhana saat diluncurkan pada April 2003: harga standar $0.99 per lagu dan $9.99 per album, proses pembelian yang mudah dengan satu klik terintegrasi dalam iTunes, dan penggunaan sistem Digital Rights Management (DRM) bernama FairPlay yang bertujuan melindungi hak cipta namun tetap memberikan fleksibilitas penggunaan (misalnya, memutar di beberapa komputer dan iPod, membakar ke CD). Analisis bagaimana iTMS berhasil menyediakan solusi legal yang menarik dan nyaman bagi konsumen, secara efektif melawan pembajakan, dengan cepat melampaui penjualan CD fisik, menjadi pengecer musik terbesar di dunia, dan secara fundamental mengubah model pendapatan serta lanskap distribusi industri musik secara global.</text:span></text:span><text:span text:style-name="T1"> </text:span></text:p>
                  </text:list-item>
                </text:list>
              </text:list-item>
              <text:list-item>
                <text:p text:style-name="P9"><text:span text:style-name="Strong_20_Emphasis"><text:span text:style-name="T1">Sub-bab 5.3: Dampak iPod pada Citra dan Profitabilitas Apple</text:span></text:span></text:p>
                <text:list>
                  <text:list-item>
                    <text:p text:style-name="P9"><text:soft-page-break/><text:span text:style-name="Strong_20_Emphasis"><text:span text:style-name="T1">Prompt:</text:span></text:span><text:span text:style-name="T1"> </text:span><text:span text:style-name="Emphasis"><text:span text:style-name="T1">Analisis dampak multidimensi dari kesuksesan fenomenal iPod (dan iTunes) terhadap Apple sebagai sebuah perusahaan selama periode 2001 hingga 2006. Gambarkan kurva pertumbuhan penjualan iPod yang eksponensial, melampaui semua ekspektasi awal, dan bagaimana Apple terus berinovasi dengan meluncurkan berbagai model baru yang menyasar segmen pasar berbeda (iPod Mini yang penuh warna dan sangat populer, iPod Shuffle yang terjangkau tanpa layar, iPod Nano yang ultra-ramping menggantikan Mini, hingga iPod generasi kelima dengan kemampuan pemutaran video). Jelaskan dan berikan bukti untuk fenomena 'halo effect': bagaimana popularitas masif iPod menarik jutaan konsumen baru ke dalam ekosistem Apple, banyak di antaranya kemudian membeli produk Apple lainnya, terutama komputer Mac, sehingga turut mendorong pertumbuhan bisnis inti perusahaan. Analisis transformasi citra merek Apple secara dramatis: dari perusahaan komputer niche yang disukai kalangan kreatif menjadi merek elektronik konsumen global yang paling keren, diinginkan, dan identik dengan inovasi serta desain. Paparkan kontribusi finansial iPod yang sangat signifikan, menjadikannya sumber pendapatan dan laba utama Apple selama bertahun-tahun, yang memungkinkan investasi lebih lanjut dalam riset dan pengembangan. Simpulkan bagaimana kesuksesan iPod tidak hanya menyelamatkan Apple tetapi juga mengukuhkan status legendaris Steve Jobs di babak kedua karirnya dan memposisikan Apple untuk dominasi lebih lanjut di era perangkat mobile yang akan datang.</text:span></text:span><text:span text:style-name="T1"> </text:span></text:p>
                  </text:list-item>
                </text:list>
              </text:list-item>
            </text:list>
          </text:section>
          <text:section text:style-name="Sect1" text:name="feedback-form-7">
            <text:p text:style-name="P137"/>
          </text:section>
        </text:section>
        <text:section text:style-name="Sect1" text:name="cf4d2365a72b3abf">
          <text:p text:style-name="P59"/>
          <text:section text:style-name="Sect1" text:name="user-query-content-8">
            <text:p text:style-name="P151">pada bab 6 tambahkan prompt pada awal bab untuk mendapatkan pengantar bab dan tambakan prompt pada tiap subbab untuk mendapatkan isi yang mendalam </text:p>
          </text:section>
          <text:p text:style-name="P137">Tampilkan alur berpikir</text:p>
          <text:section text:style-name="Sect2" text:name="model-response-message-contentr_cf4d2365a72b3abf">
            <text:p text:style-name="P59">Oke, mari kita siapkan prompt untuk Bab 6, yang membahas salah satu produk paling revolusioner Apple, iPhone, dan ekosistem App Store:</text:p>
            <text:p text:style-name="Text_20_body"><text:span text:style-name="Strong_20_Emphasis"><text:span text:style-name="T1">Bab 6: Revolusi Saku: iPhone &amp; App Store (2007 - 2010)</text:span></text:span></text:p>
            <text:list xml:id="list2639856938173080488" text:style-name="L18">
              <text:list-item>
                <text:p text:style-name="P10"><text:soft-page-break/><text:span text:style-name="Strong_20_Emphasis"><text:span text:style-name="T1">Prompt Pengantar Bab:</text:span></text:span></text:p>
                <text:list>
                  <text:list-item>
                    <text:p text:style-name="P87"><text:span text:style-name="Emphasis"><text:span text:style-name="T1">Awali bab ini dengan menggambarkan kembali puncak kesuksesan Apple dengan iPod, namun juga bagaimana Steve Jobs sudah mengantisipasi ancaman di masa depan: potensi kanibalisasi iPod oleh ponsel yang semakin pintar dengan kemampuan musik. Jelaskan kondisi pasar 'smartphone' pada pertengahan 2000-an – didominasi oleh perangkat yang berfokus pada email (BlackBerry) atau sistem operasi yang kompleks (Symbian, Windows Mobile), dengan pengalaman internet yang buruk dan antarmuka pengguna yang kaku berbasis keyboard fisik atau stylus. Sampaikan kepada pembaca bahwa bab ini akan menyelami kisah penciptaan produk yang bisa dibilang paling transformatif dalam sejarah teknologi modern: iPhone. Telusuri proses pengembangan 'Project Purple' yang sangat rahasia dan penuh tekanan, peluncuran ikonik di Macworld 2007 yang mengejutkan dunia dengan konsep 'tiga perangkat dalam satu' dan antarmuka multi-sentuh revolusioner. Lanjutkan dengan membahas penciptaan App Store setahun kemudian, sebuah langkah strategis yang mengubah iPhone dari perangkat hebat menjadi platform tak terbatas. Fokus pada bagaimana kombinasi iPhone dan App Store tidak hanya menghancurkan pemain industri ponsel yang mapan tetapi juga secara fundamental mendefinisikan ulang komputasi mobile, melahirkan ekonomi aplikasi baru, dan melambungkan Apple ke puncak industri teknologi global.</text:span></text:span><text:span text:style-name="T1"> </text:span></text:p>
                  </text:list-item>
                </text:list>
              </text:list-item>
              <text:list-item>
                <text:p text:style-name="P10"><text:span text:style-name="Strong_20_Emphasis"><text:span text:style-name="T1">Sub-bab 6.1: Peluncuran iPhone: Menggabungkan iPod, Telepon, dan Komunikator Internet</text:span></text:span></text:p>
                <text:list>
                  <text:list-item>
                    <text:p text:style-name="P87"><text:span text:style-name="Strong_20_Emphasis"><text:span text:style-name="T1">Prompt:</text:span></text:span><text:span text:style-name="T1"> </text:span><text:span text:style-name="Emphasis"><text:span text:style-name="T1">Rinci kisah di balik layar pengembangan iPhone generasi pertama (kode nama: Project Purple), yang dimulai sekitar tahun 2004 sebagai eksplorasi tablet sebelum beralih fokus ke ponsel. Jelaskan tingkat kerahasiaan ekstrem yang diterapkan (tim terpisah, akses terbatas, prototipe disamarkan) dan budaya kerja intens di bawah kepemimpinan Steve Jobs yang sangat menuntut kesempurnaan. Paparkan tantangan teknis monumental yang dihadapi tim insinyur: menciptakan layar sentuh kapasitif multi-sentuh yang responsif dan akurat dari awal, mengembangkan versi </text:span></text:span><text:soft-page-break/><text:span text:style-name="Emphasis"><text:span text:style-name="T1">mobile dari Mac OS X (iPhone OS/iOS) yang stabil dan efisien untuk perangkat berdaya rendah, mengintegrasikan berbagai sensor (akselerometer, sensor jarak, sensor cahaya sekitar), memastikan daya tahan baterai yang layak, dan merancang antarmuka pengguna yang sepenuhnya baru dan intuitif tanpa keyboard fisik. Deskripsikan secara detail momen peluncuran legendaris di Macworld Conference &amp; Expo pada 9 Januari 2007: bagaimana Jobs membangun antisipasi dan memperkenalkan iPhone sebagai kombinasi dari 'iPod layar lebar dengan kontrol sentuh, ponsel revolusioner, dan perangkat komunikasi internet terobosan'. Analisis fitur-fitur unggulan yang membuatnya begitu revolusioner saat itu (layar 3.5 inci yang dominan, antarmuka multi-sentuh 'pinch-to-zoom', Visual Voicemail, browser web Safari mobile 'asli', aplikasi YouTube dan Google Maps terintegrasi). Jelaskan strategi harga premium awal ($499/$599 dengan kontrak), kesepakatan eksklusif dengan AT&amp;T di AS (dan operator lain di negara lain), serta reaksi publik dan media yang luar biasa (antrean panjang, liputan masif) saat mulai dijual pada Juni 2007.</text:span></text:span><text:span text:style-name="T1"> </text:span></text:p>
                  </text:list-item>
                </text:list>
              </text:list-item>
              <text:list-item>
                <text:p text:style-name="P10"><text:span text:style-name="Strong_20_Emphasis"><text:span text:style-name="T1">Sub-bab 6.2: Penciptaan App Store: Melahirkan Ekonomi Aplikasi Mobile</text:span></text:span></text:p>
                <text:list>
                  <text:list-item>
                    <text:p text:style-name="P87"><text:span text:style-name="Strong_20_Emphasis"><text:span text:style-name="T1">Prompt:</text:span></text:span><text:span text:style-name="T1"> </text:span><text:span text:style-name="Emphasis"><text:span text:style-name="T1">Jelaskan perkembangan strategis kedua yang menjadikan iPhone sebuah platform dominan: lahirnya App Store. Paparkan bagaimana Steve Jobs awalnya skeptis terhadap aplikasi pihak ketiga asli (native apps) karena alasan keamanan, kontrol kualitas, dan kompleksitas, serta lebih menyukai solusi berbasis web (web apps). Ceritakan bagaimana tekanan dari dewan direksi, tokoh internal Apple (seperti Scott Forstall), dan permintaan dari pengembang luar akhirnya meyakinkan Jobs untuk membuka platform iPhone. Deskripsikan peluncuran Software Development Kit (SDK) pada Maret 2008 yang memberikan alat bagi pengembang untuk membuat aplikasi. Rinci peluncuran resmi App Store pada Juli 2008, bersamaan dengan rilis iPhone 3G (yang menambahkan GPS dan konektivitas 3G lebih cepat). Jelaskan model bisnisnya yang sederhana namun brilian: Apple menyediakan platform terpusat untuk distribusi dan penemuan aplikasi, menangani transaksi pembayaran, dan mengambil komisi 30% dari penjualan aplikasi berbayar serta </text:span></text:span><text:soft-page-break/><text:span text:style-name="Emphasis"><text:span text:style-name="T1">pembelian dalam aplikasi (in-app purchases), sementara pengembang mendapatkan 70%. Analisis ledakan pertumbuhan jumlah aplikasi yang tersedia dalam waktu singkat (mencapai ratusan ribu dalam beberapa tahun pertama) dan munculnya slogan populer "There's an app for that". Jelaskan bagaimana App Store secara fundamental mengubah nilai proposisi iPhone, menjadikannya perangkat yang dapat disesuaikan tanpa batas dan melahirkan 'ekonomi aplikasi' (app economy) baru yang masif, menciptakan industri baru dan peluang bagi pengembang independen maupun perusahaan besar di seluruh dunia.</text:span></text:span><text:span text:style-name="T1"> </text:span></text:p>
                  </text:list-item>
                </text:list>
              </text:list-item>
              <text:list-item>
                <text:p text:style-name="P10"><text:span text:style-name="Strong_20_Emphasis"><text:span text:style-name="T1">Sub-bab 6.3: Mendefinisikan Ulang Smartphone &amp; Komputasi Mobile</text:span></text:span></text:p>
                <text:list>
                  <text:list-item>
                    <text:p text:style-name="P10"><text:span text:style-name="Strong_20_Emphasis"><text:span text:style-name="T1">Prompt:</text:span></text:span><text:span text:style-name="T1"> </text:span><text:span text:style-name="Emphasis"><text:span text:style-name="T1">Analisis dampak seismik dari kombinasi iPhone dan App Store terhadap lanskap industri teknologi mobile dan perilaku konsumen pada periode awal ini (kira-kira 2007 hingga 2010, mencakup model hingga iPhone 4 dan iOS 4). Jelaskan bagaimana kehadiran iPhone secara cepat membuat model bisnis dan produk dari pemimpin pasar sebelumnya seperti Nokia, BlackBerry, Palm, dan Microsoft (Windows Mobile) terlihat usang, memaksa mereka untuk mencoba mengejar ketertinggalan namun seringkali gagal beradaptasi dengan paradigma baru yang berpusat pada layar sentuh dan aplikasi. Paparkan bagaimana iPhone menetapkan standar emas dan cetak biru (template) untuk desain smartphone modern yang diikuti oleh hampir semua pesaing: layar sentuh kapasitif besar sebagai metode input utama, desain perangkat keras minimalis, fokus obsesif pada kemudahan penggunaan dan pengalaman pengguna (UX), serta pentingnya ekosistem aplikasi yang kuat. Jelaskan bagaimana kemunculan Android dari Google, meskipun dimulai sebelum iPhone diluncurkan, arah pengembangannya sangat dipengaruhi dan dipercepat oleh kesuksesan iPhone, menjadikannya alternatif utama berbasis platform terbuka. Analisis pengaruh iPhone yang lebih luas di luar ponsel: bagaimana ia mempopulerkan konsep antarmuka sentuh, membentuk ekspektasi konsumen terhadap perangkat lunak dan layanan digital, serta mempercepat pergeseran global menuju komputasi yang mobile-first dan berpusat pada aplikasi.</text:span></text:span><text:span text:style-name="T1"> </text:span></text:p>
                  </text:list-item>
                </text:list>
              </text:list-item>
            </text:list>
          </text:section>
          <text:section text:style-name="Sect1" text:name="feedback-form-8">
            <text:p text:style-name="P137"><text:soft-page-break/></text:p>
          </text:section>
        </text:section>
        <text:section text:style-name="Sect1" text:name="414c4fa704a8891f">
          <text:p text:style-name="P59"/>
          <text:section text:style-name="Sect1" text:name="user-query-content-9">
            <text:p text:style-name="P151">pada bab 7 tambahkan prompt pada awal bab untuk mendapatkan pengantar bab dan tambakan prompt pada tiap subbab untuk mendapatkan isi yang mendalam </text:p>
          </text:section>
          <text:p text:style-name="P137">Tampilkan alur berpikir</text:p>
          <text:section text:style-name="Sect2" text:name="model-response-message-contentr_414c4fa704a8891f">
            <text:p text:style-name="P59">Oke, mari kita siapkan prompt untuk Bab 7, yang mencakup ekspansi ekosistem Apple setelah era awal iPhone:</text:p>
            <text:p text:style-name="Text_20_body"><text:span text:style-name="Strong_20_Emphasis"><text:span text:style-name="T1">Bab 7: Memperluas Ekosistem: iPad, Watch, &amp; Layanan (2010 - Sekarang [Per April 2025])</text:span></text:span></text:p>
            <text:list xml:id="list7470158833975609865" text:style-name="L19">
              <text:list-item>
                <text:p text:style-name="P11"><text:span text:style-name="Strong_20_Emphasis"><text:span text:style-name="T1">Prompt Pengantar Bab:</text:span></text:span></text:p>
                <text:list>
                  <text:list-item>
                    <text:p text:style-name="P88"><text:span text:style-name="Emphasis"><text:span text:style-name="T1">Awali bab ini dengan menggambarkan bagaimana Apple, setelah sukses fenomenal dengan iPhone, memasuki dekade kedua abad ke-21 (dimulai sekitar 2010) dengan tantangan untuk mempertahankan momentum inovasi dan pertumbuhan. Jelaskan bahwa periode ini, yang sebagian besar berlangsung di bawah kepemimpinan Tim Cook setelah wafatnya Steve Jobs pada Oktober 2011, ditandai oleh strategi Apple untuk secara agresif memperluas dan memperdalam ekosistemnya. Sampaikan kepada pembaca bahwa bab ini akan mengeksplorasi upaya Apple untuk menciptakan kategori produk besar baru yang signifikan (iPad dan Apple Watch), melakukan pergeseran strategis yang monumental menuju bisnis Layanan (Services) sebagai mesin pertumbuhan pendapatan utama, dan memperkuat fondasi teknologinya melalui pengembangan chip internal (Apple Silicon) yang revolusioner untuk Mac. Fokus pada bagaimana langkah-langkah ini bertujuan untuk meningkatkan nilai bagi pengguna yang sudah ada, menarik pengguna baru, menciptakan sumber pendapatan berulang yang stabil, dan semakin memperkuat 'taman bertembok' (walled garden) Apple yang mengintegrasikan perangkat keras, perangkat lunak, dan layanan secara mulus, meskipun terus menghadapi pertanyaan tentang kemampuan menghasilkan 'the next big thing' sekelas iPhone.</text:span></text:span><text:span text:style-name="T1"> </text:span></text:p>
                  </text:list-item>
                </text:list>
              </text:list-item>
              <text:list-item>
                <text:p text:style-name="P11"><text:span text:style-name="Strong_20_Emphasis"><text:span text:style-name="T1">Sub-bab 7.1: Era Pasca-iPhone: Menciptakan Kategori Baru dengan iPad</text:span></text:span></text:p>
                <text:list>
                  <text:list-item>
                    <text:p text:style-name="P88"><text:soft-page-break/><text:span text:style-name="Strong_20_Emphasis"><text:span text:style-name="T1">Prompt:</text:span></text:span><text:span text:style-name="T1"> </text:span><text:span text:style-name="Emphasis"><text:span text:style-name="T1">Fokus pada peluncuran iPad generasi pertama pada Januari 2010 sebagai langkah besar Apple pertama untuk mendefinisikan kategori produk baru di luar smartphone dan Mac. Jelaskan visi Steve Jobs untuk iPad sebagai perangkat ketiga yang mengisi ruang antara iPhone dan MacBook, ideal untuk tugas-tugas seperti menjelajah web, email, menikmati foto dan video, membaca buku, dan bermain game. Ceritakan kembali bagaimana konsep tablet ini sudah ada di Apple sebelum iPhone namun ditunda. Rinci fitur-fitur utama iPad awal (layar sentuh besar 9.7 inci, antarmuka iOS yang dioptimalkan untuk layar lebih besar, daya tahan baterai 10 jam, desain tipis dan ringan) dan bagaimana ia memanfaatkan ekosistem App Store yang sudah ada. Deskripsikan sambutan pasar yang awalnya terbelah (beberapa kritikus meremehkannya sebagai 'iPod touch raksasa') namun dengan cepat diikuti oleh kesuksesan komersial masif yang menciptakan dan mendominasi pasar tablet modern selama bertahun-tahun. Analisis evolusi lini produk iPad dari waktu ke waktu: pengenalan model iPad Mini yang lebih kecil (2012), jajaran iPad Air yang lebih tipis dan ringan, model iPad Pro yang ditujukan untuk produktivitas profesional (dengan dukungan Apple Pencil dan Smart Keyboard), serta diferensiasi perangkat lunak melalui iPadOS (sejak 2019) untuk memberikan kemampuan multitasking dan fitur produktivitas yang lebih canggih.</text:span></text:span><text:span text:style-name="T1"> </text:span></text:p>
                  </text:list-item>
                </text:list>
              </text:list-item>
              <text:list-item>
                <text:p text:style-name="P11"><text:span text:style-name="Strong_20_Emphasis"><text:span text:style-name="T1">Sub-bab 7.2: Apple Watch dan Penetrasi ke Pasar </text:span></text:span><text:span text:style-name="Strong_20_Emphasis"><text:span text:style-name="Emphasis"><text:span text:style-name="T1">Wearables</text:span></text:span></text:span><text:span text:style-name="Strong_20_Emphasis"><text:span text:style-name="T1"> dan Kesehatan</text:span></text:span></text:p>
                <text:list>
                  <text:list-item>
                    <text:p text:style-name="P88"><text:span text:style-name="Strong_20_Emphasis"><text:span text:style-name="T1">Prompt:</text:span></text:span><text:span text:style-name="T1"> </text:span><text:span text:style-name="Emphasis"><text:span text:style-name="T1">Jelaskan pengembangan dan peluncuran Apple Watch (diumumkan September 2014, mulai dijual April 2015) sebagai kategori produk baru besar pertama yang sepenuhnya lahir di era Tim Cook. Paparkan motivasi strategisnya: masuk ke pasar teknologi wearables yang sedang berkembang dan menciptakan perangkat pendamping iPhone yang sangat personal. Deskripsikan fokus awal yang agak terbagi antara teknologi, komunikasi, dan mode (termasuk model Edition emas 18 karat yang mahal). Analisis tantangan yang dihadapi generasi pertama Apple Watch: antarmuka watchOS awal yang dinilai kompleks, kinerja yang lambat, ketergantungan tinggi pada iPhone, dan daya tahan baterai yang pas-pasan. Rinci bagaimana Apple secara bertahap </text:span></text:span><text:soft-page-break/><text:span text:style-name="Emphasis"><text:span text:style-name="T1">menyempurnakan fokus dan strategi Apple Watch dalam generasi berikutnya (Series 1 hingga Series 9, Ultra), dengan penekanan yang semakin kuat pada fitur kesehatan, kebugaran, dan keselamatan (monitor detak jantung yang akurat, aplikasi ECG untuk mendeteksi fibrilasi atrium, deteksi jatuh, pengukuran kadar oksigen darah, pelacakan siklus menstruasi, sensor suhu, deteksi tabrakan). Analisis bagaimana fokus pada kesehatan ini terbukti sangat berhasil, menjadikan Apple Watch pemimpin pasar smartwatch global yang dominan dan alat kesehatan proaktif yang penting bagi jutaan pengguna.</text:span></text:span><text:span text:style-name="T1"> </text:span></text:p>
                  </text:list-item>
                </text:list>
              </text:list-item>
              <text:list-item>
                <text:p text:style-name="P11"><text:span text:style-name="Strong_20_Emphasis"><text:span text:style-name="T1">Sub-bab 7.3: Pergeseran Fokus ke Layanan: iCloud, Apple Music, Apple TV+, Apple Arcade, Apple Pay</text:span></text:span></text:p>
                <text:list>
                  <text:list-item>
                    <text:p text:style-name="P88"><text:span text:style-name="Strong_20_Emphasis"><text:span text:style-name="T1">Prompt:</text:span></text:span><text:span text:style-name="T1"> *Analisis secara mendalam pergeseran strategis Apple yang semakin signifikan menuju bisnis Layanan (Services) sebagai pilar pertumbuhan dan profitabilitas utama, terutama sejak pertengahan dekade 2010-an. Jelaskan dorongan di balik strategi ini: diversifikasi pendapatan untuk mengurangi ketergantungan pada siklus penjualan perangkat keras (terutama iPhone), meningkatkan pendapatan per pengguna (ARPU) dari basis instalasi perangkat aktif yang masif (lebih dari 2 miliar per awal 2023), dan memperkuat loyalitas pelanggan serta efek 'lock-in' ekosistem. Deskripsikan peluncuran, evolusi, dan model bisnis dari berbagai layanan kunci Apple: </text:span></text:p>
                    <text:list>
                      <text:list-item>
                        <text:p text:style-name="P88"><text:span text:style-name="Strong_20_Emphasis"><text:span text:style-name="T1">iCloud/iCloud+:</text:span></text:span><text:span text:style-name="T1"> Dari penyimpanan dasar dan sinkronisasi hingga fitur premium seperti Private Relay dan Hide My Email. </text:span></text:p>
                      </text:list-item>
                      <text:list-item>
                        <text:p text:style-name="P88"><text:span text:style-name="Strong_20_Emphasis"><text:span text:style-name="T1">Apple Music (2015):</text:span></text:span><text:span text:style-name="T1"> Masuk ke pasar streaming musik berlangganan, akuisisi Beats, persaingan dengan Spotify. </text:span></text:p>
                      </text:list-item>
                      <text:list-item>
                        <text:p text:style-name="P88"><text:span text:style-name="Strong_20_Emphasis"><text:span text:style-name="T1">Apple Pay (2014):</text:span></text:span><text:span text:style-name="T1"> Sistem pembayaran mobile berbasis NFC, ekspansi global dan kemitraan perbankan. </text:span></text:p>
                      </text:list-item>
                      <text:list-item>
                        <text:p text:style-name="P88"><text:span text:style-name="Strong_20_Emphasis"><text:span text:style-name="T1">Apple TV+ (2019):</text:span></text:span><text:span text:style-name="T1"> Investasi besar dalam konten video original, strategi kualitas daripada kuantitas, persaingan di 'perang streaming'. </text:span></text:p>
                      </text:list-item>
                      <text:list-item>
                        <text:p text:style-name="P88"><text:span text:style-name="Strong_20_Emphasis"><text:span text:style-name="T1">Apple Arcade (2019):</text:span></text:span><text:span text:style-name="T1"> Layanan berlangganan game mobile premium tanpa iklan/IAP. </text:span></text:p>
                      </text:list-item>
                      <text:list-item>
                        <text:p text:style-name="P88"><text:span text:style-name="Strong_20_Emphasis"><text:span text:style-name="T1">Layanan Lain:</text:span></text:span><text:span text:style-name="T1"> Sebutkan juga Apple News+, Apple Fitness+, AppleCare+, Apple One (paket bundel). Analisis bagaimana </text:span><text:soft-page-break/><text:span text:style-name="T1">segmen Layanan telah tumbuh menjadi bisnis seukuran Fortune 50, dengan margin keuntungan yang tinggi, dan bagaimana hal ini mengubah persepsi investor terhadap Apple dari sekadar perusahaan perangkat keras menjadi perusahaan platform dan layanan.* </text:span></text:p>
                      </text:list-item>
                    </text:list>
                  </text:list-item>
                </text:list>
              </text:list-item>
              <text:list-item>
                <text:p text:style-name="P11"><text:span text:style-name="Strong_20_Emphasis"><text:span text:style-name="T1">Sub-bab 7.4: Inovasi Chip: Transisi ke Apple Silicon (M-series) untuk Mac</text:span></text:span></text:p>
                <text:list>
                  <text:list-item>
                    <text:p text:style-name="P88"><text:span text:style-name="Strong_20_Emphasis"><text:span text:style-name="T1">Prompt:</text:span></text:span><text:span text:style-name="T1"> </text:span><text:span text:style-name="Emphasis"><text:span text:style-name="T1">Jelaskan salah satu pencapaian teknis dan strategis paling signifikan Apple dalam dekade terakhir: transisi seluruh lini produk Mac dari prosesor Intel ke chip berbasis arsitektur ARM yang dirancang sendiri, yang dikenal sebagai Apple Silicon (dimulai dengan chip M1 pada November 2020). Paparkan latar belakang strategi jangka panjang Apple dalam mendesain chip A-series yang sangat sukses untuk iPhone dan iPad, yang memberikan keyakinan untuk melakukan langkah berani ini pada Mac. Jelaskan alasan utama transisi: keterbatasan dalam roadmap kinerja dan efisiensi daya Intel, keinginan untuk kontrol penuh atas integrasi perangkat keras dan perangkat lunak Mac, serta potensi untuk membawa fitur-fitur seperti Neural Engine (untuk AI/ML) ke Mac. Deskripsikan lompatan kinerja per watt yang dramatis yang ditunjukkan oleh chip M1, M2, M3, dan varian Pro/Max/Ultra-nya, yang menghasilkan Mac yang lebih cepat, lebih dingin, dan dengan daya tahan baterai yang jauh lebih lama. Analisis tantangan teknis dalam memastikan kompatibilitas perangkat lunak (melalui emulator Rosetta 2 dan dorongan untuk aplikasi native) dan bagaimana langkah ini memberikan Apple keunggulan kompetitif yang berkelanjutan dalam industri PC, memungkinkan desain produk baru, dan menyatukan arsitektur dasar di seluruh lini produk utamanya.</text:span></text:span><text:span text:style-name="T1"> </text:span></text:p>
                  </text:list-item>
                </text:list>
              </text:list-item>
              <text:list-item>
                <text:p text:style-name="P11"><text:span text:style-name="Strong_20_Emphasis"><text:span text:style-name="T1">Sub-bab 7.5: Filosofi Desain Hardware dan Software yang Terintegrasi</text:span></text:span></text:p>
                <text:list>
                  <text:list-item>
                    <text:p text:style-name="P11"><text:span text:style-name="Strong_20_Emphasis"><text:span text:style-name="T1">Prompt:</text:span></text:span><text:span text:style-name="T1"> </text:span><text:span text:style-name="Emphasis"><text:span text:style-name="T1">Tekankan kembali bagaimana periode ini terus memperkuat filosofi inti Apple tentang integrasi vertikal yang mendalam. Jelaskan bagaimana pengembangan produk seperti iPad, Apple Watch, peluncuran berbagai layanan, dan terutama transisi ke Apple Silicon, semuanya didasarkan pada keyakinan </text:span></text:span><text:soft-page-break/><text:span text:style-name="Emphasis"><text:span text:style-name="T1">bahwa pengalaman pengguna terbaik dicapai ketika perangkat keras, perangkat lunak, dan layanan dirancang bersama secara holistik. Berikan contoh-contoh konkret bagaimana integrasi ini memberikan manfaat nyata bagi pengguna dalam ekosistem Apple saat ini (misalnya, fitur Continuity seperti Handoff, Universal Control, AirDrop; bagaimana Apple Watch membuka kunci Mac; sinkronisasi data mulus melalui iCloud; optimalisasi kinerja aplikasi pada chip M-series). Bandingkan dan kontraskan pendekatan 'taman bertembok' (walled garden) Apple yang terintegrasi ini dengan model ekosistem yang lebih terbuka namun seringkali terfragmentasi (seperti Android/Windows), diskusikan trade-off antara kontrol dan kustomisasi, kemudahan penggunaan dan interoperabilitas, serta implikasinya bagi inovasi dan persaingan di industri teknologi.</text:span></text:span><text:span text:style-name="T1"> </text:span></text:p>
                  </text:list-item>
                </text:list>
              </text:list-item>
            </text:list>
          </text:section>
          <text:section text:style-name="Sect1" text:name="feedback-form-9">
            <text:p text:style-name="P137"/>
          </text:section>
        </text:section>
        <text:section text:style-name="Sect1" text:name="1d17499de4c3cf2f">
          <text:p text:style-name="P59"/>
          <text:section text:style-name="Sect1" text:name="user-query-content-10">
            <text:p text:style-name="P151">pada bab 8 tambahkan prompt pada awal bab untuk mendapatkan pengantar bab dan tambakan prompt pada tiap subbab untuk mendapatkan isi yang mendalam </text:p>
          </text:section>
          <text:p text:style-name="P137">Tampilkan alur berpikir</text:p>
          <text:section text:style-name="Sect2" text:name="model-response-message-contentr_1d17499de4c3cf2f">
            <text:p text:style-name="P59">Baik, mari kita siapkan prompt untuk Bab 8, yang akan menggali lebih dalam teknologi dan filosofi kunci di balik produk Apple:</text:p>
            <text:p text:style-name="Text_20_body"><text:span text:style-name="Strong_20_Emphasis"><text:span text:style-name="T1">Bab 8: Teknologi Kunci di Balik Keajaiban</text:span></text:span></text:p>
            <text:list xml:id="list1853612955810121302" text:style-name="L20">
              <text:list-item>
                <text:p text:style-name="P12"><text:span text:style-name="Strong_20_Emphasis"><text:span text:style-name="T1">Prompt Pengantar Bab:</text:span></text:span></text:p>
                <text:list>
                  <text:list-item>
                    <text:p text:style-name="P89"><text:span text:style-name="Emphasis"><text:span text:style-name="T1">Awali bab ini dengan menyatakan bahwa kesuksesan berkelanjutan Apple tidak hanya berasal dari peluncuran produk-produk hebat secara individual, tetapi juga dari fondasi teknologi yang kuat dan filosofi inti yang konsisten diterapkan selama bertahun-tahun. Sampaikan kepada pembaca bahwa bab ini akan menyimpang dari alur kronologis untuk melakukan penyelaman tematik yang lebih mendalam ke dalam beberapa 'bahan rahasia' yang menjadi pilar utama Apple. Bab ini akan mengupas tuntas filosofi desain unik Apple yang menyatukan perangkat keras dan lunak, menelusuri evolusi dan arsitektur sistem operasi macOS dan iOS yang mendefinisikan pengalaman pengguna, mengungkap </text:span></text:span><text:soft-page-break/><text:span text:style-name="Emphasis"><text:span text:style-name="T1">keunggulan di balik pengembangan chip silikon kustom A-series dan M-series, serta menganalisis secara kritis kekuatan strategis – sekaligus kontroversi – dari pendekatan ekosistem tertutup ('walled garden') yang terintegrasi. Tujuannya adalah untuk memberikan pemahaman yang lebih baik tentang bagaimana elemen-elemen fundamental ini bekerja bersama untuk menciptakan 'keajaiban' produk Apple dan keunggulan kompetitifnya yang tahan lama.</text:span></text:span><text:span text:style-name="T1"> </text:span></text:p>
                  </text:list-item>
                </text:list>
              </text:list-item>
              <text:list-item>
                <text:p text:style-name="P12"><text:span text:style-name="Strong_20_Emphasis"><text:span text:style-name="T1">Sub-bab 8.1: Filosofi Desain (Hardware &amp; Software)</text:span></text:span></text:p>
                <text:list>
                  <text:list-item>
                    <text:p text:style-name="P89"><text:span text:style-name="Strong_20_Emphasis"><text:span text:style-name="T1">Prompt:</text:span></text:span><text:span text:style-name="T1"> </text:span><text:span text:style-name="Emphasis"><text:span text:style-name="T1">Gali secara mendalam prinsip-prinsip inti yang memandu filosofi desain Apple, yang diterapkan secara konsisten pada perangkat keras dan perangkat lunak. Jelaskan obsesi terhadap kesederhanaan (simplicity) – menghilangkan yang tidak perlu untuk mencapai kejelasan dan kemudahan penggunaan. Uraikan pendekatan minimalis dalam estetika visual dan fisik. Tekankan fokus pada pengalaman pengguna (user experience) secara holistik, mulai dari membuka kemasan (unboxing) hingga interaksi sehari-hari. Analisis perhatian ekstrem terhadap detail (attention to detail), termasuk aspek yang mungkin tidak langsung terlihat oleh pengguna (misalnya, kerapian komponen internal). Jelaskan bagaimana Apple memandang desain sebagai perpaduan antara seni, teknik, dan humaniora, serta pentingnya material berkualitas (logam, kaca) dan proses manufaktur presisi (seperti unibody construction). Jelaskan pengaruh tokoh seperti Dieter Rams ("Less, but better") pada pendekatan Jony Ive dan tim desainnya. Paparkan bagaimana filosofi ini juga meluas ke desain perangkat lunak: antarmuka yang intuitif, konsistensi antar aplikasi dan OS, penggunaan tipografi dan ikonografi yang cermat, serta animasi yang fungsional dan menyenangkan untuk menciptakan pengalaman pengguna yang kohesif dan memuaskan.</text:span></text:span><text:span text:style-name="T1"> </text:span></text:p>
                  </text:list-item>
                </text:list>
              </text:list-item>
              <text:list-item>
                <text:p text:style-name="P12"><text:span text:style-name="Strong_20_Emphasis"><text:span text:style-name="T1">Sub-bab 8.2: macOS &amp; iOS (Evolusi)</text:span></text:span></text:p>
                <text:list>
                  <text:list-item>
                    <text:p text:style-name="P89"><text:span text:style-name="Strong_20_Emphasis"><text:span text:style-name="T1">Prompt:</text:span></text:span><text:span text:style-name="T1"> *Telusuri jejak evolusi teknis dan fitur dari dua sistem operasi pilar Apple: macOS (untuk Mac) dan iOS (untuk iPhone, dan menjadi dasar iPadOS). </text:span></text:p>
                    <text:list>
                      <text:list-item>
                        <text:p text:style-name="P89"><text:span text:style-name="Strong_20_Emphasis"><text:span text:style-name="T1">macOS:</text:span></text:span><text:span text:style-name="T1"> Lacak akarnya dari NeXTSTEP/OPENSTEP yang berbasis Unix, jelaskan akuisisi NeXT sebagai fondasi Mac </text:span><text:soft-page-break/><text:span text:style-name="T1">OS X. Paparkan arsitektur modernnya (kernel Darwin/BSD, lapisan Core Foundation/Cocoa, antarmuka pengguna Aqua saat debut). Jelaskan transisi arsitektur prosesor besar yang telah dilaluinya (PowerPC ke Intel tahun 2006, Intel ke Apple Silicon tahun 2020) dan tantangan serta manfaatnya. Soroti pengenalan fitur-fitur ikonik atau perubahan paradigma dalam versi-versi utama selama 20+ tahun (misalnya, Time Machine, Exposé/Mission Control, Gatekeeper, APFS, Dark Mode, fitur Continuity, Stage Manager). Analisis bagaimana macOS mempertahankan reputasinya sebagai OS yang stabil, aman, kuat untuk kalangan profesional kreatif, namun tetap mudah digunakan. </text:span></text:p>
                      </text:list-item>
                      <text:list-item>
                        <text:p text:style-name="P89"><text:span text:style-name="Strong_20_Emphasis"><text:span text:style-name="T1">iOS:</text:span></text:span><text:span text:style-name="T1"> Jelaskan kelahirannya sebagai turunan Mac OS X yang dirancang ulang secara fundamental untuk interaksi sentuh pada layar kecil (awalnya iPhone OS). Fokus pada revolusi antarmuka pengguna berbasis 'direct manipulation' multi-sentuh. Paparkan evolusinya dari sistem yang relatif tertutup dan terbatas pada awalnya menjadi platform mobile yang sangat kaya fitur dan dominan. Soroti penambahan kemampuan kunci seperti App Store (fondasi ekosistem), multitasking (yang berkembang secara bertahap), Notification Center, Control Center, integrasi Siri, AirDrop, Touch ID/Face ID, HealthKit, HomeKit, widgets, dan opsi kustomisasi yang lebih luas. Jelaskan pemisahan iPadOS pada 2019 untuk memberikan fitur khusus tablet (multitasking lebih canggih, dukungan mouse/trackpad). Analisis bagaimana kesederhanaan, keamanan, dan integrasi ekosistem iOS menjadi kunci kesuksesan iPhone dan iPad.* </text:span></text:p>
                      </text:list-item>
                    </text:list>
                  </text:list-item>
                </text:list>
              </text:list-item>
              <text:list-item>
                <text:p text:style-name="P12"><text:span text:style-name="Strong_20_Emphasis"><text:span text:style-name="T1">Sub-bab 8.3: Chip A-series &amp; M-series</text:span></text:span></text:p>
                <text:list>
                  <text:list-item>
                    <text:p text:style-name="P89"><text:span text:style-name="Strong_20_Emphasis"><text:span text:style-name="T1">Prompt:</text:span></text:span><text:span text:style-name="T1"> *Jelaskan secara detail strategi ambisius dan sangat sukses Apple dalam mendesain chip prosesornya sendiri (Apple Silicon) sebagai diferensiator utama. Paparkan alasan strategis di balik keputusan ini: keinginan untuk mengontrol penuh kinerja, efisiensi daya, dan fitur produk; mengurangi ketergantungan pada pemasok eksternal (seperti Intel); dan memungkinkan inovasi yang </text:span><text:soft-page-break/><text:span text:style-name="T1">lebih cepat serta integrasi hardware-software yang lebih optimal. Rinci langkah-langkah kunci dalam membangun tim desain chip kelas dunia, termasuk akuisisi strategis (P.A. Semi, Intrinsity). </text:span></text:p>
                    <text:list>
                      <text:list-item>
                        <text:p text:style-name="P89"><text:span text:style-name="Strong_20_Emphasis"><text:span text:style-name="T1">Chip A-series (untuk iPhone/iPad):</text:span></text:span><text:span text:style-name="T1"> Lacak perkembangannya mulai dari chip A4 (2010) hingga generasi terbaru (misalnya, A17 Pro per April 2025). Jelaskan bagaimana Apple secara konsisten memimpin industri dalam kinerja CPU dan GPU mobile per generasi. Fokus pada pengenalan Neural Engine (NPU) sejak A11 Bionic dan perannya yang semakin penting dalam mengakselerasi tugas AI/ML on-device (fotografi komputasi, Face ID, pemrosesan bahasa alami). </text:span></text:p>
                      </text:list-item>
                      <text:list-item>
                        <text:p text:style-name="P89"><text:span text:style-name="Strong_20_Emphasis"><text:span text:style-name="T1">Chip M-series (untuk Mac/iPad Pro):</text:span></text:span><text:span text:style-name="T1"> Analisis transisi bersejarah Mac dari Intel ke Apple Silicon mulai tahun 2020. Jelaskan arsitektur dasarnya yang berbasis ARM dengan 'performance cores' dan 'efficiency cores', memori terpadu (unified memory architecture) yang inovatif, GPU terintegrasi yang kuat, dan Neural Engine. Paparkan bagaimana arsitektur ini dapat diskalakan untuk menciptakan varian Pro, Max, dan Ultra yang melayani kebutuhan profesional kelas atas. Analisis bagaimana M-series memberikan lompatan kuantum dalam kinerja per watt, mengubah lanskap industri PC, dan memungkinkan desain Mac yang lebih tipis, lebih dingin, dengan daya tahan baterai lebih lama.* </text:span></text:p>
                      </text:list-item>
                    </text:list>
                  </text:list-item>
                </text:list>
              </text:list-item>
              <text:list-item>
                <text:p text:style-name="P12"><text:span text:style-name="Strong_20_Emphasis"><text:span text:style-name="T1">Sub-bab 8.4: Kekuatan Ekosistem Tertutup (Walled Garden)</text:span></text:span></text:p>
                <text:list>
                  <text:list-item>
                    <text:p text:style-name="P12"><text:span text:style-name="Strong_20_Emphasis"><text:span text:style-name="T1">Prompt:</text:span></text:span><text:span text:style-name="T1"> </text:span><text:span text:style-name="Emphasis"><text:span text:style-name="T1">Lakukan analisis mendalam mengenai konsep strategis 'ekosistem tertutup' atau 'taman bertembok' (walled garden) yang menjadi ciri khas Apple. Jelaskan bagaimana Apple secara sistematis membangun keterkaitan yang erat antara berbagai lini produk perangkat kerasnya (iPhone, iPad, Mac, Watch, AirPods, Apple TV, HomePod), sistem operasinya (iOS, macOS, watchOS, tvOS), aplikasi intinya (iMessage, FaceTime, Mail, Calendar, Photos), dan layanan digitalnya (iCloud, App Store, Apple Music, Apple Pay, Fitness+, TV+). Diskusikan secara seimbang manfaat dari pendekatan terintegrasi ini bagi pengguna: pengalaman yang mulus dan konsisten antar perangkat ('it just works'), kemudahan </text:span></text:span><text:soft-page-break/><text:span text:style-name="Emphasis"><text:span text:style-name="T1">penggunaan, tingkat keamanan dan privasi yang sering dianggap lebih tinggi, serta fitur-fitur eksklusif yang dimungkinkan oleh integrasi (misalnya, Continuity, Handoff, AirDrop, Universal Clipboard). Namun, gali juga kritik dan kelemahan signifikan dari model ini: kurangnya pilihan dan fleksibilitas bagi pengguna (kustomisasi terbatas), kesulitan interoperabilitas dengan platform non-Apple, 'efek penguncian' (lock-in effect) yang membuat pengguna sulit beralih ke platform lain, potensi penyalahgunaan kekuatan pasar (terutama terkait aturan App Store, akses NFC untuk pembayaran), serta tantangan terkait hak untuk memperbaiki (right to repair). Evaluasi bagaimana strategi ekosistem ini menjadi pendorong utama loyalitas pelanggan yang luar biasa tinggi dan memberikan Apple kontrol serta keuntungan finansial yang signifikan.</text:span></text:span><text:span text:style-name="T1"> </text:span></text:p>
                  </text:list-item>
                </text:list>
              </text:list-item>
            </text:list>
          </text:section>
          <text:section text:style-name="Sect1" text:name="feedback-form-10">
            <text:p text:style-name="P137"/>
          </text:section>
        </text:section>
        <text:section text:style-name="Sect1" text:name="c76313fa75ebf654">
          <text:p text:style-name="P59"/>
          <text:section text:style-name="Sect1" text:name="user-query-content-11">
            <text:p text:style-name="P151">pada bab 9 tambahkan prompt pada awal bab untuk mendapatkan pengantar bab dan tambakan prompt pada tiap subbab untuk mendapatkan isi yang mendalam </text:p>
          </text:section>
          <text:p text:style-name="P137">Tampilkan alur berpikir</text:p>
          <text:section text:style-name="Sect2" text:name="model-response-message-contentr_c76313fa75ebf654">
            <text:p text:style-name="P59">Oke, mari kita siapkan prompt untuk Bab 9, yang fokus pada sisi lain dari inovasi: kegagalan dan pelajaran yang dipetik oleh Apple.</text:p>
            <text:p text:style-name="Text_20_body"><text:span text:style-name="Strong_20_Emphasis"><text:span text:style-name="T1">Bab 9: Eksperimen yang Gagal &amp; Pelajaran Berharga</text:span></text:span></text:p>
            <text:list xml:id="list7022691311738406185" text:style-name="L21">
              <text:list-item>
                <text:p text:style-name="P13"><text:span text:style-name="Strong_20_Emphasis"><text:span text:style-name="T1">Prompt Pengantar Bab:</text:span></text:span></text:p>
                <text:list>
                  <text:list-item>
                    <text:p text:style-name="P90"><text:span text:style-name="Emphasis"><text:span text:style-name="T1">Awali bab ini dengan sebuah pengingat bahwa jalan menuju inovasi sejati jarang sekali mulus. Jelaskan bahwa bahkan perusahaan sekelas Apple, yang identik dengan kesuksesan dan produk-produk ikonik, tidak kebal dari kegagalan. Sampaikan kepada pembaca bahwa bab ini akan mengalihkan fokus dari kisah-kisah kemenangan untuk menjelajahi beberapa produk dan proyek ambisius Apple yang, karena berbagai alasan, tidak berhasil di pasaran atau bahkan dibatalkan sebelum diluncurkan. Tekankan bahwa tujuan bab ini bukanlah sekadar untuk menginventarisir kesalahan, melainkan untuk menganalisis secara kritis mengapa eksperimen-eksperimen ini gagal – apakah karena </text:span></text:span><text:soft-page-break/><text:span text:style-name="Emphasis"><text:span text:style-name="T1">teknologi yang belum siap, visi yang terlalu jauh ke depan, kesalahan strategis, dinamika pasar, atau kombinasi berbagai faktor. Yang terpenting, bab ini akan mencoba menggali pelajaran berharga yang mungkin dipetik oleh Apple dari setiap kegagalan ini, dan bagaimana pengalaman tersebut, meskipun pahit, dapat membentuk keputusan dan bahkan berkontribusi pada kesuksesan di masa depan.</text:span></text:span><text:span text:style-name="T1"> </text:span></text:p>
                  </text:list-item>
                </text:list>
              </text:list-item>
              <text:list-item>
                <text:p text:style-name="P13"><text:span text:style-name="Strong_20_Emphasis"><text:span text:style-name="T1">Sub-bab 9.1: Apple Newton MessagePad (Pelopor yang Terlalu Dini?)</text:span></text:span></text:p>
                <text:list>
                  <text:list-item>
                    <text:p text:style-name="P90"><text:span text:style-name="Strong_20_Emphasis"><text:span text:style-name="T1">Prompt:</text:span></text:span><text:span text:style-name="T1"> </text:span><text:span text:style-name="Emphasis"><text:span text:style-name="T1">Fokus secara mendalam pada proyek Apple Newton, yang sering dianggap sebagai salah satu kegagalan paling terkenal Apple, namun juga pelopor teknologi. Jelaskan visi ambisius di baliknya yang didorong oleh CEO John Sculley: menciptakan kategori perangkat komputasi baru, Personal Digital Assistant (PDA), yang mengandalkan pengenalan tulisan tangan sebagai input utama. Paparkan proses pengembangannya yang panjang, kompleks, dan mahal, serta teknologi inovatif yang digunakannya (termasuk prosesor ARM yang saat itu baru, sistem operasi Newton OS yang berorientasi objek). Deskripsikan peluncuran MessagePad pertama pada tahun 1993 yang disertai ekspektasi tinggi, namun dengan cepat dirusak oleh kinerja pengenalan tulisan tangannya yang tidak akurat dan menjadi sasaran kritik serta parodi. Analisis secara kritis faktor-faktor kegagalan komersialnya: apakah teknologinya (terutama pengenalan tulisan) benar-benar belum matang? Apakah harganya terlalu mahal dan ukurannya terlalu besar untuk pasar saat itu? Apakah pasar memang belum siap untuk konsep PDA? Jelaskan keputusan Steve Jobs saat kembali ke Apple untuk menghentikan seluruh divisi Newton pada tahun 1998. Evaluasi warisan jangka panjang Newton: meskipun gagal, sejauh mana ia mempionirkan konsep dan teknologi yang kemudian diadopsi dalam smartphone dan tablet modern? Pelajaran apa tentang manajemen proyek ambisius dan peluncuran teknologi baru yang bisa diambil dari kasus Newton?</text:span></text:span><text:span text:style-name="T1"> </text:span></text:p>
                  </text:list-item>
                </text:list>
              </text:list-item>
              <text:list-item>
                <text:p text:style-name="P13"><text:span text:style-name="Strong_20_Emphasis"><text:span text:style-name="T1">Sub-bab 9.2: Apple Pippin (Kesalahan Fatal di Pasar Konsol Game)</text:span></text:span></text:p>
                <text:list>
                  <text:list-item>
                    <text:p text:style-name="P90"><text:span text:style-name="Strong_20_Emphasis"><text:span text:style-name="T1">Prompt:</text:span></text:span><text:span text:style-name="T1"> </text:span><text:span text:style-name="Emphasis"><text:span text:style-name="T1">Jelaskan upaya Apple yang bernasib buruk untuk memasuki pasar konsol video game yang sangat kompetitif pada </text:span></text:span><text:soft-page-break/><text:span text:style-name="Emphasis"><text:span text:style-name="T1">pertengahan 1990-an melalui platform Apple Pippin. Paparkan strategi yang tidak biasa di baliknya: Apple tidak membuat konsolnya sendiri, melainkan mengembangkan platform teknologi multimedia berbasis PowerPC dan Mac OS, lalu melisensikannya kepada produsen pihak ketiga (terutama Bandai) untuk membuat dan memasarkan konsol mereka sendiri (misalnya, Bandai @World). Deskripsikan fitur-fitur yang diunggulkan Pippin (kemampuan internet melalui modem, fokus pada edutainment dan multimedia selain game). Analisis secara mendalam mengapa proyek ini gagal total: bagaimana Pippin diposisikan di pasar yang sudah didominasi oleh Sony PlayStation, Nintendo 64, dan Sega Saturn? Bagaimana perbandingan harga Pippin yang sangat mahal ($599 di AS) dengan para pesaingnya? Mengapa perpustakaan perangkat lunaknya (game dan aplikasi) sangat terbatas dan gagal menarik minat pengembang maupun konsumen? Apakah model bisnis lisensi itu sendiri merupakan strategi yang cacat untuk pasar konsol? Pelajaran strategis apa tentang memahami dinamika pasar, persaingan, harga, dan pentingnya konten (game) yang seharusnya dipetik Apple dari bencana Pippin?</text:span></text:span><text:span text:style-name="T1"> </text:span></text:p>
                  </text:list-item>
                </text:list>
              </text:list-item>
              <text:list-item>
                <text:p text:style-name="P13"><text:span text:style-name="Strong_20_Emphasis"><text:span text:style-name="T1">Sub-bab 9.3: AirPower (Janji Ambisius yang Tak Terpenuhi)</text:span></text:span></text:p>
                <text:list>
                  <text:list-item>
                    <text:p text:style-name="P90"><text:span text:style-name="Strong_20_Emphasis"><text:span text:style-name="T1">Prompt:</text:span></text:span><text:span text:style-name="T1"> </text:span><text:span text:style-name="Emphasis"><text:span text:style-name="T1">Analisis kasus kegagalan produk Apple yang lebih modern dan unik karena dibatalkan setelah diumumkan secara publik: pengisi daya nirkabel AirPower. Ingatkan kembali momen pengumumannya yang penuh percaya diri pada acara iPhone X tahun 2017, di mana Apple menjanjikan sebuah alas pengisi daya nirkabel tunggal yang secara ajaib dapat mengisi daya iPhone, Apple Watch, dan casing AirPods secara bersamaan, di mana pun diletakkan di permukaannya (tidak seperti charger Qi standar). Deskripsikan periode penantian publik yang panjang setelah pengumuman itu, di mana tanggal rilis terus tertunda dan informasi resmi sangat minim. Paparkan dugaan tantangan teknis berat yang dihadapi para insinyur Apple di balik layar, terutama terkait kompleksitas menempatkan banyak kumparan pengisian daya yang tumpang tindih tanpa menyebabkan panas berlebih (overheating), interferensi, dan dapat memenuhi standar keamanan serta keandalan. Jelaskan langkah Apple yang sangat jarang terjadi pada Maret 2019 untuk secara terbuka mengakui </text:span></text:span><text:soft-page-break/><text:span text:style-name="Emphasis"><text:span text:style-name="T1">kegagalan dan membatalkan proyek AirPower karena 'tidak dapat mencapai standar kualitas tinggi' yang mereka tetapkan. Pelajaran apa yang dapat diambil dari kasus AirPower tentang risiko menetapkan ekspektasi publik terlalu tinggi untuk teknologi yang belum terbukti, tantangan fisika dalam inovasi perangkat keras, dan pentingnya transparansi (atau kurangnya transparansi) dalam komunikasi perusahaan?</text:span></text:span><text:span text:style-name="T1"> </text:span></text:p>
                  </text:list-item>
                </text:list>
              </text:list-item>
              <text:list-item>
                <text:p text:style-name="P13"><text:span text:style-name="Strong_20_Emphasis"><text:span text:style-name="T1">Sub-bab 9.4: Produk &amp; Proyek Gagal Lainnya &amp; Analisis Pola Kegagalan</text:span></text:span></text:p>
                <text:list>
                  <text:list-item>
                    <text:p text:style-name="P13"><text:span text:style-name="Strong_20_Emphasis"><text:span text:style-name="T1">Prompt:</text:span></text:span><text:span text:style-name="T1"> </text:span><text:span text:style-name="Emphasis"><text:span text:style-name="T1">Selain tiga kasus utama di atas, sebutkan dan jelaskan secara singkat beberapa contoh lain dari produk, fitur, atau inisiatif strategis Apple yang bisa dianggap sebagai kegagalan atau langkah keliru (misalnya: komputer Apple III yang tidak andal, Apple Lisa yang mahal dan lambat, mungkin beberapa versi awal Apple Maps, MobileMe sebelum menjadi iCloud, atau bahkan keputusan strategis seperti melisensikan Mac OS untuk klon). Setelah meninjau berbagai contoh kegagalan ini sepanjang sejarah Apple, lakukan analisis untuk mengidentifikasi kemungkinan adanya pola atau tema umum: Apakah kegagalan sering terjadi karena Apple menetapkan harga terlalu tinggi? Apakah karena mencoba memaksakan teknologi yang belum siap untuk pasar massal? Apakah karena meremehkan pesaing atau salah membaca tren pasar? Apakah karena terlalu banyak proyek berjalan secara bersamaan sehingga kehilangan fokus (terutama di era pra-Jobs kembali)? Yang paling penting, tunjukkan bagaimana Apple (terutama di bawah kepemimpinan Jobs dan Cook) tampaknya belajar dari kesalahan masa lalu. Berikan contoh spesifik di mana pelajaran dari kegagalan sebelumnya (misalnya, dari Newton) mungkin telah diterapkan dalam pengembangan produk yang sukses di kemudian hari (misalnya, iPhone/iPad), atau bagaimana kegagalan membantu memperjelas strategi inti perusahaan.</text:span></text:span><text:span text:style-name="T1"> </text:span></text:p>
                  </text:list-item>
                </text:list>
              </text:list-item>
            </text:list>
          </text:section>
          <text:section text:style-name="Sect1" text:name="feedback-form-11">
            <text:p text:style-name="P137"/>
          </text:section>
        </text:section>
        <text:section text:style-name="Sect1" text:name="7dd9e8acf1b3f3d8">
          <text:p text:style-name="P59"/>
          <text:section text:style-name="Sect1" text:name="user-query-content-12">
            <text:p text:style-name="P151">pada bab 10 tambahkan prompt pada awal bab untuk mendapatkan pengantar bab dan tambakan prompt pada tiap subbab untuk mendapatkan isi yang <text:soft-page-break/>mendalam </text:p>
          </text:section>
          <text:p text:style-name="P137">Tampilkan alur berpikir</text:p>
          <text:section text:style-name="Sect2" text:name="model-response-message-contentr_7dd9e8acf1b3f3d8">
            <text:p text:style-name="P59">Oke, mari kita siapkan prompt untuk Bab 10, yang membahas era kepemimpinan Tim Cook hingga saat ini (April 2025):</text:p>
            <text:p text:style-name="Text_20_body"><text:span text:style-name="Strong_20_Emphasis"><text:span text:style-name="T1">Bab 10: Era Tim Cook: Skala, Layanan, &amp; Tantangan Baru (2011 - Sekarang [Per April 2025])</text:span></text:span></text:p>
            <text:list xml:id="list2961457498137779384" text:style-name="L22">
              <text:list-item>
                <text:p text:style-name="P14"><text:span text:style-name="Strong_20_Emphasis"><text:span text:style-name="T1">Prompt Pengantar Bab:</text:span></text:span></text:p>
                <text:list>
                  <text:list-item>
                    <text:p text:style-name="P91"><text:span text:style-name="Emphasis"><text:span text:style-name="T1">Awali bab ini dengan menandai dimulainya era baru bagi Apple setelah wafatnya sang pendiri visioner, Steve Jobs, pada Oktober 2011. Gambarkan momen transisi kepemimpinan kepada Tim Cook, seorang maestro operasi yang telah lama menjadi tangan kanan Jobs, namun memiliki gaya kepemimpinan yang sangat berbeda. Akui pertanyaan besar yang melingkupi Apple saat itu: mampukah perusahaan mempertahankan budaya inovasi dan status ikoniknya tanpa kehadiran Jobs? Sampaikan kepada pembaca bahwa bab ini akan mengupas tuntas era kepemimpinan Tim Cook, dari tahun 2011 hingga kondisi terkini [per April 2025]. Fokus pada bagaimana di bawah Cook, Apple mencapai tingkat kesuksesan finansial, skala operasional, dan jangkauan global yang belum pernah terbayangkan sebelumnya, menjadikannya salah satu perusahaan paling bernilai dan berpengaruh di dunia. Bab ini akan menganalisis pilar-pilar utama era Cook: fokus tanpa henti pada keunggulan operasional dan manajemen rantai pasokan, ledakan pertumbuhan bisnis layanan sebagai mesin laba utama, penekanan kuat pada nilai-nilai korporat seperti privasi pengguna dan kelestarian lingkungan, serta bagaimana Apple menghadapi dan menavigasi serangkaian tantangan baru yang semakin kompleks – mulai dari tekanan regulasi global yang ketat, ketegangan geopolitik, hingga pertanyaan konstan mengenai gelombang inovasi besar berikutnya.</text:span></text:span><text:span text:style-name="T1"> </text:span></text:p>
                  </text:list-item>
                </text:list>
              </text:list-item>
              <text:list-item>
                <text:p text:style-name="P14"><text:span text:style-name="Strong_20_Emphasis"><text:span text:style-name="T1">Sub-bab 10.1: Transisi Kepemimpinan dan Gaya Manajemen Cook</text:span></text:span></text:p>
                <text:list>
                  <text:list-item>
                    <text:p text:style-name="P91"><text:span text:style-name="Strong_20_Emphasis"><text:span text:style-name="T1">Prompt:</text:span></text:span><text:span text:style-name="T1"> </text:span><text:span text:style-name="Emphasis"><text:span text:style-name="T1">Jelaskan secara detail proses suksesi dari Steve Jobs ke Tim Cook pada tahun 2011, termasuk peran Jobs dalam memilih penggantinya. Rinci latar belakang Tim Cook sebelum menjadi CEO: karirnya di IBM dan Compaq, bagaimana ia direkrut oleh </text:span></text:span><text:soft-page-break/><text:span text:style-name="Emphasis"><text:span text:style-name="T1">Jobs pada 1998 untuk merombak operasi Apple yang kacau, dan keberhasilannya sebagai COO. Deskripsikan atmosfer di Apple dan ekspektasi publik saat Cook mengambil alih. Analisis perbedaan fundamental antara gaya kepemimpinan Cook dan Jobs: Cook yang lebih tenang, metodis, analitis, kolaboratif, dan fokus pada detail operasional serta nilai-nilai perusahaan, kontras dengan Jobs yang karismatik, intuitif, seringkali volatile, dan terobsesi pada produk. Paparkan bagaimana Cook, meskipun bukan seorang 'product visionary' seperti Jobs, terbukti sangat efektif dalam mengelola dan menskalakan kompleksitas Apple yang luar biasa, menjaga stabilitas, dan membangun tim kepemimpinan yang kuat di sekelilingnya. Bagaimana ia menanamkan stempel kepemimpinannya sendiri pada budaya Apple?</text:span></text:span><text:span text:style-name="T1"> </text:span></text:p>
                  </text:list-item>
                </text:list>
              </text:list-item>
              <text:list-item>
                <text:p text:style-name="P14"><text:span text:style-name="Strong_20_Emphasis"><text:span text:style-name="T1">Sub-bab 10.2: Fokus pada Keunggulan Operasional &amp; Ledakan Bisnis Layanan</text:span></text:span></text:p>
                <text:list>
                  <text:list-item>
                    <text:p text:style-name="P91"><text:span text:style-name="Strong_20_Emphasis"><text:span text:style-name="T1">Prompt:</text:span></text:span><text:span text:style-name="T1"> </text:span><text:span text:style-name="Emphasis"><text:span text:style-name="T1">Gali lebih dalam dua strategi inti yang menjadi ciri khas era Tim Cook. Pertama, jelaskan bagaimana Cook memanfaatkan keahliannya yang mendalam dalam manajemen rantai pasokan dan operasi untuk membangun mesin produksi dan distribusi global yang tak tertandingi efisiensinya. Paparkan bagaimana Apple di bawahnya terus mengoptimalkan hubungan dengan mitra manufaktur (seperti Foxconn, Pegatron), mengelola logistik kompleks untuk peluncuran produk skala masif, menjaga kualitas produk yang tinggi, dan mempertahankan margin keuntungan yang kuat meskipun skala produksi sangat besar. Kedua, tekankan kembali (merujuk Bab 7 &amp; 8) dan elaborasi mengenai pergeseran strategis yang monumental menuju bisnis Layanan (Services). Analisis bagaimana Cook dan timnya secara sistematis membangun portofolio layanan digital (App Store, iCloud+, Apple Music, TV+, Arcade, Fitness+, Pay, dll.) menjadi pilar pendapatan kedua terbesar setelah iPhone, dengan pertumbuhan yang konsisten dan margin keuntungan yang sangat tinggi. Jelaskan bagaimana fokus pada layanan ini membantu mengurangi ketergantungan Apple pada siklus penjualan perangkat keras dan meningkatkan pendapatan berulang serta loyalitas pelanggan.</text:span></text:span><text:span text:style-name="T1"> </text:span></text:p>
                  </text:list-item>
                </text:list>
              </text:list-item>
              <text:list-item>
                <text:p text:style-name="P14"><text:span text:style-name="Strong_20_Emphasis"><text:span text:style-name="T1">Sub-bab 10.3: Privasi Pengguna sebagai Nilai Inti dan Diferensiator</text:span></text:span></text:p>
                <text:list>
                  <text:list-item>
                    <text:p text:style-name="P91"><text:soft-page-break/><text:span text:style-name="Strong_20_Emphasis"><text:span text:style-name="T1">Prompt:</text:span></text:span><text:span text:style-name="T1"> </text:span><text:span text:style-name="Emphasis"><text:span text:style-name="T1">Analisis secara mendalam sikap Apple yang semakin proaktif dan vokal dalam memperjuangkan privasi pengguna sebagai nilai fundamental perusahaan di bawah kepemimpinan Tim Cook. Jelaskan bagaimana Apple secara strategis memposisikan privasi sebagai keunggulan kompetitif dan diferensiator kunci terhadap pesaing utama di industri teknologi, terutama perusahaan yang model bisnisnya berbasis iklan dan pengumpulan data pengguna skala besar. Rinci contoh-contoh konkret dari komitmen ini: penolakan terkenal untuk membantu FBI membuka enkripsi iPhone pelaku terorisme San Bernardino (2016), implementasi fitur-fitur teknis seperti enkripsi ujung-ke-ujung untuk iMessage dan FaceTime, Intelligent Tracking Prevention di Safari, Differential Privacy, label privasi nutrisi di App Store, dan terutama kebijakan App Tracking Transparency (ATT) pada tahun 2021 yang secara signifikan membatasi pelacakan pengguna oleh aplikasi pihak ketiga. Kutip dan analisis pernyataan publik Cook yang sering menegaskan privasi sebagai "hak asasi manusia fundamental". Diskusikan dampak ganda dari sikap ini: membangun citra merek yang positif dan kepercayaan pengguna, namun juga memicu konflik dengan pengembang aplikasi, industri periklanan digital, dan bahkan regulator.</text:span></text:span><text:span text:style-name="T1"> </text:span></text:p>
                  </text:list-item>
                </text:list>
              </text:list-item>
              <text:list-item>
                <text:p text:style-name="P14"><text:span text:style-name="Strong_20_Emphasis"><text:span text:style-name="T1">Sub-bab 10.4: Menghadapi Tantangan Baru: Regulasi, Geopolitik, dan Inovasi [hingga April 2025]</text:span></text:span></text:p>
                <text:list>
                  <text:list-item>
                    <text:p text:style-name="P91"><text:span text:style-name="Strong_20_Emphasis"><text:span text:style-name="T1">Prompt:</text:span></text:span><text:span text:style-name="T1"> *Jelaskan berbagai tantangan signifikan dan kompleks yang dihadapi Apple di bawah kepemimpinan Tim Cook, terutama dalam beberapa tahun terakhir hingga saat ini [April 2025]. Analisis tantangan-tantangan ini dari berbagai sudut: </text:span></text:p>
                    <text:list>
                      <text:list-item>
                        <text:p text:style-name="P91"><text:span text:style-name="Strong_20_Emphasis"><text:span text:style-name="T1">Regulasi dan Antimonopoli:</text:span></text:span><text:span text:style-name="T1"> Uraikan tekanan regulasi yang meningkat secara global. Fokus pada investigasi dan tuntutan hukum terkait dugaan praktik monopoli App Store (misalnya, kasus Epic Games, implementasi Digital Markets Act (DMA) di Eropa yang memaksa Apple mengizinkan toko aplikasi alternatif dan sideloading, gugatan antimonopoli dari Departemen Kehakiman AS pada Maret 2024). Jelaskan bagaimana Apple merespons tantangan regulasi ini. </text:span></text:p>
                      </text:list-item>
                      <text:list-item>
                        <text:p text:style-name="P91"><text:span text:style-name="Strong_20_Emphasis"><text:span text:style-name="T1">Geopolitik:</text:span></text:span><text:span text:style-name="T1"> Analisis risiko yang terkait dengan </text:span><text:soft-page-break/><text:span text:style-name="T1">ketergantungan Apple pada rantai pasokan global, khususnya manufaktur di Tiongkok, di tengah meningkatnya ketegangan geopolitik antara AS dan Tiongkok. Jelaskan upaya Apple untuk melakukan diversifikasi basis manufakturnya ke negara lain seperti India dan Vietnam. </text:span></text:p>
                      </text:list-item>
                      <text:list-item>
                        <text:p text:style-name="P91"><text:span text:style-name="Strong_20_Emphasis"><text:span text:style-name="T1">Inovasi dan Persaingan:</text:span></text:span><text:span text:style-name="T1"> Diskusikan tekanan konstan pada Apple untuk terus berinovasi dan meluncurkan produk 'game-changing' berikutnya setelah iPhone. Evaluasi posisi Apple dalam tren teknologi terkini seperti Kecerdasan Buatan (AI) generatif (dibandingkan pesaing seperti Google, Microsoft/OpenAI), pengembangan Augmented/Virtual Reality (misalnya, peluncuran dan penerimaan awal Apple Vision Pro), serta persaingan yang terus berlanjut di pasar smartphone, PC, dan layanan. </text:span></text:p>
                      </text:list-item>
                      <text:list-item>
                        <text:p text:style-name="P14"><text:span text:style-name="Strong_20_Emphasis"><text:span text:style-name="T1">Skala dan Kompleksitas:</text:span></text:span><text:span text:style-name="T1"> Paparkan tantangan dalam mengelola perusahaan raksasa dengan valuasi triliunan dolar, mempertahankan budaya inovatif, dan menavigasi isu-isu sosial dan lingkungan yang semakin kompleks.* </text:span></text:p>
                      </text:list-item>
                    </text:list>
                  </text:list-item>
                </text:list>
              </text:list-item>
            </text:list>
          </text:section>
          <text:section text:style-name="Sect1" text:name="feedback-form-12">
            <text:p text:style-name="P137"/>
          </text:section>
        </text:section>
        <text:section text:style-name="Sect1" text:name="c616fd93dc02ad5a">
          <text:p text:style-name="P59"/>
          <text:section text:style-name="Sect1" text:name="user-query-content-13">
            <text:p text:style-name="P151">pada penutup buatkan prompt pada tiap subbab untuk mendapatkan isi </text:p>
          </text:section>
          <text:p text:style-name="P137">Tampilkan alur berpikir</text:p>
          <text:section text:style-name="Sect2" text:name="model-response-message-contentr_c616fd93dc02ad5a">
            <text:p text:style-name="P59">Baik, karena bagian Penutup biasanya lebih bersifat reflektif dan merangkum, kita bisa membaginya menjadi beberapa sub-bagian tematik untuk memandu penulisan kesimpulan yang komprehensif. Berikut adalah prompt untuk setiap sub-bab dalam Penutup:</text:p>
            <text:p text:style-name="Text_20_body"><text:span text:style-name="Strong_20_Emphasis"><text:span text:style-name="T1">Penutup: Warisan Sebuah Apel</text:span></text:span></text:p>
            <text:list xml:id="list2196979907932617635" text:style-name="L23">
              <text:list-item>
                <text:p text:style-name="P15"><text:span text:style-name="Strong_20_Emphasis"><text:span text:style-name="T1">Sub-bab Penutup 1: Rangkuman Perjalanan Epik Apple</text:span></text:span></text:p>
                <text:list>
                  <text:list-item>
                    <text:p text:style-name="P92"><text:span text:style-name="Strong_20_Emphasis"><text:span text:style-name="T1">Prompt:</text:span></text:span><text:span text:style-name="T1"> </text:span><text:span text:style-name="Emphasis"><text:span text:style-name="T1">Sajikan rangkuman singkat namun kuat yang merangkum kembali narasi besar perjalanan Apple yang telah dipaparkan sepanjang buku. Ingatkan pembaca akan titik-titik krusial: dari idealisme di garasi Jobs dan Wozniak, revolusi Apple II dan Macintosh, masa-masa sulit tanpa Jobs, kebangkitan fenomenal dengan iMac, iPod, dan iPhone yang mengubah dunia, hingga evolusinya menjadi raksasa teknologi global yang menguasai skala </text:span></text:span><text:soft-page-break/><text:span text:style-name="Emphasis"><text:span text:style-name="T1">operasional dan layanan di bawah Tim Cook. Tekankan kembali tema-tema utama seperti inovasi, desain, pasang surut kepemimpinan, persaingan, kegagalan, dan kemampuan untuk bangkit kembali yang telah mewarnai sejarah panjang perusahaan.</text:span></text:span><text:span text:style-name="T1"> </text:span></text:p>
                  </text:list-item>
                </text:list>
              </text:list-item>
              <text:list-item>
                <text:p text:style-name="P15"><text:span text:style-name="Strong_20_Emphasis"><text:span text:style-name="T1">Sub-bab Penutup 2: Menilai Warisan dan Dampak Abadi</text:span></text:span></text:p>
                <text:list>
                  <text:list-item>
                    <text:p text:style-name="P92"><text:span text:style-name="Strong_20_Emphasis"><text:span text:style-name="T1">Prompt:</text:span></text:span><text:span text:style-name="T1"> </text:span><text:span text:style-name="Emphasis"><text:span text:style-name="T1">Lakukan evaluasi yang lebih mendalam dan reflektif mengenai warisan (legacy) Apple hingga saat ini [April 2025]. Analisis dampak fundamental dan jangka panjang Apple yang melampaui sekadar produk: bagaimana Apple mengubah ekspektasi kita terhadap teknologi personal? Bagaimana filosofi desainnya memengaruhi industri lain di luar teknologi? Bagaimana strategi bisnis dan pemasarannya menjadi studi kasus? Bagaimana Apple berkontribusi membentuk budaya digital dan gaya hidup modern? Pertimbangkan signifikansinya sebagai simbol inovasi, kreativitas, tetapi juga sebagai entitas korporat besar dengan segala kompleksitas dan kritiknya. Apa jejak terpenting yang ditinggalkan Apple di dunia?</text:span></text:span><text:span text:style-name="T1"> </text:span></text:p>
                  </text:list-item>
                </text:list>
              </text:list-item>
              <text:list-item>
                <text:p text:style-name="P15"><text:span text:style-name="Strong_20_Emphasis"><text:span text:style-name="T1">Sub-bab Penutup 3: Menatap Masa Depan Apple – Refleksi Akhir</text:span></text:span></text:p>
                <text:list>
                  <text:list-item>
                    <text:p text:style-name="P15"><text:span text:style-name="Strong_20_Emphasis"><text:span text:style-name="T1">Prompt:</text:span></text:span><text:span text:style-name="T1"> </text:span><text:span text:style-name="Emphasis"><text:span text:style-name="T1">Arahkan pandangan ke depan dengan menyajikan refleksi akhir mengenai posisi Apple saat ini dan tantangan serta peluang di masa mendatang. Ingatkan kembali secara singkat tantangan utama yang dihadapi [per April 2025] (regulasi, persaingan di ranah AI, tekanan untuk inovasi besar berikutnya). Ajak pembaca untuk mempertimbangkan pertanyaan-pertanyaan kunci tentang masa depan Apple: Mampukah Apple terus mendefinisikan ulang pasar dengan produk seperti Vision Pro atau terobosan lain? Bagaimana Apple akan menavigasi lanskap AI yang berkembang pesat? Sejauh mana fokus pada layanan dan ekosistem akan menopang pertumbuhannya? Tanpa membuat ramalan definitif, tawarkan perspektif penutup mengenai kapasitas Apple untuk beradaptasi dan tetap relevan di era teknologi berikutnya. Tutup buku dengan kalimat yang mengesankan dan menggugah pikiran tentang tempat Apple dalam sejarah teknologi dan pengaruhnya yang berkelanjutan.</text:span></text:span><text:span text:style-name="T1"> </text:span></text:p>
                  </text:list-item>
                </text:list>
              </text:list-item>
            </text:list>
          </text:section>
          <text:section text:style-name="Sect1" text:name="feedback-form-13">
            <text:p text:style-name="P137"/>
          </text:section>
        </text:section>
        <text:section text:style-name="Sect1" text:name="f96e87b6f6a19ef5">
          <text:p text:style-name="P59"/>
          <text:section text:style-name="Sect1" text:name="user-query-content-14">
            <text:p text:style-name="P151"><text:soft-page-break/>buatkan saran gaya bahasa yang menurut anda sesuai untuk buku ini </text:p>
          </text:section>
          <text:p text:style-name="P137">Tampilkan alur berpikir</text:p>
          <text:section text:style-name="Sect2" text:name="model-response-message-contentr_f96e87b6f6a19ef5">
            <text:p text:style-name="P59">Tentu, berikut adalah beberapa saran gaya bahasa penulisan yang menurut saya cocok untuk buku nonfiksi tentang Apple yang ditujukan untuk masyarakat umum di Indonesia:</text:p>
            <text:list xml:id="list6865975780912816449" text:style-name="L24">
              <text:list-item>
                <text:p text:style-name="P16"><text:span text:style-name="Strong_20_Emphasis"><text:span text:style-name="T1">Gaya Bercerita (Naratif) yang Mengalir:</text:span></text:span></text:p>
                <text:list>
                  <text:list-item>
                    <text:p text:style-name="P93"><text:span text:style-name="Strong_20_Emphasis"><text:span text:style-name="T1">Mengapa?</text:span></text:span><text:span text:style-name="T1"> Kisah Apple penuh dengan drama, tokoh ikonik, momen krusial, dan pasang surut. Gaya naratif akan membuat pembaca merasa terlibat seolah-olah mengikuti sebuah cerita petualangan bisnis dan teknologi. </text:span></text:p>
                  </text:list-item>
                  <text:list-item>
                    <text:p text:style-name="P93"><text:span text:style-name="Strong_20_Emphasis"><text:span text:style-name="T1">Bagaimana?</text:span></text:span><text:span text:style-name="T1"> Fokus pada alur kejadian, perkenalkan tokoh-tokoh kunci (Jobs, Wozniak, Cook, Ive, dll.) dengan karakterisasi yang menarik (tanpa fiksionalisasi), dan gambarkan suasana pada setiap era penting (misalnya, semangat garasi, ketegangan internal, euforia peluncuran produk). </text:span></text:p>
                  </text:list-item>
                </text:list>
              </text:list-item>
              <text:list-item>
                <text:p text:style-name="P16"><text:span text:style-name="Strong_20_Emphasis"><text:span text:style-name="T1">Bahasa Jelas, Lugas, dan Mudah Dipahami:</text:span></text:span></text:p>
                <text:list>
                  <text:list-item>
                    <text:p text:style-name="P93"><text:span text:style-name="Strong_20_Emphasis"><text:span text:style-name="T1">Mengapa?</text:span></text:span><text:span text:style-name="T1"> Target pembaca adalah masyarakat umum, bukan pakar teknologi atau bisnis. Istilah teknis yang rumit atau jargon bisnis yang kompleks akan menghalangi pemahaman. </text:span></text:p>
                  </text:list-item>
                  <text:list-item>
                    <text:p text:style-name="P93"><text:span text:style-name="Strong_20_Emphasis"><text:span text:style-name="T1">Bagaimana?</text:span></text:span><text:span text:style-name="T1"> Hindari akronim atau istilah teknis tanpa penjelasan. Jika harus menggunakannya, berikan definisi singkat atau analogi sederhana. Gunakan kalimat yang efektif, tidak terlalu panjang, dan struktur paragraf yang logis. Prioritaskan kejelasan di atas segalanya. </text:span></text:p>
                  </text:list-item>
                </text:list>
              </text:list-item>
              <text:list-item>
                <text:p text:style-name="P16"><text:span text:style-name="Strong_20_Emphasis"><text:span text:style-name="T1">Semi-Formal Namun Tetap Akrab:</text:span></text:span></text:p>
                <text:list>
                  <text:list-item>
                    <text:p text:style-name="P93"><text:span text:style-name="Strong_20_Emphasis"><text:span text:style-name="T1">Mengapa?</text:span></text:span><text:span text:style-name="T1"> Buku ini adalah karya nonfiksi yang membutuhkan kredibilitas, namun targetnya adalah pembaca umum yang mungkin lebih menyukai nada yang tidak terlalu kaku atau akademis. </text:span></text:p>
                  </text:list-item>
                  <text:list-item>
                    <text:p text:style-name="P93"><text:span text:style-name="Strong_20_Emphasis"><text:span text:style-name="T1">Bagaimana?</text:span></text:span><text:span text:style-name="T1"> Gunakan Bahasa Indonesia yang baik dan benar, tetapi hindari bahasa yang terlalu formal atau birokratis. Boleh sesekali menggunakan kalimat yang lebih personal atau retoris untuk membangun kedekatan dengan pembaca, namun tetap jaga objektivitas. </text:span></text:p>
                  </text:list-item>
                </text:list>
              </text:list-item>
              <text:list-item>
                <text:p text:style-name="P16"><text:span text:style-name="Strong_20_Emphasis"><text:span text:style-name="T1">Penggunaan Analogi dan Metafora yang Relevan:</text:span></text:span></text:p>
                <text:list>
                  <text:list-item>
                    <text:p text:style-name="P93"><text:soft-page-break/><text:span text:style-name="Strong_20_Emphasis"><text:span text:style-name="T1">Mengapa?</text:span></text:span><text:span text:style-name="T1"> Konsep teknologi atau strategi bisnis bisa jadi abstrak. Analogi membantu pembaca memvisualisasikan dan memahami ide-ide kompleks dengan mengaitkannya pada sesuatu yang mereka kenal. </text:span></text:p>
                  </text:list-item>
                  <text:list-item>
                    <text:p text:style-name="P93"><text:span text:style-name="Strong_20_Emphasis"><text:span text:style-name="T1">Bagaimana?</text:span></text:span><text:span text:style-name="T1"> Misalnya, menjelaskan ekosistem Apple sebagai "taman bertembok" (walled garden), menjelaskan chip M1 sebagai "otak baru" Mac yang lebih efisien, atau menggunakan perumpamaan lain yang relevan dengan konteks pembaca di Indonesia (jika memungkinkan dan tidak dipaksakan). </text:span></text:p>
                  </text:list-item>
                </text:list>
              </text:list-item>
              <text:list-item>
                <text:p text:style-name="P16"><text:span text:style-name="Strong_20_Emphasis"><text:span text:style-name="T1">Fokus pada "Mengapa" dan Dampak:</text:span></text:span></text:p>
                <text:list>
                  <text:list-item>
                    <text:p text:style-name="P93"><text:span text:style-name="Strong_20_Emphasis"><text:span text:style-name="T1">Mengapa?</text:span></text:span><text:span text:style-name="T1"> Pembaca umum tidak hanya ingin tahu </text:span><text:span text:style-name="Emphasis"><text:span text:style-name="T1">apa</text:span></text:span><text:span text:style-name="T1"> yang terjadi, tetapi </text:span><text:span text:style-name="Emphasis"><text:span text:style-name="T1">mengapa</text:span></text:span><text:span text:style-name="T1"> itu penting dan </text:span><text:span text:style-name="Emphasis"><text:span text:style-name="T1">apa dampaknya</text:span></text:span><text:span text:style-name="T1"> bagi mereka atau dunia. </text:span></text:p>
                  </text:list-item>
                  <text:list-item>
                    <text:p text:style-name="P93"><text:span text:style-name="Strong_20_Emphasis"><text:span text:style-name="T1">Bagaimana?</text:span></text:span><text:span text:style-name="T1"> Jangan hanya mendeskripsikan fitur produk, tetapi jelaskan </text:span><text:span text:style-name="Emphasis"><text:span text:style-name="T1">mengapa</text:span></text:span><text:span text:style-name="T1"> fitur itu revolusioner pada masanya. Jangan hanya menceritakan sebuah peristiwa, tetapi analisis </text:span><text:span text:style-name="Emphasis"><text:span text:style-name="T1">mengapa</text:span></text:span><text:span text:style-name="T1"> peristiwa itu terjadi dan </text:span><text:span text:style-name="Emphasis"><text:span text:style-name="T1">apa konsekuensinya</text:span></text:span><text:span text:style-name="T1">. Tekankan dampak Apple pada industri lain, budaya, dan kehidupan sehari-hari. </text:span></text:p>
                  </text:list-item>
                </text:list>
              </text:list-item>
              <text:list-item>
                <text:p text:style-name="P16"><text:span text:style-name="Strong_20_Emphasis"><text:span text:style-name="T1">Objektif dengan Sentuhan Antusiasme (Seimbang):</text:span></text:span></text:p>
                <text:list>
                  <text:list-item>
                    <text:p text:style-name="P93"><text:span text:style-name="Strong_20_Emphasis"><text:span text:style-name="T1">Mengapa?</text:span></text:span><text:span text:style-name="T1"> Penting untuk menyajikan fakta secara akurat dan seimbang (termasuk kegagalan dan kritik), namun kisah Apple juga penuh dengan inovasi yang mengagumkan. Sedikit antusiasme yang terkontrol bisa membuat tulisan lebih hidup. </text:span></text:p>
                  </text:list-item>
                  <text:list-item>
                    <text:p text:style-name="P93"><text:span text:style-name="Strong_20_Emphasis"><text:span text:style-name="T1">Bagaimana?</text:span></text:span><text:span text:style-name="T1"> Tunjukkan kekaguman pada inovasi atau pencapaian tertentu melalui deskripsi yang detail atau kutipan yang relevan, tetapi jangan terjebak menjadi tulisan promosi. Akui juga kegagalan atau kontroversi dengan analisis yang kritis namun adil. Hindari bahasa yang terlalu memuja atau terlalu menghakimi. </text:span></text:p>
                  </text:list-item>
                </text:list>
              </text:list-item>
              <text:list-item>
                <text:p text:style-name="P16"><text:span text:style-name="Strong_20_Emphasis"><text:span text:style-name="T1">Deskriptif untuk Membantu Visualisasi:</text:span></text:span></text:p>
                <text:list>
                  <text:list-item>
                    <text:p text:style-name="P93"><text:span text:style-name="Strong_20_Emphasis"><text:span text:style-name="T1">Mengapa?</text:span></text:span><text:span text:style-name="T1"> Desain adalah bagian integral dari Apple. Membantu pembaca membayangkan tampilan dan nuansa produk ikonik akan memperkaya pengalaman membaca. </text:span></text:p>
                  </text:list-item>
                  <text:list-item>
                    <text:p text:style-name="P16"><text:span text:style-name="Strong_20_Emphasis"><text:span text:style-name="T1">Bagaimana?</text:span></text:span><text:span text:style-name="T1"> Gunakan kata-kata sifat yang tepat untuk menggambarkan desain fisik produk (misalnya, "iMac G3 dengan cangkang plastik transparan berwarna Bondi Blue yang ceria", "iPhone 4 dengan desain kaca dan baja yang elegan"). Gambarkan </text:span><text:soft-page-break/><text:span text:style-name="T1">juga suasana penting seperti keynote Steve Jobs yang legendaris. </text:span></text:p>
                  </text:list-item>
                </text:list>
              </text:list-item>
            </text:list>
            <text:p text:style-name="P59">Dengan mengadopsi gaya bahasa ini, buku Anda diharapkan akan menjadi informatif, menarik, mudah diakses, dan memberikan pemahaman yang mendalam tentang fenomena Apple kepada khalayak luas di Indonesia.</text:p>
          </text:section>
          <text:section text:style-name="Sect1" text:name="feedback-form-14">
            <text:p text:style-name="P137"/>
          </text:section>
        </text:section>
        <text:section text:style-name="Sect1" text:name="2b434dd123c7aa68">
          <text:p text:style-name="P59"/>
          <text:section text:style-name="Sect1" text:name="user-query-content-15">
            <text:p text:style-name="P151">Jawablah setiap prompt yang telah anda buat secara bertahap satu persatu dan jangan pindah prompt sebelum saya memerintahkan “YAX” dengan ketentuan sebagai berikut : </text:p>
            <text:p text:style-name="P151">Gaya Bahasa : Sesuai yang telah Anda sarankan sebelumnya </text:p>
          </text:section>
          <text:p text:style-name="P137">Tampilkan alur berpikir</text:p>
          <text:section text:style-name="Sect2" text:name="model-response-message-contentr_2b434dd123c7aa68">
            <text:p text:style-name="P59">Oke, saya siap. Mari kita mulai dari prompt pertama.</text:p>
            <text:p text:style-name="Text_20_body"><text:span text:style-name="Strong_20_Emphasis"><text:span text:style-name="T1">Prompt 1:</text:span></text:span><text:span text:style-name="T1"> (Pendahuluan - Sub-bab 1: </text:span><text:span text:style-name="Emphasis"><text:span text:style-name="T1">Hook</text:span></text:span><text:span text:style-name="T1"> Momen Ikonik) </text:span><text:span text:style-name="Emphasis"><text:span text:style-name="T1">Gambarkan secara singkat namun dramatis salah satu momen paling ikonik dalam sejarah Apple (misalnya, Steve Jobs di atas panggung memperkenalkan iPhone pertama kali, suasana penayangan iklan '1984', atau ketegangan saat Jobs kembali ke perusahaan yang hampir bangkrut). Fokus pada atmosfer dan signifikansinya untuk memancing rasa ingin tahu pembaca.</text:span></text:span></text:p>
            <text:p text:style-name="Text_20_body"><text:span text:style-name="Strong_20_Emphasis"><text:span text:style-name="T1">Jawaban:</text:span></text:span></text:p>
            <text:p text:style-name="Text_20_body"><text:span text:style-name="T1">Januari 2007. Panggung Macworld Conference &amp; Expo di San Francisco terasa sesak, udara dipenuhi antisipasi yang hampir bisa disentuh. Di tengah panggung, berdiri sesosok pria berkaus </text:span><text:span text:style-name="Emphasis"><text:span text:style-name="T1">turtleneck</text:span></text:span><text:span text:style-name="T1"> hitam ikonik: Steve Jobs. Dengan senyum khasnya yang penuh rahasia, ia mulai berbicara tentang tiga produk revolusioner: sebuah iPod layar lebar dengan kontrol sentuh, sebuah ponsel revolusioner, dan sebuah perangkat komunikasi internet terobosan. Penonton yang penuh sesak menahan napas. Lalu, ia mengulanginya, membangun ketegangan. "Ini bukan tiga perangkat terpisah," katanya, jeda sesaat terasa begitu lama. "Ini adalah satu perangkat! Dan kami menamakannya... iPhone." Gemuruh tepuk tangan membahana. Sedikit yang menyadari saat itu, namun momen magis di atas panggung tersebut bukan hanya peluncuran produk baru; itu adalah detik-detik dimulainya sebuah era baru, sebuah revolusi dalam genggaman yang akan mengubah cara kita hidup, bekerja, dan terhubung satu sama lain selamanya. Mengapa satu perangkat kecil bisa memiliki dampak sebesar itu? Mari kita telusuri kisahnya.</text:span></text:p>
            <text:p text:style-name="P157"><text:soft-page-break/></text:p>
            <text:p text:style-name="P59">Saya akan menunggu perintah "YAX" dari Anda untuk melanjutkan ke prompt berikutnya.</text:p>
          </text:section>
          <text:section text:style-name="Sect1" text:name="feedback-form-15">
            <text:p text:style-name="P137"/>
          </text:section>
        </text:section>
        <text:section text:style-name="Sect1" text:name="ce616c72e9632c73">
          <text:p text:style-name="P59"/>
          <text:section text:style-name="Sect1" text:name="user-query-content-16">
            <text:p text:style-name="P151">yax </text:p>
          </text:section>
          <text:p text:style-name="P137">Tampilkan alur berpikir</text:p>
          <text:section text:style-name="Sect2" text:name="model-response-message-contentr_ce616c72e9632c73">
            <text:p text:style-name="P59">Baik, kita lanjutkan ke prompt berikutnya.</text:p>
            <text:p text:style-name="Text_20_body"><text:span text:style-name="Strong_20_Emphasis"><text:span text:style-name="T1">Prompt 2:</text:span></text:span><text:span text:style-name="T1"> (Pendahuluan - Sub-bab 2: Penjelasan Dampak Global Apple) </text:span><text:span text:style-name="Emphasis"><text:span text:style-name="T1">Jelaskan secara ringkas bagaimana produk dan inovasi Apple telah secara fundamental mengubah lanskap teknologi global, memengaruhi tren budaya (desain, musik, film), serta mengubah cara jutaan orang di seluruh dunia menjalani kehidupan sehari-hari, bekerja, dan berinteraksi satu sama lain. Berikan contoh spesifik jika memungkinkan (misal: iPhone mendefinisikan smartphone, iPod mengubah musik).</text:span></text:span></text:p>
            <text:p text:style-name="Text_20_body"><text:span text:style-name="Strong_20_Emphasis"><text:span text:style-name="T1">Jawaban:</text:span></text:span></text:p>
            <text:p text:style-name="P59">Sulit membayangkan dunia modern tanpa sentuhan Apple. Jangkauan pengaruhnya jauh melampaui sekadar penjualan perangkat keras; Apple telah menjadi arsitek utama dalam membentuk lanskap teknologi dan budaya global selama beberapa dekade terakhir. Mereka tidak hanya menciptakan produk, tetapi seringkali mendefinisikan ulang seluruh kategori: Macintosh mempopulerkan antarmuka pengguna grafis (GUI) yang kita gunakan di hampir setiap komputer saat ini; iPod, bersama iTunes, merevolusi industri musik, mengubah cara kita membeli dan mendengarkan lagu; iPhone tidak hanya mendefinisikan ulang smartphone tetapi juga memicu ledakan ekonomi aplikasi mobile melalui App Store, yang mengubah hampir setiap aspek kehidupan; dan iPad mempopulerkan kategori tablet. Di luar teknologi, filosofi desain Apple yang mengutamakan kesederhanaan, estetika minimalis, dan material berkualitas telah memengaruhi tren desain produk secara luas. Cara kita berkomunikasi (melalui iMessage atau FaceTime), bekerja (dengan Mac atau iPad), menikmati hiburan (Apple TV+, Apple Music), bahkan menjaga kesehatan (Apple Watch), semuanya turut dibentuk oleh inovasi dari perusahaan yang berbasis di Cupertino ini. Secara fundamental, Apple telah mengubah ekspektasi kita terhadap teknologi, membuatnya lebih personal, lebih intuitif, dan lebih terintegrasi dalam struktur kehidupan kita sehari-hari.</text:p>
            <text:p text:style-name="P157"><text:soft-page-break/></text:p>
            <text:p text:style-name="P59">Silakan berikan perintah "YAX" jika Anda siap untuk prompt selanjutnya.</text:p>
          </text:section>
          <text:section text:style-name="Sect1" text:name="feedback-form-16">
            <text:p text:style-name="P137"/>
          </text:section>
        </text:section>
        <text:section text:style-name="Sect1" text:name="a86b81d43a4a424a">
          <text:p text:style-name="P59"/>
          <text:section text:style-name="Sect1" text:name="user-query-content-17">
            <text:p text:style-name="P151">yax </text:p>
          </text:section>
          <text:p text:style-name="P137">Tampilkan alur berpikir</text:p>
          <text:section text:style-name="Sect2" text:name="model-response-message-contentr_a86b81d43a4a424a">
            <text:p text:style-name="P59">Baik, mari kita lanjutkan.</text:p>
            <text:p text:style-name="Text_20_body"><text:span text:style-name="Strong_20_Emphasis"><text:span text:style-name="T1">Prompt 3:</text:span></text:span><text:span text:style-name="T1"> (Pendahuluan - Sub-bab 3: Pengenalan Tujuan Buku) </text:span><text:span text:style-name="Emphasis"><text:span text:style-name="T1">Nyatakan dengan jelas tujuan utama buku ini. Sampaikan kepada pembaca bahwa buku ini akan membawa mereka dalam sebuah perjalanan menyeluruh, menelusuri evolusi Apple dari awal berdirinya di garasi hingga statusnya sebagai titan teknologi, mengupas tuntas kisah di balik kesuksesan fenomenal, menganalisis kegagalan yang memberikan pelajaran, dan mengintip visinya untuk inovasi di masa depan.</text:span></text:span></text:p>
            <text:p text:style-name="Text_20_body"><text:span text:style-name="Strong_20_Emphasis"><text:span text:style-name="T1">Jawaban:</text:span></text:span></text:p>
            <text:p text:style-name="Text_20_body"><text:span text:style-name="T1">Lalu, apa sebenarnya tujuan dari buku yang ada di tangan Anda ini? Tujuan utamanya adalah untuk membawa Anda melampaui sekadar logo apel tergigit yang begitu dikenal. Buku ini bertujuan mengajak Anda dalam sebuah perjalanan menyeluruh dan mendalam untuk memahami fenomena Apple secara utuh. Kita akan bersama-sama menelusuri evolusi perusahaan ini, mulai dari mimpi dua sahabat di sebuah garasi sederhana di California pada tahun 1976, melewati masa-masa sulit dan kebangkitan dramatis, hingga mencapai statusnya saat ini sebagai salah satu titan teknologi paling berpengaruh dan bernilai di dunia. Lebih dari sekadar kronologi, kita akan mengupas kisah-kisah menarik di balik layar kesuksesan produk-produk ikoniknya, menganalisis secara jujur eksperimen-eksperimen yang gagal dan pelajaran berharga yang bisa dipetik darinya, serta mencoba mengintip visi dan arah inovasi Apple di masa depan dalam menghadapi lanskap teknologi yang terus berubah. Buku ini dirancang untuk memberikan pemahaman yang komprehensif, tidak hanya tentang </text:span><text:span text:style-name="Emphasis"><text:span text:style-name="T1">apa</text:span></text:span><text:span text:style-name="T1"> yang Apple lakukan, tetapi juga </text:span><text:span text:style-name="Emphasis"><text:span text:style-name="T1">bagaimana</text:span></text:span><text:span text:style-name="T1"> dan </text:span><text:span text:style-name="Emphasis"><text:span text:style-name="T1">mengapa</text:span></text:span><text:span text:style-name="T1"> mereka melakukannya, serta </text:span><text:span text:style-name="Emphasis"><text:span text:style-name="T1">apa dampaknya</text:span></text:span><text:span text:style-name="T1"> bagi kita semua.</text:span></text:p>
            <text:p text:style-name="P157"/>
            <text:p text:style-name="P59">Silakan berikan perintah "YAX" jika sudah siap untuk prompt berikutnya.</text:p>
          </text:section>
          <text:section text:style-name="Sect1" text:name="feedback-form-17">
            <text:p text:style-name="P137"/>
          </text:section>
        </text:section>
        <text:section text:style-name="Sect1" text:name="767cf5f9624f39b1">
          <text:p text:style-name="P59"><text:soft-page-break/></text:p>
          <text:section text:style-name="Sect1" text:name="user-query-content-18">
            <text:p text:style-name="P151">yax </text:p>
          </text:section>
          <text:p text:style-name="P137">Tampilkan alur berpikir</text:p>
          <text:section text:style-name="Sect2" text:name="model-response-message-contentr_767cf5f9624f39b1">
            <text:p text:style-name="P59">Baik, kita sampai pada prompt terakhir untuk bagian Pendahuluan.</text:p>
            <text:p text:style-name="Text_20_body"><text:span text:style-name="Strong_20_Emphasis"><text:span text:style-name="T1">Prompt 4:</text:span></text:span><text:span text:style-name="T1"> (Pendahuluan - Sub-bab 4: Sekilas Struktur Isi Buku) </text:span><text:span text:style-name="Emphasis"><text:span text:style-name="T1">Berikan 'peta jalan' singkat kepada pembaca mengenai struktur buku ini. Sebutkan secara garis besar topik utama yang akan dibahas di setiap bagian utama buku (misalnya, sejarah awal dan pendirian, era keemasan inovasi produk seperti iPod dan iPhone, tantangan dan kegagalan, serta pandangan ke masa depan), sehingga pembaca tahu apa yang diharapkan dari bab-bab selanjutnya.</text:span></text:span></text:p>
            <text:p text:style-name="Text_20_body"><text:span text:style-name="Strong_20_Emphasis"><text:span text:style-name="T1">Jawaban:</text:span></text:span></text:p>
            <text:p text:style-name="Text_20_body"><text:span text:style-name="T1">Untuk memandu Anda dalam penjelajahan ini, buku ini disusun secara logis mengikuti alur waktu namun juga diselingi dengan pembahasan tematik. Kita akan memulai perjalanan dari </text:span><text:span text:style-name="Strong_20_Emphasis"><text:span text:style-name="T1">akar revolusi Apple di tahun 1970-an</text:span></text:span><text:span text:style-name="T1">, menyaksikan kelahiran perusahaan di garasi, kesuksesan awal Apple II, hingga penciptaan Macintosh yang ikonik dan drama keluarnya Steve Jobs. Selanjutnya, kita akan memasuki </text:span><text:span text:style-name="Strong_20_Emphasis"><text:span text:style-name="T1">dekade penuh tantangan di tahun 1980-an dan 1990-an</text:span></text:span><text:span text:style-name="T1"> saat Apple berjuang tanpa sang pendiri, nyaris bangkrut, sebelum akhirnya menyaksikan </text:span><text:span text:style-name="Strong_20_Emphasis"><text:span text:style-name="T1">kembalinya sang maestro dan kebangkitan luar biasa</text:span></text:span><text:span text:style-name="T1"> yang ditandai oleh iMac. Bab-bab berikutnya akan membawa kita pada </text:span><text:span text:style-name="Strong_20_Emphasis"><text:span text:style-name="T1">era keemasan inovasi produk konsumen</text:span></text:span><text:span text:style-name="T1"> yang mengubah dunia: revolusi musik digital melalui iPod dan iTunes, serta fenomena iPhone dan App Store yang mendefinisikan ulang komputasi mobile. Kita juga akan melihat bagaimana Apple </text:span><text:span text:style-name="Strong_20_Emphasis"><text:span text:style-name="T1">memperluas ekosistemnya</text:span></text:span><text:span text:style-name="T1"> dengan iPad, Apple Watch, dan pergeseran besar ke bisnis layanan di bawah kepemimpinan Tim Cook. Tidak hanya kisah sukses, kita akan secara khusus membahas </text:span><text:span text:style-name="Strong_20_Emphasis"><text:span text:style-name="T1">teknologi kunci</text:span></text:span><text:span text:style-name="T1"> di balik produk Apple dan menganalisis </text:span><text:span text:style-name="Strong_20_Emphasis"><text:span text:style-name="T1">eksperimen yang gagal</text:span></text:span><text:span text:style-name="T1"> sebagai pelajaran berharga. Terakhir, kita akan mengupas </text:span><text:span text:style-name="Strong_20_Emphasis"><text:span text:style-name="T1">era kepemimpinan Tim Cook</text:span></text:span><text:span text:style-name="T1"> lebih dalam, tantangan terkini [hingga April 2025], sebelum menutupnya dengan refleksi tentang warisan dan masa depan Apple. Semoga peta jalan ini membantu Anda menavigasi kisah menarik di depan.</text:span></text:p>
            <text:p text:style-name="P157"/>
            <text:p text:style-name="P59">Ini adalah akhir dari bagian Pendahuluan. Silakan berikan perintah "YAX" jika Anda ingin melanjutkan ke prompt pengantar untuk Bab 1.</text:p>
          </text:section>
          <text:section text:style-name="Sect1" text:name="feedback-form-18">
            <text:p text:style-name="P137"><text:soft-page-break/></text:p>
          </text:section>
        </text:section>
        <text:section text:style-name="Sect1" text:name="9039fa9479cb7235">
          <text:p text:style-name="P59"/>
          <text:section text:style-name="Sect1" text:name="user-query-content-19">
            <text:p text:style-name="P151">yax </text:p>
          </text:section>
          <text:p text:style-name="P137">Tampilkan alur berpikir</text:p>
          <text:section text:style-name="Sect2" text:name="model-response-message-contentr_9039fa9479cb7235">
            <text:p text:style-name="P59">Baik, kita masuk ke Bab 1: Mimpi di Garasi (1976 - 1980).</text:p>
            <text:p text:style-name="Text_20_body"><text:span text:style-name="Strong_20_Emphasis"><text:span text:style-name="T1">Prompt 5:</text:span></text:span><text:span text:style-name="T1"> (Pengantar Bab 1) </text:span><text:span text:style-name="Emphasis"><text:span text:style-name="T1">Mulailah bab ini dengan menggambarkan suasana dan semangat era awal komputasi personal di pertengahan tahun 1970-an. Perkenalkan secara singkat dua tokoh utama, Steve Jobs dan Steve Wozniak, serta bagaimana latar belakang dan kepribadian mereka yang berbeda saling melengkapi. Sampaikan bahwa bab ini akan menggali kisah berdirinya Apple Computer di sebuah garasi sederhana, kelahiran produk-produk awal yang fundamental (Apple I &amp; II), dan peletakan dasar visi serta budaya unik yang akan membentuk perusahaan di masa depan.</text:span></text:span></text:p>
            <text:p text:style-name="Text_20_body"><text:span text:style-name="Strong_20_Emphasis"><text:span text:style-name="T1">Jawaban:</text:span></text:span></text:p>
            <text:p text:style-name="P59">Pertengahan tahun 1970-an adalah masa yang penuh gejolak sekaligus gairah, terutama di Lembah Silikon, California. Komputer saat itu masih berupa mesin-mesin raksasa, mahal, dan kompleks yang tersembunyi di ruang-ruang ber-AC milik perusahaan besar atau universitas. Namun, di antara garasi-garasi pinggiran kota dan pertemuan klub-klub penghobi elektronik, benih-benih revolusi mulai tumbuh. Semangat pemberontakan terhadap kemapanan, dipadukan dengan kecintaan pada teknologi, melahirkan mimpi baru: membawa kekuatan komputasi ke tangan individu biasa. Di tengah atmosfer inilah, dua pemuda bernama Steve bertemu. Steve Jobs, seorang visioner karismatik dengan energi meluap-luap dan intuisi bisnis yang tajam, bertemu dengan Steve Wozniak, seorang jenius teknik yang pemalu namun brilian, mampu merancang keajaiban elektronik dengan sumber daya minimal. Kepribadian mereka yang bertolak belakang justru menjadi kekuatan; visi dan kemampuan menjual Jobs bertemu dengan kehebatan rekayasa Wozniak. Bab ini akan membawa kita kembali ke masa-masa formatif tersebut, menggali kisah nyata di balik mitos pendirian Apple Computer di sebuah garasi, menyaksikan kelahiran Apple I dan, yang lebih penting, Apple II – produk yang akan memicu ledakan industri komputer personal – serta melihat bagaimana visi "komputer untuk kita semua" dan budaya kerja unik mulai terbentuk, meletakkan fondasi bagi raksasa teknologi yang kita kenal hari ini [per 17 April 2025].</text:p>
            <text:p text:style-name="P157"/>
            <text:p text:style-name="P59"><text:soft-page-break/>Silakan berikan perintah "YAX" untuk melanjutkan ke prompt sub-bab pertama dari Bab 1.</text:p>
          </text:section>
          <text:section text:style-name="Sect1" text:name="feedback-form-19">
            <text:p text:style-name="P137"/>
          </text:section>
        </text:section>
        <text:section text:style-name="Sect1" text:name="fd67d28eb399d9d0">
          <text:p text:style-name="P59"/>
          <text:section text:style-name="Sect1" text:name="user-query-content-20">
            <text:p text:style-name="P151">yax </text:p>
          </text:section>
          <text:p text:style-name="P137">Tampilkan alur berpikir</text:p>
          <text:section text:style-name="Sect2" text:name="model-response-message-contentr_fd67d28eb399d9d0">
            <text:p text:style-name="P59">Baik, kita lanjutkan ke detail pertemuan dua tokoh kunci ini.</text:p>
            <text:p text:style-name="Text_20_body"><text:span text:style-name="Strong_20_Emphasis"><text:span text:style-name="T1">Prompt 6:</text:span></text:span><text:span text:style-name="T1"> (Bab 1 - Sub-bab 1.1: Kisah Pertemuan Steve Jobs dan Steve Wozniak) </text:span><text:span text:style-name="Emphasis"><text:span text:style-name="T1">Ceritakan secara detail bagaimana Steve Jobs dan Steve Wozniak pertama kali bertemu melalui teman bersama (Bill Fernandez). Jelaskan latar belakang masing-masing (Wozniak sebagai insinyur brilian di HP, Jobs dengan minat pada teknologi, spiritualitas, dan bisnis), kepribadian mereka yang kontras namun komplementer, serta ketertarikan bersama yang menyatukan mereka (misalnya, Homebrew Computer Club, blue box). Bagaimana awal mula kolaborasi mereka terbentuk sebelum Apple didirikan?</text:span></text:span></text:p>
            <text:p text:style-name="Text_20_body"><text:span text:style-name="Strong_20_Emphasis"><text:span text:style-name="T1">Jawaban:</text:span></text:span></text:p>
            <text:p text:style-name="P59">Kisah Apple sejatinya dimulai dari pertemuan dua individu yang sangat berbeda namun saling melengkapi pada tahun 1971. Adalah Bill Fernandez, teman sekolah Steve Jobs dan tetangga Steve Wozniak di Cupertino, yang menjadi jembatan pertemuan mereka. Jobs saat itu baru berusia 16 tahun, seorang siswa SMA yang penuh rasa ingin tahu, sedikit pemberontak, dengan minat yang luas mulai dari elektronika hingga spiritualitas Timur dan kaligrafi. Wozniak, atau 'Woz', lima tahun lebih tua, sudah menjadi insinyur muda yang disegani di Hewlett-Packard (HP), seorang jenius teknis murni yang terobsesi merancang sirkuit elektronik seefisien dan seanggun mungkin, lebih karena kecintaan pada tantangan teknis daripada potensi bisnis.</text:p>
            <text:p text:style-name="P59">Kepribadian mereka bagaikan kutub utara dan selatan. Woz adalah sosok yang pemalu, rendah hati, apolitical, dan lebih suka bekerja sendiri merakit perangkat keras. Sebaliknya, Jobs adalah pribadi yang intens, ambisius, sangat persuasif, memiliki visi besar, dan sudah menunjukkan bakat dalam melihat potensi pasar serta 'menjual' ide. Namun, di balik perbedaan itu, mereka terhubung oleh kecintaan yang sama pada elektronika, lelucon praktis (pranks), dan musik Bob Dylan. Ketertarikan inilah yang memicu percikan awal persahabatan dan kolaborasi mereka.</text:p>
            <text:p text:style-name="P59"><text:soft-page-break/>Kolaborasi serius pertama mereka terjadi sebelum Apple ada, dan ini cukup legendaris: proyek "Blue Box". Wozniak, setelah membaca sebuah artikel di majalah Esquire, berhasil merancang sebuah perangkat elektronik kecil (Blue Box) yang mampu meniru nada-nada frekuensi yang digunakan oleh sistem telepon AT&amp;T saat itu, memungkinkan penggunanya melakukan panggilan telepon jarak jauh secara gratis (dan ilegal). Woz membuatnya murni karena tantangan teknis dan kesenangan. Namun, Jobs melihat potensi lain: bisnis. Jobs-lah yang mendorong agar mereka memproduksi dan menjual Blue Box tersebut kepada teman-teman mahasiswa dan kenalan lainnya. Woz merakitnya, Jobs memasarkannya. Meskipun usaha ini berskala kecil dan berisiko, pengalaman Blue Box menjadi pelajaran penting. Ia tidak hanya membuktikan kejeniusan teknis Wozniak dan naluri bisnis Jobs, tetapi juga membentuk pola dasar kemitraan mereka—Woz sebagai sang insinyur pencipta, Jobs sebagai sang visioner yang mendorong dan mengkomersialkan—sebuah dinamika yang akan menjadi inti dari pendirian Apple beberapa tahun kemudian, terutama setelah mereka mulai aktif terlibat dalam Homebrew Computer Club yang menjadi kawah candradimuka bagi para pionir komputer personal.</text:p>
            <text:p text:style-name="P157"/>
            <text:p text:style-name="P59">Silakan berikan perintah "YAX" untuk prompt berikutnya.</text:p>
          </text:section>
          <text:section text:style-name="Sect1" text:name="feedback-form-20">
            <text:p text:style-name="P137"/>
          </text:section>
        </text:section>
        <text:section text:style-name="Sect1" text:name="7647fa6613635373">
          <text:p text:style-name="P59"/>
          <text:section text:style-name="Sect1" text:name="user-query-content-21">
            <text:p text:style-name="P151">yax </text:p>
          </text:section>
          <text:p text:style-name="P137">Tampilkan alur berpikir</text:p>
          <text:section text:style-name="Sect2" text:name="model-response-message-contentr_7647fa6613635373">
            <text:p text:style-name="P59">Baik, kita lanjutkan ke proses pendirian perusahaan itu sendiri.</text:p>
            <text:p text:style-name="Text_20_body"><text:span text:style-name="Strong_20_Emphasis"><text:span text:style-name="T1">Prompt 7:</text:span></text:span><text:span text:style-name="T1"> (Bab 1 - Sub-bab 1.2: Pendirian Apple Computer, Inc.) </text:span><text:span text:style-name="Emphasis"><text:span text:style-name="T1">Jelaskan momen krusial ketika keputusan untuk mendirikan perusahaan diambil. Paparkan peran penting investor awal seperti Mike Markkula dalam menyediakan modal dan keahlian bisnis. Uraikan proses formal pendirian Apple Computer, Inc. pada April 1976, termasuk cerita di balik pemilihan nama 'Apple' dan logo awalnya. Siapa saja pendiri resminya?</text:span></text:span></text:p>
            <text:p text:style-name="Text_20_body"><text:span text:style-name="Strong_20_Emphasis"><text:span text:style-name="T1">Jawaban:</text:span></text:span></text:p>
            <text:p text:style-name="P59">Keputusan untuk mengubah hobi menjadi bisnis serius mulai mengkristal ketika Steve Wozniak mendemonstrasikan prototipe komputernya—yang kelak dikenal sebagai Apple I—di Homebrew Computer Club pada tahun 1975. Komputer <text:soft-page-break/>rancangan Woz ini begitu memukau para penghobi lain karena desainnya yang elegan dan efisien. Sementara Woz awalnya hanya ingin berbagi skematiknya secara gratis, Steve Jobs melihat potensi komersial yang lebih besar. Momen krusial datang ketika Paul Terrell, pemilik toko komputer pionir The Byte Shop, tertarik dan memesan 50 unit komputer rakitan (bukan hanya papan sirkuit kosong) dengan pembayaran tunai saat pengiriman. Pesanan ini menghadirkan dilema: mereka butuh modal sekitar $1.500 untuk membeli komponen, uang yang tidak mereka miliki. Jobs, dengan kegigihannya, mulai mencari pendanaan.</text:p>
            <text:p text:style-name="P59">Di sinilah peran Armas Clifford "Mike" Markkula Jr. menjadi sangat vital. Markkula adalah mantan manajer pemasaran produk di Intel yang telah pensiun dini sebagai seorang miliuner muda. Jobs berhasil mendekati dan meyakinkan Markkula tentang visi komputer personal mereka. Markkula tidak hanya terkesan oleh teknologi Wozniak dan semangat Jobs, tetapi juga melihat potensi pasar yang belum tergarap. Ia menjadi investor malaikat (angel investor) pertama mereka, menginvestasikan $92.000 dari kantong pribadinya dan membantu mengamankan jalur kredit $250.000 dari Bank of America. Namun, kontribusi Markkula jauh melampaui sekadar uang; ia membawa pengalaman bisnis yang sangat dibutuhkan, membantu menyusun rencana bisnis formal, merekrut CEO pertama, dan memberikan kredibilitas kepada perusahaan rintisan ini. Tanpa Markkula, Apple mungkin tidak akan pernah lepas landas.</text:p>
            <text:p text:style-name="P59">Dengan dukungan finansial dan keahlian bisnis dari Markkula, Apple Computer, Inc. secara resmi didirikan pada tanggal 1 April 1976. Mengenai nama "Apple", ada beberapa cerita yang melatarbelakanginya. Konon, nama ini dipilih karena Jobs pernah bekerja paruh waktu di kebun apel atau sedang menjalani diet buah-buahan (fruitarian). Alasan lain yang lebih pragmatis adalah agar nama perusahaan muncul sebelum Atari (tempat Jobs pernah bekerja) dalam direktori telepon, serta terdengar lebih ramah dan tidak mengintimidasi dibandingkan nama-nama perusahaan teknologi lain saat itu. Logo awal perusahaan, yang dirancang oleh salah satu pendiri, Ronald Wayne, menggambarkan Sir Isaac Newton duduk di bawah pohon apel, namun logo kompleks ini hanya digunakan sebentar sebelum digantikan oleh logo apel tergigit berwarna pelangi yang jauh lebih ikonik.</text:p>
            <text:p text:style-name="P59">Secara resmi, ada tiga pendiri Apple Computer, Inc.: Steve Jobs, Steve Wozniak, dan Ronald Wayne. Wayne, yang memiliki pengalaman bekerja di Atari bersama Jobs, direkrut untuk memberikan pengawasan bisnis dan membuat dokumentasi kemitraan awal. Namun, hanya 12 hari setelah perusahaan <text:soft-page-break/>didirikan, Wayne merasa khawatir dengan potensi risiko finansial dan memutuskan untuk menjual kembali 10% sahamnya kepada Jobs dan Wozniak hanya seharga $800—sebuah keputusan yang kelak membuatnya kehilangan potensi kekayaan miliaran dolar.</text:p>
            <text:p text:style-name="P157"/>
            <text:p text:style-name="P59">Silakan berikan perintah "YAX" untuk prompt berikutnya.</text:p>
          </text:section>
          <text:section text:style-name="Sect1" text:name="feedback-form-21">
            <text:p text:style-name="P137"/>
          </text:section>
        </text:section>
        <text:section text:style-name="Sect1" text:name="28d007609a649873">
          <text:p text:style-name="P59"/>
          <text:section text:style-name="Sect1" text:name="user-query-content-22">
            <text:p text:style-name="P151">yax </text:p>
          </text:section>
          <text:p text:style-name="P137">Tampilkan alur berpikir</text:p>
          <text:section text:style-name="Sect2" text:name="model-response-message-contentr_28d007609a649873">
            <text:p text:style-name="P59">Baik, kita lanjutkan dengan produk-produk awal Apple.</text:p>
            <text:p text:style-name="Text_20_body"><text:span text:style-name="Strong_20_Emphasis"><text:span text:style-name="T1">Prompt 8:</text:span></text:span><text:span text:style-name="T1"> (Bab 1 - Sub-bab 1.3: Pengembangan dan kesuksesan awal Apple I dan Apple II.) </text:span><text:span text:style-name="Emphasis"><text:span text:style-name="T1">Rinci proses desain dan pembuatan Apple I oleh Wozniak, termasuk karakteristik utamanya sebagai komputer kit untuk para penghobi. Jelaskan transisi penting ke Apple II: bagaimana Wozniak merancangnya sebagai komputer yang jauh lebih terintegrasi dan ramah pengguna (dengan casing, keyboard, grafis warna, suara)? Analisis faktor-faktor kunci kesuksesan komersial Apple II (misalnya, VisiCalc, pasar pendidikan) yang menjadikannya produk masif pertama perusahaan.</text:span></text:span></text:p>
            <text:p text:style-name="Text_20_body"><text:span text:style-name="Strong_20_Emphasis"><text:span text:style-name="T1">Jawaban:</text:span></text:span></text:p>
            <text:p text:style-name="Text_20_body"><text:span text:style-name="T1">Produk pertama perusahaan, Apple I, adalah perwujudan murni dari kejeniusan teknis Steve Wozniak dan semangat para penghobi komputer era itu. Dirancang dengan filosofi "kurang lebih baik" khas Woz, Apple I menggunakan jumlah komponen minimal namun tetap fungsional, ditenagai oleh chip CPU MOS Technology 6502 yang terjangkau. Berbeda dari komputer kit lain yang mengharuskan pembeli menyolder komponen sendiri, Apple I dijual sebagai papan sirkuit utama (motherboard) yang sudah dirakit. Namun, ia masih jauh dari komputer siap pakai; pembeli harus menyediakan sendiri casing, unit catu daya (power supply), keyboard untuk input, dan layar (biasanya televisi) untuk output. Diproduksi secara terbatas (sekitar 200 unit) dan dirakit dengan tangan di garasi dan rumah keluarga Jobs, Apple I pada dasarnya adalah produk untuk kalangan </text:span><text:span text:style-name="Emphasis"><text:span text:style-name="T1">geek</text:span></text:span><text:span text:style-name="T1"> dan anggota Homebrew Computer Club, sebuah bukti konsep yang berhasil memenuhi pesanan awal Byte Shop dan memulai roda bisnis Apple.</text:span></text:p>
            <text:p text:style-name="P59"><text:soft-page-break/>Namun, Wozniak sudah memiliki visi yang jauh lebih besar: sebuah komputer yang benar-benar bisa digunakan oleh siapa saja, langsung dari kotaknya. Inilah yang mendorong lahirnya Apple II, sebuah lompatan kuantum dari pendahulunya. Wozniak merancang Apple II dari dasar dengan fokus pada kemudahan penggunaan dan kemampuan yang belum pernah ada sebelumnya di komputer pribadi. Perbedaan utamanya mencakup:</text:p>
            <text:list xml:id="list8077423612158365443" text:style-name="L25">
              <text:list-item>
                <text:p text:style-name="P94"><text:span text:style-name="Strong_20_Emphasis"><text:span text:style-name="T1">Desain Terintegrasi:</text:span></text:span><text:span text:style-name="T1"> Apple II hadir dengan casing plastik yang menarik dan kokoh (atas dorongan estetika dari Jobs), lengkap dengan keyboard bawaan dan catu daya terintegrasi. Pengguna tinggal menyambungkannya ke televisi atau monitor. </text:span></text:p>
              </text:list-item>
              <text:list-item>
                <text:p text:style-name="P94"><text:span text:style-name="Strong_20_Emphasis"><text:span text:style-name="T1">Grafis Berwarna dan Suara:</text:span></text:span><text:span text:style-name="T1"> Ini adalah terobosan besar. Apple II adalah salah satu komputer pribadi pertama yang menawarkan grafis berwarna resolusi tinggi dan kemampuan menghasilkan suara melalui speaker internal, membuka pintu untuk game dan aplikasi pendidikan yang lebih menarik. </text:span></text:p>
              </text:list-item>
              <text:list-item>
                <text:p text:style-name="P94"><text:span text:style-name="Strong_20_Emphasis"><text:span text:style-name="T1">Bahasa Pemrograman BASIC:</text:span></text:span><text:span text:style-name="T1"> Memiliki interpreter bahasa pemrograman BASIC yang tertanam di ROM (Read-Only Memory), membuatnya mudah bagi pengguna untuk mulai belajar pemrograman atau menjalankan program yang tersedia. </text:span></text:p>
              </text:list-item>
              <text:list-item>
                <text:p text:style-name="P17"><text:span text:style-name="Strong_20_Emphasis"><text:span text:style-name="T1">Slot Ekspansi:</text:span></text:span><text:span text:style-name="T1"> Wozniak menyertakan delapan slot ekspansi internal, sebuah keputusan desain jenius yang memungkinkan pengguna dan pengembang pihak ketiga menambahkan fungsionalitas baru seperti drive floppy disk, printer, modem, dan kartu memori tambahan. Ini mengubah Apple II menjadi platform yang fleksibel dan dapat berkembang. </text:span></text:p>
              </text:list-item>
            </text:list>
            <text:p text:style-name="P59">Kesuksesan komersial Apple II yang fenomenal, menjadikannya mesin penghasil uang utama Apple selama bertahun-tahun dan pendorong revolusi PC, disebabkan oleh beberapa faktor kunci:</text:p>
            <text:list xml:id="list509036669640518467" text:style-name="L26">
              <text:list-item>
                <text:p text:style-name="P95"><text:span text:style-name="Strong_20_Emphasis"><text:span text:style-name="T1">Kemudahan Penggunaan:</text:span></text:span><text:span text:style-name="T1"> Desainnya yang siap pakai menarik pasar yang jauh lebih luas daripada sekadar penghobi. </text:span></text:p>
              </text:list-item>
              <text:list-item>
                <text:p text:style-name="P95"><text:span text:style-name="Strong_20_Emphasis"><text:span text:style-name="T1">Kemampuan Grafis &amp; Ekspansi:</text:span></text:span><text:span text:style-name="T1"> Menjadikannya platform yang menarik dan serbaguna. </text:span></text:p>
              </text:list-item>
              <text:list-item>
                <text:p text:style-name="P95"><text:span text:style-name="Strong_20_Emphasis"><text:span text:style-name="T1">Pasar Pendidikan:</text:span></text:span><text:span text:style-name="T1"> Apple secara agresif menargetkan sekolah-sekolah dengan diskon, menjadikan Apple II sebagai pemandangan umum di ruang kelas Amerika. </text:span></text:p>
              </text:list-item>
              <text:list-item>
                <text:p text:style-name="P18"><text:span text:style-name="Strong_20_Emphasis"><text:span text:style-name="Emphasis"><text:span text:style-name="T1">Killer Application</text:span></text:span></text:span><text:span text:style-name="Strong_20_Emphasis"><text:span text:style-name="T1"> - VisiCalc:</text:span></text:span><text:span text:style-name="T1"> Munculnya VisiCalc pada tahun 1979, </text:span><text:soft-page-break/><text:span text:style-name="T1">program </text:span><text:span text:style-name="Emphasis"><text:span text:style-name="T1">spreadsheet</text:span></text:span><text:span text:style-name="T1"> (lembar kerja) elektronik pertama, adalah titik balik. VisiCalc mengubah Apple II dari mainan atau alat pendidikan menjadi alat bisnis yang serius, mendorong ribuan profesional dan usaha kecil untuk membeli komputer ini hanya demi menjalankan VisiCalc. </text:span></text:p>
              </text:list-item>
            </text:list>
            <text:p text:style-name="P59">Kombinasi dari desain yang ramah pengguna, kemampuan teknis yang unggul pada masanya, fleksibilitas platform, dan munculnya perangkat lunak wajib punya seperti VisiCalc, menjadikan Apple II produk masif pertama Apple dan fondasi kesuksesan perusahaan di tahun-tahun awalnya.</text:p>
            <text:p text:style-name="P157"/>
            <text:p text:style-name="P59">Silakan berikan perintah "YAX" untuk prompt berikutnya.</text:p>
          </text:section>
          <text:section text:style-name="Sect1" text:name="feedback-form-22">
            <text:p text:style-name="P137"/>
          </text:section>
        </text:section>
        <text:section text:style-name="Sect1" text:name="7a19707dfe9054f7">
          <text:p text:style-name="P59"/>
          <text:section text:style-name="Sect1" text:name="user-query-content-23">
            <text:p text:style-name="P151">yax </text:p>
          </text:section>
          <text:p text:style-name="P137">Tampilkan alur berpikir</text:p>
          <text:section text:style-name="Sect2" text:name="model-response-message-contentr_7a19707dfe9054f7">
            <text:p text:style-name="P59">Baik, kita lanjutkan ke visi di balik produk-produk awal tersebut.</text:p>
            <text:p text:style-name="Text_20_body"><text:span text:style-name="Strong_20_Emphasis"><text:span text:style-name="T1">Prompt 9:</text:span></text:span><text:span text:style-name="T1"> (Bab 1 - Sub-bab 1.4: Visi awal: Komputer personal untuk semua orang.) </text:span><text:span text:style-name="Emphasis"><text:span text:style-name="T1">Gali lebih dalam visi awal yang diusung oleh Jobs dan Wozniak. Bagaimana gagasan 'komputer personal untuk semua orang' merupakan sebuah terobosan pada masanya, ketika komputer masih dianggap sebagai mesin besar yang kompleks dan mahal untuk institusi? Jelaskan bagaimana visi ini membedakan Apple dari perusahaan teknologi lain saat itu dan bagaimana hal itu tercermin dalam desain dan pemasaran Apple II.</text:span></text:span></text:p>
            <text:p text:style-name="Text_20_body"><text:span text:style-name="Strong_20_Emphasis"><text:span text:style-name="T1">Jawaban:</text:span></text:span></text:p>
            <text:p text:style-name="Text_20_body"><text:span text:style-name="T1">Di tengah dominasi komputer mainframe yang mengisi ruangan dan minikomputer yang hanya terjangkau oleh perusahaan atau departemen universitas, visi awal yang diusung oleh pendiri Apple terdengar radikal, bahkan nyaris utopis: </text:span><text:span text:style-name="Strong_20_Emphasis"><text:span text:style-name="T1">komputer personal untuk semua orang</text:span></text:span><text:span text:style-name="T1">. Ini bukan sekadar mengecilkan ukuran mesin; ini adalah tentang mendemokratisasi kekuatan komputasi itu sendiri, memindahkannya dari tangan institusi besar ke meja kerja, ruang keluarga, dan ruang kelas individu biasa. Gagasan ini merupakan terobosan fundamental pada pertengahan 1970-an. Komputer saat itu dipandang sebagai alat kalkulasi kompleks yang dioperasikan oleh para ahli berjubah putih, bukan sebagai alat pribadi untuk kreativitas, pembelajaran, atau bahkan hiburan.</text:span></text:p>
            <text:p text:style-name="P59"><text:soft-page-break/>Visi Apple, yang banyak dipengaruhi oleh semangat kontra-budaya Lembah Silikon yang percaya pada pemberdayaan individu melalui teknologi, secara tajam membedakan mereka dari raksasa mapan seperti IBM yang fokus pada solusi korporat, atau bahkan dari perusahaan komputer mikro awal lainnya yang seringkali hanya menargetkan para penghobi elektronik garis keras. Jobs, khususnya, melihat komputer bukan hanya sebagai mesin hitung, tetapi sebagai "alat untuk pikiran" (tool for the mind) atau metafora yang ia gunakan kemudian, "sepeda untuk pikiran" (bicycle for the mind)—sebuah perangkat yang dapat memperkuat kemampuan intelektual dan kreatif manusia biasa.</text:p>
            <text:p text:style-name="P59">Visi ambisius ini bukan sekadar slogan; ia secara nyata tercermin dalam desain dan pemasaran produk kunci mereka, Apple II. Jika Apple I adalah untuk para penghobi, maka Apple II dirancang dengan tujuan aksesibilitas universal:</text:p>
            <text:list xml:id="list635334997753372397" text:style-name="L27">
              <text:list-item>
                <text:p text:style-name="P96"><text:span text:style-name="Strong_20_Emphasis"><text:span text:style-name="T1">Desain Ramah Pengguna:</text:span></text:span><text:span text:style-name="T1"> Casing plastik yang ramah, keyboard terintegrasi, dan kemudahan koneksi ke televisi membuatnya terasa lebih seperti peralatan rumah tangga daripada peralatan laboratorium yang mengintimidasi. </text:span></text:p>
              </text:list-item>
              <text:list-item>
                <text:p text:style-name="P96"><text:span text:style-name="Strong_20_Emphasis"><text:span text:style-name="T1">Siap Pakai:</text:span></text:span><text:span text:style-name="T1"> Tidak perlu merakit atau menyolder; pengguna bisa langsung menyalakannya dan mulai menggunakan BASIC yang sudah tertanam atau memuat program dari kaset (dan kemudian disket). </text:span></text:p>
              </text:list-item>
              <text:list-item>
                <text:p text:style-name="P96"><text:span text:style-name="Strong_20_Emphasis"><text:span text:style-name="T1">Fitur Menarik:</text:span></text:span><text:span text:style-name="T1"> Grafis berwarna dan suara membuatnya menarik tidak hanya untuk tugas serius tetapi juga untuk pendidikan dan permainan, memperluas daya tariknya ke keluarga dan sekolah. </text:span></text:p>
              </text:list-item>
              <text:list-item>
                <text:p text:style-name="P19"><text:span text:style-name="Strong_20_Emphasis"><text:span text:style-name="T1">Pemasaran:</text:span></text:span><text:span text:style-name="T1"> Materi pemasaran awal Apple II tidak menonjolkan spesifikasi teknis yang rumit, melainkan menunjukkan bagaimana komputer dapat digunakan oleh individu dan keluarga dalam kehidupan sehari-hari, untuk belajar, bekerja, dan bermain. </text:span></text:p>
              </text:list-item>
            </text:list>
            <text:p text:style-name="P59">Dengan demikian, Apple II menjadi manifestasi fisik dari visi awal perusahaan: bukan hanya menjual perangkat keras, tetapi menjual gagasan tentang pemberdayaan personal melalui teknologi komputasi yang mudah diakses dan digunakan oleh siapa saja.</text:p>
            <text:p text:style-name="P157"/>
            <text:p text:style-name="P59">Silakan berikan perintah "YAX" untuk prompt berikutnya.</text:p>
          </text:section>
          <text:section text:style-name="Sect1" text:name="feedback-form-23">
            <text:p text:style-name="P137"/>
          </text:section>
        </text:section>
        <text:section text:style-name="Sect1" text:name="0db0af4b7d3912eb">
          <text:p text:style-name="P59"/>
          <text:section text:style-name="Sect1" text:name="user-query-content-24">
            <text:p text:style-name="P151">yax </text:p>
          </text:section>
          <text:p text:style-name="P137"><text:soft-page-break/>Tampilkan alur berpikir</text:p>
          <text:section text:style-name="Sect2" text:name="model-response-message-contentr_0db0af4b7d3912eb">
            <text:p text:style-name="P59">Baik, ini adalah prompt terakhir untuk Bab 1.</text:p>
            <text:p text:style-name="Text_20_body"><text:span text:style-name="Strong_20_Emphasis"><text:span text:style-name="T1">Prompt 10:</text:span></text:span><text:span text:style-name="T1"> (Bab 1 - Sub-bab 1.5: Budaya perusahaan awal yang unik dan pemberontak.) </text:span><text:span text:style-name="Emphasis"><text:span text:style-name="T1">Deskripsikan suasana dan budaya kerja di Apple pada tahun-tahun awalnya (kira-kira 1976-1980). Bagaimana semangat 'garasi', informalitas, jam kerja panjang, dan gairah terhadap produk membentuk lingkungan kerja yang unik? Jelaskan elemen 'pemberontak' atau 'kontra-budaya' dalam DNA awal Apple dan bagaimana hal ini menarik tipe karyawan tertentu serta membedakannya dari perusahaan mapan seperti IBM atau HP.</text:span></text:span></text:p>
            <text:p text:style-name="Text_20_body"><text:span text:style-name="Strong_20_Emphasis"><text:span text:style-name="T1">Jawaban:</text:span></text:span></text:p>
            <text:p text:style-name="P59">Budaya kerja di Apple pada tahun-tahun awalnya sama revolusionernya dengan produk yang mereka ciptakan. Jauh dari suasana korporat kaku yang mendominasi perusahaan teknologi mapan seperti IBM atau bahkan HP (tempat Wozniak bekerja), Apple memancarkan energi yang mentah, penuh gairah, dan sedikit kacau. "Semangat garasi" melampaui lokasi fisiknya; ia mewakili etos kerja yang mengutamakan akal-akalan (resourcefulness), pendekatan langsung (hands-on), dan kaburnya batas antara pekerjaan dan kehidupan pribadi. Informalitas adalah norma: kaus oblong, celana jins, dan sandal adalah pakaian kerja standar, dan hierarki organisasi awalnya sangat datar, memungkinkan ide mengalir (meskipun seringkali melalui perdebatan sengit, terutama jika melibatkan Jobs).</text:p>
            <text:p text:style-name="P59">Yang paling menonjol adalah intensitas dan dedikasi yang luar biasa. Karyawan awal Apple, yang sebagian besar masih muda, bekerja dengan jam kerja yang sangat panjang, seringkali hingga larut malam dan akhir pekan. Ini bukan didorong oleh paksaan, melainkan oleh gairah kolektif terhadap produk yang sedang mereka bangun dan keyakinan tulus bahwa mereka sedang melakukan sesuatu yang penting—mengubah dunia dengan meletakkan komputer di tangan orang biasa. Ada rasa kebersamaan yang kuat, seperti berada dalam sebuah misi bersama.</text:p>
            <text:p text:style-name="P59">Elemen 'pemberontak' atau 'kontra-budaya' juga sangat kental dalam DNA awal Apple, sebagian besar disuntikkan oleh kepribadian Steve Jobs sendiri. Ada sikap anti-kemapanan yang jelas, penolakan terhadap birokrasi, dan keinginan untuk menantang status quo industri yang didominasi oleh 'raksasa biru' IBM. Mereka melihat diri mereka bukan hanya sebagai pembuat komputer, tetapi sebagai agen perubahan. Budaya unik yang memadukan kejeniusan teknis <text:soft-page-break/>dengan semangat idealis dan sedikit 'liar' ini terbukti sangat menarik bagi tipe talenta tertentu: para insinyur muda brilian, seniman, dan pemikir non-konvensional yang mungkin merasa terkekang di lingkungan korporat tradisional. Mereka adalah orang-orang yang ingin "membuat penyok di alam semesta" (make a dent in the universe), dan Apple di era awalnya menawarkan kanvas yang sempurna untuk itu.</text:p>
            <text:p text:style-name="P157"/>
            <text:p text:style-name="P59">Ini adalah akhir dari Bab 1. Silakan berikan perintah "YAX" jika Anda ingin melanjutkan ke prompt pengantar untuk Bab 2.</text:p>
          </text:section>
          <text:section text:style-name="Sect1" text:name="feedback-form-24">
            <text:p text:style-name="P137"/>
          </text:section>
        </text:section>
        <text:section text:style-name="Sect1" text:name="6570bbd725ac1108">
          <text:p text:style-name="P59"/>
          <text:section text:style-name="Sect1" text:name="user-query-content-25">
            <text:p text:style-name="P151">yax </text:p>
          </text:section>
          <text:p text:style-name="P137">Tampilkan alur berpikir</text:p>
          <text:section text:style-name="Sect2" text:name="model-response-message-contentr_6570bbd725ac1108">
            <text:p text:style-name="P59">Baik, kita sekarang memasuki Bab 2: Lahirnya Macintosh &amp; Drama Awal (1981 - 1985).</text:p>
            <text:p text:style-name="Text_20_body"><text:span text:style-name="Strong_20_Emphasis"><text:span text:style-name="T1">Prompt 11:</text:span></text:span><text:span text:style-name="T1"> (Pengantar Bab 2) </text:span><text:span text:style-name="Emphasis"><text:span text:style-name="T1">Awali bab ini dengan menggambarkan transisi Apple dari kesuksesan fenomenal Apple II menuju ambisi yang lebih besar di awal tahun 1980-an. Perkenalkan proyek-proyek generasi berikutnya yang revolusioner, Lisa dan Macintosh, yang bertujuan mendefinisikan ulang interaksi manusia dengan komputer melalui Graphical User Interface (GUI). Sampaikan bahwa bab ini akan menyelami tantangan teknis dan komersial dalam pengembangan kedua mesin tersebut, momen ikonik peluncuran Macintosh yang didukung iklan legendaris '1984', namun juga mengungkap sisi gelap dari periode ini: meningkatnya konflik internal, perebutan kekuasaan antara Steve Jobs dan CEO John Sculley, yang pada akhirnya berujung pada peristiwa dramatis keluarnya sang pendiri dari perusahaan yang ia dirikan.</text:span></text:span></text:p>
            <text:p text:style-name="Text_20_body"><text:span text:style-name="Strong_20_Emphasis"><text:span text:style-name="T1">Jawaban:</text:span></text:span></text:p>
            <text:p text:style-name="Text_20_body"><text:span text:style-name="T1">Memasuki dekade 1980-an, Apple bukan lagi sekadar startup garasi. Didorong oleh kesuksesan fenomenal Apple II, perusahaan ini tumbuh pesat menjadi pemain utama dalam industri komputer personal yang sedang meledak. Namun, di tengah keberhasilan itu, muncul kesadaran bahwa antarmuka berbasis teks pada Apple II memiliki keterbatasan. Ambisi Apple, terutama yang didorong oleh visi Steve Jobs, adalah untuk sekali lagi merevolusi komputasi, membuatnya jauh lebih intuitif dan mudah diakses oleh lebih banyak orang. </text:span><text:soft-page-break/><text:span text:style-name="T1">Impian ini mengerucut pada dua proyek generasi berikutnya yang sangat ambisius dan saling terkait: Lisa dan Macintosh. Keduanya bertaruh pada teknologi radikal yang terinspirasi dari pusat riset Xerox PARC: </text:span><text:span text:style-name="Emphasis"><text:span text:style-name="T1">Graphical User Interface</text:span></text:span><text:span text:style-name="T1"> (GUI), sebuah cara berinteraksi dengan komputer menggunakan gambar (ikon), jendela (windows), dan penunjuk (mouse), bukan lagi hanya mengetik perintah teks.</text:span></text:p>
            <text:p text:style-name="P59">Bab ini akan membawa Anda menyelami periode paling penting sekaligus paling bergejolak dalam sejarah awal Apple. Kita akan mengupas tantangan teknis yang luar biasa dan biaya pengembangan yang membengkak di balik proyek Lisa dan Macintosh. Kita akan menyaksikan salah satu momen pemasaran paling legendaris sepanjang masa melalui iklan "1984" yang memperkenalkan Macintosh ke dunia. Namun, bab ini juga akan mengungkap sisi gelap dari kesuksesan dan ambisi yang meluap: bagaimana pertumbuhan pesat memicu konflik internal yang sengit, bagaimana bentrokan ego dan perebutan kekuasaan antara sang pendiri visioner, Steve Jobs, dengan CEO yang ia rekrut sendiri, John Sculley, semakin meruncing, dan akhirnya mencapai klimaks dalam peristiwa dramatis yang tak terbayangkan sebelumnya: keluarnya Steve Jobs dari perusahaan yang ia dirikan dengan penuh gairah hanya satu dekade sebelumnya [per 17 April 2025]. Ini adalah kisah tentang inovasi brilian yang beradu dengan tragedi korporat.</text:p>
            <text:p text:style-name="P157"/>
            <text:p text:style-name="P59">Silakan berikan perintah "YAX" untuk melanjutkan ke prompt sub-bab pertama dari Bab 2.</text:p>
          </text:section>
          <text:section text:style-name="Sect1" text:name="feedback-form-25">
            <text:p text:style-name="P137"/>
          </text:section>
        </text:section>
        <text:section text:style-name="Sect1" text:name="4d0bfa5df5ac5457">
          <text:p text:style-name="P59"/>
          <text:section text:style-name="Sect1" text:name="user-query-content-26">
            <text:p text:style-name="P151">yax </text:p>
          </text:section>
          <text:p text:style-name="P137">Tampilkan alur berpikir</text:p>
          <text:section text:style-name="Sect2" text:name="model-response-message-contentr_4d0bfa5df5ac5457">
            <text:p text:style-name="P59">Baik, kita mulai membahas proyek ambisius pertama Apple di era ini.</text:p>
            <text:p text:style-name="Text_20_body"><text:span text:style-name="Strong_20_Emphasis"><text:span text:style-name="T1">Prompt 12:</text:span></text:span><text:span text:style-name="T1"> (Bab 2 - Sub-bab 2.1: Pengembangan Apple Lisa (Ambisus tapi Mahal)) </text:span><text:span text:style-name="Emphasis"><text:span text:style-name="T1">Jelaskan secara mendalam proyek Apple Lisa. Rinci asal-usul inspirasinya, terutama dari kunjungan tim Apple ke Xerox PARC dan teknologi Alto. Paparkan fitur-fitur revolusioner yang diusungnya (GUI berbasis ikon, jendela tumpang tindih, mouse, memori terproteksi, multitasking). Analisis mengapa proses pengembangannya begitu kompleks, memakan waktu lama, dan sangat mahal. Jelaskan target pasar bisnisnya, harga jualnya yang sangat </text:span></text:span><text:soft-page-break/><text:span text:style-name="Emphasis"><text:span text:style-name="T1">tinggi ($9,995 saat itu), dan mengapa, meskipun menjadi pionir teknologi GUI komersial, Lisa gagal secara komersial. Apa pelajaran yang didapat (atau tidak didapat) Apple dari proyek Lisa?</text:span></text:span></text:p>
            <text:p text:style-name="Text_20_body"><text:span text:style-name="Strong_20_Emphasis"><text:span text:style-name="T1">Jawaban:</text:span></text:span></text:p>
            <text:p text:style-name="Text_20_body"><text:span text:style-name="T1">Jauh sebelum Macintosh mencuri perhatian, Apple telah menempuh jalan revolusi antarmuka pengguna melalui proyek ambisius bernama Lisa. Dimulai sekitar tahun 1978, Lisa adalah upaya Apple untuk menciptakan komputer generasi berikutnya yang radikal. Inspirasi utamanya datang setelah serangkaian kunjungan krusial oleh tim insinyur Apple, termasuk Steve Jobs, ke pusat riset legendaris Xerox Palo Alto Research Center (PARC) pada akhir 1979. Di sana, mereka menyaksikan keajaiban Xerox Alto: sebuah komputer eksperimental yang menggunakan layar </text:span><text:span text:style-name="Emphasis"><text:span text:style-name="T1">bitmap</text:span></text:span><text:span text:style-name="T1">, </text:span><text:span text:style-name="Emphasis"><text:span text:style-name="T1">Graphical User Interface</text:span></text:span><text:span text:style-name="T1"> (GUI) dengan ikon dan jendela yang bisa tumpang tindih (</text:span><text:span text:style-name="Emphasis"><text:span text:style-name="T1">overlapping windows</text:span></text:span><text:span text:style-name="T1">), </text:span><text:span text:style-name="Emphasis"><text:span text:style-name="T1">mouse</text:span></text:span><text:span text:style-name="T1"> sebagai alat penunjuk, serta konsep jaringan Ethernet dan pemrograman berorientasi objek. Pengalaman ini membuka mata tim Apple dan secara fundamental mengubah arah pengembangan produk masa depan mereka.</text:span></text:p>
            <text:p text:style-name="Text_20_body"><text:span text:style-name="T1">Lisa, yang akhirnya dirilis pada Januari 1983, adalah upaya pertama Apple untuk mengkomersialkan visi GUI tersebut. Fitur-fiturnya sungguh revolusioner untuk masanya: ia memiliki antarmuka grafis penuh dengan metafora desktop (ikon, folder, tempat sampah), menggunakan mouse sebagai perangkat input utama, mendukung jendela aplikasi yang bisa tumpang tindih, menerapkan memori terproteksi (membuat sistem lebih stabil jika satu aplikasi crash), dan mampu melakukan </text:span><text:span text:style-name="Emphasis"><text:span text:style-name="T1">cooperative multitasking</text:span></text:span><text:span text:style-name="T1"> (menjalankan beberapa program secara bersamaan, meskipun dengan keterbatasan). Lisa bahkan dibundel dengan serangkaian aplikasi perkantoran terintegrasi (LisaWrite, LisaCalc, LisaGraph, dll.).</text:span></text:p>
            <text:p text:style-name="P59">Namun, mewujudkan visi ambisius ini ternyata luar biasa sulit, lama, dan mahal. Mengembangkan sistem operasi grafis yang kompleks dan aplikasi terintegrasi dari nol pada perangkat keras yang tersedia saat itu (prosesor Motorola 68000) adalah tantangan rekayasa yang monumental. Proses pengembangan memakan waktu sekitar lima tahun dan dilaporkan menelan biaya riset dan pengembangan sekitar $50 juta—jumlah yang sangat besar saat itu.</text:p>
            <text:p text:style-name="P59">Ditargetkan secara khusus untuk pasar bisnis dan perkantoran, Lisa diluncurkan dengan harga yang membuatnya tercekik sejak awal: $9.995 (setara dengan lebih dari $30.000 atau sekitar 480 juta Rupiah hari ini [per 17 April 2025], <text:soft-page-break/>dengan asumsi inflasi). Meskipun teknologinya canggih, Lisa gagal total secara komersial karena beberapa alasan utama:</text:p>
            <text:list xml:id="list1223037411963421507" text:style-name="L28">
              <text:list-item>
                <text:p text:style-name="P97"><text:span text:style-name="Strong_20_Emphasis"><text:span text:style-name="T1">Harga Prohibitif:</text:span></text:span><text:span text:style-name="T1"> Hanya sedikit perusahaan yang mampu membelinya. </text:span></text:p>
              </text:list-item>
              <text:list-item>
                <text:p text:style-name="P97"><text:span text:style-name="Strong_20_Emphasis"><text:span text:style-name="T1">Kinerja Lambat:</text:span></text:span><text:span text:style-name="T1"> Perangkat kerasnya kesulitan menjalankan perangkat lunak grafis yang kompleks, membuat sistem terasa lamban bagi pengguna. </text:span></text:p>
              </text:list-item>
              <text:list-item>
                <text:p text:style-name="P97"><text:span text:style-name="Strong_20_Emphasis"><text:span text:style-name="T1">Perangkat Lunak Terbatas:</text:span></text:span><text:span text:style-name="T1"> Selain bundel bawaan, ketersediaan aplikasi pihak ketiga sangat minim. </text:span></text:p>
              </text:list-item>
              <text:list-item>
                <text:p text:style-name="P20"><text:span text:style-name="Strong_20_Emphasis"><text:span text:style-name="T1">Persaingan Internal:</text:span></text:span><text:span text:style-name="T1"> Proyek Macintosh yang lebih murah, dipimpin oleh Steve Jobs (setelah ia disingkirkan dari tim Lisa), mulai membayangi dan mengkanibal potensi pasar Lisa. </text:span></text:p>
              </text:list-item>
            </text:list>
            <text:p text:style-name="P59">Lisa menjadi pelajaran mahal bagi Apple. Ia menunjukkan potensi besar GUI tetapi juga mengajarkan pentingnya keseimbangan antara inovasi teknologi, kinerja yang memadai, dan harga yang terjangkau oleh pasar target. Meskipun gagal, Lisa menjadi fondasi teknologi penting dan memberikan banyak pelajaran (meskipun mungkin tidak semua langsung diterapkan) yang kemudian membantu kesuksesan Macintosh, walau Macintosh sendiri juga harus melalui perjuangannya sendiri untuk diterima pasar.</text:p>
            <text:p text:style-name="P157"/>
            <text:p text:style-name="P59">Silakan berikan perintah "YAX" untuk prompt berikutnya.</text:p>
          </text:section>
          <text:section text:style-name="Sect1" text:name="feedback-form-26">
            <text:p text:style-name="P137"/>
          </text:section>
        </text:section>
        <text:section text:style-name="Sect1" text:name="93d643593a802219">
          <text:p text:style-name="P59"/>
          <text:section text:style-name="Sect1" text:name="user-query-content-27">
            <text:p text:style-name="P151">yax </text:p>
          </text:section>
          <text:p text:style-name="P137">Tampilkan alur berpikir</text:p>
          <text:section text:style-name="Sect2" text:name="model-response-message-contentr_93d643593a802219">
            <text:p text:style-name="P59">Baik, kita beralih ke proyek yang berjalan paralel dengan Lisa, namun dengan nasib yang berbeda: Macintosh.</text:p>
            <text:p text:style-name="Text_20_body"><text:span text:style-name="Strong_20_Emphasis"><text:span text:style-name="T1">Prompt 13:</text:span></text:span><text:span text:style-name="T1"> (Bab 2 - Sub-bab 2.2: Revolusi Macintosh: Pengenalan Graphical User Interface (GUI) dan mouse ke pasar massal.) </text:span><text:span text:style-name="Emphasis"><text:span text:style-name="T1">Fokus pada proyek Macintosh. Ceritakan bagaimana Steve Jobs mengambil alih proyek ini dari Jef Raskin dan mengubah visinya. Jelaskan hubungannya dengan proyek Lisa (berbagi teknologi GUI tapi dengan tujuan harga yang lebih terjangkau dan pasar yang lebih luas). Deskripsikan budaya tim Macintosh yang unik ('pirates not the navy') dan filosofi desain 'insanely great'. Rinci fitur teknis utamanya (prosesor Motorola 68000, layar bitmap terintegrasi, GUI yang disempurnakan, </text:span></text:span><text:soft-page-break/><text:span text:style-name="Emphasis"><text:span text:style-name="T1">mouse satu tombol) dan keterbatasannya saat peluncuran (RAM 128K, tanpa hard drive internal, sedikit software). Analisis mengapa Macintosh, meskipun awalnya penjualannya lambat, berhasil menjadi produk revolusioner yang mempopulerkan GUI dan mouse ke pasar massal, tidak seperti Lisa.</text:span></text:span></text:p>
            <text:p text:style-name="Text_20_body"><text:span text:style-name="Strong_20_Emphasis"><text:span text:style-name="T1">Jawaban:</text:span></text:span></text:p>
            <text:p text:style-name="P59">Sementara tim Lisa berjuang dengan kompleksitas dan biaya, sebuah proyek lain yang lebih 'gerilya' mulai terbentuk di Apple: Macintosh. Awalnya digagas oleh Jef Raskin sebagai komputer 'alat' (appliance) yang mudah digunakan, terjangkau, dan berbasis teks, visi proyek ini berubah drastis ketika Steve Jobs, setelah disingkirkan dari kepemimpinan tim Lisa pada tahun 1981, mulai mencurahkan energinya ke Macintosh. Jobs melihat potensi untuk mewujudkan visi GUI—yang terinspirasi dari Xerox PARC dan sedang dikembangkan untuk Lisa—dalam bentuk yang lebih terjangkau dan menarik bagi pasar yang lebih luas, "komputer untuk kita semua" (the computer for the rest of us). Macintosh pun menjadi semacam 'Lisa versi murah', berbagi banyak konsep teknologi GUI tetapi dengan fokus kuat pada pengurangan biaya dan kemudahan penggunaan massal. Ini juga menciptakan rivalitas internal yang sengit antara kedua tim.</text:p>
            <text:p text:style-name="P59">Di bawah kepemimpinan Jobs yang intens dan karismatik, tim Macintosh mengembangkan budaya kerja yang unik dan legendaris. Mereka menganggap diri mereka sebagai 'bajak laut' (pirates) yang menentang birokrasi 'angkatan laut' (the navy) dari tim Lisa dan bagian Apple lainnya. Bekerja di gedung mereka sendiri, seringkali dengan mengibarkan bendera tengkorak Jolly Roger, tim kecil yang terdiri dari insinyur dan desainer brilian ini didorong oleh semangat pemberontakan dan obsesi Jobs untuk menciptakan produk yang "benar-benar hebat gila" (insanely great).</text:p>
            <text:p text:style-name="P59">Macintosh 128K, yang diluncurkan pada Januari 1984, memang merupakan sebuah keajaiban teknik dan desain untuk masanya:</text:p>
            <text:list xml:id="list6374667961430939547" text:style-name="L29">
              <text:list-item>
                <text:p text:style-name="P147">Menggunakan prosesor Motorola 68000 yang sama dengan Lisa. </text:p>
              </text:list-item>
              <text:list-item>
                <text:p text:style-name="P98"><text:span text:style-name="T1">Memiliki layar hitam-putih </text:span><text:span text:style-name="Emphasis"><text:span text:style-name="T1">bitmap</text:span></text:span><text:span text:style-name="T1"> 9 inci yang tajam terintegrasi dalam unit utama. </text:span></text:p>
              </text:list-item>
              <text:list-item>
                <text:p text:style-name="P147">Menampilkan GUI yang disempurnakan dan lebih ramah pengguna dibandingkan Lisa. </text:p>
              </text:list-item>
              <text:list-item>
                <text:p text:style-name="P98"><text:span text:style-name="T1">Menggunakan </text:span><text:span text:style-name="Emphasis"><text:span text:style-name="T1">mouse</text:span></text:span><text:span text:style-name="T1"> satu tombol yang sederhana. </text:span></text:p>
              </text:list-item>
              <text:list-item>
                <text:p text:style-name="P147">Memakai drive floppy disk 3.5 inci dari Sony yang lebih kecil dan berkapasitas lebih tinggi. </text:p>
              </text:list-item>
              <text:list-item>
                <text:p text:style-name="P68"><text:soft-page-break/>Semua terbungkus dalam casing vertikal berwarna krem yang ikonik dan ringkas. </text:p>
              </text:list-item>
            </text:list>
            <text:p text:style-name="P59">Namun, demi mencapai harga jual $2.495 (masih mahal, tapi jauh di bawah Lisa), Macintosh diluncurkan dengan keterbatasan signifikan: hanya 128KB RAM yang membuatnya lamban dan sangat membatasi kemampuan perangkat lunak, tidak ada hard drive internal (bergantung pada floppy disk), dan hanya tersedia sedikit sekali aplikasi saat peluncuran (terutama MacWrite dan MacPaint).</text:p>
            <text:p text:style-name="P59">Lalu, mengapa Macintosh berhasil mempopulerkan GUI di mana Lisa gagal, meskipun penjualannya awalnya tidak secepat kilat? Beberapa faktor kunci berperan:</text:p>
            <text:list xml:id="list2916377673698948604" text:style-name="L30">
              <text:list-item>
                <text:p text:style-name="P99"><text:span text:style-name="Strong_20_Emphasis"><text:span text:style-name="T1">Harga yang Lebih Terjangkau:</text:span></text:span><text:span text:style-name="T1"> Meskipun masih premium, harganya memungkinkan lebih banyak individu, pelajar, dan bisnis kecil untuk mengadopsinya dibandingkan Lisa. </text:span></text:p>
              </text:list-item>
              <text:list-item>
                <text:p text:style-name="P99"><text:span text:style-name="Strong_20_Emphasis"><text:span text:style-name="T1">Pemasaran Jenius:</text:span></text:span><text:span text:style-name="T1"> Iklan "1984" (akan dibahas lebih lanjut) menciptakan sensasi dan memposisikan Mac sebagai produk revolusioner yang membebaskan. </text:span></text:p>
              </text:list-item>
              <text:list-item>
                <text:p text:style-name="P99"><text:span text:style-name="Strong_20_Emphasis"><text:span text:style-name="T1">Pengalaman Pengguna yang Menarik:</text:span></text:span><text:span text:style-name="T1"> GUI-nya, meskipun lambat, secara fundamental lebih mudah dipelajari dan digunakan daripada antarmuka baris perintah (command-line), menarik bagi pengguna non-teknis. </text:span></text:p>
              </text:list-item>
              <text:list-item>
                <text:p text:style-name="P99"><text:span text:style-name="Strong_20_Emphasis"><text:span text:style-name="T1">Munculnya </text:span></text:span><text:span text:style-name="Strong_20_Emphasis"><text:span text:style-name="Emphasis"><text:span text:style-name="T1">Killer Apps</text:span></text:span></text:span><text:span text:style-name="Strong_20_Emphasis"><text:span text:style-name="T1"> (Desktop Publishing):</text:span></text:span><text:span text:style-name="T1"> Kombinasi Mac dengan printer Apple LaserWriter dan perangkat lunak Aldus PageMaker beberapa saat setelah peluncuran melahirkan revolusi </text:span><text:span text:style-name="Emphasis"><text:span text:style-name="T1">desktop publishing</text:span></text:span><text:span text:style-name="T1">. Ini memberikan Mac pijakan kuat di pasar desain grafis dan penerbitan, yang menjadi basis pengguna setianya. </text:span></text:p>
              </text:list-item>
              <text:list-item>
                <text:p text:style-name="P21"><text:span text:style-name="Strong_20_Emphasis"><text:span text:style-name="T1">Iterasi Cepat:</text:span></text:span><text:span text:style-name="T1"> Apple segera merilis model dengan RAM lebih besar (Mac 512K atau "Fat Mac") yang mengatasi banyak masalah kinerja awal. </text:span></text:p>
              </text:list-item>
            </text:list>
            <text:p text:style-name="P59">Meskipun tidak sempurna saat lahir, kombinasi harga yang 'relatif' terjangkau, pemasaran yang brilian, pengalaman pengguna yang revolusioner, dan munculnya aplikasi kunci memungkinkan Macintosh untuk bertahan, berkembang, dan akhirnya berhasil membawa konsep GUI dan mouse ke kesadaran pasar massal.</text:p>
            <text:p text:style-name="P157"/>
            <text:p text:style-name="P59">Silakan berikan perintah "YAX" untuk prompt berikutnya.</text:p>
          </text:section>
          <text:section text:style-name="Sect1" text:name="feedback-form-27">
            <text:p text:style-name="P137"/>
          </text:section>
        </text:section>
        <text:section text:style-name="Sect1" text:name="abb9a717231b3633">
          <text:p text:style-name="P59"><text:soft-page-break/></text:p>
          <text:section text:style-name="Sect1" text:name="user-query-content-28">
            <text:p text:style-name="P151">yax </text:p>
          </text:section>
          <text:p text:style-name="P137">Tampilkan alur berpikir</text:p>
          <text:section text:style-name="Sect2" text:name="model-response-message-contentr_abb9a717231b3633">
            <text:p text:style-name="P59">Baik, mari kita bahas salah satu iklan paling legendaris dalam sejarah periklanan.</text:p>
            <text:p text:style-name="Text_20_body"><text:span text:style-name="Strong_20_Emphasis"><text:span text:style-name="T1">Prompt 14:</text:span></text:span><text:span text:style-name="T1"> (Bab 2 - Sub-bab 2.3: Iklan legendaris "1984" dan dampaknya.) </text:span><text:span text:style-name="Emphasis"><text:span text:style-name="T1">Ceritakan kisah di balik pembuatan iklan Super Bowl '1984' yang disutradarai oleh Ridley Scott. Jelaskan konsep dan pesan kuatnya (sebagai perlawanan terhadap dominasi 'Big Brother' IBM dan konformitas), serta bagaimana iklan ini mencerminkan semangat pemberontakan tim Macintosh. Deskripsikan proses produksinya, biaya yang besar, dan kontroversi internal di Apple (dewan direksi awalnya menolak menayangkannya). Analisis dampak fenomenal iklan ini setelah ditayangkan sekali selama Super Bowl XVIII: bagaimana ia menjadi pembicaraan nasional, memenangkan banyak penghargaan, dan secara efektif membangun citra Apple sebagai inovator yang berani dan berbeda, serta menciptakan antisipasi besar untuk peluncuran Macintosh.</text:span></text:span></text:p>
            <text:p text:style-name="Text_20_body"><text:span text:style-name="Strong_20_Emphasis"><text:span text:style-name="T1">Jawaban:</text:span></text:span></text:p>
            <text:p text:style-name="Text_20_body"><text:span text:style-name="T1">Untuk mengumumkan kehadiran Macintosh yang revolusioner, Apple tidak memilih jalan biasa. Mereka memutuskan untuk membuat pernyataan yang mengguncang dunia melalui sebuah iklan televisi yang ditayangkan pada momen puncak budaya pop Amerika: Super Bowl XVIII, pada 22 Januari 1984, hanya dua hari sebelum Macintosh resmi diluncurkan. Disutradarai oleh Ridley Scott, yang baru saja meraih ketenaran lewat film fiksi ilmiah distopian </text:span><text:span text:style-name="Emphasis"><text:span text:style-name="T1">Blade Runner</text:span></text:span><text:span text:style-name="T1">, iklan berdurasi 60 detik ini jauh dari iklan komputer pada umumnya.</text:span></text:p>
            <text:p text:style-name="Text_20_body"><text:span text:style-name="T1">Dibuat oleh agensi langganan Apple, Chiat/Day, konsep iklan ini secara berani meminjam inspirasi dari novel klasik George Orwell, </text:span><text:span text:style-name="Emphasis"><text:span text:style-name="T1">Nineteen Eighty-Four</text:span></text:span><text:span text:style-name="T1">. Iklan tersebut menggambarkan suasana kelabu dan menindas, di mana barisan manusia tanpa ekspresi berbaris seragam menuju sebuah layar raksasa yang menampilkan wajah 'Big Brother'—sosok otoriter yang sedang berpidato (secara luas ditafsirkan sebagai simbolisasi dominasi IBM di industri komputer saat itu). Tiba-tiba, muncul seorang pahlawan wanita (diperankan oleh atlet Anya Major) berlari membawa palu godam, dikejar oleh pasukan keamanan. Dengan gerakan atletis, ia mengayunkan palu dan menghancurkan layar Big Brother, membebaskan para penonton yang terkesima. Pesannya sangat kuat dan provokatif: Apple Macintosh hadir untuk menghancurkan konformitas, </text:span><text:soft-page-break/><text:span text:style-name="T1">menantang status quo, dan memberdayakan individu. Ini adalah cerminan sempurna dari semangat 'bajak laut' dan pemberontakan yang hidup di dalam tim Macintosh. Tagline penutupnya pun menegaskan hal ini: "Pada 24 Januari, Apple Computer akan memperkenalkan Macintosh. Dan Anda akan melihat mengapa 1984 tidak akan menjadi seperti '1984'."   </text:span></text:p>
            <text:p text:style-name="P59">Produksi iklan ini sendiri merupakan proyek ambisius dengan biaya sangat besar untuk ukuran iklan saat itu (dilaporkan sekitar $900.000). Difilmkan di Inggris dengan kualitas sinematik tinggi, iklan ini bahkan memicu kontroversi internal di Apple. Ketika ditayangkan kepada dewan direksi, sebagian besar anggota dilaporkan membencinya dan bahkan ingin slot iklan Super Bowl yang mahal itu dijual. CEO John Sculley pun ragu. Namun, Steve Jobs dan Steve Wozniak sangat menyukainya dan berjuang keras untuk mempertahankannya. Ada cerita bahwa agensi Chiat/Day tetap mempertahankan slot waktu siaran meskipun belum ada persetujuan akhir dari dewan.</text:p>
            <text:p text:style-name="P59">Keputusan berisiko itu terbayar lunas secara spektakuler. Meskipun hanya ditayangkan secara nasional satu kali selama Super Bowl, dampaknya luar biasa:</text:p>
            <text:list xml:id="list3536395127342949502" text:style-name="L31">
              <text:list-item>
                <text:p text:style-name="P148">Iklan itu sendiri menjadi berita utama nasional, dibahas dan ditayangkan ulang secara gratis oleh berbagai stasiun berita. </text:p>
              </text:list-item>
              <text:list-item>
                <text:p text:style-name="P148">Ia memicu percakapan dan kehebohan di seluruh negeri, menghasilkan publisitas gratis yang tak ternilai. </text:p>
              </text:list-item>
              <text:list-item>
                <text:p text:style-name="P148">Memenangkan berbagai penghargaan periklanan paling bergengsi, termasuk Grand Prix di Festival Periklanan Internasional Cannes Lions. </text:p>
              </text:list-item>
              <text:list-item>
                <text:p text:style-name="P148">Secara brilian berhasil membangun dan mengukuhkan citra Apple sebagai inovator yang berani, berbeda, dan menjadi penantang utama bagi raksasa industri. </text:p>
              </text:list-item>
              <text:list-item>
                <text:p text:style-name="P69">Menciptakan antisipasi yang luar biasa besar untuk peluncuran Macintosh beberapa hari kemudian. </text:p>
              </text:list-item>
            </text:list>
            <text:p text:style-name="P59">Hingga hari ini [per 17 April 2025], iklan "1984" dianggap sebagai salah satu karya agung dalam sejarah periklanan, sebuah contoh sempurna bagaimana kreativitas dan keberanian dapat menghasilkan dampak budaya dan komersial yang fenomenal.</text:p>
            <text:p text:style-name="P157"/>
            <text:p text:style-name="P59">Silakan berikan perintah "YAX" untuk prompt berikutnya.</text:p>
          </text:section>
          <text:section text:style-name="Sect1" text:name="feedback-form-28">
            <text:p text:style-name="P137"/>
          </text:section>
        </text:section>
        <text:section text:style-name="Sect1" text:name="f4e56ae2d51925bb">
          <text:p text:style-name="P59"/>
          <text:section text:style-name="Sect1" text:name="user-query-content-29">
            <text:p text:style-name="P151"><text:soft-page-break/>yax </text:p>
          </text:section>
          <text:p text:style-name="P137">Tampilkan alur berpikir</text:p>
          <text:section text:style-name="Sect2" text:name="model-response-message-contentr_f4e56ae2d51925bb">
            <text:p text:style-name="P59">Baik, mari kita tuntaskan Bab 2 dengan kisah perpecahan internal yang dramatis ini.</text:p>
            <text:p text:style-name="Text_20_body"><text:span text:style-name="Strong_20_Emphasis"><text:span text:style-name="T1">Prompt 15:</text:span></text:span><text:span text:style-name="T1"> (Bab 2 - Sub-bab 2.4: Konflik internal, perebutan kekuasaan, dan keluarnya Steve Jobs dari Apple.) </text:span><text:span text:style-name="Emphasis"><text:span text:style-name="T1">Uraikan secara kronologis dan mendalam konflik yang memuncak antara Steve Jobs (Kepala Divisi Macintosh) dan CEO John Sculley (yang direkrut Jobs dari Pepsi). Jelaskan akar permasalahannya: perbedaan visi strategis untuk masa depan Apple (fokus pada Mac vs lini produk yang lebih luas), bentrokan gaya manajemen dan kepribadian (Jobs yang intens dan menuntut vs Sculley yang lebih diplomatis), kekecewaan Sculley terhadap kinerja penjualan awal Macintosh yang di bawah ekspektasi, serta perebutan kendali atas divisi Macintosh. Rinci peristiwa-peristiwa kunci yang mengarah pada perebutan kekuasaan di dewan direksi, keputusan dewan untuk mendukung Sculley dan melucuti tanggung jawab operasional Jobs, hingga pengunduran diri Jobs yang pahit pada September 1985. Analisis dampak langsung dan jangka panjang dari keluarnya sang pendiri visioner ini bagi Apple.</text:span></text:span></text:p>
            <text:p text:style-name="Text_20_body"><text:span text:style-name="Strong_20_Emphasis"><text:span text:style-name="T1">Jawaban:</text:span></text:span></text:p>
            <text:p text:style-name="P59">Ironisnya, hubungan antara Steve Jobs dan John Sculley, CEO yang direkrutnya dari Pepsi dengan rayuan legendaris "Apakah kamu ingin menjual air gula seumur hidupmu, atau ikut denganku mengubah dunia?", justru berakhir dengan konflik sengit yang membelah Apple. Setelah peluncuran Macintosh pada awal 1984, ketegangan antara keduanya mulai memuncak sepanjang tahun itu hingga pertengahan 1985. Akar permasalahannya bersifat multi-dimensi:</text:p>
            <text:list xml:id="list208773647114433703" text:style-name="L32">
              <text:list-item>
                <text:p text:style-name="P100"><text:span text:style-name="Strong_20_Emphasis"><text:span text:style-name="T1">Perbedaan Visi Strategis:</text:span></text:span><text:span text:style-name="T1"> Jobs, sebagai 'bapak' Macintosh, melihatnya sebagai masa depan mutlak Apple dan ingin mengerahkan seluruh sumber daya untuk pengembangannya, bahkan jika itu berarti mengorbankan lini Apple II yang saat itu masih menjadi sapi perah utama perusahaan. Sculley, dengan latar belakang korporat dan tanggung jawab kepada dewan direksi untuk profitabilitas, menginginkan pendekatan yang lebih seimbang dan manajemen lini produk yang lebih terstruktur. </text:span></text:p>
              </text:list-item>
              <text:list-item>
                <text:p text:style-name="P100"><text:span text:style-name="Strong_20_Emphasis"><text:span text:style-name="T1">Benturan Gaya &amp; Kepribadian:</text:span></text:span><text:span text:style-name="T1"> Gaya manajemen Jobs yang terkenal intens, menuntut kesempurnaan, emosional, dan seringkali mengabaikan </text:span><text:soft-page-break/><text:span text:style-name="T1">hierarki formal, berbenturan keras dengan pendekatan Sculley yang lebih terstruktur, diplomatis, dan berorientasi pada pemasaran serta proses korporat. </text:span></text:p>
              </text:list-item>
              <text:list-item>
                <text:p text:style-name="P100"><text:span text:style-name="Strong_20_Emphasis"><text:span text:style-name="T1">Kinerja Macintosh:</text:span></text:span><text:span text:style-name="T1"> Penjualan awal Macintosh, meskipun terhormat, tidak memenuhi ekspektasi sangat tinggi yang telah dibangun (sebagian oleh Jobs sendiri). Sculley mulai frustrasi dan menyalahkan manajemen Jobs di divisi Mac, sementara Jobs merasa Sculley tidak memahami produk atau visi jangka panjangnya. </text:span></text:p>
              </text:list-item>
              <text:list-item>
                <text:p text:style-name="P22"><text:span text:style-name="Strong_20_Emphasis"><text:span text:style-name="T1">Perebutan Kendali:</text:span></text:span><text:span text:style-name="T1"> Jobs merasa, sebagai pendiri dan pemimpin divisi paling inovatif, ia seharusnya memiliki kontrol lebih besar atas arah perusahaan. Sculley, sebagai CEO, merasa perlu menegaskan otoritasnya, terutama atas divisi Mac yang dianggapnya tidak disiplin secara finansial. Perebutan kendali atas divisi Macintosh menjadi titik nyala utama konflik. </text:span></text:p>
              </text:list-item>
            </text:list>
            <text:p text:style-name="P59">Konflik ini mencapai puncaknya pada musim semi 1985. Hubungan personal mereka memburuk drastis. Menurut berbagai laporan, Jobs mencoba melakukan manuver untuk menggulingkan Sculley saat Sculley sedang melakukan perjalanan bisnis ke Tiongkok. Sculley mengetahui rencana ini dan segera mengkonfrontasi Jobs sekembalinya. Isu ini kemudian dibawa ke rapat dewan direksi yang sangat menegangkan pada bulan Mei 1985. Dewan dihadapkan pada pilihan sulit: mendukung sang pendiri yang visioner namun sulit diatur, atau mendukung CEO profesional yang mereka rekrut untuk membawa stabilitas dan pertumbuhan. Dewan direksi akhirnya memutuskan untuk mendukung Sculley. Akibatnya, Steve Jobs dicopot dari semua tanggung jawab operasionalnya, termasuk sebagai kepala divisi Macintosh. Ia secara efektif 'diasingkan' dalam perusahaannya sendiri, hanya memegang jabatan seremonial sebagai Ketua Dewan tanpa kekuasaan eksekutif.</text:p>
            <text:p text:style-name="P59">Merasa dikhianati dan tidak memiliki peran berarti, Jobs menghabiskan beberapa bulan berikutnya dalam frustrasi sebelum akhirnya secara resmi mengundurkan diri dari Apple pada September 1985. Ia kemudian menjual hampir seluruh sahamnya dan segera mendirikan perusahaan komputer baru, NeXT, Inc., dengan membawa serta beberapa insinyur kunci dari Apple, yang menambah kepahitan perpisahan tersebut.</text:p>
            <text:p text:style-name="P59">Keluarnya Steve Jobs memiliki dampak besar bagi Apple. Secara langsung, kepergiannya meninggalkan kekosongan besar dalam hal visi produk dan kepemimpinan karismatik, meskipun di sisi lain mungkin membawa stabilitas operasional jangka pendek di bawah Sculley. Namun, dampak jangka <text:soft-page-break/>panjangnya lebih signifikan: Apple memasuki periode yang sering disebut "tahun-tahun liar" (wilderness years), di mana perusahaan secara bertahap kehilangan fokus strategis dan keunggulan inovatifnya, yang pada akhirnya membawanya ke ambang kebangkrutan satu dekade kemudian—sebuah kondisi yang, secara ironis, membuka jalan bagi kembalinya Jobs melalui akuisisi NeXT.</text:p>
            <text:p text:style-name="P157"/>
            <text:p text:style-name="P59">Ini adalah akhir dari Bab 2. Silakan berikan perintah "YAX" jika Anda ingin melanjutkan ke prompt pengantar untuk Bab 3.</text:p>
          </text:section>
          <text:section text:style-name="Sect1" text:name="feedback-form-29">
            <text:p text:style-name="P137"/>
          </text:section>
        </text:section>
        <text:section text:style-name="Sect1" text:name="17b5875975ce81b5">
          <text:p text:style-name="P59"/>
          <text:section text:style-name="Sect1" text:name="user-query-content-30">
            <text:p text:style-name="P151">yax </text:p>
          </text:section>
          <text:p text:style-name="P137">Tampilkan alur berpikir</text:p>
          <text:section text:style-name="Sect2" text:name="model-response-message-contentr_17b5875975ce81b5">
            <text:p text:style-name="P59">Baik, kita masuk ke Bab 3: Tahun-tahun Sulit Tanpa Jobs (1986 - 1996).</text:p>
            <text:p text:style-name="Text_20_body"><text:span text:style-name="Strong_20_Emphasis"><text:span text:style-name="T1">Prompt 16:</text:span></text:span><text:span text:style-name="T1"> (Pengantar Bab 3) </text:span><text:span text:style-name="Emphasis"><text:span text:style-name="T1">Awali bab ini dengan menggambarkan periode pasca-Jobs di Apple, dimulai dari pertengahan 1980-an hingga pertengahan 1990-an. Jelaskan bahwa meskipun awalnya perusahaan menikmati pertumbuhan keuntungan yang didorong oleh lini Macintosh di bawah John Sculley, dekade ini secara keseluruhan ditandai oleh hilangnya fokus strategis, upaya diversifikasi produk yang seringkali gagal, birokrasi yang membengkak, dan terkikisnya keunggulan inovatif yang pernah menjadi ciri khas Apple. Perkenalkan tiga sosok CEO yang memimpin selama era ini – John Sculley, Michael Spindler ('Diesel'), dan Gil Amelio – dan sampaikan bahwa bab ini akan menelusuri keputusan-keputusan kunci, produk-produk yang diluncurkan (baik sukses maupun gagal), persaingan yang semakin ketat (terutama dari Microsoft Windows), serta bagaimana serangkaian kesalahan manajemen akhirnya membawa Apple ke jurang kebangkrutan pada tahun 1996, membuka jalan bagi kembalinya sang pendiri.</text:span></text:span></text:p>
            <text:p text:style-name="Text_20_body"><text:span text:style-name="Strong_20_Emphasis"><text:span text:style-name="T1">Jawaban:</text:span></text:span></text:p>
            <text:p text:style-name="P59">Kepergian Steve Jobs pada tahun 1985 menandai awal dari sebuah babak yang sama sekali berbeda dalam sejarah Apple, sebuah periode yang membentang selama satu dekade penuh gejolak, sering disebut sebagai "tahun-tahun liar" atau "tahun-tahun di padang gurun". Awalnya, di bawah kepemimpinan John Sculley, Apple tampak baik-baik saja. Lini produk Macintosh terus berkembang dan menghasilkan keuntungan yang signifikan, memberikan ilusi stabilitas dan <text:soft-page-break/>keberlanjutan pasca-Jobs. Namun, di balik angka-angka finansial yang sempat positif itu, fondasi perusahaan perlahan mulai retak.</text:p>
            <text:p text:style-name="P59">Dekade dari pertengahan 1980-an hingga pertengahan 1990-an ini secara keseluruhan ditandai oleh hilangnya visi sentral yang koheren dan fokus strategis yang pernah begitu kuat di era awal. Apple mulai tersesat dalam upaya diversifikasi produk yang ambisius namun seringkali mahal dan gagal, meluncurkan segala sesuatu mulai dari kamera digital hingga konsol game. Birokrasi internal semakin membengkak, memperlambat proses pengambilan keputusan, sementara percikan inovasi radikal yang menjadi ciri khas Apple tampak semakin meredup. Di saat yang sama, persaingan, terutama dari aliansi Microsoft Windows dan prosesor Intel (Wintel) di pasar PC, semakin mengganas dan menggerogoti pangsa pasar Mac yang premium.</text:p>
            <text:p text:style-name="P59">Bab ini akan menelusuri era yang penuh tantangan ini di bawah kepemimpinan tiga CEO yang berbeda: John Sculley, sang ahli pemasaran yang visinya tentang "Newton" akhirnya gagal; Michael Spindler, orang dalam yang dijuluki 'Diesel' karena fokusnya pada restrukturisasi namun gagal mengarahkan kapal; dan terakhir Gil Amelio, sang 'spesialis turnaround' yang didatangkan ketika kondisi sudah sangat kritis. Kita akan melihat keputusan-keputusan kunci yang mereka ambil, meninjau produk-produk yang lahir (beberapa cukup baik, banyak yang terlupakan), dan memahami bagaimana serangkaian kesalahan langkah strategis dan kegagalan beradaptasi akhirnya membawa Apple, sang ikon Lembah Silikon, ke titik nadir finansial pada tahun 1996, nyaris bangkrut—sebuah kondisi putus asa yang, secara ironis, justru membuka pintu bagi kembalinya sang pendiri di babak berikutnya [per 17 April 2025].</text:p>
            <text:p text:style-name="P157"/>
            <text:p text:style-name="P59">Silakan berikan perintah "YAX" untuk melanjutkan ke prompt sub-bab pertama dari Bab 3.</text:p>
          </text:section>
          <text:section text:style-name="Sect1" text:name="feedback-form-30">
            <text:p text:style-name="P137"/>
          </text:section>
        </text:section>
        <text:section text:style-name="Sect1" text:name="c8c1a12dbe41911a">
          <text:p text:style-name="P59"/>
          <text:section text:style-name="Sect1" text:name="user-query-content-31">
            <text:p text:style-name="P151">yax </text:p>
          </text:section>
          <text:p text:style-name="P137">Tampilkan alur berpikir</text:p>
          <text:section text:style-name="Sect2" text:name="model-response-message-contentr_c8c1a12dbe41911a">
            <text:p text:style-name="P59">Baik, mari kita telaah lebih dalam kepemimpinan tiga CEO yang menakhodai Apple selama periode sulit ini.</text:p>
            <text:p text:style-name="Text_20_body"><text:span text:style-name="Strong_20_Emphasis"><text:span text:style-name="T1">Prompt 17:</text:span></text:span><text:span text:style-name="T1"> (Bab 3 - Sub-bab 3.1: Kepemimpinan John Sculley, Michael Spindler, </text:span><text:soft-page-break/><text:span text:style-name="T1">dan Gil Amelio.) </text:span><text:span text:style-name="Emphasis"><text:span text:style-name="T1">Uraikan secara detail periode kepemimpinan masing-masing dari tiga CEO era pasca-Jobs. Untuk John Sculley (1985-1993): jelaskan latar belakangnya (Pepsi), kesuksesan awalnya dalam meningkatkan profitabilitas Mac, namun juga kritik terhadapnya (gaya manajemen korporat, fokus pada pemasaran daripada teknik, persetujuannya pada lisensi Windows ke Microsoft, proyek ambisius namun gagal seperti Newton). Untuk Michael Spindler (1993-1996): jelaskan latar belakangnya (dari internal Apple Eropa, dijuluki 'Diesel'), fokusnya pada restrukturisasi dan efisiensi, upayanya melisensikan Mac OS (klon Mac), serta kegagalannya dalam negosiasi akuisisi dengan IBM atau Sun Microsystems. Untuk Gil Amelio (1996-1997): jelaskan latar belakangnya (National Semiconductor, dikenal sebagai 'turnaround artist'), situasi krisis finansial akut yang dihadapinya saat masuk, langkah-langkah awalnya (PHK, menghentikan proyek klon), dan keputusannya yang paling signifikan: mengakuisisi NeXT Inc., yang membawa kembali Steve Jobs.</text:span></text:span></text:p>
            <text:p text:style-name="Text_20_body"><text:span text:style-name="Strong_20_Emphasis"><text:span text:style-name="T1">Jawaban:</text:span></text:span></text:p>
            <text:p text:style-name="P59">Periode antara kepergian Jobs dan kembalinya ia ditandai oleh kepemimpinan tiga CEO yang berbeda, masing-masing meninggalkan jejaknya sendiri:</text:p>
            <text:list xml:id="list6942373567518219202" text:style-name="L33">
              <text:list-item>
                <text:p text:style-name="P23"><text:span text:style-name="Strong_20_Emphasis"><text:span text:style-name="T1">John Sculley (1983 - 1993):</text:span></text:span><text:span text:style-name="T1"> Direkrut dari PepsiCo oleh Jobs sendiri, Sculley adalah seorang maestro pemasaran. Setelah memenangkan perebutan kekuasaan dengan Jobs pada 1985, ia memimpin Apple melewati periode pertumbuhan pendapatan dan laba yang signifikan di akhir 1980-an, didorong oleh perluasan lini Macintosh (seperti Mac SE, Mac II) dan kesuksesan awal PowerBook. Namun, kepemimpinannya juga menuai banyak kritik. Ia dianggap menggeser fokus Apple dari inovasi rekayasa yang berani ke arah pemasaran dan memaksimalkan margin keuntungan, yang membuat produk Mac semakin mahal dan eksklusif. Gaya manajemen korporatnya juga dinilai mematikan semangat kewirausahaan awal Apple. Keputusannya yang paling kontroversial adalah menyetujui perjanjian lisensi pada tahun 1985 yang mengizinkan Microsoft menggunakan beberapa elemen antarmuka grafis Mac untuk Windows 1.0, sebuah langkah yang kemudian dimanfaatkan Microsoft untuk membangun dominasi Windows. Sculley juga menghabiskan banyak sumber daya untuk proyek ambisius seperti Apple Newton, yang akhirnya gagal. Ketika keuntungan mulai menurun dan strategi tampak kehilangan arah di awal 90-an, dewan direksi memberhentikannya pada tahun 1993.</text:span></text:p>
              </text:list-item>
              <text:list-item>
                <text:p text:style-name="P23"><text:soft-page-break/><text:span text:style-name="Strong_20_Emphasis"><text:span text:style-name="T1">Michael Spindler (1993 - 1996):</text:span></text:span><text:span text:style-name="T1"> Menggantikan Sculley, Michael Spindler adalah orang dalam Apple yang naik dari divisi Eropa. Dijuluki 'The Diesel' karena gaya kerjanya yang lugas dan fokus pada efisiensi, Spindler mewarisi perusahaan yang mulai bermasalah. Ia melakukan beberapa upaya restrukturisasi dan pemotongan biaya. Keputusan strategisnya yang paling diingat adalah meluncurkan program lisensi Mac OS pada tahun 1994, mengizinkan perusahaan seperti Power Computing, Motorola, dan UMAX untuk membuat 'klon Mac'. Tujuannya adalah untuk meningkatkan pangsa pasar Mac OS dalam menghadapi serangan gencar Windows 95. Namun, strategi ini menjadi bumerang: para pembuat klon cenderung bersaing di segmen bawah pasar, menggerogoti penjualan perangkat keras Apple sendiri yang bermargin lebih tinggi, tanpa secara signifikan menambah pangsa pasar OS secara keseluruhan. Spindler juga dilaporkan gagal dalam beberapa upaya negosiasi penting untuk menjual atau menggabungkan Apple dengan perusahaan lain seperti IBM dan Sun Microsystems. Ketika kerugian finansial Apple semakin parah, Spindler digantikan pada awal 1996.</text:span></text:p>
              </text:list-item>
              <text:list-item>
                <text:p text:style-name="P23"><text:span text:style-name="Strong_20_Emphasis"><text:span text:style-name="T1">Gil Amelio (Februari 1996 - Juli 1997):</text:span></text:span><text:span text:style-name="T1"> Didatangkan dari National Semiconductor dengan reputasi sebagai 'spesialis turnaround', Gil Amelio menghadapi tugas yang maha berat. Ia mengambil alih Apple yang berada dalam krisis finansial akut, melaporkan kerugian kuartalan terbesar dalam sejarahnya, dengan lini produk yang kacau balau, moral karyawan yang rendah, dan sistem operasi yang menua tanpa pengganti yang jelas (proyek internal 'Copland' telah gagal). Amelio segera bertindak: ia melakukan pemutusan hubungan kerja (PHK) besar-besaran, memangkas biaya riset dan pengembangan, dan yang penting, menghentikan program lisensi klon Mac yang merusak. Sadar bahwa Apple sangat membutuhkan sistem operasi modern untuk bertahan hidup, ia mulai mencari solusi di luar perusahaan. Setelah mengevaluasi beberapa opsi, termasuk BeOS yang menjanjikan dari mantan eksekutif Apple Jean-Louis Gassée, Amelio membuat keputusan yang paling bersejarah dalam masa jabatannya yang singkat: pada Desember 1996, ia memutuskan untuk mengakuisisi NeXT Inc. seharga $429 juta. Langkah ini tidak hanya membawa teknologi NeXTSTEP yang matang (yang akan menjadi dasar Mac OS X), tetapi juga membawa kembali Steve Jobs ke perusahaan yang ia dirikan, awalnya sebagai penasihat. Ironisnya, kembalinya Jobs inilah yang kemudian memicu pemecatan Amelio oleh </text:span><text:soft-page-break/><text:span text:style-name="T1">dewan direksi pada Juli 1997 [per 17 April 2025].</text:span></text:p>
              </text:list-item>
            </text:list>
            <text:p text:style-name="P157"/>
            <text:p text:style-name="P59">Silakan berikan perintah "YAX" untuk prompt berikutnya.</text:p>
          </text:section>
          <text:section text:style-name="Sect1" text:name="feedback-form-31">
            <text:p text:style-name="P137"/>
          </text:section>
        </text:section>
        <text:section text:style-name="Sect1" text:name="be14c9777dbaa821">
          <text:p text:style-name="P59"/>
          <text:section text:style-name="Sect1" text:name="user-query-content-32">
            <text:p text:style-name="P151">yax </text:p>
          </text:section>
          <text:p text:style-name="P137">Tampilkan alur berpikir</text:p>
          <text:section text:style-name="Sect2" text:name="model-response-message-contentr_be14c9777dbaa821">
            <text:p text:style-name="P59">Baik, mari kita selidiki strategi produk Apple selama dekade yang sering dianggap sebagai masa 'kehilangan arah' ini.</text:p>
            <text:p text:style-name="Text_20_body"><text:span text:style-name="Strong_20_Emphasis"><text:span text:style-name="T1">Prompt 18:</text:span></text:span><text:span text:style-name="T1"> (Bab 3 - Sub-bab 3.2: Upaya diversifikasi produk (beberapa berhasil, banyak yang tidak).) </text:span><text:span text:style-name="Emphasis"><text:span text:style-name="T1">Selidiki secara komprehensif strategi produk Apple selama dekade ini, yang sering disebut sebagai periode 'kehilangan arah'. Jelaskan bagaimana lini produk Macintosh sendiri menjadi sangat kompleks dan membingungkan, dengan puluhan model yang tumpang tindih (seri Performa, Quadra, Centris, Power Macintosh, PowerBook awal). Rinci upaya-upaya diversifikasi besar di luar komputer: Apple Newton MessagePad (jelaskan teknologinya, ambisinya, masalah pengenalan tulisan tangan, dan kegagalan pasarnya), kamera digital Apple QuickTake (salah satu yang pertama tapi terbatas), konsol game Apple Pippin (lisensi ke Bandai, kegagalan total), pemutar CD portabel PowerCD, dan mungkin produk lainnya. Analisis alasan di balik strategi diversifikasi ini (mencari sumber pendapatan baru?) dan faktor-faktor penyebab kegagalan sebagian besar upaya tersebut (kurangnya fokus strategis, eksekusi yang buruk, persaingan, waktu pasar yang salah). Sebutkan juga beberapa produk pendukung yang mungkin sempat berhasil, seperti printer LaserWriter di awal era.</text:span></text:span></text:p>
            <text:p text:style-name="Text_20_body"><text:span text:style-name="Strong_20_Emphasis"><text:span text:style-name="T1">Jawaban:</text:span></text:span></text:p>
            <text:p text:style-name="P59">Salah satu ciri paling menonjol dari Apple selama periode 1986 hingga 1996 adalah strategi produk yang tampak kacau dan kehilangan fokus. Inti bisnis perusahaan, lini Macintosh, membengkak menjadi portofolio yang sangat kompleks dan membingungkan. Puluhan model berbeda diluncurkan dengan nama-nama yang seringkali tumpang tindih dan tidak jelas target pasarnya—ada seri Performa yang dijual melalui pengecer massal, seri Quadra dan Centris untuk pasar bisnis, kemudian transisi ke Power Macintosh dengan chip PowerPC, serta berbagai model laptop PowerBook awal. Konsumen, dan bahkan <text:soft-page-break/>staf penjualan Apple sendiri, seringkali kesulitan membedakan keunggulan spesifik antara satu model dengan model lainnya. Ini sangat kontras dengan visi produk yang ramping dan terfokus yang akan diterapkan Steve Jobs saat ia kembali.</text:p>
            <text:p text:style-name="P59">Selain kompleksitas di lini Mac, Apple di era ini juga gencar melakukan upaya diversifikasi ke kategori produk yang sama sekali baru, seolah mencoba mencari 'the next big thing' berikutnya atau sekadar mengejar tren tanpa visi yang jelas. Banyak dari eksperimen ini berakhir dengan kegagalan:</text:p>
            <text:list xml:id="list746442329737021241" text:style-name="L34">
              <text:list-item>
                <text:p text:style-name="P101"><text:span text:style-name="Strong_20_Emphasis"><text:span text:style-name="T1">Apple Newton MessagePad (1993):</text:span></text:span><text:span text:style-name="T1"> Seperti dibahas sebelumnya, PDA ambisius ini terhambat oleh teknologi pengenalan tulisan tangan yang belum sempurna dan harga yang mahal, gagal memenuhi ekspektasi besar yang menyertainya. </text:span></text:p>
              </text:list-item>
              <text:list-item>
                <text:p text:style-name="P101"><text:span text:style-name="Strong_20_Emphasis"><text:span text:style-name="T1">Apple QuickTake (1994):</text:span></text:span><text:span text:style-name="T1"> Salah satu kamera digital berwarna pertama untuk konsumen, dikembangkan bersama Kodak dan Fujifilm. Namun, kualitas gambarnya rendah (resolusi maksimal 640x480), kapasitas penyimpanan sangat terbatas (hanya 8 foto pada resolusi tertinggi di model awal), dan harganya mahal. Ia tidak mampu bersaing dengan kamera film dan dengan cepat dihentikan. </text:span></text:p>
              </text:list-item>
              <text:list-item>
                <text:p text:style-name="P101"><text:span text:style-name="Strong_20_Emphasis"><text:span text:style-name="T1">Apple Pippin (1996):</text:span></text:span><text:span text:style-name="T1"> Upaya memasuki pasar konsol game dengan melisensikan platform berbasis Mac OS kepada Bandai. Harganya sangat mahal ($599), pilihan gamenya sedikit dan tidak menarik, serta kinerjanya kalah jauh dibandingkan Sony PlayStation atau Nintendo 64. Pippin menjadi salah satu kegagalan produk Apple yang paling parah. </text:span></text:p>
              </text:list-item>
              <text:list-item>
                <text:p text:style-name="P101"><text:span text:style-name="Strong_20_Emphasis"><text:span text:style-name="T1">Apple PowerCD (1993):</text:span></text:span><text:span text:style-name="T1"> Pemutar CD audio portabel bermerek Apple yang juga bisa membaca Photo CD dan berfungsi sebagai drive CD-ROM eksternal untuk PowerBook. Produk niche yang tidak pernah laku keras. </text:span></text:p>
              </text:list-item>
              <text:list-item>
                <text:p text:style-name="P24"><text:span text:style-name="Strong_20_Emphasis"><text:span text:style-name="T1">Produk Lain:</text:span></text:span><text:span text:style-name="T1"> Apple juga merambah ke printer (LaserWriter awalnya sukses besar sebagai bagian dari revolusi DTP, namun printer inkjet StyleWriter kurang kompetitif), scanner, monitor, dan speaker, seringkali dengan harga premium namun tanpa keunggulan signifikan. </text:span></text:p>
              </text:list-item>
            </text:list>
            <text:p text:style-name="Text_20_body"><text:span text:style-name="T1">Mengapa begitu banyak upaya diversifikasi ini gagal? Analisis menunjukkan kombinasi beberapa faktor: kurangnya fokus strategis (sumber daya tersebar terlalu tipis), eksekusi produk yang terkadang kurang matang (teknologi belum siap atau bermasalah), kesalahan dalam penetapan harga atau memahami dinamika pasar baru, serta seringkali meremehkan persaingan di kategori yang sudah mapan. Apple tampak mencoba menjadi segalanya untuk semua orang, </text:span><text:soft-page-break/><text:span text:style-name="T1">menyimpang jauh dari kekuatan intinya dalam integrasi perangkat keras dan lunak yang inovatif untuk komputer personal. Meskipun demikian, perlu dicatat bahwa tidak semua produk dari era ini gagal; printer </text:span><text:span text:style-name="Strong_20_Emphasis"><text:span text:style-name="T1">LaserWriter</text:span></text:span><text:span text:style-name="T1"> (diluncurkan 1985) sangat sukses di awal dan krusial bagi Mac, sementara beberapa model </text:span><text:span text:style-name="Strong_20_Emphasis"><text:span text:style-name="T1">PowerBook</text:span></text:span><text:span text:style-name="T1"> awal membantu mempopulerkan desain laptop modern [per 17 April 2025].</text:span></text:p>
            <text:p text:style-name="P157"/>
            <text:p text:style-name="P59">Silakan berikan perintah "YAX" untuk prompt berikutnya.</text:p>
          </text:section>
          <text:section text:style-name="Sect1" text:name="feedback-form-32">
            <text:p text:style-name="P137"/>
          </text:section>
        </text:section>
        <text:section text:style-name="Sect1" text:name="608615e7a056f9c9">
          <text:p text:style-name="P59"/>
          <text:section text:style-name="Sect1" text:name="user-query-content-33">
            <text:p text:style-name="P151">yax </text:p>
          </text:section>
          <text:p text:style-name="P137">Tampilkan alur berpikir</text:p>
          <text:section text:style-name="Sect2" text:name="model-response-message-contentr_608615e7a056f9c9">
            <text:p text:style-name="P137"/>
          </text:section>
          <text:section text:style-name="Sect1" text:name="feedback-form-33">
            <text:p text:style-name="P137"/>
          </text:section>
        </text:section>
        <text:section text:style-name="Sect1" text:name="772dedf879ca6841">
          <text:p text:style-name="P59"/>
          <text:section text:style-name="Sect1" text:name="user-query-content-34">
            <text:p text:style-name="P151">present it </text:p>
          </text:section>
          <text:p text:style-name="P137">Tampilkan alur berpikir</text:p>
          <text:section text:style-name="Sect2" text:name="model-response-message-contentr_772dedf879ca6841">
            <text:p text:style-name="P59">Baik, mari kita gambarkan penurunan Apple di pasar dan kondisi finansialnya selama periode ini.</text:p>
            <text:p text:style-name="Text_20_body"><text:span text:style-name="Strong_20_Emphasis"><text:span text:style-name="T1">Prompt 19:</text:span></text:span><text:span text:style-name="T1"> (Bab 3 - Sub-bab 3.3: Penurunan pangsa pasar dan masalah finansial.) </text:span><text:span text:style-name="Emphasis"><text:span text:style-name="T1">Gambarkan secara kuantitatif dan kualitatif penurunan posisi Apple di pasar komputer personal selama periode 1986-1996. Jelaskan bagaimana dominasi platform Wintel (Microsoft Windows di atas hardware Intel) secara bertahap menggerus pangsa pasar Macintosh yang dulunya signifikan, terutama setelah kesuksesan Windows 3.1 dan peluncuran Windows 95 yang masif. Analisis dampak kebijakan lisensi Mac OS (era klon Mac): bagaimana hal itu sempat menahan penurunan pangsa pasar OS tetapi secara bersamaan merusak profitabilitas penjualan hardware Apple sendiri. Rinci kondisi finansial perusahaan yang memburuk: penurunan pendapatan kuartalan, kerugian operasional yang semakin besar (terutama pada masa Amelio), menipisnya cadangan kas perusahaan, dan anjloknya harga saham Apple. Kaitkan masalah finansial ini secara langsung dengan kegagalan strategi produk, hilangnya fokus, dan ketidakmampuan bersaing secara efektif.</text:span></text:span></text:p>
            <text:p text:style-name="Text_20_body"><text:span text:style-name="Strong_20_Emphasis"><text:span text:style-name="T1">Jawaban:</text:span></text:span></text:p>
            <text:p text:style-name="P59"><text:soft-page-break/>Dekade setelah kepergian Steve Jobs menyaksikan penurunan posisi Apple yang mengkhawatirkan di pasar komputer personal. Pangsa pasar Macintosh global, yang sempat mencapai puncaknya mungkin di sekitar pertengahan hingga akhir 1980-an (diperkirakan di kisaran 10-15%), mulai terkikis secara perlahan namun pasti. Memasuki pertengahan 1990-an, angka ini merosot drastis hingga ke level satu digit rendah. Apple, yang pernah menjadi pionir revolusi PC, semakin terpinggirkan menjadi pemain niche di pasar yang ia bantu ciptakan.</text:p>
            <text:p text:style-name="P59">Penyebab utama penurunan ini adalah kebangkitan dan dominasi platform "Wintel"—aliansi antara sistem operasi Microsoft Windows dan prosesor Intel yang berjalan di atas perangkat keras PC dari berbagai produsen (IBM, Compaq, Dell, HP, dll.). Rilis Windows 3.1 pada awal 1990-an menawarkan antarmuka grafis yang "cukup baik" bagi banyak pengguna, berjalan di atas mesin-mesin PC yang harganya jauh lebih terjangkau daripada Macintosh yang premium. Pukulan telak datang dengan peluncuran masif Windows 95 pada tahun 1995, yang semakin mempersempit keunggulan kemudahan penggunaan Mac OS dan memperkuat hegemoni Wintel. Harga Macintosh yang cenderung tinggi membuatnya sulit bersaing melawan gelombang PC klon yang murah.</text:p>
            <text:p text:style-name="P59">Kebijakan melisensikan Mac OS kepada produsen klon di bawah Michael Spindler (pertengahan 1990-an) merupakan upaya untuk melawan tren penurunan pangsa pasar OS. Secara teoretis, ini bisa memperluas jejak Mac OS. Namun dalam praktiknya, perusahaan klon seperti Power Computing sangat agresif dalam harga, seringkali menawarkan kinerja lebih tinggi dengan harga lebih rendah daripada Mac buatan Apple sendiri. Akibatnya, meskipun pangsa pasar Mac OS mungkin sempat tertahan dari penurunan yang lebih curam, penjualan perangkat keras Apple sendiri—yang menjadi sumber keuntungan utama—mengalami kanibalisasi parah. Strategi klon ini terbukti merusak profitabilitas Apple secara signifikan.</text:p>
            <text:p text:style-name="P59">Semua ini tercermin dalam kondisi finansial perusahaan yang terus memburuk. Pendapatan mulai stagnan bahkan menurun. Kerugian operasional membengkak, mencapai puncaknya di bawah kepemimpinan Gil Amelio pada tahun 1996-1997, dengan kerugian dilaporkan mencapai ratusan juta dolar dalam satu kuartal (termasuk kerugian $740 juta yang terkenal). Cadangan kas perusahaan menipis dengan cepat, memicu kekhawatiran tentang kelangsungan hidupnya. Harga saham Apple pun anjlok, mencerminkan hilangnya kepercayaan pasar. Kemerosotan finansial ini merupakan akibat langsung dari kombinasi <text:soft-page-break/>faktor: strategi produk yang kacau dan tidak fokus, kegagalan dalam upaya diversifikasi yang mahal, ketidakmampuan bersaing secara efektif melawan Wintel dalam hal harga dan kinerja di pasar massal, serta keputusan strategis yang keliru seperti program klon Mac [per 17 April 2025].</text:p>
            <text:p text:style-name="P157"/>
            <text:p text:style-name="P59">Silakan berikan perintah "YAX" untuk prompt berikutnya.</text:p>
          </text:section>
          <text:section text:style-name="Sect1" text:name="feedback-form-34">
            <text:p text:style-name="P137"/>
          </text:section>
        </text:section>
        <text:section text:style-name="Sect1" text:name="8082b1065c9f8b80">
          <text:p text:style-name="P59"/>
          <text:section text:style-name="Sect1" text:name="user-query-content-35">
            <text:p text:style-name="P151">yax </text:p>
          </text:section>
          <text:p text:style-name="P137">Tampilkan alur berpikir</text:p>
          <text:section text:style-name="Sect2" text:name="model-response-message-contentr_8082b1065c9f8b80">
            <text:p text:style-name="P59">Baik, kita sampai pada titik nadir Apple di akhir bab ini.</text:p>
            <text:p text:style-name="Text_20_body"><text:span text:style-name="Strong_20_Emphasis"><text:span text:style-name="T1">Prompt 20:</text:span></text:span><text:span text:style-name="T1"> (Bab 3 - Sub-bab 3.4: Apple di ambang kebangkrutan.) </text:span><text:span text:style-name="Emphasis"><text:span text:style-name="T1">Fokus pada titik terendah Apple pada akhir tahun 1996 dan awal 1997, di bawah kepemimpinan Gil Amelio. Lukiskan gambaran krisis yang mendalam: kerugian finansial yang mencapai ratusan juta dolar per kuartal, cadangan kas yang menipis secara drastis, dan harga saham yang terpuruk. Jelaskan bagaimana rumor tentang potensi kebangkrutan atau akuisisi oleh perusahaan lain (seperti Sun Microsystems yang hampir membeli Apple) menyebar luas. Deskripsikan rendahnya moral karyawan dan hilangnya kepercayaan pasar. Tekankan kegagalan proyek sistem operasi internal generasi berikutnya (proyek Copland) yang membuat Apple putus asa mencari solusi OS dari luar, yang membuka pintu negosiasi dengan Be Inc. (milik mantan eksekutif Apple, Jean-Louis Gassée) dan NeXT Inc. (milik Steve Jobs). Atur panggung untuk keputusan krusial akuisisi NeXT yang akan dibahas di bab selanjutnya sebagai titik balik dramatis perusahaan.</text:span></text:span></text:p>
            <text:p text:style-name="Text_20_body"><text:span text:style-name="Strong_20_Emphasis"><text:span text:style-name="T1">Jawaban:</text:span></text:span></text:p>
            <text:p text:style-name="P59">Pada penghujung tahun 1996 dan memasuki awal 1997, Apple Computer berada di bibir jurang kehancuran. Di bawah kepemimpinan CEO baru Gil Amelio, krisis yang telah membayangi selama bertahun-tahun mencapai puncaknya dengan brutal. Perusahaan terus melaporkan kerugian finansial yang mengejutkan—lebih dari $800 juta dalam tahun fiskal 1996, dan kerugian terus berlanjut hingga ratusan juta dolar per kuartal di awal masa jabatan Amelio. Cadangan kas perusahaan menipis secara drastis, menimbulkan kekhawatiran serius bahwa Apple hanya memiliki waktu beberapa bulan sebelum kehabisan uang. <text:soft-page-break/>Harga sahamnya anjlok ke titik terendah dalam hampir satu dekade, mencerminkan hilangnya kepercayaan total dari pasar dan investor.</text:p>
            <text:p text:style-name="P59">Suasana saat itu begitu suram sehingga rumor tentang kebangkrutan Apple atau potensi akuisisinya oleh perusahaan lain bukan lagi sekadar spekulasi liar, melainkan diskusi serius di kalangan industri. Sun Microsystems, yang dipimpin oleh Scott McNealy, bahkan dilaporkan hampir mencapai kesepakatan untuk membeli Apple dengan harga sangat rendah. Di dalam perusahaan, moral karyawan berada di titik terendah. Ketidakpastian masa depan, produk yang dianggap tidak kompetitif, dan kepemimpinan yang tampak goyah menyebabkan banyak talenta terbaik mulai meninggalkan perusahaan—sebuah eksodus 'brain drain' yang semakin memperparah kondisi.</text:p>
            <text:p text:style-name="P59">Di tengah kekacauan finansial dan krisis kepercayaan ini, masalah teknis fundamental menambah keputusasaan: kegagalan total proyek sistem operasi internal generasi berikutnya, yang dikenal sebagai 'Copland'. Setelah bertahun-tahun pengembangan yang memakan biaya besar, Copland terbukti terlalu kompleks, tidak stabil, dan jauh dari siap untuk dirilis. Pembatalan resmi Copland oleh Amelio pada pertengahan 1996 meninggalkan Apple tanpa strategi yang jelas untuk menggantikan Mac OS klasik yang sudah menua dan tidak mampu bersaing dengan fitur-fitur Windows modern. Keputusasaan ini memaksa Amelio dan timnya untuk mencari solusi sistem operasi di luar perusahaan. Dua kandidat utama muncul: BeOS, sistem operasi modern yang mengesankan dari Be Inc., perusahaan yang didirikan oleh mantan kepala R&amp;D Apple, Jean-Louis Gassée; dan NeXTSTEP/OpenStep, sistem operasi berbasis Unix yang matang dan stabil dari NeXT Inc., perusahaan yang didirikan oleh... Steve Jobs. Pilihan antara dua jalur ini akan menjadi salah satu keputusan paling krusial dalam sejarah Apple, sebuah pertaruhan terakhir yang akan menentukan nasib perusahaan dan, seperti yang akan kita lihat di bab berikutnya, memicu kebangkitan yang paling tidak terduga [per 18 April 2025].</text:p>
            <text:p text:style-name="P157"/>
            <text:p text:style-name="P59">Ini adalah akhir dari Bab 3. Silakan berikan perintah "YAX" jika Anda ingin melanjutkan ke prompt pengantar untuk Bab 4.</text:p>
          </text:section>
          <text:section text:style-name="Sect1" text:name="feedback-form-35">
            <text:p text:style-name="P137"/>
          </text:section>
        </text:section>
        <text:section text:style-name="Sect1" text:name="f87c2191b50f9fa6">
          <text:p text:style-name="P59"/>
          <text:section text:style-name="Sect1" text:name="user-query-content-36">
            <text:p text:style-name="P151">yax </text:p>
          </text:section>
          <text:p text:style-name="P137">Tampilkan alur berpikir</text:p>
          <text:section text:style-name="Sect2" text:name="model-response-message-contentr_f87c2191b50f9fa6">
            <text:p text:style-name="P59"><text:soft-page-break/>Baik, kita masuk ke babak baru yang penuh harapan, Bab 4: Kembalinya Sang Maestro &amp; Kebangkitan (1997 - 2001).</text:p>
            <text:p text:style-name="Text_20_body"><text:span text:style-name="Strong_20_Emphasis"><text:span text:style-name="T1">Prompt 21:</text:span></text:span><text:span text:style-name="T1"> (Pengantar Bab 4) </text:span><text:span text:style-name="Emphasis"><text:span text:style-name="T1">Awali bab ini dengan menggambarkan momen krusial di penghujung tahun 1996: keputusan Apple untuk mengakuisisi NeXT Inc., sebuah langkah yang tidak hanya membawa teknologi sistem operasi modern yang sangat dibutuhkan tetapi juga secara tak terduga membawa kembali sang pendiri, Steve Jobs, ke perusahaan yang pernah mendepaknya. Kontraskan suasana keputusasaan di akhir bab sebelumnya dengan secercah harapan baru yang muncul. Sampaikan bahwa bab ini akan mengisahkan periode kebangkitan Apple yang luar biasa di bawah kepemimpinan interim Jobs (sebagai iCEO). Fokus pada langkah-langkah berani dan seringkali brutal yang diambilnya untuk menyelamatkan perusahaan: restrukturisasi radikal, pemangkasan lini produk, peluncuran iMac G3 yang ikonik dan mengubah permainan, kampanye pemasaran 'Think Different' yang menginspirasi, serta bagaimana ia berhasil meletakkan kembali dasar-dasar profitabilitas dan, yang lebih penting, mengembalikan jiwa inovasi ke dalam Apple.</text:span></text:span></text:p>
            <text:p text:style-name="Text_20_body"><text:span text:style-name="Strong_20_Emphasis"><text:span text:style-name="T1">Jawaban:</text:span></text:span></text:p>
            <text:p text:style-name="P59">Di tengah suasana suram dan keputusasaan yang menyelimuti Apple pada akhir 1996, sebuah keputusan diambil yang kelak terbukti menjadi titik balik paling dramatis dalam sejarah perusahaan. Keputusan CEO Gil Amelio untuk mengakuisisi NeXT Inc. seharga $429 juta pada bulan Desember, meskipun tujuan utamanya adalah untuk mendapatkan sistem operasi NeXTSTEP yang matang sebagai fondasi Mac OS masa depan, membawa 'paket' yang jauh lebih berharga dan tak terduga: kembalinya sang pendiri yang hilang, Steve Jobs, ke perusahaan yang telah mendepaknya sebelas tahun sebelumnya. Seketika, atmosfer berubah. Keputusasaan yang pekat di akhir bab sebelumnya mulai disinari oleh secercah harapan baru, meskipun masih diselimuti ketidakpastian besar tentang peran apa yang akan dimainkan oleh Jobs.</text:p>
            <text:p text:style-name="Text_20_body"><text:span text:style-name="T1">Bab ini akan mengisahkan periode kebangkitan Apple yang nyaris mustahil, sebuah </text:span><text:span text:style-name="Emphasis"><text:span text:style-name="T1">turnaround</text:span></text:span><text:span text:style-name="T1"> legendaris yang dipimpin oleh Steve Jobs setelah ia dengan cepat bermanuver untuk mengambil kendali sebagai CEO interim (iCEO) pada pertengahan 1997. Kita akan menyaksikan bagaimana Jobs, dengan energi dan fokusnya yang kembali membara, menerapkan langkah-langkah berani—seringkali dianggap brutal—untuk menyelamatkan kapal yang hampir karam ini. Mulai dari restrukturisasi radikal perusahaan, pemangkasan tanpa ampun terhadap lini produk yang membingungkan untuk kembali ke inti, hingga </text:span><text:soft-page-break/><text:span text:style-name="T1">peluncuran iMac G3 berwarna-warni yang ikonik dan berhasil mengubah persepsi pasar. Diiringi oleh kampanye pemasaran "Think Different" yang membangkitkan kembali semangat dan jiwa Apple, bab ini akan menelusuri bagaimana Jobs, dalam waktu relatif singkat, berhasil tidak hanya mengembalikan perusahaan ke jalur profitabilitas tetapi juga, yang mungkin lebih penting, menyuntikkan kembali fokus pada inovasi produk dan desain yang unggul—mengembalikan 'roh' Apple yang telah lama hilang [per 18 April 2025].</text:span></text:p>
            <text:p text:style-name="P157"/>
            <text:p text:style-name="P59">Silakan berikan perintah "YAX" untuk melanjutkan ke prompt sub-bab pertama dari Bab 4.</text:p>
          </text:section>
          <text:section text:style-name="Sect1" text:name="feedback-form-36">
            <text:p text:style-name="P137"/>
          </text:section>
        </text:section>
        <text:section text:style-name="Sect1" text:name="a9ec88c88abc8aa1">
          <text:p text:style-name="P59"/>
          <text:section text:style-name="Sect1" text:name="user-query-content-37">
            <text:p text:style-name="P151">yax </text:p>
          </text:section>
          <text:p text:style-name="P137">Tampilkan alur berpikir</text:p>
          <text:section text:style-name="Sect2" text:name="model-response-message-contentr_a9ec88c88abc8aa1">
            <text:p text:style-name="P59">Baik, mari kita mulai dengan langkah pertama kebangkitan Apple: akuisisi NeXT dan kembalinya Jobs.</text:p>
            <text:p text:style-name="Text_20_body"><text:span text:style-name="Strong_20_Emphasis"><text:span text:style-name="T1">Prompt 22:</text:span></text:span><text:span text:style-name="T1"> (Bab 4 - Sub-bab 4.1: Akuisisi NeXT dan kembalinya Jobs sebagai iCEO.) </text:span><text:span text:style-name="Emphasis"><text:span text:style-name="T1">Rinci proses akuisisi NeXT oleh Apple pada Desember 1996. Jelaskan mengapa teknologi NeXTSTEP/OpenStep dianggap lebih unggul atau lebih cocok daripada BeOS untuk menjadi dasar Mac OS generasi berikutnya. Paparkan detail negosiasi antara Gil Amelio dan Steve Jobs, termasuk harga akuisisi ($429 juta tunai dan saham Apple). Deskripsikan kembalinya Jobs ke Apple, awalnya hanya sebagai penasihat paruh waktu. Ceritakan bagaimana dalam beberapa bulan ia berhasil merebut kembali pengaruh, yang berujung pada pemecatan Gil Amelio oleh dewan direksi pada Juli 1997. Jelaskan pengangkatan Jobs sebagai CEO interim (iCEO) dengan gaji simbolis $1 per tahun dan reaksi (campuran antara harapan dan skeptisisme) di kalangan karyawan, investor, dan industri teknologi secara keseluruhan.</text:span></text:span></text:p>
            <text:p text:style-name="Text_20_body"><text:span text:style-name="Strong_20_Emphasis"><text:span text:style-name="T1">Jawaban:</text:span></text:span></text:p>
            <text:p text:style-name="P59">Setelah kegagalan proyek sistem operasi internal Copland, Apple di bawah Gil Amelio putus asa mencari fondasi teknologi baru dari luar. Pilihan mengerucut pada dua kandidat utama: BeOS yang inovatif dari Be Inc., dan NeXTSTEP/OpenStep yang matang dari NeXT Inc. Meskipun BeOS secara teknis sangat menarik dan awalnya ditawarkan dengan harga lebih murah, Apple <text:soft-page-break/>akhirnya memilih untuk mengakuisisi NeXT pada Desember 1996. Beberapa alasan dikemukakan: NeXTSTEP dianggap lebih matang, stabil karena fondasi Unix (Mach/BSD) yang kokoh, dan memiliki lingkungan pengembangan berorientasi objek (Objective-C dan Interface Builder) yang dianggap sangat kuat dan canggih untuk membangun aplikasi masa depan. Tidak diragukan lagi, kemampuan presentasi dan negosiasi Steve Jobs yang legendaris dalam 'menjual' visi NeXT kepada Amelio dan dewan direksi Apple juga memainkan peran kunci dalam keputusan ini. Kesepakatan akuisisi ini bernilai $429 juta, dibayarkan dalam bentuk tunai dan saham Apple—sebuah harga yang cukup mahal bagi Apple yang sedang kesulitan finansial saat itu.</text:p>
            <text:p text:style-name="P59">Akuisisi ini secara resmi membawa Steve Jobs kembali ke perusahaan yang ia dirikan, meskipun awalnya hanya dalam kapasitas sebagai penasihat paruh waktu untuk CEO Gil Amelio, dengan fokus pada strategi teknologi masa depan Apple. Namun, Jobs tidak butuh waktu lama untuk menunjukkan bahwa ia tidak puas hanya menjadi penasihat. Dengan karisma, status ikonik, dan pemahamannya tentang politik internal Apple, ia dengan cepat membangun kembali pengaruhnya di kalangan eksekutif kunci dan anggota dewan direksi. Ia secara terbuka (dan tertutup) mengkritik arah kepemimpinan Amelio dan kondisi perusahaan. Dalam waktu sekitar enam bulan setelah akuisisi NeXT difinalisasi (awal 1997), dewan direksi Apple, yang kehilangan kepercayaan pada kemampuan Amelio untuk membalikkan keadaan di tengah kerugian yang terus berlanjut, memintanya untuk mengundurkan diri pada bulan Juli 1997.</text:p>
            <text:p text:style-name="P59">Dengan hengkangnya Amelio, terjadi kekosongan kepemimpinan. Steve Jobs kemudian tampil mengisi kekosongan tersebut, meskipun ia awalnya menolak jabatan CEO permanen. Ia setuju untuk memimpin perusahaan sebagai CEO interim, atau "iCEO", sebuah jabatan yang ia pegang selama beberapa tahun berikutnya. Sebagai simbol komitmennya yang bukan didorong oleh uang, ia meminta gaji tahunan hanya $1. Kembalinya Jobs ke tampuk pimpinan disambut dengan reaksi yang sangat beragam. Di satu sisi, ada gelombang optimisme dan kegembiraan besar di kalangan karyawan lama dan penggemar setia Apple yang melihatnya sebagai satu-satunya harapan untuk menyelamatkan perusahaan. Namun, di sisi lain, ada juga skeptisisme dan kekhawatiran yang signifikan. Banyak yang mengingat gaya kepemimpinannya yang sulit dan konflik yang menyebabkan pemecatannya satu dekade sebelumnya. Investor di Wall Street juga tidak yakin apakah ia telah berubah atau mampu mengelola perusahaan sebesar Apple yang sedang sakit parah. Industri teknologi pun mengamati dengan napas tertahan: mampukah sang maestro mengulang <text:soft-page-break/>keajaibannya? [per 18 April 2025].</text:p>
            <text:p text:style-name="P157"/>
            <text:p text:style-name="P59">Silakan berikan perintah "YAX" untuk prompt berikutnya.</text:p>
          </text:section>
          <text:section text:style-name="Sect1" text:name="feedback-form-37">
            <text:p text:style-name="P137"/>
          </text:section>
        </text:section>
        <text:section text:style-name="Sect1" text:name="50850a3a12aeb3f5">
          <text:p text:style-name="P59"/>
          <text:section text:style-name="Sect1" text:name="user-query-content-38">
            <text:p text:style-name="P151">yax </text:p>
          </text:section>
          <text:p text:style-name="P137">Tampilkan alur berpikir</text:p>
          <text:section text:style-name="Sect2" text:name="model-response-message-contentr_50850a3a12aeb3f5">
            <text:p text:style-name="P59">Baik, mari kita lanjutkan dengan langkah-langkah penyelamatan pertama yang diambil oleh iCEO baru.</text:p>
            <text:p text:style-name="Text_20_body"><text:span text:style-name="Strong_20_Emphasis"><text:span text:style-name="T1">Prompt 23:</text:span></text:span><text:span text:style-name="T1"> (Bab 4 - Sub-bab 4.2: Restrukturisasi besar-besaran: Fokus kembali pada produk inti.) </text:span><text:span text:style-name="Emphasis"><text:span text:style-name="T1">Jelaskan langkah-langkah restrukturisasi radikal yang segera diambil Steve Jobs setelah menjadi iCEO untuk menyelamatkan Apple dari kehancuran. Rinci bagaimana ia secara tegas menghentikan banyak proyek dan produk yang dianggap tidak fokus atau tidak menguntungkan, termasuk proyek kesayangan seperti Newton, program lisensi klon Mac, dan teknologi OpenDoc. Paparkan strategi penyederhanaan lini produk yang terkenal dengan 'matriks empat kuadran' (desktop konsumen, portabel konsumen, desktop profesional, portabel profesional). Deskripsikan upaya pemangkasan biaya operasional, perampingan birokrasi, dan perubahan signifikan dalam tim eksekutif (memecat banyak manajer lama dan membawa orang-orang kepercayaannya, termasuk merekrut Tim Cook untuk mengurus operasi pada tahun 1998). Tekankan kecepatan, ketegasan, dan terkadang kebrutalan dari keputusan-keputusan awal ini.</text:span></text:span></text:p>
            <text:p text:style-name="Text_20_body"><text:span text:style-name="Strong_20_Emphasis"><text:span text:style-name="T1">Jawaban:</text:span></text:span></text:p>
            <text:p text:style-name="P59">Begitu kembali memegang kendali sebagai iCEO pada pertengahan 1997, Steve Jobs tidak membuang waktu. Menyadari kondisi Apple yang kritis, ia segera melancarkan serangkaian langkah restrukturisasi radikal dengan kecepatan dan ketegasan yang mengejutkan banyak pihak. Tujuannya jelas: menghentikan pendarahan finansial, menghilangkan kompleksitas yang melumpuhkan, dan memfokuskan kembali seluruh energi perusahaan pada produk-produk inti yang berpotensi menguntungkan dan inovatif.</text:p>
            <text:p text:style-name="P59">Salah satu tindakan pertamanya yang paling ikonik dan kontroversial adalah 'pembersihan' portofolio produk dan proyek Apple. Dengan pendekatan yang sering digambarkan sebagai brutal, Jobs tanpa ampun memangkas lusinan <text:soft-page-break/>proyek penelitian dan pengembangan serta lini produk yang dianggapnya tidak penting atau tidak memiliki masa depan cerah. Ini termasuk penghentian proyek PDA Newton MessagePad (meskipun memiliki basis penggemar kecil, ia dianggap warisan Sculley yang gagal dan menguras sumber daya), pembatalan program lisensi klon Mac (sebuah langkah berani untuk merebut kembali kontrol atas platform Mac dan margin keuntungannya), serta penghentian teknologi perangkat lunak modular OpenDoc yang kompleks. Banyak produk periferal dan proyek sampingan lainnya juga dihentikan.</text:p>
            <text:p text:style-name="P59">Sebagai gantinya, Jobs memperkenalkan strategi penyederhanaan lini produk yang menjadi legenda. Dalam sebuah rapat internal, ia dilaporkan menggambar sebuah matriks sederhana di papan tulis, hanya dengan empat kuadran: 'Konsumen' dan 'Profesional' di satu sumbu, serta 'Desktop' dan 'Portabel' di sumbu lainnya. Visinya adalah Apple hanya akan fokus membuat satu produk hebat untuk mengisi setiap kuadran tersebut—total hanya empat lini produk komputer utama. Strategi fokus yang radikal ini bertujuan untuk menghilangkan kebingungan pasar dan memusatkan sumber daya pengembangan pada produk-produk yang benar-benar penting.</text:p>
            <text:p text:style-name="P59">Restrukturisasi ini juga merambah ke struktur organisasi dan operasional. Jobs memangkas birokrasi, menyederhanakan proses pengambilan keputusan, dan melakukan perombakan besar-besaran dalam tim eksekutif. Banyak manajer era sebelumnya yang diberhentikan, digantikan oleh orang-orang yang ia percaya mampu mengeksekusi visinya, termasuk beberapa kolega dari NeXT. Salah satu perekrutan kuncinya yang paling berdampak terjadi pada awal 1998, ketika ia berhasil membujuk Tim Cook, seorang eksekutif operasi dari Compaq, untuk bergabung dan memperbaiki manajemen rantai pasokan dan operasional Apple yang berantakan—sebuah tugas yang akan dijalankan Cook dengan sangat brilian.</text:p>
            <text:p text:style-name="P59">Keputusan-keputusan awal Jobs ini memang terasa cepat, tegas, dan bagi sebagian orang yang terkena dampaknya, menyakitkan atau 'brutal'. Namun, langkah-langkah ini dianggap krusial untuk menyelamatkan Apple dari kehancuran, memangkas lemak, mengembalikan fokus, dan menyiapkan panggung bagi inovasi yang akan datang [per 18 April 2025].</text:p>
            <text:p text:style-name="P157"/>
            <text:p text:style-name="P59">Silakan berikan perintah "YAX" untuk prompt berikutnya.</text:p>
          </text:section>
          <text:section text:style-name="Sect1" text:name="feedback-form-38">
            <text:p text:style-name="P137"/>
          </text:section>
        </text:section>
        <text:section text:style-name="Sect1" text:name="46b2897f1cd3072d">
          <text:p text:style-name="P59"><text:soft-page-break/></text:p>
          <text:section text:style-name="Sect1" text:name="user-query-content-39">
            <text:p text:style-name="P151">yax </text:p>
          </text:section>
          <text:p text:style-name="P137">Tampilkan alur berpikir</text:p>
          <text:section text:style-name="Sect2" text:name="model-response-message-contentr_46b2897f1cd3072d">
            <text:p text:style-name="P59">Baik, setelah merapikan strategi, saatnya Apple meluncurkan produk yang menandai era barunya.</text:p>
            <text:p text:style-name="Text_20_body"><text:span text:style-name="Strong_20_Emphasis"><text:span text:style-name="T1">Prompt 24:</text:span></text:span><text:span text:style-name="T1"> (Bab 4 - Sub-bab 4.3: Peluncuran iMac G3: Desain ikonik yang menandai kebangkitan Apple.) </text:span><text:span text:style-name="Emphasis"><text:span text:style-name="T1">Fokus pada pengembangan dan peluncuran iMac G3 pada tahun 1998 sebagai produk pertama yang benar-benar melambangkan era baru Apple di bawah Jobs. Deskripsikan desainnya yang radikal dan ikonik: konsep all-in-one, casing plastik berwarna Bondi Blue transparan yang ceria (kemudian warna lain), penghilangan floppy disk drive (keputusan kontroversial), dan adopsi awal USB sebagai standar konektivitas utama (menggantikan port serial dan ADB lama Apple). Jelaskan peran penting Jony Ive dan tim desain dalam mewujudkan visi Jobs untuk komputer yang 'berbeda' dan ramah pengguna. Paparkan target pasarnya (konsumen baru dan pengguna yang ingin mudah terhubung ke internet), strategi pemasarannya yang sederhana dan efektif, serta sambutan kritis dan komersial yang luar biasa. Analisis bagaimana iMac G3 tidak hanya menghasilkan keuntungan signifikan pertama bagi Apple setelah bertahun-tahun, tetapi juga secara dramatis menghidupkan kembali citra merek Apple sebagai inovator desain.</text:span></text:span></text:p>
            <text:p text:style-name="Text_20_body"><text:span text:style-name="Strong_20_Emphasis"><text:span text:style-name="T1">Jawaban:</text:span></text:span></text:p>
            <text:p text:style-name="P59">Setelah setahun melakukan restrukturisasi intensif, dunia menunggu bukti nyata bahwa Apple di bawah Steve Jobs benar-benar berbeda. Bukti itu datang dengan gemilang pada bulan Mei 1998 dengan peluncuran iMac G3—produk pertama yang sepenuhnya mencerminkan visi dan semangat era baru Apple, mengisi kuadran 'Desktop Konsumen' dalam strategi baru Jobs. iMac G3 adalah sebuah pernyataan desain yang radikal dan ikonik. Dikembangkan melalui kolaborasi erat antara Jobs dan tim desain industri yang dipimpin oleh sosok yang kelak menjadi legenda, Jony Ive, iMac membuang jauh-jauh citra komputer sebagai kotak krem (beige box) yang membosankan.</text:p>
            <text:p text:style-name="Text_20_body"><text:span text:style-name="T1">Desainnya sungguh revolusioner: sebuah unit </text:span><text:span text:style-name="Emphasis"><text:span text:style-name="T1">all-in-one</text:span></text:span><text:span text:style-name="T1"> yang ringkas, menyatukan monitor CRT dan unit komputer dalam satu kesatuan. Yang paling mencolok adalah penggunaan casing plastik </text:span><text:span text:style-name="Emphasis"><text:span text:style-name="T1">translucent</text:span></text:span><text:span text:style-name="T1"> (tembus pandang) dalam warna biru kehijauan cerah yang disebut "Bondi Blue" (dinamai dari pantai terkenal di Australia), yang kemudian diikuti oleh serangkaian warna ceria </text:span><text:soft-page-break/><text:span text:style-name="T1">lainnya seperti stroberi, jeruk, dan anggur. Desain yang playful, lengkap dengan pegangan di bagian atas, membuatnya tampak ramah, mudah didekati, dan sangat berbeda dari apa pun yang ada di pasar.</text:span></text:p>
            <text:p text:style-name="Text_20_body"><text:span text:style-name="T1">Di balik tampilannya yang berani, iMac G3 juga membawa keputusan teknis yang berani dan berwawasan ke depan. Jobs secara kontroversial memutuskan untuk menghilangkan </text:span><text:span text:style-name="Emphasis"><text:span text:style-name="T1">floppy disk drive</text:span></text:span><text:span text:style-name="T1"> 3.5 inci yang saat itu masih menjadi standar, mendorong pengguna ke arah drive CD-ROM internal dan transfer data melalui jaringan atau internet. Selain itu, iMac adalah salah satu komputer pertama yang sepenuhnya mengadopsi port </text:span><text:span text:style-name="Emphasis"><text:span text:style-name="T1">Universal Serial Bus</text:span></text:span><text:span text:style-name="T1"> (USB) sebagai standar konektivitas utama, menggantikan port serial dan ADB (Apple Desktop Bus) warisan Apple. Huruf 'i' dalam iMac sendiri merujuk pada fokus utamanya: </text:span><text:span text:style-name="Strong_20_Emphasis"><text:span text:style-name="T1">internet</text:span></text:span><text:span text:style-name="T1">. Komputer ini dirancang agar sangat mudah bagi pengguna awam untuk terhubung ke dunia maya, dengan modem internal dan proses pengaturan yang disederhanakan.</text:span></text:p>
            <text:p text:style-name="P59">Ditargetkan untuk konsumen, pelajar, dan pengguna komputer pertama kali, strategi pemasaran iMac sangat sederhana dan efektif, berfokus pada desainnya yang unik dan kemudahan penggunaannya ("Langkah 1: Colokkan. Langkah 2: Terhubung. Langkah 3: Tidak ada langkah 3."). Sambutannya luar biasa, baik dari media maupun publik. iMac G3 menjadi komputer dengan penjualan tercepat dalam sejarah Apple pada saat itu. Lebih penting lagi, iMac G3 memainkan peran krusial dalam mengembalikan Apple ke jalur profitabilitas setelah bertahun-tahun merugi. Ia juga secara dramatis menghidupkan kembali citra merek Apple, menegaskan kembalinya perusahaan sebagai pemimpin inovasi desain yang berani, relevan, dan bahkan menyenangkan. iMac G3 adalah simbol nyata kebangkitan Apple [per 18 April 2025].</text:p>
            <text:p text:style-name="P157"/>
            <text:p text:style-name="P59">Silakan berikan perintah "YAX" untuk prompt berikutnya.</text:p>
          </text:section>
          <text:section text:style-name="Sect1" text:name="feedback-form-39">
            <text:p text:style-name="P137"/>
          </text:section>
        </text:section>
        <text:section text:style-name="Sect1" text:name="f3a179c12a6c53c9">
          <text:p text:style-name="P59"/>
          <text:section text:style-name="Sect1" text:name="user-query-content-40">
            <text:p text:style-name="P151">yax </text:p>
          </text:section>
          <text:p text:style-name="P137">Tampilkan alur berpikir</text:p>
          <text:section text:style-name="Sect2" text:name="model-response-message-contentr_f3a179c12a6c53c9">
            <text:p text:style-name="P59">Baik, selain produk baru, Apple juga perlu membangun kembali jiwanya melalui pemasaran yang ikonik.</text:p>
            <text:p text:style-name="Text_20_body"><text:span text:style-name="Strong_20_Emphasis"><text:span text:style-name="T1">Prompt 25:</text:span></text:span><text:span text:style-name="T1"> (Bab 4 - Sub-bab 4.4: Kampanye "Think Different".) </text:span><text:span text:style-name="Emphasis"><text:span text:style-name="T1">Jelaskan secara </text:span></text:span><text:soft-page-break/><text:span text:style-name="Emphasis"><text:span text:style-name="T1">mendalam kampanye periklanan legendaris 'Think Different' yang diluncurkan pada akhir 1997. Paparkan konsep brilian di baliknya: merayakan para 'orang gila', pemberontak, pembuat onar – para visioner yang mengubah dunia (seperti Einstein, Gandhi, Picasso, dll.) – dan secara implisit mengasosiasikan semangat mereka dengan merek Apple dan penggunanya. Jelaskan tujuan utama kampanye ini: bukan untuk menjual produk secara langsung, tetapi untuk membangun kembali identitas merek Apple yang terkikis, memulihkan moral internal, dan mengingatkan dunia (dan Apple sendiri) tentang nilai-nilai inti perusahaan. Deskripsikan proses pembuatannya bersama agensi TBWA\Chiat\Day, berbagai bentuk eksekusinya (iklan TV hitam putih yang emosional dengan narasi oleh Richard Dreyfuss, iklan cetak ikonik, poster), dan analisis dampak budayanya yang signifikan dalam memulihkan relevansi Apple dan memperkuat loyalitas basis penggemarnya.</text:span></text:span></text:p>
            <text:p text:style-name="Text_20_body"><text:span text:style-name="Strong_20_Emphasis"><text:span text:style-name="T1">Jawaban:</text:span></text:span></text:p>
            <text:p text:style-name="P59">Bersamaan dengan restrukturisasi internal dan persiapan produk baru, Steve Jobs menyadari perlunya membangun kembali citra merek Apple yang telah pudar dan membangkitkan kembali semangat yang hilang. Hasilnya adalah "Think Different", sebuah kampanye periklanan legendaris yang diluncurkan pada akhir 1997 dan menjadi salah satu kampanye merek paling berpengaruh sepanjang masa. Dikembangkan bersama agensi mitra lama Apple, TBWA\Chiat\Day, konsepnya sederhana namun sangat kuat dan brilian. Alih-alih mempromosikan fitur produk, kampanye ini memilih untuk merayakan para pemikir bebas, pemberontak, seniman, dan ilmuwan visioner—"orang-orang gila" yang berani melihat dunia secara berbeda dan mendorong umat manusia maju.</text:p>
            <text:p text:style-name="P59">Iklan ini menampilkan serangkaian potret hitam-putih ikonik dari tokoh-tokoh seperti Albert Einstein, Martin Luther King Jr., John Lennon, Mahatma Gandhi, Pablo Picasso, Martha Graham, Jim Henson, dan banyak lagi. Pesan implisitnya jelas: Apple menghargai semangat non-konformis, kreativitas, dan keberanian untuk menantang status quo—nilai-nilai yang sama yang dianut oleh para visioner ini—dan menyediakan alat bagi orang-orang yang berpikir seperti mereka. Slogan "Think Different" sendiri, dengan tata bahasa yang sengaja sedikit 'salah' (seharusnya "Think Differently"), semakin memperkuat pesan penolakan terhadap norma.</text:p>
            <text:p text:style-name="P59">Tujuan utama kampanye ini bukanlah untuk mendongkrak penjualan jangka pendek. Lebih mendasar dari itu, "Think Different" bertujuan untuk:</text:p>
            <text:list xml:id="list1752483597706877065" text:style-name="L35">
              <text:list-item>
                <text:p text:style-name="P102"><text:soft-page-break/><text:span text:style-name="Strong_20_Emphasis"><text:span text:style-name="T1">Mendefinisikan Ulang Merek Apple:</text:span></text:span><text:span text:style-name="T1"> Mengingatkan dunia tentang jiwa asli Apple sebagai perusahaan yang mendukung kreativitas dan individualitas, bukan sekadar pembuat komputer. </text:span></text:p>
              </text:list-item>
              <text:list-item>
                <text:p text:style-name="P102"><text:span text:style-name="Strong_20_Emphasis"><text:span text:style-name="T1">Memulihkan Moral Internal:</text:span></text:span><text:span text:style-name="T1"> Membangkitkan kembali kebanggaan dan semangat karyawan Apple yang telah terkikis oleh tahun-tahun sulit. </text:span></text:p>
              </text:list-item>
              <text:list-item>
                <text:p text:style-name="P102"><text:span text:style-name="Strong_20_Emphasis"><text:span text:style-name="T1">Menghubungkan Kembali dengan Pelanggan Inti:</text:span></text:span><text:span text:style-name="T1"> Memperkuat ikatan emosional dengan basis pengguna setia Apple, terutama di kalangan kreatif dan pendidikan. </text:span></text:p>
              </text:list-item>
              <text:list-item>
                <text:p text:style-name="P25"><text:span text:style-name="Strong_20_Emphasis"><text:span text:style-name="T1">Memulihkan Relevansi Budaya:</text:span></text:span><text:span text:style-name="T1"> Menempatkan Apple kembali dalam percakapan budaya sebagai merek yang inspiratif dan penting. </text:span></text:p>
              </text:list-item>
            </text:list>
            <text:p text:style-name="P59">Eksekusi kampanye ini meliputi iklan televisi yang sangat emosional berjudul "The Crazy Ones"—menampilkan cuplikan video dan foto para ikon dengan narasi puitis yang dibacakan oleh aktor Richard Dreyfuss (meskipun Jobs juga merekam versinya sendiri)—serta serangkaian iklan cetak format besar dan poster yang menampilkan satu potret tokoh dengan logo Apple kecil dan slogan "Think Different".</text:p>
            <text:p text:style-name="P59">Dampaknya luar biasa. Kampanye "Think Different" meraih pujian luas, memenangkan berbagai penghargaan (termasuk Emmy Award untuk Iklan Terbaik tahun 1998), dan berhasil membangkitkan kembali kebanggaan terhadap merek Apple. Ia secara efektif memisahkan Apple dari citra perusahaan teknologi yang sedang sekarat dan mengembalikannya sebagai simbol inovasi dan pemikiran independen. Kampanye ini tidak hanya memulihkan relevansi budaya Apple tetapi juga secara sempurna menyiapkan panggung psikologis dan emosional bagi penerimaan produk-produk baru yang radikal seperti iMac G3 yang akan segera menyusul [per 18 April 2025].</text:p>
            <text:p text:style-name="P157"/>
            <text:p text:style-name="P59">Silakan berikan perintah "YAX" untuk prompt berikutnya.</text:p>
          </text:section>
          <text:section text:style-name="Sect1" text:name="feedback-form-40">
            <text:p text:style-name="P137"/>
          </text:section>
        </text:section>
        <text:section text:style-name="Sect1" text:name="ea6f3bcf24969e0a">
          <text:p text:style-name="P59"/>
          <text:section text:style-name="Sect1" text:name="user-query-content-41">
            <text:p text:style-name="P151">yax </text:p>
          </text:section>
          <text:p text:style-name="P137">Tampilkan alur berpikir</text:p>
          <text:section text:style-name="Sect2" text:name="model-response-message-contentr_ea6f3bcf24969e0a">
            <text:p text:style-name="P59">Baik, mari kita rangkum hasil dari periode kebangkitan awal ini.</text:p>
            <text:p text:style-name="Text_20_body"><text:span text:style-name="Strong_20_Emphasis"><text:span text:style-name="T1">Prompt 26:</text:span></text:span><text:span text:style-name="T1"> (Bab 4 - Sub-bab 4.5: Dasar-dasar pemulihan finansial dan inovasi diletakkan.) </text:span><text:span text:style-name="Emphasis"><text:span text:style-name="T1">Rangkum pencapaian kunci Apple pada akhir periode ini (sekitar </text:span></text:span><text:soft-page-break/><text:span text:style-name="Emphasis"><text:span text:style-name="T1">tahun 2001), sebagai hasil langsung dari langkah-langkah yang diambil sejak kembalinya Jobs. Tunjukkan bagaimana perusahaan berhasil kembali mencatat keuntungan secara konsisten setelah bertahun-tahun merugi. Jelaskan stabilisasi (meskipun masih kecil) pangsa pasar Mac dan pemulihan harga saham Apple. Tekankan bahwa fokus baru pada beberapa produk inti yang kuat (seperti iMac dan Power Mac G4) telah terbukti berhasil. Sebutkan juga peletakan dasar untuk inovasi perangkat lunak masa depan, terutama pengembangan Mac OS X yang berbasis pada teknologi NeXTSTEP/OpenStep, yang akan menjadi fondasi platform Apple selama bertahun-tahun. Simpulkan bagaimana pada titik ini, kepercayaan terhadap masa depan Apple telah pulih secara signifikan, baik di dalam maupun di luar perusahaan, menyiapkan landasan untuk era inovasi produk konsumen yang akan mengubah industri di dekade berikutnya.</text:span></text:span></text:p>
            <text:p text:style-name="Text_20_body"><text:span text:style-name="Strong_20_Emphasis"><text:span text:style-name="T1">Jawaban:</text:span></text:span></text:p>
            <text:p text:style-name="Text_20_body"><text:span text:style-name="T1">Menjelang pergantian milenium, sekitar tahun 2000-2001, buah dari kerja keras dan keputusan-keputusan radikal yang diambil sejak kembalinya Steve Jobs mulai terlihat nyata. Periode krisis eksistensial telah berlalu, digantikan oleh tanda-tanda pemulihan yang solid. Pencapaian kunci pada akhir fase </text:span><text:span text:style-name="Emphasis"><text:span text:style-name="T1">turnaround</text:span></text:span><text:span text:style-name="T1"> awal ini meliputi:</text:span></text:p>
            <text:list xml:id="list1093052280556140006" text:style-name="L36">
              <text:list-item>
                <text:p text:style-name="P103"><text:span text:style-name="Strong_20_Emphasis"><text:span text:style-name="T1">Pemulihan Finansial:</text:span></text:span><text:span text:style-name="T1"> Setelah bertahun-tahun merugi parah, Apple secara mengesankan berhasil kembali mencatat keuntungan secara konsisten. Laporan keuangan kuartalan tidak lagi diwarnai merah, menunjukkan bahwa langkah-langkah efisiensi dan fokus pada produk yang laku keras mulai membuahkan hasil. </text:span></text:p>
              </text:list-item>
              <text:list-item>
                <text:p text:style-name="P103"><text:span text:style-name="Strong_20_Emphasis"><text:span text:style-name="T1">Stabilisasi Pasar dan Kepercayaan Investor:</text:span></text:span><text:span text:style-name="T1"> Meskipun pangsa pasar Mac secara global masih relatif kecil dibandingkan dominasi Windows, pendarahan hebat telah berhenti. Penjualan produk-produk baru seperti iMac G3 dan Power Mac G4 cukup kuat untuk menstabilkan posisi Apple. Seiring dengan kembalinya profitabilitas, harga saham Apple juga menunjukkan pemulihan yang signifikan dari titik terendahnya pada tahun 1997, menandakan kembalinya kepercayaan dari Wall Street. </text:span></text:p>
              </text:list-item>
              <text:list-item>
                <text:p text:style-name="P103"><text:span text:style-name="Strong_20_Emphasis"><text:span text:style-name="T1">Validasi Strategi Produk Inti:</text:span></text:span><text:span text:style-name="T1"> Strategi penyederhanaan lini produk menjadi hanya beberapa model inti yang kuat dan dirancang dengan baik terbukti berhasil. Kesuksesan komersial iMac G3 dalam berbagai warnanya, didukung oleh Power Mac G4 yang bertenaga untuk pasar profesional dan iBook untuk pasar laptop konsumen, menunjukkan bahwa </text:span><text:soft-page-break/><text:span text:style-name="T1">fokus adalah kunci. </text:span></text:p>
              </text:list-item>
              <text:list-item>
                <text:p text:style-name="P26"><text:span text:style-name="Strong_20_Emphasis"><text:span text:style-name="T1">Fondasi Perangkat Lunak Masa Depan:</text:span></text:span><text:span text:style-name="T1"> Mungkin yang paling penting untuk jangka panjang, Apple berhasil meletakkan fondasi perangkat lunak yang benar-benar modern dengan peluncuran </text:span><text:span text:style-name="Strong_20_Emphasis"><text:span text:style-name="T1">Mac OS X</text:span></text:span><text:span text:style-name="T1"> pada bulan Maret 2001. Dibangun di atas teknologi NeXTSTEP/OpenStep yang stabil dan kuat (berbasis Unix), dilengkapi dengan antarmuka Aqua yang menawan, Mac OS X adalah lompatan kuantum dari Mac OS klasik. Meskipun adopsi awalnya memerlukan waktu dan upaya untuk membawa aplikasi kunci ke platform baru, Mac OS X menyediakan basis teknis yang kokoh dan dapat diandalkan yang akan mendukung inovasi Mac selama dua dekade berikutnya. </text:span></text:p>
              </text:list-item>
            </text:list>
            <text:p text:style-name="P59">Secara keseluruhan, pada titik ini [sekitar tahun 2001, mengacu pada konteks 18 April 2025], Apple telah berhasil melewati badai. Kepercayaan terhadap kepemimpinan Steve Jobs (yang secara resmi menghilangkan status "interim" pada tahun 2000) dan masa depan perusahaan telah pulih secara signifikan. Krisis telah diatasi, fondasi finansial dan teknologi telah diperkuat. Apple kini siap, meskipun mungkin belum banyak yang menyadarinya saat itu, untuk memasuki dekade baru yang akan diwarnai oleh serangkaian inovasi produk konsumen revolusioner yang tidak hanya akan memperkuat kebangkitannya, tetapi juga mengubah industri teknologi secara keseluruhan.</text:p>
            <text:p text:style-name="P157"/>
            <text:p text:style-name="P59">Ini adalah akhir dari Bab 4. Silakan berikan perintah "YAX" jika Anda ingin melanjutkan ke prompt pengantar untuk Bab 5.</text:p>
          </text:section>
          <text:section text:style-name="Sect1" text:name="feedback-form-41">
            <text:p text:style-name="P137"/>
          </text:section>
        </text:section>
        <text:section text:style-name="Sect1" text:name="f45e1dcefa078466">
          <text:p text:style-name="P59"/>
          <text:section text:style-name="Sect1" text:name="user-query-content-42">
            <text:p text:style-name="P151">yax </text:p>
          </text:section>
          <text:p text:style-name="P137">Tampilkan alur berpikir</text:p>
          <text:section text:style-name="Sect2" text:name="model-response-message-contentr_f45e1dcefa078466">
            <text:p text:style-name="P59">Baik, kita beralih ke langkah Apple selanjutnya yang akan membawanya keluar dari sekadar perusahaan komputer, yaitu Bab 5: Mengubah Dunia Musik: Era iPod &amp; iTunes (2001 - 2006).</text:p>
            <text:p text:style-name="Text_20_body"><text:span text:style-name="Strong_20_Emphasis"><text:span text:style-name="T1">Prompt 27:</text:span></text:span><text:span text:style-name="T1"> (Pengantar Bab 5) </text:span><text:span text:style-name="Emphasis"><text:span text:style-name="T1">Awali bab ini dengan menggambarkan lanskap musik digital di awal tahun 2000-an, sebuah era yang diwarnai oleh kebangkitan format MP3, maraknya pembajakan musik online melalui platform seperti Napster, dan keterbatasan pemutar musik digital portabel yang ada saat itu (seringkali rumit, kapasitas kecil, atau desain buruk). Jelaskan bagaimana </text:span></text:span><text:soft-page-break/><text:span text:style-name="Emphasis"><text:span text:style-name="T1">Steve Jobs melihat peluang besar di tengah kekacauan ini untuk menciptakan solusi yang legal, elegan, dan mudah digunakan. Sampaikan bahwa bab ini akan fokus pada salah satu pertaruhan terbesar Apple di luar bisnis inti komputernya: penciptaan iPod. Telusuri kisah di balik pengembangan pemutar musik ikonik ini, peluncuran iTunes Music Store yang revolusioner, dan bagaimana kombinasi keduanya tidak hanya mengubah cara jutaan orang membeli dan mendengarkan musik, tetapi juga secara fundamental mengubah industri musik global dan mengukuhkan transformasi Apple menjadi raksasa elektronik konsumen.</text:span></text:span></text:p>
            <text:p text:style-name="Text_20_body"><text:span text:style-name="Strong_20_Emphasis"><text:span text:style-name="T1">Jawaban:</text:span></text:span></text:p>
            <text:p text:style-name="Text_20_body"><text:span text:style-name="T1">Memasuki milenium baru, dunia musik sedang dilanda badai digital. Format MP3 yang ringkas memungkinkan musik didistribusikan secara online dengan mudah, namun ini juga memicu ledakan pembajakan melalui layanan berbagi file </text:span><text:span text:style-name="Emphasis"><text:span text:style-name="T1">peer-to-peer</text:span></text:span><text:span text:style-name="T1"> seperti Napster, membuat industri rekaman panik dan merugi. Di sisi lain, bagi konsumen yang ingin menikmati musik digital secara portabel, pilihannya sangat terbatas dan mengecewakan. Pemutar MP3 yang ada di pasaran saat itu seringkali memiliki antarmuka yang rumit, kapasitas penyimpanan yang seuprit (terutama yang berbasis memori flash, kadang hanya cukup untuk belasan lagu), proses memindahkan lagu yang merepotkan, dan desain yang sama sekali tidak menarik. Banyak orang masih lebih memilih pemutar CD portabel. Belum ada cara yang mudah, legal, dan menyenangkan untuk membeli dan membawa ribuan lagu digital di saku Anda.</text:span></text:p>
            <text:p text:style-name="P59">Di tengah kekacauan inilah Steve Jobs dan Apple, setelah berhasil menstabilkan bisnis Mac mereka, melihat sebuah peluang emas. Alih-alih melihat musik digital sebagai ancaman, mereka melihatnya sebagai kesempatan untuk menerapkan filosofi Apple—integrasi perangkat keras, perangkat lunak, dan kemudahan penggunaan—ke ranah yang sama sekali baru, sejalan dengan strategi "Digital Hub" mereka. Jobs frustrasi dengan kualitas pemutar MP3 yang ada dan yakin Apple bisa melakukan jauh lebih baik, sekaligus menawarkan solusi legal yang menarik bagi konsumen dan industri musik.</text:p>
            <text:p text:style-name="Text_20_body"><text:span text:style-name="T1">Bab ini akan membawa kita menyelami salah satu pertaruhan strategis terbesar Apple di luar bisnis inti komputernya: penciptaan </text:span><text:span text:style-name="Strong_20_Emphasis"><text:span text:style-name="T1">iPod</text:span></text:span><text:span text:style-name="T1">. Kita akan menelusuri kisah di balik layar pengembangannya yang kilat, desainnya yang ikonik, dan bagaimana ia mendefinisikan ulang kategori pemutar musik portabel. Lebih jauh lagi, kita akan mengupas peluncuran </text:span><text:span text:style-name="Strong_20_Emphasis"><text:span text:style-name="T1">iTunes Music Store</text:span></text:span><text:span text:style-name="T1">, sebuah langkah revolusioner yang menyediakan cara legal dan mudah untuk membeli musik </text:span><text:soft-page-break/><text:span text:style-name="T1">digital. Kita akan menganalisis bagaimana kombinasi maut antara perangkat keras iPod yang menawan dan ekosistem iTunes yang terintegrasi ini tidak hanya mengubah secara fundamental cara jutaan orang di seluruh dunia menemukan, membeli, mengelola, dan mendengarkan musik, tetapi juga menyelamatkan industri musik dari jurang pembajakan, dan yang terpenting, mengukuhkan transformasi Apple dari perusahaan komputer niche menjadi raksasa elektronik konsumen yang disegani dan trendi [per 18 April 2025].</text:span></text:p>
            <text:p text:style-name="P157"/>
            <text:p text:style-name="P59">Silakan berikan perintah "YAX" untuk melanjutkan ke prompt sub-bab pertama dari Bab 5.</text:p>
          </text:section>
          <text:section text:style-name="Sect1" text:name="feedback-form-42">
            <text:p text:style-name="P137"/>
          </text:section>
        </text:section>
        <text:section text:style-name="Sect1" text:name="898fa3cf15e2efd4">
          <text:p text:style-name="P59"/>
          <text:section text:style-name="Sect1" text:name="user-query-content-43">
            <text:p text:style-name="P151">yax </text:p>
          </text:section>
          <text:p text:style-name="P137">Tampilkan alur berpikir</text:p>
          <text:section text:style-name="Sect2" text:name="model-response-message-contentr_898fa3cf15e2efd4">
            <text:p text:style-name="P59">Baik, mari kita mulai dengan kelahiran perangkat yang akan menjadi ikon budaya pop.</text:p>
            <text:p text:style-name="Text_20_body"><text:span text:style-name="Strong_20_Emphasis"><text:span text:style-name="T1">Prompt 28:</text:span></text:span><text:span text:style-name="T1"> (Bab 5 - Sub-bab 5.1: Kelahiran iPod: Mengubah cara orang mendengarkan musik.) </text:span><text:span text:style-name="Emphasis"><text:span text:style-name="T1">Rinci kisah kelahiran iPod pada tahun 2001. Jelaskan bagaimana ide ini muncul sebagai bagian dari strategi 'Digital Hub' Apple, di mana Mac menjadi pusat pengelolaan konten digital. Paparkan frustrasi Steve Jobs terhadap pemutar MP3 yang ada di pasaran ('semuanya payah'). Deskripsikan proses pengembangannya yang sangat cepat (kurang dari setahun) di bawah pimpinan Jon Rubinstein dan Tony Fadell. Jelaskan komponen teknologi kunci yang memungkinkan iPod (hard drive mini 1.8 inci dari Toshiba, platform PortalPlayer, baterai tahan lama, koneksi FireWire yang cepat). Fokus pada desain fisiknya yang ikonik dan minimalis (karya Jony Ive) serta antarmuka pengguna revolusioner berbasis 'scroll wheel' yang intuitif. Analisis slogan pemasaran '1,000 songs in your pocket' dan mengapa kapasitas serta kemudahan penggunaan iPod secara drastis mengubah ekspektasi konsumen terhadap pemutar musik portabel. Sebutkan juga keterbatasan awalnya yang hanya kompatibel dengan Mac.</text:span></text:span></text:p>
            <text:p text:style-name="Text_20_body"><text:span text:style-name="Strong_20_Emphasis"><text:span text:style-name="T1">Jawaban:</text:span></text:span></text:p>
            <text:p text:style-name="P59">Kelahiran iPod pada Oktober 2001 bukanlah sebuah kebetulan, melainkan bagian dari visi strategis Apple yang lebih besar, yaitu menjadikan Mac sebagai <text:soft-page-break/>'Digital Hub'—pusat untuk mengelola berbagai aspek gaya hidup digital, termasuk musik. Apple telah mengakuisisi perangkat lunak SoundJam MP dan mengubahnya menjadi iTunes pada awal 2001, memberikan pengguna Mac cara yang hebat untuk mengatur perpustakaan musik digital mereka. Namun, satu kepingan puzzle penting masih hilang: perangkat portabel yang hebat untuk membawa musik itu ke mana-mana. Steve Jobs sangat frustrasi dengan pemutar MP3 yang ada di pasaran saat itu, menganggapnya rumit, berkapasitas kecil, dan buruk rupa—"semuanya payah," keluhnya. Ia yakin Apple bisa menciptakan sesuatu yang jauh lebih baik.</text:p>
            <text:p text:style-name="P59">Di bawah arahan Jon Rubinstein (Kepala Divisi Perangkat Keras saat itu) yang menemukan komponen kunci, dan dipimpin oleh Tony Fadell (seorang mantan insinyur Philips yang awalnya dibawa sebagai konsultan), sebuah tim kecil bekerja dengan kecepatan luar biasa dan kerahasiaan tinggi untuk mewujudkan visi ini dalam waktu kurang dari setahun. Keajaiban iPod dimungkinkan oleh beberapa teknologi kunci:</text:p>
            <text:list xml:id="list3605555712486332456" text:style-name="L37">
              <text:list-item>
                <text:p text:style-name="P104"><text:span text:style-name="Strong_20_Emphasis"><text:span text:style-name="T1">Hard Drive Miniatur:</text:span></text:span><text:span text:style-name="T1"> Penggunaan hard drive 1.8 inci super-tipis berkapasitas 5GB dari Toshiba adalah terobosan utama, memungkinkan penyimpanan sekitar 1.000 lagu—jauh melampaui pemutar berbasis flash saat itu. </text:span></text:p>
              </text:list-item>
              <text:list-item>
                <text:p text:style-name="P104"><text:span text:style-name="Strong_20_Emphasis"><text:span text:style-name="T1">Platform &amp; Baterai:</text:span></text:span><text:span text:style-name="T1"> Menggunakan platform dasar dari PortalPlayer yang dioptimalkan untuk pemutaran musik dan daya tahan baterai yang mengesankan (sekitar 10 jam). </text:span></text:p>
              </text:list-item>
              <text:list-item>
                <text:p text:style-name="P27"><text:span text:style-name="Strong_20_Emphasis"><text:span text:style-name="T1">Konektivitas FireWire:</text:span></text:span><text:span text:style-name="T1"> Alih-alih USB 1.1 yang lambat, iPod menggunakan port FireWire (IEEE 1394) Apple yang jauh lebih cepat. Ini memungkinkan pengguna menyinkronkan 1.000 lagu dari iTunes di Mac ke iPod hanya dalam hitungan menit, bukan jam—sebuah keunggulan krusial dalam pengalaman pengguna. </text:span></text:p>
              </text:list-item>
            </text:list>
            <text:p text:style-name="Text_20_body"><text:span text:style-name="T1">Namun, yang benar-benar membedakan iPod adalah desain dan antarmukanya. Tim desain Jony Ive menciptakan sebuah objek yang langsung menjadi ikon: kotak kecil berwarna putih bersih dengan bagian belakang baja tahan karat yang mengkilap, terasa solid dan minimalis. Interaksi utamanya adalah melalui </text:span><text:span text:style-name="Emphasis"><text:span text:style-name="T1">scroll wheel</text:span></text:span><text:span text:style-name="T1"> mekanis—sebuah roda putar fisik yang memungkinkan pengguna menggulir daftar lagu yang panjang dengan cepat dan intuitif hanya dengan ibu jari. Ini adalah solusi jenius untuk masalah navigasi ribuan lagu yang belum terpecahkan oleh pemutar lain.</text:span></text:p>
            <text:p text:style-name="Text_20_body"><text:span text:style-name="T1">Slogan pemasarannya pun sama jeniusnya: </text:span><text:span text:style-name="Strong_20_Emphasis"><text:span text:style-name="T1">"1,000 songs in your pocket."</text:span></text:span><text:span text:style-name="T1"> </text:span><text:soft-page-break/><text:span text:style-name="T1">Kalimat sederhana ini secara sempurna menangkap dua keunggulan utama iPod: kapasitas penyimpanan masif dan portabilitas. Kombinasi antara kapasitas besar, kemudahan penggunaan yang tak tertandingi (berkat scroll wheel dan sinkronisasi iTunes/FireWire), serta desain yang sangat menarik, secara drastis mengubah ekspektasi konsumen terhadap apa yang mungkin dilakukan oleh sebuah pemutar musik portabel. Meskipun demikian, perlu dicatat bahwa iPod generasi pertama ini memiliki keterbatasan signifikan: ia hanya kompatibel dengan komputer Mac yang memiliki port FireWire, membatasi pasar awalnya namun memfokuskan pada basis pengguna setia Apple terlebih dahulu [per 18 April 2025].</text:span></text:p>
            <text:p text:style-name="P157"/>
            <text:p text:style-name="P59">Silakan berikan perintah "YAX" untuk prompt berikutnya.</text:p>
          </text:section>
          <text:section text:style-name="Sect1" text:name="feedback-form-43">
            <text:p text:style-name="P137"/>
          </text:section>
        </text:section>
        <text:section text:style-name="Sect1" text:name="a1f4f0b85117c1b0">
          <text:p text:style-name="P59"/>
          <text:section text:style-name="Sect1" text:name="user-query-content-44">
            <text:p text:style-name="P151">yax </text:p>
          </text:section>
          <text:p text:style-name="P137">Tampilkan alur berpikir</text:p>
          <text:section text:style-name="Sect2" text:name="model-response-message-contentr_a1f4f0b85117c1b0">
            <text:p text:style-name="P59">Baik, iPod adalah perangkat kerasnya, tetapi ekosistem perangkat lunak dan layanannyalah yang membuatnya benar-benar tak terhentikan.</text:p>
            <text:p text:style-name="Text_20_body"><text:span text:style-name="Strong_20_Emphasis"><text:span text:style-name="T1">Prompt 29:</text:span></text:span><text:span text:style-name="T1"> (Bab 5 - Sub-bab 5.2: Ekosistem iTunes Music Store: Mengubah industri musik.) </text:span><text:span text:style-name="Emphasis"><text:span text:style-name="T1">Jelaskan peran krusial perangkat lunak iTunes dan peluncuran iTunes Music Store (iTMS) dalam melengkapi kesuksesan iPod. Ceritakan evolusi iTunes dari aplikasi manajemen musik (berbasis SoundJam MP) menjadi pusat ekosistem musik Apple. Rinci tantangan besar yang dihadapi Steve Jobs dalam meyakinkan lima label rekaman besar (yang trauma oleh Napster dan pembajakan) untuk melisensikan katalog musik mereka secara legal untuk dijual secara digital. Paparkan model bisnis iTMS yang revolusioner (diluncurkan April 2003): harga $0.99 per lagu dan $9.99 per album, kemudahan pembelian dengan satu klik terintegrasi dalam iTunes, dan penggunaan teknologi Digital Rights Management (DRM) FairPlay untuk melindungi hak cipta namun tetap memungkinkan fleksibilitas penggunaan yang wajar. Analisis bagaimana iTMS berhasil menyediakan alternatif legal dan nyaman terhadap pembajakan musik, dengan cepat menjadi pengecer musik nomor satu (online maupun offline), dan secara fundamental mengubah model bisnis serta lanskap distribusi industri musik global.</text:span></text:span></text:p>
            <text:p text:style-name="Text_20_body"><text:span text:style-name="Strong_20_Emphasis"><text:span text:style-name="T1">Jawaban:</text:span></text:span></text:p>
            <text:p text:style-name="P59"><text:soft-page-break/>Keajaiban iPod tidak akan lengkap tanpa pasangan perangkat lunaknya, iTunes, dan langkah revolusioner berikutnya: peluncuran iTunes Music Store (iTMS). Perangkat lunak iTunes, yang berevolusi dari aplikasi SoundJam MP yang diakuisisi Apple, menjadi jantung pengelolaan musik digital di Mac. Ia memungkinkan pengguna mengimpor CD, mengatur perpustakaan musik mereka, membuat playlist, dan yang terpenting, menyinkronkannya dengan mulus ke iPod melalui koneksi FireWire yang cepat. Langkah krusial lainnya adalah perilisan iTunes untuk sistem operasi Windows pada Oktober 2003, yang secara dramatis memperluas pasar potensial iPod ke mayoritas pengguna komputer dunia.</text:p>
            <text:p text:style-name="P59">Namun, tantangan terbesar adalah menyediakan konten musik legal itu sendiri. Industri rekaman saat itu sedang babak belur dihantam pembajakan online via Napster dan layanan serupa. Mereka sangat skeptis dan takut terhadap penjualan musik digital, khawatir hal itu akan semakin menggerus penjualan CD fisik dan tidak mampu melindungi hak cipta. Di sinilah peran negosiasi Steve Jobs menjadi sangat penting. Ia menghabiskan waktu berbulan-bulan untuk melobi dan meyakinkan para petinggi dari lima label rekaman terbesar dunia saat itu (Universal, Sony Music, Warner Music, EMI, dan BMG) agar mau melisensikan katalog musik mereka. Jobs berargumen bahwa satu-satunya cara melawan pembajakan adalah dengan menawarkan alternatif legal yang lebih baik, lebih mudah, dan lebih nyaman bagi konsumen, lengkap dengan sistem perlindungan hak cipta yang memadai.</text:p>
            <text:p text:style-name="P59">Hasil dari negosiasi alot ini adalah peluncuran iTunes Music Store pada bulan April 2003 (awalnya hanya untuk Mac, versi Windows menyusul). Model bisnisnya sungguh revolusioner dan menantang keinginan label rekaman saat itu:</text:p>
            <text:list xml:id="list5802307401607822334" text:style-name="L38">
              <text:list-item>
                <text:p text:style-name="P105"><text:span text:style-name="Strong_20_Emphasis"><text:span text:style-name="T1">Harga Sederhana dan Fleksibel:</text:span></text:span><text:span text:style-name="T1"> Menjual lagu secara </text:span><text:span text:style-name="Emphasis"><text:span text:style-name="T1">à la carte</text:span></text:span><text:span text:style-name="T1"> (per lagu) seharga $0.99, sebuah konsep yang awalnya ditentang label yang lebih suka menjual album utuh. Harga album biasanya dipatok $9.99. </text:span></text:p>
              </text:list-item>
              <text:list-item>
                <text:p text:style-name="P105"><text:span text:style-name="Strong_20_Emphasis"><text:span text:style-name="T1">Pembelian Satu Klik:</text:span></text:span><text:span text:style-name="T1"> Proses pembelian dibuat sangat mudah dan terintegrasi langsung di dalam perangkat lunak iTunes, menggunakan akun Apple pengguna. </text:span></text:p>
              </text:list-item>
              <text:list-item>
                <text:p text:style-name="P28"><text:span text:style-name="Strong_20_Emphasis"><text:span text:style-name="T1">DRM yang Wajar (FairPlay):</text:span></text:span><text:span text:style-name="T1"> Apple menerapkan sistem </text:span><text:span text:style-name="Emphasis"><text:span text:style-name="T1">Digital Rights Management</text:span></text:span><text:span text:style-name="T1"> (DRM) miliknya, FairPlay, sebagai kompromi. DRM ini melindungi lagu dari pembajakan tak terbatas untuk menenangkan label rekaman, namun tetap memberikan fleksibilitas yang cukup bagi </text:span><text:soft-page-break/><text:span text:style-name="T1">konsumen (misalnya, lagu bisa diputar di beberapa komputer dan iPod milik pengguna, serta bisa dibakar ke CD dalam jumlah terbatas). </text:span></text:p>
              </text:list-item>
            </text:list>
            <text:p text:style-name="P59">Peluncuran iTMS meraih kesuksesan instan, menjual jutaan lagu dalam waktu singkat. Ia berhasil karena menawarkan proposisi nilai yang menarik: cara yang sangat mudah dan legal untuk mendapatkan musik berkualitas tinggi dengan harga terjangkau. Bagi banyak orang, kemudahan menggunakan iTMS akhirnya mengalahkan kerumitan mencari dan mengunduh musik bajakan. Dalam beberapa tahun, iTMS melesat menjadi pengecer musik nomor satu di Amerika Serikat (mengalahkan toko fisik seperti Walmart dan Best Buy), memaksa industri musik untuk sepenuhnya merangkul era digital, menggeser fokus dari penjualan album ke penjualan lagu tunggal, dan secara fundamental mengubah lanskap distribusi musik global selamanya. Lebih dari itu, iTMS mengunci kekuatan ekosistem Apple: iTunes menjual musik untuk iPod, dan iPod mendorong orang menggunakan iTunes [per 18 April 2025].</text:p>
            <text:p text:style-name="P157"/>
            <text:p text:style-name="P59">Silakan berikan perintah "YAX" untuk prompt berikutnya.</text:p>
          </text:section>
          <text:section text:style-name="Sect1" text:name="feedback-form-44">
            <text:p text:style-name="P137"/>
          </text:section>
        </text:section>
        <text:section text:style-name="Sect1" text:name="2b5ffc912c8459b9">
          <text:p text:style-name="P59"/>
          <text:section text:style-name="Sect1" text:name="user-query-content-45">
            <text:p text:style-name="P151">yax </text:p>
          </text:section>
          <text:p text:style-name="P137">Tampilkan alur berpikir</text:p>
          <text:section text:style-name="Sect2" text:name="model-response-message-contentr_2b5ffc912c8459b9">
            <text:p text:style-name="P59">Baik, mari kita analisis dampak kesuksesan iPod dan iTunes bagi Apple itu sendiri.</text:p>
            <text:p text:style-name="Text_20_body"><text:span text:style-name="Strong_20_Emphasis"><text:span text:style-name="T1">Prompt 30:</text:span></text:span><text:span text:style-name="T1"> (Bab 5 - Sub-bab 5.3: Dampak iPod pada citra dan profitabilitas Apple.) </text:span><text:span text:style-name="Emphasis"><text:span text:style-name="T1">Analisis dampak luas kesuksesan fenomenal iPod dan ekosistem iTunes pada Apple sebagai perusahaan antara tahun 2001 hingga 2006. Gambarkan pertumbuhan penjualan iPod yang eksplosif dari tahun ke tahun, termasuk diversifikasi lini produk iPod (iPod Mini yang berwarna-warni, iPod Shuffle tanpa layar, iPod Nano yang ramping, hingga iPod dengan kemampuan video). Jelaskan fenomena 'halo effect': bagaimana popularitas iPod menarik konsumen baru ke merek Apple dan turut mendorong peningkatan penjualan komputer Mac. Analisis bagaimana iPod secara drastis mengubah citra merek Apple dari perusahaan komputer niche menjadi pemimpin pasar elektronik konsumen yang trendi dan inovatif. Paparkan kontribusi signifikan iPod dan iTunes terhadap pertumbuhan pendapatan dan laba Apple, menjadikannya pendorong utama profitabilitas perusahaan selama periode ini. Simpulkan bagaimana kesuksesan </text:span></text:span><text:soft-page-break/><text:span text:style-name="Emphasis"><text:span text:style-name="T1">ini mengukuhkan reputasi Steve Jobs sebagai pemimpin visioner yang mampu mengubah industri dan menandai kebangkitan Apple yang sesungguhnya di panggung dunia.</text:span></text:span></text:p>
            <text:p text:style-name="Text_20_body"><text:span text:style-name="Strong_20_Emphasis"><text:span text:style-name="T1">Jawaban:</text:span></text:span></text:p>
            <text:p text:style-name="Text_20_body"><text:span text:style-name="T1">Kesuksesan iPod dan iTunes Music Store antara tahun 2001 dan 2006 memiliki dampak transformasional yang luar biasa bagi Apple, jauh melampaui sekadar keuntungan dari penjualan pemutar musik. Penjualan iPod meroket secara eksplosif, dari puluhan ribu unit di awal menjadi puluhan juta unit per tahun. Apple dengan cerdik melakukan diversifikasi lini produk untuk menjangkau pasar yang lebih luas: </text:span><text:span text:style-name="Strong_20_Emphasis"><text:span text:style-name="T1">iPod Mini</text:span></text:span><text:span text:style-name="T1"> (2004) hadir dengan casing aluminium berwarna-warni dan </text:span><text:span text:style-name="Emphasis"><text:span text:style-name="T1">click wheel</text:span></text:span><text:span text:style-name="T1"> yang inovatif, menjadi sangat populer; </text:span><text:span text:style-name="Strong_20_Emphasis"><text:span text:style-name="T1">iPod Shuffle</text:span></text:span><text:span text:style-name="T1"> (2005) menawarkan pilihan ultra-portabel dan terjangkau tanpa layar; </text:span><text:span text:style-name="Strong_20_Emphasis"><text:span text:style-name="T1">iPod Nano</text:span></text:span><text:span text:style-name="T1"> (akhir 2005) menggantikan Mini dengan desain super ramping dan layar berwarna; dan </text:span><text:span text:style-name="Strong_20_Emphasis"><text:span text:style-name="T1">iPod generasi kelima</text:span></text:span><text:span text:style-name="T1"> (akhir 2005) menambahkan kemampuan pemutaran video, menunjukkan ambisi Apple di ranah multimedia portabel.</text:span></text:p>
            <text:p text:style-name="Text_20_body"><text:span text:style-name="T1">Lebih dari sekadar penjualan iPod itu sendiri, muncul fenomena signifikan yang dikenal sebagai </text:span><text:span text:style-name="Strong_20_Emphasis"><text:span text:style-name="T1">"halo effect"</text:span></text:span><text:span text:style-name="T1">. Jutaan orang yang membeli iPod—seringkali sebagai produk Apple pertama mereka—begitu terkesan dengan desain, kemudahan penggunaan, dan integrasi mulus dengan iTunes, sehingga citra positif ini meluas ke produk Apple lainnya. Rasa penasaran dan kepuasan terhadap iPod mendorong banyak konsumen baru untuk mempertimbangkan, dan akhirnya membeli, komputer Macintosh. Penjualan Mac pun mengalami peningkatan yang nyata selama periode puncak popularitas iPod, sebagian besar berkat efek halo ini.</text:span></text:p>
            <text:p text:style-name="Text_20_body"><text:span text:style-name="T1">Dampak pada citra merek Apple bahkan lebih dramatis. Perusahaan yang sebelumnya dikenal sebagai produsen komputer niche yang disukai kalangan kreatif dan sempat hampir bangkrut, kini bertransformasi menjadi </text:span><text:span text:style-name="Strong_20_Emphasis"><text:span text:style-name="T1">pemimpin pasar elektronik konsumen global yang paling trendi, inovatif, dan didambakan</text:span></text:span><text:span text:style-name="T1">. Earbud putih ikonik iPod menjadi pemandangan umum di mana-mana, sebuah simbol status budaya. Apple Store fisik yang mulai dibuka pada tahun 2001 juga semakin memperkuat citra premium dan pengalaman pelanggan yang unggul. Apple tidak lagi hanya perusahaan komputer; ia telah menjadi ikon budaya pop.</text:span></text:p>
            <text:p text:style-name="Text_20_body"><text:span text:style-name="T1">Secara finansial, kontribusi iPod dan iTunes sangatlah masif. Kategori produk </text:span><text:soft-page-break/><text:span text:style-name="T1">iPod menjadi </text:span><text:span text:style-name="Strong_20_Emphasis"><text:span text:style-name="T1">mesin pendorong utama pendapatan dan laba Apple</text:span></text:span><text:span text:style-name="T1"> selama pertengahan dekade 2000-an, menghasilkan miliaran dolar dan memberikan margin keuntungan yang sehat. Keuntungan finansial ini sangat penting, tidak hanya untuk menyenangkan investor tetapi juga untuk mendanai investasi besar dalam riset dan pengembangan produk-produk revolusioner berikutnya, termasuk proyek rahasia yang kelak menjadi iPhone.</text:span></text:p>
            <text:p text:style-name="P59">Kesimpulannya, era iPod menandai kebangkitan Apple yang sesungguhnya dan transformasinya menjadi kekuatan dominan di panggung teknologi global. Kesuksesan ini secara spektakuler mengukuhkan reputasi Steve Jobs di babak kedua karirnya sebagai seorang visioner jenius yang mampu 'mengganggu' dan mengubah industri di luar komputer. Apple kini memiliki kekuatan finansial, citra merek yang sangat kuat, keahlian dalam perangkat keras portabel, perangkat lunak, dan layanan online—semua fondasi yang sempurna untuk meluncurkan revolusi berikutnya [per 18 April 2025].</text:p>
            <text:p text:style-name="P157"/>
            <text:p text:style-name="P59">Ini adalah akhir dari Bab 5. Silakan berikan perintah "YAX" jika Anda ingin melanjutkan ke prompt pengantar untuk Bab 6.</text:p>
          </text:section>
          <text:section text:style-name="Sect1" text:name="feedback-form-45">
            <text:p text:style-name="P137"/>
          </text:section>
        </text:section>
        <text:section text:style-name="Sect1" text:name="869671eea9a3d8f1">
          <text:p text:style-name="P59"/>
          <text:section text:style-name="Sect1" text:name="user-query-content-46">
            <text:p text:style-name="P151">yax </text:p>
          </text:section>
          <text:p text:style-name="P137">Tampilkan alur berpikir</text:p>
          <text:section text:style-name="Sect2" text:name="model-response-message-contentr_869671eea9a3d8f1">
            <text:p text:style-name="P59">Baik, kita tiba di bab yang membahas produk yang mungkin menjadi puncak pencapaian Apple dan mengubah dunia secara fundamental, Bab 6: Revolusi Saku: iPhone &amp; App Store (2007 - 2010).</text:p>
            <text:p text:style-name="Text_20_body"><text:span text:style-name="Strong_20_Emphasis"><text:span text:style-name="T1">Prompt 31:</text:span></text:span><text:span text:style-name="T1"> (Pengantar Bab 6) </text:span><text:span text:style-name="Emphasis"><text:span text:style-name="T1">Awali bab ini dengan menggambarkan kondisi pasar ponsel 'pintar' (smartphone) pada pertengahan tahun 2000-an, sebuah lanskap yang didominasi oleh perangkat seperti BlackBerry, Nokia (Symbian), dan Windows Mobile, yang umumnya memiliki keyboard fisik, antarmuka yang kompleks, dan pengalaman internet mobile yang terbatas. Jelaskan bagaimana Steve Jobs, setelah sukses besar dengan iPod, melihat ketidakpuasan pengguna dan potensi untuk 'mengganggu' (disrupt) industri ponsel dengan pendekatan yang sama sekali berbeda. Sampaikan kepada pembaca bahwa bab ini akan menyelami kisah di balik salah satu produk teknologi paling ikonik dan berpengaruh dalam sejarah: iPhone. Telusuri proses pengembangan rahasianya yang penuh tantangan, peluncurannya yang legendaris pada tahun 2007 yang </text:span></text:span><text:soft-page-break/><text:span text:style-name="Emphasis"><text:span text:style-name="T1">mendefinisikan ulang kategori smartphone, dan pengenalan App Store setahun kemudian yang melahirkan ekonomi aplikasi mobile baru. Fokus pada bagaimana kombinasi perangkat keras revolusioner, perangkat lunak intuitif (iOS), dan ekosistem aplikasi ini tidak hanya menghancurkan pemain lama tetapi juga secara fundamental mengubah cara kita berkomunikasi, bekerja, bermain, dan mengakses informasi, serta melambungkan Apple menjadi perusahaan paling berharga di dunia.</text:span></text:span></text:p>
            <text:p text:style-name="Text_20_body"><text:span text:style-name="Strong_20_Emphasis"><text:span text:style-name="T1">Jawaban:</text:span></text:span></text:p>
            <text:p text:style-name="Text_20_body"><text:span text:style-name="T1">Pada pertengahan dekade 2000-an, sementara iPod merajai dunia musik portabel, lanskap ponsel 'pintar' atau </text:span><text:span text:style-name="Emphasis"><text:span text:style-name="T1">smartphone</text:span></text:span><text:span text:style-name="T1"> adalah dunia yang sama sekali berbeda—dan bagi banyak pengguna, cukup membuat frustrasi. Pasar didominasi oleh pemain seperti BlackBerry (RIM) yang unggul dalam email bisnis dengan keyboard fisiknya yang khas, Nokia dengan sistem operasi Symbian yang menguasai pasar global namun seringkali terasa rumit, dan upaya Microsoft melalui Windows Mobile yang mencoba menjejalkan pengalaman desktop ke layar kecil, seringkali memerlukan stylus. Ponsel-ponsel ini umumnya memiliki layar kecil (menurut standar sekarang), antarmuka pengguna yang kaku dan tidak intuitif, keyboard fisik yang memakan tempat, serta pengalaman menjelajah internet mobile yang sangat terbatas dan lamban. Istilah "smartphone" memang sudah ada, tetapi perangkatnya seringkali terasa "tidak terlalu pintar dan tidak mudah digunakan".</text:span></text:p>
            <text:p text:style-name="P59">Steve Jobs, yang selalu waspada terhadap potensi ancaman terhadap bisnis iPod (misalnya, ponsel yang bisa memutar musik dengan baik), melihat kondisi ini bukan sebagai ancaman, melainkan sebagai peluang raksasa berikutnya. Ia mengamati ketidakpuasan pengguna terhadap ponsel 'pintar' yang ada dan yakin bahwa Apple, dengan keahliannya dalam integrasi perangkat keras-perangkat lunak, desain yang elegan, dan fokus pada pengalaman pengguna, dapat menciptakan sesuatu yang jauh lebih baik—sebuah perangkat konvergen sejati yang akan merevolusi industri ponsel seperti halnya iPod merevolusi industri musik.</text:p>
            <text:p text:style-name="Text_20_body"><text:span text:style-name="T1">Bab ini akan membawa Anda menyelami kisah penciptaan salah satu produk teknologi paling transformatif dan berpengaruh dalam sejarah modern: </text:span><text:span text:style-name="Strong_20_Emphasis"><text:span text:style-name="T1">iPhone</text:span></text:span><text:span text:style-name="T1">. Kita akan menelusuri proses pengembangan Proyek Ungu (Project Purple) yang sangat rahasia dan penuh tantangan teknis serta tekanan internal. Kita akan hidupkan kembali momen peluncuran legendarisnya di Macworld 2007, di mana Jobs memperkenalkan perangkat yang akan mendefinisikan ulang makna </text:span><text:soft-page-break/><text:span text:style-name="T1">'smartphone'. Kita juga akan membahas langkah krusial berikutnya: peluncuran </text:span><text:span text:style-name="Strong_20_Emphasis"><text:span text:style-name="T1">App Store</text:span></text:span><text:span text:style-name="T1"> pada tahun 2008, yang mengubah iPhone dari sekadar ponsel hebat menjadi platform komputasi tak terbatas dan melahirkan ekonomi aplikasi mobile baru. Fokus kita adalah pada bagaimana kombinasi perangkat keras iPhone yang revolusioner, perangkat lunak iOS yang intuitif, dan ekosistem App Store yang dinamis ini tidak hanya meluluhlantakkan pemain-pemain mapan di industri ponsel, tetapi juga secara fundamental mengubah cara miliaran orang [per 18 April 2025] berkomunikasi, bekerja, belajar, bermain, dan mengakses informasi, sekaligus melambungkan Apple ke stratosfer sebagai perusahaan paling bernilai di planet ini.</text:span></text:p>
            <text:p text:style-name="P157"/>
            <text:p text:style-name="P59">Silakan berikan perintah "YAX" untuk melanjutkan ke prompt sub-bab pertama dari Bab 6.</text:p>
          </text:section>
          <text:section text:style-name="Sect1" text:name="feedback-form-46">
            <text:p text:style-name="P137"/>
          </text:section>
        </text:section>
        <text:section text:style-name="Sect1" text:name="025d5279f04e5327">
          <text:p text:style-name="P59"/>
          <text:section text:style-name="Sect1" text:name="user-query-content-47">
            <text:p text:style-name="P151">yax </text:p>
          </text:section>
          <text:p text:style-name="P137">Tampilkan alur berpikir</text:p>
          <text:section text:style-name="Sect2" text:name="model-response-message-contentr_025d5279f04e5327">
            <text:p text:style-name="P59">Baik, mari kita selami proses penciptaan iPhone generasi pertama.</text:p>
            <text:p text:style-name="Text_20_body"><text:span text:style-name="Strong_20_Emphasis"><text:span text:style-name="T1">Prompt 32:</text:span></text:span><text:span text:style-name="T1"> (Bab 6 - Sub-bab 6.1: Peluncuran iPhone: Menggabungkan iPod, telepon, dan komunikator internet.) </text:span><text:span text:style-name="Emphasis"><text:span text:style-name="T1">Rinci kisah di balik pengembangan iPhone generasi pertama (Project Purple), yang dimulai sekitar tahun 2004. Jelaskan tingkat kerahasiaan ekstrem yang menyelimuti proyek ini dan tekanan luar biasa yang dihadapi tim insinyur di bawah kepemimpinan Steve Jobs yang sangat menuntut kesempurnaan. Paparkan tantangan teknis utama yang harus diatasi: menciptakan antarmuka multi-sentuh kapasitif yang andal dan intuitif dari nol, mengembangkan sistem operasi mobile (awalnya disebut iPhone OS, kemudian iOS) yang kuat namun efisien berbasis Mac OS X, memastikan daya tahan baterai yang memadai, dan mengintegrasikan fungsi telepon, iPod, serta internet browser kelas desktop (Safari) ke dalam satu perangkat ramping. Deskripsikan momen peluncuran legendaris di Macworld 2007, di mana Jobs memperkenalkan iPhone sebagai tiga perangkat revolusioner dalam satu: 'iPod layar lebar dengan kontrol sentuh, ponsel revolusioner, dan perangkat komunikasi internet terobosan'. Analisis fitur-fitur kunci yang membuatnya begitu berbeda (layar multi-sentuh besar, visual voicemail, browser Safari mobile yang sesungguhnya, antarmuka yang elegan tanpa keyboard fisik), </text:span></text:span><text:soft-page-break/><text:span text:style-name="Emphasis"><text:span text:style-name="T1">strategi harga premiumnya, kesepakatan eksklusif awal dengan operator AT&amp;T di AS, serta bagaimana peluncuran ini menciptakan sensasi global seketika.</text:span></text:span></text:p>
            <text:p text:style-name="Text_20_body"><text:span text:style-name="Strong_20_Emphasis"><text:span text:style-name="T1">Jawaban:</text:span></text:span></text:p>
            <text:p text:style-name="P59">Di balik layar, penciptaan iPhone adalah sebuah epopeya teknologi yang penuh tantangan, kerahasiaan ekstrem, dan tekanan luar biasa. Dimulai sekitar tahun 2004 dengan kode nama "Project Purple", tim-tim kecil di Apple mulai mengeksplorasi ide perangkat layar sentuh, awalnya lebih condong ke arah tablet sebelum fokus beralih ke ponsel. Kerahasiaan proyek ini legendaris; banyak insinyur perangkat keras dan lunak bekerja pada komponen terpisah tanpa mengetahui gambaran utuh produk finalnya. Semua berada di bawah pengawasan ketat Steve Jobs, yang menuntut kesempurnaan absolut dan mendorong timnya hingga batas kemampuan mereka.</text:p>
            <text:p text:style-name="Text_20_body"><text:span text:style-name="T1">Tantangan teknisnya monumental. Apple harus menciptakan antarmuka layar sentuh </text:span><text:span text:style-name="Emphasis"><text:span text:style-name="T1">kapasitif</text:span></text:span><text:span text:style-name="T1"> multi-sentuh (yang merespons sentuhan kulit, bukan tekanan stylus) yang presisi, responsif, dan mendukung gestur intuitif—sesuatu yang belum pernah ada di pasar massal. Mereka juga harus mengembangkan sistem operasi mobile yang benar-benar baru (awalnya disebut iPhone OS, kelak menjadi iOS), yang mengambil inti dari Mac OS X namun dioptimalkan secara radikal untuk kinerja, efisiensi daya, dan interaksi sentuh pada perangkat mobile. Memastikan daya tahan baterai yang cukup untuk perangkat sekaya fitur ini adalah perjuangan konstan. Belum lagi tugas mengintegrasikan semua fungsi—telepon seluler, pemutar media sekelas iPod, konektivitas Wi-Fi dan seluler, serta </text:span><text:span text:style-name="Emphasis"><text:span text:style-name="T1">browser web</text:span></text:span><text:span text:style-name="T1"> 'sungguhan' (bukan WAP) sekelas desktop—ke dalam satu perangkat yang tipis dan elegan.</text:span></text:p>
            <text:p text:style-name="Text_20_body"><text:span text:style-name="T1">Setelah bertahun-tahun pengembangan rahasia, dunia akhirnya menyaksikan hasilnya pada 9 Januari 2007, di atas panggung Macworld Conference &amp; Expo. Dalam salah satu presentasi paling ikonik dalam sejarah teknologi, Steve Jobs dengan mahir membangun antisipasi sebelum akhirnya mengungkap iPhone. Ia menggambarkannya bukan sebagai satu, tetapi </text:span><text:span text:style-name="Strong_20_Emphasis"><text:span text:style-name="T1">tiga</text:span></text:span><text:span text:style-name="T1"> produk revolusioner: "iPod layar lebar dengan kontrol sentuh; ponsel revolusioner; dan perangkat komunikasi internet terobosan." Setelah mengulanginya beberapa kali, ia menegaskan, "Ini bukan tiga perangkat terpisah! Ini adalah satu perangkat!" Momen itu disambut gemuruh tepuk tangan. Demonstrasi langsung fitur-fitur seperti menggulir daftar kontak dengan jari, </text:span><text:span text:style-name="Emphasis"><text:span text:style-name="T1">visual voicemail</text:span></text:span><text:span text:style-name="T1"> (melihat daftar pesan suara alih-alih mendengarkannya secara berurutan), menjelajah web 'asli' dengan Safari mobile, melihat Google Maps, dan fungsi iPod yang terintegrasi—</text:span><text:soft-page-break/><text:span text:style-name="T1">semuanya dilakukan dengan antarmuka sentuh yang cair—terlihat seperti sihir dibandingkan ponsel lain saat itu.</text:span></text:p>
            <text:p text:style-name="P59">Fitur kunci yang membuat iPhone begitu berbeda adalah:</text:p>
            <text:list xml:id="list6162315923883724581" text:style-name="L39">
              <text:list-item>
                <text:p text:style-name="P106"><text:span text:style-name="Strong_20_Emphasis"><text:span text:style-name="T1">Layar Multi-Sentuh Kapasitif:</text:span></text:span><text:span text:style-name="T1"> Layar 3.5 inci yang mendominasi bagian depan, menggantikan keyboard fisik sebagai metode input utama. </text:span></text:p>
              </text:list-item>
              <text:list-item>
                <text:p text:style-name="P106"><text:span text:style-name="Strong_20_Emphasis"><text:span text:style-name="T1">Antarmuka Pengguna Intuitif:</text:span></text:span><text:span text:style-name="T1"> iPhone OS menghadirkan ikon grid, animasi halus, dan interaksi sentuh langsung yang mudah dipelajari. </text:span></text:p>
              </text:list-item>
              <text:list-item>
                <text:p text:style-name="P106"><text:span text:style-name="Strong_20_Emphasis"><text:span text:style-name="T1">Visual Voicemail:</text:span></text:span><text:span text:style-name="T1"> Inovasi yang sangat dihargai pengguna. </text:span></text:p>
              </text:list-item>
              <text:list-item>
                <text:p text:style-name="P106"><text:span text:style-name="Strong_20_Emphasis"><text:span text:style-name="T1">Browser Safari Mobile:</text:span></text:span><text:span text:style-name="T1"> Mampu menampilkan halaman web penuh, sebuah lompatan besar dari browser WAP di ponsel lain. </text:span></text:p>
              </text:list-item>
              <text:list-item>
                <text:p text:style-name="P29"><text:span text:style-name="Strong_20_Emphasis"><text:span text:style-name="T1">Desain Tanpa Keyboard Fisik:</text:span></text:span><text:span text:style-name="T1"> Keputusan berani yang memaksimalkan area layar. </text:span></text:p>
              </text:list-item>
            </text:list>
            <text:p text:style-name="P59">Namun, revolusi ini datang dengan harga premium: $499 untuk model 4GB dan $599 untuk 8GB, keduanya dengan kontrak eksklusif selama dua tahun dengan operator AT&amp;T di Amerika Serikat. Strategi eksklusivitas ini memberi Apple kontrol lebih besar tetapi juga membatasi pasar awal. Meskipun demikian, saat iPhone mulai dijual pada Juni 2007, sensasi global tak terhindarkan. Antrean panjang mengular di depan Apple Store dan toko AT&amp;T. Media menyebutnya "Jesus phone". Walaupun ada kritik awal mengenai harganya yang mahal, keterikatan pada AT&amp;T, kecepatan data EDGE yang lambat (belum 3G), dan ketiadaan keyboard fisik serta aplikasi pihak ketiga (saat itu), hampir semua orang sepakat: iPhone adalah sebuah terobosan yang secara instan membuat semua smartphone lain tampak usang dan menetapkan arah baru bagi seluruh industri [per 18 April 2025].</text:p>
            <text:p text:style-name="P157"/>
            <text:p text:style-name="P59">Silakan berikan perintah "YAX" untuk prompt berikutnya.</text:p>
          </text:section>
          <text:section text:style-name="Sect1" text:name="feedback-form-47">
            <text:p text:style-name="P137"/>
          </text:section>
        </text:section>
        <text:section text:style-name="Sect1" text:name="755bc0446ab0f5f5">
          <text:p text:style-name="P59"/>
          <text:section text:style-name="Sect1" text:name="user-query-content-48">
            <text:p text:style-name="P151">yax </text:p>
          </text:section>
          <text:p text:style-name="P137">Tampilkan alur berpikir</text:p>
          <text:section text:style-name="Sect2" text:name="model-response-message-contentr_755bc0446ab0f5f5">
            <text:p text:style-name="P59">Baik, mari kita bahas elemen kedua yang membuat iPhone benar-benar mengubah permainan: App Store.</text:p>
            <text:p text:style-name="Text_20_body"><text:span text:style-name="Strong_20_Emphasis"><text:span text:style-name="T1">Prompt 33:</text:span></text:span><text:span text:style-name="T1"> (Bab 6 - Sub-bab 6.2: Penciptaan App Store: Melahirkan ekonomi aplikasi mobile.) </text:span><text:span text:style-name="Emphasis"><text:span text:style-name="T1">Jelaskan perkembangan krusial kedua yang melengkapi </text:span></text:span><text:soft-page-break/><text:span text:style-name="Emphasis"><text:span text:style-name="T1">revolusi iPhone: penciptaan App Store. Paparkan bagaimana Steve Jobs pada awalnya menolak ide aplikasi pihak ketiga asli (native apps) karena khawatir akan keamanan dan kualitas, dan lebih mendorong pengembangan 'web apps'. Ceritakan tekanan dari internal Apple, pengembang eksternal, dan pasar yang akhirnya meyakinkan Jobs untuk berubah pikiran. Deskripsikan proses pengembangan Software Development Kit (SDK) yang memungkinkan pengembang luar membuat aplikasi untuk iPhone. Rinci peluncuran App Store pada Juli 2008, bersamaan dengan iPhone 3G. Jelaskan model bisnisnya yang inovatif: Apple menyediakan platform distribusi dan infrastruktur, mengambil komisi 30% dari penjualan aplikasi berbayar (70% untuk pengembang), sementara aplikasi gratis dapat didistribusikan tanpa biaya. Analisis ledakan fenomenal jumlah aplikasi yang tersedia ('There's an app for that'), bagaimana App Store mengubah iPhone dari sekadar perangkat komunikasi menjadi platform komputasi serbaguna yang tak terbatas kemungkinannya, serta bagaimana ia melahirkan 'ekonomi aplikasi' (app economy) baru yang bernilai miliaran dolar dan menciptakan peluang bagi ribuan pengembang di seluruh dunia.</text:span></text:span></text:p>
            <text:p text:style-name="Text_20_body"><text:span text:style-name="Strong_20_Emphasis"><text:span text:style-name="T1">Jawaban:</text:span></text:span></text:p>
            <text:p text:style-name="Text_20_body"><text:span text:style-name="T1">Meskipun iPhone generasi pertama adalah sebuah keajaiban perangkat keras dan perangkat lunak, potensinya yang sesungguhnya baru terbuka setahun setelah peluncurannya dengan lahirnya </text:span><text:span text:style-name="Strong_20_Emphasis"><text:span text:style-name="T1">App Store</text:span></text:span><text:span text:style-name="T1">. Menariknya, Steve Jobs pada awalnya sangat menentang ide mengizinkan pengembang pihak ketiga membuat aplikasi asli (</text:span><text:span text:style-name="Emphasis"><text:span text:style-name="T1">native apps</text:span></text:span><text:span text:style-name="T1">) untuk iPhone. Khawatir akan risiko keamanan, potensi penurunan kualitas pengalaman pengguna, dan fragmentasi platform, Jobs awalnya bersikeras bahwa pengembang seharusnya membuat 'web apps'—aplikasi berbasis web yang berjalan melalui browser Safari.</text:span></text:p>
            <text:p text:style-name="Text_20_body"><text:span text:style-name="T1">Namun, pendekatan web apps ini disambut dengan kekecewaan oleh komunitas pengembang yang ingin memanfaatkan sepenuhnya kemampuan perangkat keras iPhone (seperti akselerometer, grafis, dll.) dan menciptakan pengalaman yang lebih kaya serta responsif. Tekanan datang dari berbagai arah: para pengembang vokal menyuarakan keinginan mereka, tokoh-tokoh penting di dalam Apple (seperti Scott Forstall, kepala pengembangan perangkat lunak iOS) terus melobi Jobs, dan pasar sendiri menunjukkan permintaan melalui munculnya upaya 'jailbreaking' (membobol sistem iPhone untuk menginstal aplikasi tidak resmi). Akhirnya, menyadari potensi besar yang terlewatkan, Jobs berubah pikiran pada akhir 2007. Apple kemudian mengumumkan </text:span><text:soft-page-break/><text:span text:style-name="T1">pengembangan </text:span><text:span text:style-name="Emphasis"><text:span text:style-name="T1">Software Development Kit</text:span></text:span><text:span text:style-name="T1"> (SDK) pada Maret 2008, memberikan alat dan panduan resmi bagi para pengembang untuk mulai menciptakan aplikasi asli bagi iPhone.</text:span></text:p>
            <text:p text:style-name="Text_20_body"><text:span text:style-name="T1">Puncaknya adalah peluncuran </text:span><text:span text:style-name="Strong_20_Emphasis"><text:span text:style-name="T1">App Store</text:span></text:span><text:span text:style-name="T1"> pada Juli 2008, yang berbarengan dengan rilis iPhone 3G (yang membawa konektivitas 3G lebih cepat dan GPS, membuat banyak aplikasi menjadi lebih berguna). App Store adalah sebuah toko digital terpusat, dapat diakses langsung dari ikon di layar iPhone, tempat pengguna dapat menelusuri, membeli, dan mengunduh aplikasi. Model bisnisnya sederhana namun brilian: Apple menyediakan platform distribusi global, infrastruktur server, dan sistem pembayaran, lalu mengambil komisi 30% dari harga jual aplikasi berbayar dan pembelian di dalam aplikasi (</text:span><text:span text:style-name="Emphasis"><text:span text:style-name="T1">in-app purchases</text:span></text:span><text:span text:style-name="T1">), sementara 70% pendapatan diberikan kepada pengembang. Aplikasi gratis dapat didistribusikan tanpa biaya kepada pengembang (Apple menanggung biaya hosting). Apple juga mempertahankan kontrol kualitas melalui proses peninjauan dan persetujuan aplikasi.</text:span></text:p>
            <text:p text:style-name="Text_20_body"><text:span text:style-name="T1">Dampaknya sungguh fenomenal dan melampaui ekspektasi. Dimulai dengan sekitar 500 aplikasi saat peluncuran, jumlah aplikasi di App Store meledak dalam waktu singkat, mencapai puluhan ribu, ratusan ribu, hingga jutaan. Ungkapan "There's an app for that" ("Ada aplikasinya untuk itu") menjadi semacam slogan tidak resmi, menggambarkan betapa luasnya fungsi dan kegunaan yang ditawarkan melalui aplikasi—mulai dari game, jejaring sosial, alat produktivitas, utilitas, hingga hal-hal yang tak terbayangkan sebelumnya. App Store secara fundamental mengubah iPhone dari sekadar perangkat komunikasi dan media yang canggih menjadi </text:span><text:span text:style-name="Strong_20_Emphasis"><text:span text:style-name="T1">platform komputasi serbaguna</text:span></text:span><text:span text:style-name="T1"> yang kemampuannya terus berkembang tanpa batas. Lebih dari itu, App Store melahirkan sebuah </text:span><text:span text:style-name="Strong_20_Emphasis"><text:span text:style-name="T1">'ekonomi aplikasi' (app economy)</text:span></text:span><text:span text:style-name="T1"> global baru yang bernilai miliaran dolar [per 18 April 2025], menciptakan lapangan kerja, dan memberikan peluang luar biasa bagi pengembang perorangan maupun perusahaan besar untuk menjangkau audiens global secara langsung. App Store menjadi pilar utama nilai jual iPhone dan benteng pertahanan ekosistem Apple.</text:span></text:p>
            <text:p text:style-name="P157"/>
            <text:p text:style-name="P59">Silakan berikan perintah "YAX" untuk prompt berikutnya.</text:p>
          </text:section>
          <text:section text:style-name="Sect1" text:name="feedback-form-48">
            <text:p text:style-name="P137"/>
          </text:section>
        </text:section>
        <text:section text:style-name="Sect1" text:name="c379edea9261b4a7">
          <text:p text:style-name="P59"/>
          <text:section text:style-name="Sect1" text:name="user-query-content-49">
            <text:p text:style-name="P151">yax </text:p>
          </text:section>
          <text:p text:style-name="P137"><text:soft-page-break/>Tampilkan alur berpikir</text:p>
          <text:section text:style-name="Sect2" text:name="model-response-message-contentr_c379edea9261b4a7">
            <text:p text:style-name="P59">Baik, mari kita analisis dampak luar biasa dari iPhone dan App Store pada tahun-tahun awal kemunculannya.</text:p>
            <text:p text:style-name="Text_20_body"><text:span text:style-name="Strong_20_Emphasis"><text:span text:style-name="T1">Prompt 34:</text:span></text:span><text:span text:style-name="T1"> (Bab 6 - Sub-bab 6.3: Mendefinisikan Ulang Smartphone &amp; Komputasi Mobile.) </text:span><text:span text:style-name="Emphasis"><text:span text:style-name="T1">Analisis dampak transformasional iPhone dan App Store terhadap industri ponsel dan lanskap komputasi mobile secara keseluruhan pada periode awal ini (hingga sekitar peluncuran iPhone 4 dan iOS 4 pada 2010). Jelaskan bagaimana kesuksesan iPhone secara brutal 'mengganggu' dan menghancurkan dominasi pemain lama seperti Nokia (dengan Symbian), BlackBerry (RIM), dan Microsoft (dengan Windows Mobile), memaksa mereka untuk bereaksi namun seringkali terlambat atau salah arah. Paparkan bagaimana iPhone menetapkan standar de facto dan cetak biru (template) untuk smartphone modern: layar sentuh kapasitif sebagai input utama, desain minimalis, fokus pada pengalaman pengguna yang intuitif, dan ekosistem aplikasi yang kaya sebagai nilai jual utama. Jelaskan bagaimana kemunculan Android (yang didukung Google) sebagai platform pesaing utama terinspirasi (dan dituntut) oleh iPhone. Analisis pengaruh iPhone yang meluas di luar industri ponsel, bagaimana ia membentuk ekspektasi konsumen terhadap antarmuka pengguna (UI) dan pengalaman pengguna (UX) di berbagai perangkat digital, serta bagaimana ia menandai pergeseran fundamental menuju era komputasi mobile yang berpusat pada aplikasi.</text:span></text:span></text:p>
            <text:p text:style-name="Text_20_body"><text:span text:style-name="Strong_20_Emphasis"><text:span text:style-name="T1">Jawaban:</text:span></text:span></text:p>
            <text:p text:style-name="P59">Dampak gabungan dari iPhone dan App Store pada beberapa tahun pertama setelah peluncuran (kira-kira hingga 2010, era iPhone 4/iOS 4) sungguh bersifat seismik, tidak hanya mengubah industri ponsel tetapi juga lanskap komputasi secara keseluruhan. Kehadiran iPhone bertindak sebagai gelombang disruptif yang brutal bagi para pemain mapan yang sebelumnya mendominasi pasar:</text:p>
            <text:list xml:id="list2350688459497272417" text:style-name="L40">
              <text:list-item>
                <text:p text:style-name="P107"><text:span text:style-name="Strong_20_Emphasis"><text:span text:style-name="T1">Nokia:</text:span></text:span><text:span text:style-name="T1"> Pembuat ponsel terbesar di dunia saat itu, dengan sistem operasi Symbian-nya, gagal beradaptasi cukup cepat terhadap paradigma layar sentuh dan ekosistem aplikasi. Upaya mereka terasa lamban dan setengah hati, yang akhirnya menyebabkan keruntuhan dominasi mereka dan penjualan divisi ponselnya ke Microsoft. </text:span></text:p>
              </text:list-item>
              <text:list-item>
                <text:p text:style-name="P107"><text:span text:style-name="Strong_20_Emphasis"><text:span text:style-name="T1">BlackBerry (RIM):</text:span></text:span><text:span text:style-name="T1"> Terlalu lama berpegang pada keyboard fisik ikoniknya dan fokus pada pasar korporat, BlackBerry kehilangan relevansinya di pasar konsumen yang meledak dan gagal bersaing dalam hal pengalaman multimedia dan aplikasi. </text:span></text:p>
              </text:list-item>
              <text:list-item>
                <text:p text:style-name="P107"><text:soft-page-break/><text:span text:style-name="Strong_20_Emphasis"><text:span text:style-name="T1">Microsoft:</text:span></text:span><text:span text:style-name="T1"> Platform Windows Mobile-nya seketika terlihat usang. Upaya Microsoft untuk mengejar ketertinggalan dengan Windows Phone di kemudian hari juga gagal mendapatkan traksi pasar yang signifikan melawan dominasi iOS dan Android. </text:span></text:p>
              </text:list-item>
              <text:list-item>
                <text:p text:style-name="P30"><text:span text:style-name="Strong_20_Emphasis"><text:span text:style-name="T1">Palm:</text:span></text:span><text:span text:style-name="T1"> Pelopor PDA dan smartphone awal, tidak mampu bersaing dengan pengalaman pengguna iPhone dan akhirnya menghilang setelah diakuisisi HP. </text:span></text:p>
              </text:list-item>
            </text:list>
            <text:p text:style-name="P59">Kegagalan para raksasa ini seringkali disebabkan oleh kombinasi antara meremehkan ancaman iPhone, birokrasi internal yang lamban, dan kesulitan melepaskan diri dari model bisnis atau teknologi lama mereka.</text:p>
            <text:p text:style-name="Text_20_body"><text:span text:style-name="T1">Di saat yang sama, iPhone dengan cepat </text:span><text:span text:style-name="Strong_20_Emphasis"><text:span text:style-name="T1">menetapkan standar de facto dan menjadi cetak biru (template)</text:span></text:span><text:span text:style-name="T1"> untuk hampir semua smartphone modern yang kita kenal hari ini [per 18 April 2025]: layar sentuh kapasitif besar sebagai metode input utama, desain perangkat keras minimalis dengan sedikit tombol fisik, sistem operasi yang berpusat pada aplikasi dengan antarmuka pengguna yang intuitif dan responsif, serta pentingnya toko aplikasi pihak ketiga yang kaya konten sebagai nilai jual utama.</text:span></text:p>
            <text:p text:style-name="Text_20_body"><text:span text:style-name="T1">Kemunculan </text:span><text:span text:style-name="Strong_20_Emphasis"><text:span text:style-name="T1">Android</text:span></text:span><text:span text:style-name="T1">, yang didukung oleh Google dan Open Handset Alliance, juga sangat dipengaruhi oleh iPhone. Meskipun proyek Android sudah dimulai sebelum iPhone diluncurkan (dengan visi awal yang berbeda), kesuksesan iPhone memaksa Google untuk secara cepat merombak Android menjadi sistem operasi berbasis sentuhan yang bersaing langsung dengan iOS. Android mengadopsi model platform terbuka yang dilisensikan ke banyak produsen perangkat keras, memungkinkannya meraih pangsa pasar global yang masif sebagai alternatif utama dari ekosistem tertutup Apple, meskipun ini juga memicu perselisihan hukum paten yang panjang antara Apple dan produsen Android seperti Samsung.</text:span></text:p>
            <text:p text:style-name="Text_20_body"><text:span text:style-name="T1">Pengaruh iPhone bahkan meluas </text:span><text:span text:style-name="Strong_20_Emphasis"><text:span text:style-name="T1">di luar industri ponsel</text:span></text:span><text:span text:style-name="T1">. Antarmuka multi-sentuh yang mulus dan pengalaman pengguna yang intuitif pada iPhone secara drastis meningkatkan ekspektasi konsumen terhadap cara mereka berinteraksi dengan </text:span><text:span text:style-name="Emphasis"><text:span text:style-name="T1">semua</text:span></text:span><text:span text:style-name="T1"> jenis perangkat digital, mulai dari tablet, sistem navigasi mobil, hingga kios informasi. Lebih fundamental lagi, iPhone dan App Store menandai </text:span><text:span text:style-name="Strong_20_Emphasis"><text:span text:style-name="T1">pergeseran besar menuju era komputasi mobile-first</text:span></text:span><text:span text:style-name="T1">, di mana ponsel menjadi perangkat komputasi utama bagi banyak orang, dan aplikasi menjadi cara dominan untuk mengakses informasi, layanan, hiburan, dan melakukan berbagai tugas sehari-hari.</text:span></text:p>
            <text:p text:style-name="P157"><text:soft-page-break/></text:p>
            <text:p text:style-name="P59">Ini adalah akhir dari Bab 6. Silakan berikan perintah "YAX" jika Anda ingin melanjutkan ke prompt pengantar untuk Bab 7.</text:p>
          </text:section>
          <text:section text:style-name="Sect1" text:name="feedback-form-49">
            <text:p text:style-name="P137"/>
          </text:section>
        </text:section>
        <text:section text:style-name="Sect1" text:name="4eacfb5f467d85e8">
          <text:p text:style-name="P59"/>
          <text:section text:style-name="Sect1" text:name="user-query-content-50">
            <text:p text:style-name="P151">yax </text:p>
          </text:section>
          <text:p text:style-name="P137">Tampilkan alur berpikir</text:p>
          <text:section text:style-name="Sect2" text:name="model-response-message-contentr_4eacfb5f467d85e8">
            <text:p text:style-name="P59">Baik, kita melangkah ke era berikutnya, di mana Apple berusaha memperluas pengaruhnya melampaui iPhone. Selamat datang di Bab 7: Memperluas Ekosistem: iPad, Watch, &amp; Layanan (2010 - Sekarang [Per 18 April 2025]).</text:p>
            <text:p text:style-name="Text_20_body"><text:span text:style-name="Strong_20_Emphasis"><text:span text:style-name="T1">Prompt 35:</text:span></text:span><text:span text:style-name="T1"> (Pengantar Bab 7) </text:span><text:span text:style-name="Emphasis"><text:span text:style-name="T1">Awali bab ini dengan menggambarkan bagaimana Apple, setelah merevolusi industri ponsel dengan iPhone, memasuki dekade baru (dimulai sekitar 2010) dengan tantangan dan peluang baru: bagaimana memanfaatkan momentum kesuksesan iPhone untuk memperluas dominasinya ke kategori produk lain dan memperkuat ekosistemnya. Sampaikan bahwa periode ini, yang sebagian besar berlangsung di bawah kepemimpinan Tim Cook setelah wafatnya Steve Jobs pada 2011, ditandai oleh upaya strategis Apple untuk menciptakan kategori produk baru yang signifikan (iPad dan Apple Watch), melakukan pergeseran besar menuju bisnis layanan (Services) sebagai pilar pendapatan utama, serta memperdalam keunggulan teknologinya melalui inovasi chip internal (Apple Silicon). Fokus pada bagaimana Apple bertujuan untuk mengunci pengguna lebih dalam ke dalam 'taman bertembok' (walled garden) miliknya melalui integrasi perangkat keras, perangkat lunak, dan layanan yang mulus, sambil terus menghadapi tekanan untuk menghasilkan 'hal besar berikutnya' (the next big thing) setelah fenomena iPhone.</text:span></text:span></text:p>
            <text:p text:style-name="Text_20_body"><text:span text:style-name="Strong_20_Emphasis"><text:span text:style-name="T1">Jawaban:</text:span></text:span></text:p>
            <text:p text:style-name="P59">Setelah guncangan hebat yang ditimbulkan oleh iPhone dan App Store, Apple memasuki dekade 2010-an sebagai perusahaan teknologi yang berbeda: sangat sukses, sangat menguntungkan, namun juga menghadapi pertanyaan besar tentang arah selanjutnya. Tantangan sekaligus peluang utamanya adalah bagaimana memanfaatkan basis pengguna iPhone yang masif dan ekosistem yang sedang berkembang untuk memperluas dominasi ke area lain dan memperkuat loyalitas pelanggan. Periode ini, yang sebagian besar dinakhodai oleh Tim Cook setelah Steve Jobs berpulang pada Oktober 2011, ditandai bukan <text:soft-page-break/>oleh satu produk revolusioner tunggal, melainkan oleh serangkaian langkah strategis yang cermat untuk membangun dan memperkuat benteng Apple.</text:p>
            <text:p text:style-name="P59">Bab ini akan mengeksplorasi upaya Apple dalam tiga area utama selama era pasca-iPhone (hingga saat ini, April 2025):</text:p>
            <text:list xml:id="list7477590609823582776" text:style-name="L41">
              <text:list-item>
                <text:p text:style-name="P108"><text:span text:style-name="Strong_20_Emphasis"><text:span text:style-name="T1">Penciptaan Kategori Produk Baru:</text:span></text:span><text:span text:style-name="T1"> Kita akan melihat bagaimana Apple mencoba mendefinisikan ulang pasar tablet dengan </text:span><text:span text:style-name="Strong_20_Emphasis"><text:span text:style-name="T1">iPad</text:span></text:span><text:span text:style-name="T1"> (diluncurkan oleh Jobs pada 2010) dan kemudian memasuki pasar teknologi </text:span><text:span text:style-name="Emphasis"><text:span text:style-name="T1">wearables</text:span></text:span><text:span text:style-name="T1"> dengan </text:span><text:span text:style-name="Strong_20_Emphasis"><text:span text:style-name="T1">Apple Watch</text:span></text:span><text:span text:style-name="T1"> (produk baru besar pertama di era Cook). </text:span></text:p>
              </text:list-item>
              <text:list-item>
                <text:p text:style-name="P108"><text:span text:style-name="Strong_20_Emphasis"><text:span text:style-name="T1">Ledakan Pertumbuhan Layanan:</text:span></text:span><text:span text:style-name="T1"> Kita akan menganalisis pergeseran strategis Apple yang sangat signifikan untuk menjadikan bisnis </text:span><text:span text:style-name="Strong_20_Emphasis"><text:span text:style-name="T1">Layanan (Services)</text:span></text:span><text:span text:style-name="T1">—meliputi iCloud, Apple Music, App Store (yang terus berkembang), Apple TV+, Apple Arcade, Apple Pay, dan lainnya—sebagai mesin pertumbuhan pendapatan utama kedua setelah iPhone. </text:span></text:p>
              </text:list-item>
              <text:list-item>
                <text:p text:style-name="P31"><text:span text:style-name="Strong_20_Emphasis"><text:span text:style-name="T1">Penguatan Teknologi Inti:</text:span></text:span><text:span text:style-name="T1"> Kita akan membahas bagaimana Apple terus memperdalam keunggulan teknologinya melalui inovasi berkelanjutan dalam desain </text:span><text:span text:style-name="Strong_20_Emphasis"><text:span text:style-name="T1">chip kustom (Apple Silicon)</text:span></text:span><text:span text:style-name="T1">, yang berpuncak pada transisi Mac dari Intel. </text:span></text:p>
              </text:list-item>
            </text:list>
            <text:p text:style-name="Text_20_body"><text:span text:style-name="T1">Fokus utama di balik semua langkah ini adalah strategi untuk semakin memperkuat ekosistem Apple—sering disebut sebagai 'taman bertembok' (</text:span><text:span text:style-name="Emphasis"><text:span text:style-name="T1">walled garden</text:span></text:span><text:span text:style-name="T1">)—di mana perangkat keras, perangkat lunak, dan layanan bekerja bersama secara begitu mulus sehingga pengguna mendapatkan pengalaman yang optimal sekaligus merasa semakin 'terkunci' di dalamnya. Sementara Apple meraih kesuksesan finansial yang luar biasa melalui strategi ini, mereka juga terus-menerus menghadapi tekanan dan ekspektasi pasar untuk menghasilkan 'hal besar berikutnya' yang benar-benar dapat mengubah permainan seperti halnya iPhone.</text:span></text:p>
            <text:p text:style-name="P157"/>
            <text:p text:style-name="P59">Silakan berikan perintah "YAX" untuk melanjutkan ke prompt sub-bab pertama dari Bab 7.</text:p>
          </text:section>
          <text:section text:style-name="Sect1" text:name="feedback-form-50">
            <text:p text:style-name="P137"/>
          </text:section>
        </text:section>
        <text:section text:style-name="Sect1" text:name="c6f980a62a3ae948">
          <text:p text:style-name="P59"/>
          <text:section text:style-name="Sect1" text:name="user-query-content-51">
            <text:p text:style-name="P151">yax </text:p>
          </text:section>
          <text:p text:style-name="P137">Tampilkan alur berpikir</text:p>
          <text:section text:style-name="Sect2" text:name="model-response-message-contentr_c6f980a62a3ae948">
            <text:p text:style-name="P59"><text:soft-page-break/>Baik, kita mulai Bab 7 dengan langkah besar Apple pasca-iPhone: penciptaan pasar tablet modern.</text:p>
            <text:p text:style-name="Text_20_body"><text:span text:style-name="Strong_20_Emphasis"><text:span text:style-name="T1">Prompt 36:</text:span></text:span><text:span text:style-name="T1"> (Bab 7 - Sub-bab 7.1: Era Pasca-iPhone: Menciptakan Kategori Baru dengan iPad.) </text:span><text:span text:style-name="Emphasis"><text:span text:style-name="T1">Fokus pada peluncuran iPad pada Januari 2010 sebagai upaya pertama Apple untuk menciptakan kategori produk besar baru di era pasca-iPhone. Jelaskan bagaimana Steve Jobs memposisikan iPad sebagai perangkat 'magis dan revolusioner' yang mengisi ceruk antara smartphone dan laptop. Ceritakan kembali asal-usulnya yang terkait dengan eksplorasi awal teknologi tablet sebelum iPhone namun ditunda. Rinci fitur-fitur utamanya (layar multi-sentuh besar 9.7 inci, antarmuka berbasis iOS yang dioptimalkan, fokus pada konsumsi media, penjelajahan web, email, game, dan aplikasi khusus iPad). Deskripsikan reaksi awal pasar yang beragam (skeptisisme dari beberapa pihak yang menyebutnya 'hanya iPod touch besar' vs antusiasme konsumen). Analisis kesuksesan komersialnya yang cepat dalam mendefinisikan dan mendominasi pasar tablet modern. Jelaskan juga evolusi lini produk iPad selama bertahun-tahun, termasuk pengenalan iPad Mini, model iPad Pro yang lebih bertenaga dengan Apple Pencil dan Smart Keyboard, serta pengembangan iPadOS sebagai sistem operasi yang lebih khusus untuk tablet.</text:span></text:span></text:p>
            <text:p text:style-name="Text_20_body"><text:span text:style-name="Strong_20_Emphasis"><text:span text:style-name="T1">Jawaban:</text:span></text:span></text:p>
            <text:p text:style-name="Text_20_body"><text:span text:style-name="T1">Setelah iPhone mengubah lanskap mobile, dunia bertanya-tanya apa langkah besar Apple selanjutnya. Jawabannya datang pada Januari 2010, ketika Steve Jobs naik ke panggung untuk memperkenalkan </text:span><text:span text:style-name="Strong_20_Emphasis"><text:span text:style-name="T1">iPad</text:span></text:span><text:span text:style-name="T1">. Dengan gaya khasnya, Jobs memposisikan iPad bukan sebagai pengganti smartphone atau laptop, melainkan sebagai kategori perangkat ketiga yang "magis dan revolusioner," mengisi ceruk di antara keduanya. Ia berargumen bahwa iPad lebih intim dan mudah digunakan daripada laptop untuk tugas-tugas seperti menjelajah web, memeriksa email, menikmati foto dan video, membaca buku, dan bermain game, namun dengan layar yang jauh lebih besar dan imersif daripada smartphone. Menariknya, konsep tablet sebenarnya telah dieksplorasi Apple jauh sebelum iPhone, namun ditunda karena teknologi (terutama layar sentuh dan baterai) dianggap belum cukup matang dan peluang di pasar ponsel tampak lebih mendesak saat itu. iPad adalah realisasi dari visi lama yang kini dimungkinkan oleh kematangan teknologi iOS.</text:span></text:p>
            <text:p text:style-name="P59">iPad generasi pertama menampilkan layar sentuh IPS 9.7 inci yang brilian, ditenagai oleh chip A4 rancangan Apple sendiri (chip A-series pertama), dan menjalankan versi iOS yang dioptimalkan untuk layar lebih besar. Fokus <text:soft-page-break/>utamanya adalah pada konsumsi konten dan aplikasi. Dengan daya tahan baterai sekitar 10 jam dan desain yang tipis (untuk masanya), iPad langsung menarik perhatian. Ia memanfaatkan App Store yang sudah mapan, dan Apple mendorong pengembang untuk membuat aplikasi yang dirancang khusus untuk memanfaatkan layar iPad yang lebih luas.</text:p>
            <text:p text:style-name="P59">Reaksi awal pasar cukup beragam. Beberapa kritikus skeptis, mempertanyakan kegunaan perangkat ini dan mencibirnya sebagai "iPod touch raksasa" yang minus fitur seperti kamera (pada model pertama) atau kemampuan multitasking yang sebenarnya (saat itu). Pertanyaan "Untuk apa sebenarnya alat ini?" sering terdengar. Namun, antusiasme konsumen berbicara lebih keras. Daya tarik layar sentuh besar untuk media, web, dan aplikasi terbukti sangat kuat. Pre-order membludak, dan ketika mulai dijual pada April 2010, iPad langsung menjadi hit komersial.</text:p>
            <text:p text:style-name="Text_20_body"><text:span text:style-name="T1">Kesuksesan iPad begitu cepat dan masif sehingga ia secara efektif </text:span><text:span text:style-name="Strong_20_Emphasis"><text:span text:style-name="T1">menciptakan dan mendefinisikan pasar tablet modern</text:span></text:span><text:span text:style-name="T1">. Para pesaing pun berbondong-bondong mencoba menirunya, meskipun banyak yang kesulitan menandingi kombinasi perangkat keras, perangkat lunak, dan ekosistem aplikasi Apple. Seiring waktu, Apple terus mengembangkan lini iPad untuk menjangkau segmen yang berbeda:</text:span></text:p>
            <text:list xml:id="list8463899931388512432" text:style-name="L42">
              <text:list-item>
                <text:p text:style-name="P109"><text:span text:style-name="Strong_20_Emphasis"><text:span text:style-name="T1">iPad 2 (2011)</text:span></text:span><text:span text:style-name="T1"> membawa desain lebih tipis, kamera depan dan belakang, serta chip lebih cepat. </text:span></text:p>
              </text:list-item>
              <text:list-item>
                <text:p text:style-name="P109"><text:span text:style-name="Strong_20_Emphasis"><text:span text:style-name="T1">iPad Mini (2012)</text:span></text:span><text:span text:style-name="T1"> menawarkan faktor bentuk 7.9 inci yang lebih kecil dan portabel, yang sangat populer. </text:span></text:p>
              </text:list-item>
              <text:list-item>
                <text:p text:style-name="P109"><text:span text:style-name="Strong_20_Emphasis"><text:span text:style-name="T1">iPad Air (2013)</text:span></text:span><text:span text:style-name="T1"> memperkenalkan desain yang lebih tipis dan ringan untuk model ukuran penuh. </text:span></text:p>
              </text:list-item>
              <text:list-item>
                <text:p text:style-name="P109"><text:span text:style-name="Strong_20_Emphasis"><text:span text:style-name="T1">iPad Pro (dimulai 2015)</text:span></text:span><text:span text:style-name="T1"> ditujukan untuk pengguna profesional dengan layar lebih besar (awalnya 12.9 inci), chip paling bertenaga, serta dukungan untuk aksesori seperti </text:span><text:span text:style-name="Strong_20_Emphasis"><text:span text:style-name="T1">Apple Pencil</text:span></text:span><text:span text:style-name="T1"> (stylus presisi) dan </text:span><text:span text:style-name="Strong_20_Emphasis"><text:span text:style-name="T1">Smart Keyboard</text:span></text:span><text:span text:style-name="T1">. </text:span></text:p>
              </text:list-item>
              <text:list-item>
                <text:p text:style-name="P109"><text:span text:style-name="T1">Model </text:span><text:span text:style-name="Strong_20_Emphasis"><text:span text:style-name="T1">iPad standar</text:span></text:span><text:span text:style-name="T1"> terus diperbarui sebagai pilihan entry-level yang terjangkau. </text:span></text:p>
              </text:list-item>
              <text:list-item>
                <text:p text:style-name="P32"><text:span text:style-name="T1">Pada tahun 2019, Apple meluncurkan </text:span><text:span text:style-name="Strong_20_Emphasis"><text:span text:style-name="T1">iPadOS</text:span></text:span><text:span text:style-name="T1">, sebuah cabang dari iOS dengan fitur-fitur yang dirancang khusus untuk memaksimalkan produktivitas di layar tablet yang lebih besar, seperti multitasking yang lebih canggih dan manajemen file yang lebih baik, semakin memperkuat posisi iPad, terutama model Pro, sebagai alternatif laptop bagi sebagian </text:span><text:soft-page-break/><text:span text:style-name="T1">pengguna [per 18 April 2025]. </text:span></text:p>
              </text:list-item>
            </text:list>
            <text:p text:style-name="P157"/>
            <text:p text:style-name="P59">Silakan berikan perintah "YAX" untuk prompt berikutnya.</text:p>
          </text:section>
          <text:section text:style-name="Sect1" text:name="feedback-form-51">
            <text:p text:style-name="P137"/>
          </text:section>
        </text:section>
        <text:section text:style-name="Sect1" text:name="a7890b36778ca3b3">
          <text:p text:style-name="P59"/>
          <text:section text:style-name="Sect1" text:name="user-query-content-52">
            <text:p text:style-name="P151">yax </text:p>
          </text:section>
          <text:p text:style-name="P137">Tampilkan alur berpikir</text:p>
          <text:section text:style-name="Sect2" text:name="model-response-message-contentr_a7890b36778ca3b3">
            <text:p text:style-name="P59">Baik, setelah iPad, kita akan membahas kategori produk baru besar pertama yang lahir sepenuhnya di era Tim Cook.</text:p>
            <text:p text:style-name="Text_20_body"><text:span text:style-name="Strong_20_Emphasis"><text:span text:style-name="T1">Prompt 37:</text:span></text:span><text:span text:style-name="T1"> (Bab 7 - Sub-bab 7.2: Apple Watch dan Penetrasi ke Pasar </text:span><text:span text:style-name="Emphasis"><text:span text:style-name="T1">Wearables</text:span></text:span><text:span text:style-name="T1"> dan Kesehatan.) </text:span><text:span text:style-name="Emphasis"><text:span text:style-name="T1">Jelaskan pengembangan dan peluncuran Apple Watch (diumumkan 2014, dirilis 2015) sebagai kategori produk baru pertama yang sepenuhnya dikembangkan dan diluncurkan di bawah kepemimpinan Tim Cook. Paparkan ambisi awalnya untuk memposisikannya sebagai perangkat mode mewah sekaligus alat komunikasi dan pelacak kebugaran. Deskripsikan berbagai pilihan desain (material casing seperti aluminium, stainless steel, emas; beragam tali jam) yang menekankan aspek personalisasi. Analisis tantangan awal yang dihadapi Apple Watch generasi pertama (antarmuka watchOS awal yang agak membingungkan, ketergantungan tinggi pada iPhone, daya tahan baterai). Rinci bagaimana Apple secara strategis mereposisi dan menyempurnakan Watch dalam generasi-generasi berikutnya, dengan fokus yang semakin kuat pada fitur kesehatan dan kebugaran (ECG, fall detection, blood oxygen), menjadikannya perangkat kesehatan proaktif. Analisis bagaimana Apple Watch berhasil mendominasi pasar smartwatch global dan menjadi pemimpin di segmen teknologi wearables.</text:span></text:span></text:p>
            <text:p text:style-name="Text_20_body"><text:span text:style-name="Strong_20_Emphasis"><text:span text:style-name="T1">Jawaban:</text:span></text:span></text:p>
            <text:p text:style-name="Text_20_body"><text:span text:style-name="T1">Dengan ekspektasi tinggi publik menanti inovasi besar berikutnya setelah iPad, Apple di bawah kepemimpinan Tim Cook akhirnya memasuki arena baru: pasar teknologi </text:span><text:span text:style-name="Emphasis"><text:span text:style-name="T1">wearables</text:span></text:span><text:span text:style-name="T1"> dengan </text:span><text:span text:style-name="Strong_20_Emphasis"><text:span text:style-name="T1">Apple Watch</text:span></text:span><text:span text:style-name="T1">. Diumumkan secara resmi pada September 2014 dan mulai dijual pada April 2015, Apple Watch adalah pertaruhan besar pertama Apple pada kategori produk yang sepenuhnya baru sejak kepergian Steve Jobs. Sejak awal, Apple memposisikannya sebagai perangkat yang sangat personal ("our most personal device ever") dengan ambisi yang luas, mencoba menyentuh tiga area utama: sebagai penunjuk waktu </text:span><text:soft-page-break/><text:span text:style-name="T1">yang sangat akurat, alat komunikasi yang intim di pergelangan tangan (dengan fitur seperti Digital Touch untuk mengirim gambar, ketukan, atau detak jantung), serta pelacak kesehatan dan kebugaran yang komprehensif (memperkenalkan konsep Activity Rings yang ikonik).</text:span></text:p>
            <text:p text:style-name="Text_20_body"><text:span text:style-name="T1">Aspek </text:span><text:span text:style-name="Strong_20_Emphasis"><text:span text:style-name="T1">mode dan personalisasi</text:span></text:span><text:span text:style-name="T1"> juga sangat ditekankan pada peluncuran awal. Apple Watch ditawarkan dalam tiga koleksi berbeda (Watch Sport dengan casing aluminium, Watch dengan </text:span><text:span text:style-name="Emphasis"><text:span text:style-name="T1">stainless steel</text:span></text:span><text:span text:style-name="T1">, dan Watch Edition super mewah dengan casing emas 18 karat yang harganya belasan ribu dolar), dua ukuran casing, dan pilihan tali jam (band) yang sangat beragam, memungkinkan pengguna untuk menyesuaikannya dengan gaya pribadi mereka.</text:span></text:p>
            <text:p text:style-name="Text_20_body"><text:span text:style-name="T1">Namun, Apple Watch generasi pertama (sering disebut Series 0) menghadapi sejumlah </text:span><text:span text:style-name="Strong_20_Emphasis"><text:span text:style-name="T1">tantangan awal</text:span></text:span><text:span text:style-name="T1">. Antarmuka watchOS awal dengan tampilan 'sarang lebah' untuk aplikasi dinilai sebagian pengguna agak membingungkan. Kinerjanya terkadang terasa lamban, dan ketergantungannya pada iPhone untuk banyak fungsi inti (seperti GPS dan konektivitas data) membatasi kegunaannya sebagai perangkat mandiri. Daya tahan baterai yang mengharuskan pengisian daya setiap malam juga menjadi titik gesekan. Banyak pengamat awalnya mempertanyakan apakah Apple Watch memiliki 'killer app' atau alasan kuat yang membuatnya wajib dimiliki.</text:span></text:p>
            <text:p text:style-name="Text_20_body"><text:span text:style-name="T1">Menyadari tantangan ini, Apple secara cerdik </text:span><text:span text:style-name="Strong_20_Emphasis"><text:span text:style-name="T1">mereposisi dan menyempurnakan</text:span></text:span><text:span text:style-name="T1"> fokus Apple Watch dalam generasi-generasi berikutnya. Mulai sekitar Series 2 dan 3, dan semakin diperkuat setelahnya, penekanan bergeser secara signifikan ke arah </text:span><text:span text:style-name="Strong_20_Emphasis"><text:span text:style-name="T1">kesehatan, kebugaran, dan keselamatan</text:span></text:span><text:span text:style-name="T1">. Apple menambahkan GPS internal (Series 2) dan konektivitas seluler (Series 3) untuk kemandirian yang lebih besar. Lebih penting lagi, mereka secara bertahap memperkenalkan fitur-fitur kesehatan inovatif yang seringkali pertama di kelasnya untuk perangkat konsumen: aplikasi </text:span><text:span text:style-name="Strong_20_Emphasis"><text:span text:style-name="T1">ECG</text:span></text:span><text:span text:style-name="T1"> untuk mendeteksi potensi Fibrilasi Atrium (Series 4), </text:span><text:span text:style-name="Strong_20_Emphasis"><text:span text:style-name="T1">Deteksi Jatuh</text:span></text:span><text:span text:style-name="T1"> (Series 4), pemantauan tingkat kebisingan, sensor </text:span><text:span text:style-name="Strong_20_Emphasis"><text:span text:style-name="T1">Oksigen Darah</text:span></text:span><text:span text:style-name="T1"> (Series 6), sensor suhu untuk pelacakan siklus menstruasi (Series 8), hingga Deteksi Tabrakan (Series 8/Ultra). Fokus pada kesehatan proaktif ini terbukti menjadi strategi yang sangat jitu. Model Edition emas yang super mahal dihilangkan, dan model Ultra yang tangguh diperkenalkan (2022) untuk para petualang dan atlet.</text:span></text:p>
            <text:p text:style-name="Text_20_body"><text:span text:style-name="T1">Meskipun melalui perjuangan awal, strategi reposisi ini berhasil luar biasa. Apple Watch secara konsisten meningkatkan kinerjanya, daya tahan baterainya, dan yang terpenting, nilai proposisinya sebagai perangkat kesehatan yang </text:span><text:soft-page-break/><text:span text:style-name="T1">serius. Hasilnya, Apple Watch tumbuh menjadi </text:span><text:span text:style-name="Strong_20_Emphasis"><text:span text:style-name="T1">pemimpin pasar smartwatch global</text:span></text:span><text:span text:style-name="T1"> dengan pangsa pasar yang dominan, jauh mengungguli para pesaingnya. Ia menjadi pilar penting dalam ekosistem Apple, mendorong penjualan aksesori (tali jam), dan terintegrasi erat dengan layanan seperti Apple Fitness+. Kesuksesannya [per 18 April 2025] adalah bukti kemampuan Apple di era Cook untuk memasuki pasar baru, belajar dari tantangan awal, dan mendefinisikan ulang kategori produk melalui fokus strategis yang tepat, terutama pada kesehatan dan kebugaran.</text:span></text:p>
            <text:p text:style-name="P157"/>
            <text:p text:style-name="P59">Silakan berikan perintah "YAX" untuk prompt berikutnya.</text:p>
          </text:section>
          <text:section text:style-name="Sect1" text:name="feedback-form-52">
            <text:p text:style-name="P137"/>
          </text:section>
        </text:section>
        <text:section text:style-name="Sect1" text:name="f79e25b0e9758213">
          <text:p text:style-name="P59"/>
          <text:section text:style-name="Sect1" text:name="user-query-content-53">
            <text:p text:style-name="P151">yax </text:p>
          </text:section>
          <text:p text:style-name="P137">Tampilkan alur berpikir</text:p>
          <text:section text:style-name="Sect2" text:name="model-response-message-contentr_f79e25b0e9758213">
            <text:p text:style-name="P137"/>
          </text:section>
          <text:section text:style-name="Sect1" text:name="feedback-form-53">
            <text:p text:style-name="P137"/>
          </text:section>
        </text:section>
        <text:section text:style-name="Sect1" text:name="3df74937584b04ea">
          <text:p text:style-name="P59"/>
          <text:section text:style-name="Sect1" text:name="user-query-content-54">
            <text:p text:style-name="P151">present it </text:p>
          </text:section>
          <text:p text:style-name="P137">Tampilkan alur berpikir</text:p>
          <text:section text:style-name="Sect2" text:name="model-response-message-contentr_3df74937584b04ea">
            <text:p text:style-name="P59">Baik, mari kita bahas pergeseran strategis Apple yang sangat penting di era Tim Cook: fokus pada layanan.</text:p>
            <text:p text:style-name="Text_20_body"><text:span text:style-name="Strong_20_Emphasis"><text:span text:style-name="T1">Prompt 38:</text:span></text:span><text:span text:style-name="T1"> (Bab 7 - Sub-bab 7.3: Pergeseran Fokus ke Layanan: iCloud, Apple Music, Apple TV+, Apple Arcade, Apple Pay.) </text:span><text:span text:style-name="Emphasis"><text:span text:style-name="T1">Analisis pergeseran strategis fundamental Apple, terutama di bawah Tim Cook, yang semakin menekankan pertumbuhan bisnis Layanan (Services) sebagai pilar pendapatan utama di samping perangkat keras. Jelaskan alasan di balik pergeseran ini: kebutuhan untuk mendiversifikasi sumber pendapatan di luar penjualan iPhone yang mulai melambat pertumbuhannya, keinginan untuk meningkatkan loyalitas pelanggan dan 'mengunci' pengguna dalam ekosistem Apple, serta potensi untuk memonetisasi basis pengguna perangkat aktif Apple yang sangat besar (miliaran perangkat). Deskripsikan peluncuran dan evolusi layanan-layanan kunci Apple: * </text:span></text:span><text:span text:style-name="Emphasis"><text:span text:style-name="Strong_20_Emphasis"><text:span text:style-name="T1">iCloud:</text:span></text:span></text:span><text:span text:style-name="Emphasis"><text:span text:style-name="T1"> Jelaskan sebagai fondasi layanan cloud Apple (penyimpanan, sinkronisasi data, Find My, backup), evolusinya dari MobileMe yang bermasalah. * </text:span></text:span><text:span text:style-name="Emphasis"><text:span text:style-name="Strong_20_Emphasis"><text:span text:style-name="T1">Apple Music (2015):</text:span></text:span></text:span><text:span text:style-name="Emphasis"><text:span text:style-name="T1"> Paparkan masuknya Apple ke pasar </text:span></text:span><text:soft-page-break/><text:span text:style-name="Emphasis"><text:span text:style-name="T1">streaming musik berlangganan untuk bersaing dengan Spotify, leverage dari basis pengguna iTunes. * </text:span></text:span><text:span text:style-name="Emphasis"><text:span text:style-name="Strong_20_Emphasis"><text:span text:style-name="T1">Apple Pay (2014):</text:span></text:span></text:span><text:span text:style-name="Emphasis"><text:span text:style-name="T1"> Deskripsikan sebagai solusi pembayaran mobile yang aman dan mudah menggunakan NFC. * </text:span></text:span><text:span text:style-name="Emphasis"><text:span text:style-name="Strong_20_Emphasis"><text:span text:style-name="T1">Apple TV+ (2019):</text:span></text:span></text:span><text:span text:style-name="Emphasis"><text:span text:style-name="T1"> Jelaskan ambisi Apple di pasar streaming video original, strateginya untuk bersaing dengan Netflix, Disney+, dll. * </text:span></text:span><text:span text:style-name="Emphasis"><text:span text:style-name="Strong_20_Emphasis"><text:span text:style-name="T1">Apple Arcade (2019):</text:span></text:span></text:span><text:span text:style-name="Emphasis"><text:span text:style-name="T1"> Paparkan sebagai layanan berlangganan game tanpa iklan atau pembelian dalam aplikasi. * Sebutkan juga layanan lain seperti Apple News+, Apple Fitness+, Apple One (bundel layanan). Analisis pertumbuhan pendapatan segmen Layanan yang pesat dan kontribusinya yang semakin signifikan terhadap profitabilitas Apple secara keseluruhan.</text:span></text:span></text:p>
            <text:p text:style-name="Text_20_body"><text:span text:style-name="Strong_20_Emphasis"><text:span text:style-name="T1">Jawaban:</text:span></text:span></text:p>
            <text:p text:style-name="Text_20_body"><text:span text:style-name="T1">Salah satu perubahan strategis paling fundamental dan signifikan di Apple selama era kepemimpinan Tim Cook adalah penekanan yang luar biasa pada pertumbuhan bisnis </text:span><text:span text:style-name="Strong_20_Emphasis"><text:span text:style-name="T1">Layanan (Services)</text:span></text:span><text:span text:style-name="T1">. Meskipun Apple sudah memiliki layanan seperti iTunes Store dan App Store sebelumnya, Cook secara sistematis memperluas dan memperdalam portofolio layanan digital, menjadikannya pilar pendapatan utama kedua setelah penjualan perangkat keras iPhone. Ada beberapa alasan kuat di balik pergeseran strategis ini:</text:span></text:p>
            <text:list xml:id="list8920894350049790165" text:style-name="L43">
              <text:list-item>
                <text:p text:style-name="P110"><text:span text:style-name="Strong_20_Emphasis"><text:span text:style-name="T1">Diversifikasi Pendapatan:</text:span></text:span><text:span text:style-name="T1"> Mengurangi ketergantungan pada siklus penjualan iPhone yang mulai menunjukkan tanda-tanda pendewasaan dan perlambatan pertumbuhan. Layanan menawarkan aliran pendapatan </text:span><text:span text:style-name="Strong_20_Emphasis"><text:span text:style-name="T1">berulang (</text:span></text:span><text:span text:style-name="Strong_20_Emphasis"><text:span text:style-name="Emphasis"><text:span text:style-name="T1">recurring revenue</text:span></text:span></text:span><text:span text:style-name="Strong_20_Emphasis"><text:span text:style-name="T1">)</text:span></text:span><text:span text:style-name="T1"> yang lebih stabil dan dapat diprediksi. </text:span></text:p>
              </text:list-item>
              <text:list-item>
                <text:p text:style-name="P110"><text:span text:style-name="Strong_20_Emphasis"><text:span text:style-name="T1">Meningkatkan Loyalitas &amp; </text:span></text:span><text:span text:style-name="Strong_20_Emphasis"><text:span text:style-name="Emphasis"><text:span text:style-name="T1">Lock-in</text:span></text:span></text:span><text:span text:style-name="Strong_20_Emphasis"><text:span text:style-name="T1">:</text:span></text:span><text:span text:style-name="T1"> Layanan digital Apple terintegrasi sangat erat dengan perangkat keras dan perangkat lunaknya, menciptakan ekosistem yang semakin 'lengket' (</text:span><text:span text:style-name="Emphasis"><text:span text:style-name="T1">sticky</text:span></text:span><text:span text:style-name="T1">). Semakin banyak layanan Apple yang digunakan seseorang, semakin sulit dan mahal baginya untuk beralih ke platform pesaing. </text:span></text:p>
              </text:list-item>
              <text:list-item>
                <text:p text:style-name="P110"><text:span text:style-name="Strong_20_Emphasis"><text:span text:style-name="T1">Monetisasi Basis Pengguna:</text:span></text:span><text:span text:style-name="T1"> Memanfaatkan basis instalasi perangkat aktif Apple yang sangat besar—kini mencapai lebih dari 2 miliar perangkat di seluruh dunia [per 18 April 2025]—untuk menghasilkan pendapatan berkelanjutan dari setiap pengguna. </text:span></text:p>
              </text:list-item>
              <text:list-item>
                <text:p text:style-name="P33"><text:span text:style-name="Strong_20_Emphasis"><text:span text:style-name="T1">Margin Keuntungan Tinggi:</text:span></text:span><text:span text:style-name="T1"> Bisnis layanan secara umum memiliki margin keuntungan yang jauh lebih tinggi daripada bisnis perangkat keras. </text:span></text:p>
              </text:list-item>
            </text:list>
            <text:p text:style-name="P59">Untuk mencapai tujuan ini, Apple meluncurkan dan mengembangkan serangkaian layanan kunci:</text:p>
            <text:list xml:id="list8269807321433588081" text:style-name="L44">
              <text:list-item>
                <text:p text:style-name="P111"><text:soft-page-break/><text:span text:style-name="Strong_20_Emphasis"><text:span text:style-name="T1">iCloud/iCloud+:</text:span></text:span><text:span text:style-name="T1"> Berevolusi dari layanan MobileMe yang bermasalah, iCloud (diluncurkan 2011) menjadi fondasi cloud Apple, menyediakan penyimpanan gratis dasar, sinkronisasi data mulus antar perangkat (kontak, kalender, foto, dokumen), fitur Lacak (Find My), dan pencadangan perangkat. Langganan berbayar iCloud+ (2021) menambahkan lebih banyak penyimpanan dan fitur privasi seperti Private Relay. </text:span></text:p>
              </text:list-item>
              <text:list-item>
                <text:p text:style-name="P111"><text:span text:style-name="Strong_20_Emphasis"><text:span text:style-name="T1">Apple Music (2015):</text:span></text:span><text:span text:style-name="T1"> Langkah besar Apple memasuki pasar streaming musik berlangganan yang didominasi Spotify, memanfaatkan basis pengguna iTunes yang masif dan akuisisi Beats. Menawarkan katalog musik besar dan integrasi mendalam dengan ekosistem Apple. </text:span></text:p>
              </text:list-item>
              <text:list-item>
                <text:p text:style-name="P111"><text:span text:style-name="Strong_20_Emphasis"><text:span text:style-name="T1">Apple Pay (2014):</text:span></text:span><text:span text:style-name="T1"> Solusi pembayaran </text:span><text:span text:style-name="Emphasis"><text:span text:style-name="T1">mobile</text:span></text:span><text:span text:style-name="T1"> yang aman dan nyaman menggunakan teknologi NFC pada iPhone dan Apple Watch, memungkinkan pengguna membayar di toko fisik dan online dengan mudah menggunakan otentikasi biometrik (Face ID/Touch ID). Terus berekspansi global dengan dukungan banyak bank. </text:span></text:p>
              </text:list-item>
              <text:list-item>
                <text:p text:style-name="P111"><text:span text:style-name="Strong_20_Emphasis"><text:span text:style-name="T1">Apple TV+ (2019):</text:span></text:span><text:span text:style-name="T1"> Ambisi Apple di pasar </text:span><text:span text:style-name="Emphasis"><text:span text:style-name="T1">streaming</text:span></text:span><text:span text:style-name="T1"> video dengan fokus pada produksi konten original berkualitas tinggi (film dan serial TV) daripada kuantitas perpustakaan. Bersaing langsung dengan Netflix, Disney+, HBO Max, dll. </text:span></text:p>
              </text:list-item>
              <text:list-item>
                <text:p text:style-name="P111"><text:span text:style-name="Strong_20_Emphasis"><text:span text:style-name="T1">Apple Arcade (2019):</text:span></text:span><text:span text:style-name="T1"> Layanan berlangganan game yang menawarkan akses ke katalog game premium hasil kurasi, bebas iklan dan bebas pembelian dalam aplikasi (</text:span><text:span text:style-name="Emphasis"><text:span text:style-name="T1">in-app purchases</text:span></text:span><text:span text:style-name="T1">), menarik bagi keluarga dan pemain kasual. </text:span></text:p>
              </text:list-item>
              <text:list-item>
                <text:p text:style-name="P34"><text:span text:style-name="Strong_20_Emphasis"><text:span text:style-name="T1">Layanan Lain:</text:span></text:span><text:span text:style-name="T1"> Termasuk juga Apple News+ (langganan majalah dan berita), Apple Fitness+ (layanan langganan kebugaran terintegrasi Apple Watch), AppleCare+ (perpanjangan garansi dan dukungan teknis), dan Apple One (paket bundel yang menggabungkan beberapa layanan dengan harga diskon). </text:span></text:p>
              </text:list-item>
            </text:list>
            <text:p text:style-name="P59">Hasil dari fokus pada layanan ini sangat mengesankan. Pendapatan dari segmen Layanan Apple telah tumbuh pesat selama bertahun-tahun, seringkali mencatat pertumbuhan dua digit, dan kini menjadi bisnis raksasa tersendiri, setara dengan perusahaan Fortune 50. Yang lebih penting lagi, karena margin keuntungannya yang tinggi, segmen Layanan memberikan kontribusi yang semakin signifikan terhadap laba kotor Apple secara keseluruhan, mengubah persepsi investor tentang Apple dari sekadar perusahaan perangkat keras menjadi perusahaan platform dan layanan yang kuat.</text:p>
            <text:p text:style-name="P157"/>
            <text:p text:style-name="P59"><text:soft-page-break/>Silakan berikan perintah "YAX" untuk prompt berikutnya.</text:p>
          </text:section>
          <text:section text:style-name="Sect1" text:name="feedback-form-54">
            <text:p text:style-name="P137"/>
          </text:section>
        </text:section>
        <text:section text:style-name="Sect1" text:name="8d7dc088c73e1e64">
          <text:p text:style-name="P59"/>
          <text:section text:style-name="Sect1" text:name="user-query-content-55">
            <text:p text:style-name="P151">yax </text:p>
          </text:section>
          <text:p text:style-name="P137">Tampilkan alur berpikir</text:p>
          <text:section text:style-name="Sect2" text:name="model-response-message-contentr_8d7dc088c73e1e64">
            <text:p text:style-name="P137"/>
          </text:section>
          <text:section text:style-name="Sect1" text:name="feedback-form-55">
            <text:p text:style-name="P137"/>
          </text:section>
        </text:section>
        <text:section text:style-name="Sect1" text:name="739eb99bdcc79545">
          <text:p text:style-name="P59"/>
          <text:section text:style-name="Sect1" text:name="user-query-content-56">
            <text:p text:style-name="P151">present it </text:p>
          </text:section>
          <text:p text:style-name="P137">Tampilkan alur berpikir</text:p>
          <text:section text:style-name="Sect2" text:name="model-response-message-contentr_739eb99bdcc79545">
            <text:p text:style-name="P59">Baik, mari kita bahas salah satu pencapaian teknis paling signifikan Apple dalam dekade terakhir: transisi ke chip rancangan sendiri untuk Mac.</text:p>
            <text:p text:style-name="Text_20_body"><text:span text:style-name="Strong_20_Emphasis"><text:span text:style-name="T1">Prompt 39:</text:span></text:span><text:span text:style-name="T1"> (Bab 7 - Sub-bab 7.4: Inovasi Chip: Transisi ke Apple Silicon (M-series) untuk Mac.) </text:span><text:span text:style-name="Emphasis"><text:span text:style-name="T1">Jelaskan langkah strategis jangka panjang Apple dalam mendesain chip prosesornya sendiri (A-series for iOS devices), culminating in the transition of the Mac line from Intel processors to Apple Silicon (M-series) starting in 2020. Describe the benefits (performance, power efficiency, integration), the challenges of the transition, the performance leap demonstrated by M1, M2, M3 chips, and the strategic advantage this gives Apple over competitors relying on third-party chips.</text:span></text:span></text:p>
            <text:p text:style-name="Text_20_body"><text:span text:style-name="Strong_20_Emphasis"><text:span text:style-name="T1">Jawaban:</text:span></text:span></text:p>
            <text:p text:style-name="Text_20_body"><text:span text:style-name="T1">Salah satu pilar kekuatan teknologi Apple yang semakin menonjol di era Tim Cook adalah kemampuan mereka dalam merancang chip semikonduktor (prosesor) kustom mereka sendiri. Strategi jangka panjang ini dimulai lebih dari satu dekade lalu dengan pengembangan chip </text:span><text:span text:style-name="Strong_20_Emphasis"><text:span text:style-name="T1">A-series</text:span></text:span><text:span text:style-name="T1"> berbasis arsitektur ARM untuk iPhone dan iPad. Sejak debut chip A4 pada tahun 2010, Apple secara konsisten menghasilkan chip mobile yang memimpin industri dalam hal kinerja dan efisiensi daya, memberikan mereka kontrol penuh atas kemampuan perangkat iOS mereka. Keberhasilan dan peningkatan kinerja A-series yang pesat inilah yang akhirnya memberi Apple kepercayaan diri untuk mengambil langkah paling ambisius dalam strategi silikon mereka.</text:span></text:p>
            <text:p text:style-name="Text_20_body"><text:span text:style-name="T1">Pada acara Worldwide Developers Conference (WWDC) bulan Juni 2020, Apple mengumumkan sebuah transisi bersejarah: seluruh lini produk Mac akan beralih dari menggunakan prosesor Intel (yang telah menjadi mitra sejak 2006) ke chip </text:span><text:soft-page-break/><text:span text:style-name="T1">berbasis ARM rancangan Apple sendiri, yang diberi merek </text:span><text:span text:style-name="Strong_20_Emphasis"><text:span text:style-name="T1">Apple Silicon</text:span></text:span><text:span text:style-name="T1">. Transisi ini dijanjikan akan selesai dalam waktu dua tahun. Keputusan besar ini didorong oleh beberapa alasan strategis utama:</text:span></text:p>
            <text:list xml:id="list9077109521612191209" text:style-name="L45">
              <text:list-item>
                <text:p text:style-name="P112"><text:span text:style-name="Strong_20_Emphasis"><text:span text:style-name="T1">Kinerja dan Efisiensi Daya Unggul:</text:span></text:span><text:span text:style-name="T1"> Apple yakin desain chip berbasis ARM mereka dapat memberikan lompatan signifikan dalam kinerja per watt dibandingkan dengan roadmap prosesor Intel, yang berarti Mac bisa menjadi lebih cepat secara dramatis sekaligus memiliki daya tahan baterai yang jauh lebih lama, terutama untuk laptop. </text:span></text:p>
              </text:list-item>
              <text:list-item>
                <text:p text:style-name="P112"><text:span text:style-name="Strong_20_Emphasis"><text:span text:style-name="T1">Kontrol dan Integrasi Penuh:</text:span></text:span><text:span text:style-name="T1"> Merancang chip sendiri memungkinkan integrasi yang jauh lebih erat antara perangkat keras Mac dan sistem operasi macOS, membuka potensi untuk optimasi mendalam dan fitur-fitur baru yang tidak mungkin dilakukan dengan chip pihak ketiga. Ini juga menyatukan arsitektur dasar di seluruh produk utama Apple (iPhone, iPad, Mac). </text:span></text:p>
              </text:list-item>
              <text:list-item>
                <text:p text:style-name="P112"><text:span text:style-name="Strong_20_Emphasis"><text:span text:style-name="T1">Diferensiasi Produk:</text:span></text:span><text:span text:style-name="T1"> Membedakan Mac lebih jauh dari lautan PC Windows yang bergantung pada Intel atau AMD, serta memungkinkan desain perangkat keras baru yang inovatif (seperti MacBook Air tanpa kipas). </text:span></text:p>
              </text:list-item>
              <text:list-item>
                <text:p text:style-name="P35"><text:span text:style-name="Strong_20_Emphasis"><text:span text:style-name="T1">Kemandirian Roadmap:</text:span></text:span><text:span text:style-name="T1"> Melepaskan ketergantungan pada jadwal rilis dan keputusan strategis Intel. </text:span></text:p>
              </text:list-item>
            </text:list>
            <text:p text:style-name="Text_20_body"><text:span text:style-name="T1">Peluncuran Mac pertama dengan chip </text:span><text:span text:style-name="Strong_20_Emphasis"><text:span text:style-name="T1">M1</text:span></text:span><text:span text:style-name="T1"> (MacBook Air, MacBook Pro 13 inci, Mac mini) pada akhir 2020 langsung mengguncang industri. Chip M1, sebuah </text:span><text:span text:style-name="Emphasis"><text:span text:style-name="T1">System on a Chip</text:span></text:span><text:span text:style-name="T1"> (SoC) yang mengintegrasikan CPU (dengan inti kinerja tinggi dan inti efisiensi tinggi), GPU, Neural Engine untuk AI/ML, dan memori terpadu (Unified Memory Architecture/UMA), memberikan peningkatan kinerja yang luar biasa—terutama pada aplikasi asli—dan daya tahan baterai yang belum pernah terjadi sebelumnya untuk laptop Mac. Kesuksesan ini dilanjutkan dengan chip </text:span><text:span text:style-name="Strong_20_Emphasis"><text:span text:style-name="T1">M2</text:span></text:span><text:span text:style-name="T1"> dan </text:span><text:span text:style-name="Strong_20_Emphasis"><text:span text:style-name="T1">M3</text:span></text:span><text:span text:style-name="T1">, serta varian yang lebih bertenaga (</text:span><text:span text:style-name="Strong_20_Emphasis"><text:span text:style-name="T1">Pro, Max, Ultra</text:span></text:span><text:span text:style-name="T1">) yang membawa kinerja Apple Silicon ke seluruh jajaran Mac, dari MacBook hingga Mac Pro.</text:span></text:p>
            <text:p text:style-name="Text_20_body"><text:span text:style-name="T1">Tentu saja, transisi sebesar ini memiliki tantangan, terutama dalam hal kompatibilitas perangkat lunak. Apple mengatasi ini melalui teknologi penerjemah </text:span><text:span text:style-name="Strong_20_Emphasis"><text:span text:style-name="T1">Rosetta 2</text:span></text:span><text:span text:style-name="T1">, yang memungkinkan aplikasi Mac yang ditulis untuk Intel berjalan dengan sangat baik di Apple Silicon, sambil terus mendorong pengembang untuk membuat versi aplikasi </text:span><text:span text:style-name="Emphasis"><text:span text:style-name="T1">native</text:span></text:span><text:span text:style-name="T1"> atau </text:span><text:span text:style-name="Emphasis"><text:span text:style-name="T1">Universal</text:span></text:span><text:span text:style-name="T1"> untuk kinerja optimal.</text:span></text:p>
            <text:p text:style-name="P59">Secara strategis, transisi ke Apple Silicon terbukti menjadi kemenangan besar. <text:soft-page-break/>Langkah ini memberi Apple keunggulan kompetitif yang signifikan dalam hal kinerja dan efisiensi daya di pasar PC, memperkuat platform Mac, menunjukkan kehebatan rekayasa silikon mereka, dan menjadi contoh nyata manfaat dari filosofi integrasi vertikal yang mendalam. Hal ini juga memberikan tekanan besar pada Intel dan ekosistem PC Windows untuk mengejar ketertinggalan [per 18 April 2025].</text:p>
            <text:p text:style-name="P157"/>
            <text:p text:style-name="P59">Silakan berikan perintah "YAX" untuk prompt berikutnya.</text:p>
          </text:section>
          <text:section text:style-name="Sect1" text:name="feedback-form-56">
            <text:p text:style-name="P137"/>
          </text:section>
        </text:section>
        <text:section text:style-name="Sect1" text:name="1c3d11d738d829e2">
          <text:p text:style-name="P59"/>
          <text:section text:style-name="Sect1" text:name="user-query-content-57">
            <text:p text:style-name="P151">yax </text:p>
          </text:section>
          <text:p text:style-name="P137">Tampilkan alur berpikir</text:p>
          <text:section text:style-name="Sect2" text:name="model-response-message-contentr_1c3d11d738d829e2">
            <text:p text:style-name="P59">Baik, mari kita bahas pilar fundamental yang menopang banyak keberhasilan Apple di era ini dan sebelumnya.</text:p>
            <text:p text:style-name="Text_20_body"><text:span text:style-name="Strong_20_Emphasis"><text:span text:style-name="T1">Prompt 40:</text:span></text:span><text:span text:style-name="T1"> (Bab 7 - Sub-bab 7.5: Filosofi Desain Hardware dan Software yang Terintegrasi.) </text:span><text:span text:style-name="Emphasis"><text:span text:style-name="T1">Tekankan kembali salah satu pilar fundamental filosofi Apple yang terus dipertahankan dan diperkuat dalam periode ini: integrasi yang erat antara desain perangkat keras, pengembangan perangkat lunak (iOS, macOS, watchOS, etc.), dan layanan cloud. Jelaskan bagaimana kendali Apple atas seluruh 'tumpukan' (stack) teknologi ini – mulai dari desain chip (Apple Silicon), desain industri perangkat keras, sistem operasi, hingga aplikasi dan layanan – memungkinkan tingkat optimasi kinerja, efisiensi daya, dan pengalaman pengguna yang mulus ('it just works') yang sulit ditiru oleh pesaing. Berikan contoh bagaimana integrasi ini terwujud dalam fitur-fitur seperti Handoff, Universal Clipboard, AirDrop, atau bagaimana Apple Watch berinteraksi secara mulus dengan iPhone. Kontraskan pendekatan terintegrasi dan 'tertutup' (walled garden) ini dengan model yang lebih terfragmentasi dan 'terbuka' yang umum di dunia Android dan Windows, serta diskusikan kelebihan dan kekurangan masing-masing pendekatan dari sudut pandang pengguna dan inovasi.</text:span></text:span></text:p>
            <text:p text:style-name="Text_20_body"><text:span text:style-name="Strong_20_Emphasis"><text:span text:style-name="T1">Jawaban:</text:span></text:span></text:p>
            <text:p text:style-name="Text_20_body"><text:span text:style-name="T1">Di jantung kesuksesan Apple, baik di era Jobs maupun Cook, terletak sebuah filosofi fundamental yang secara konsisten dipertahankan dan bahkan diperkuat: </text:span><text:span text:style-name="Strong_20_Emphasis"><text:span text:style-name="T1">integrasi vertikal yang erat antara perangkat keras, perangkat lunak, dan layanan</text:span></text:span><text:span text:style-name="T1">. Berbeda dari banyak pesaingnya, Apple bersikeras untuk </text:span><text:soft-page-break/><text:span text:style-name="T1">mengendalikan hampir setiap aspek penting dari produknya, menciptakan apa yang sering disebut sebagai 'tumpukan' (stack) teknologi yang utuh. Ini mencakup:</text:span></text:p>
            <text:list xml:id="list9217754262030840401" text:style-name="L46">
              <text:list-item>
                <text:p text:style-name="P113"><text:span text:style-name="T1">Perancangan </text:span><text:span text:style-name="Strong_20_Emphasis"><text:span text:style-name="T1">chip silikon kustom</text:span></text:span><text:span text:style-name="T1"> (A-series dan M-series). </text:span></text:p>
              </text:list-item>
              <text:list-item>
                <text:p text:style-name="P113"><text:span text:style-name="Strong_20_Emphasis"><text:span text:style-name="T1">Desain industrial</text:span></text:span><text:span text:style-name="T1"> dan rekayasa perangkat keras (material, konstruksi, komponen internal). </text:span></text:p>
              </text:list-item>
              <text:list-item>
                <text:p text:style-name="P113"><text:span text:style-name="T1">Pengembangan </text:span><text:span text:style-name="Strong_20_Emphasis"><text:span text:style-name="T1">sistem operasi</text:span></text:span><text:span text:style-name="T1"> yang dioptimalkan untuk perangkat kerasnya (iOS, iPadOS, macOS, watchOS, tvOS, visionOS). </text:span></text:p>
              </text:list-item>
              <text:list-item>
                <text:p text:style-name="P113"><text:span text:style-name="T1">Pembuatan </text:span><text:span text:style-name="Strong_20_Emphasis"><text:span text:style-name="T1">aplikasi inti</text:span></text:span><text:span text:style-name="T1"> dan kerangka kerja pengembang. </text:span></text:p>
              </text:list-item>
              <text:list-item>
                <text:p text:style-name="P36"><text:span text:style-name="T1">Penyediaan </text:span><text:span text:style-name="Strong_20_Emphasis"><text:span text:style-name="T1">layanan cloud</text:span></text:span><text:span text:style-name="T1"> yang terintegrasi (iCloud) dan toko digital (App Store). </text:span></text:p>
              </text:list-item>
            </text:list>
            <text:p text:style-name="Text_20_body"><text:span text:style-name="T1">Kendali penuh atas seluruh tumpukan ini memberikan Apple keuntungan unik. Hal ini memungkinkan tingkat </text:span><text:span text:style-name="Strong_20_Emphasis"><text:span text:style-name="T1">optimasi kinerja dan efisiensi daya</text:span></text:span><text:span text:style-name="T1"> yang mendalam—seperti yang terlihat jelas pada chip Apple Silicon yang dirancang khusus untuk macOS—yang sulit dicapai ketika sistem operasi, perangkat keras, dan chip dibuat oleh perusahaan yang berbeda. Lebih penting lagi bagi pengguna, integrasi ini menghasilkan </text:span><text:span text:style-name="Strong_20_Emphasis"><text:span text:style-name="T1">pengalaman pengguna yang mulus, konsisten, dan seringkali terasa 'ajaib' (</text:span></text:span><text:span text:style-name="Strong_20_Emphasis"><text:span text:style-name="Emphasis"><text:span text:style-name="T1">it just works</text:span></text:span></text:span><text:span text:style-name="Strong_20_Emphasis"><text:span text:style-name="T1">)</text:span></text:span><text:span text:style-name="T1">.</text:span></text:p>
            <text:p text:style-name="P59">Contoh nyata dari manfaat integrasi ini melimpah dalam ekosistem Apple:</text:p>
            <text:list xml:id="list8338791531953332694" text:style-name="L47">
              <text:list-item>
                <text:p text:style-name="P114"><text:span text:style-name="T1">Fitur </text:span><text:span text:style-name="Strong_20_Emphasis"><text:span text:style-name="T1">Continuity</text:span></text:span><text:span text:style-name="T1"> seperti </text:span><text:span text:style-name="Strong_20_Emphasis"><text:span text:style-name="T1">Handoff</text:span></text:span><text:span text:style-name="T1"> (memulai email di iPhone, melanjutkannya di Mac), </text:span><text:span text:style-name="Strong_20_Emphasis"><text:span text:style-name="T1">Universal Clipboard</text:span></text:span><text:span text:style-name="T1"> (menyalin teks di iPad, menempelkannya di Mac), </text:span><text:span text:style-name="Strong_20_Emphasis"><text:span text:style-name="T1">AirDrop</text:span></text:span><text:span text:style-name="T1"> (berbagi file antar perangkat Apple dengan mudah), atau </text:span><text:span text:style-name="Strong_20_Emphasis"><text:span text:style-name="T1">Sidecar</text:span></text:span><text:span text:style-name="T1"> (menggunakan iPad sebagai layar kedua untuk Mac). </text:span></text:p>
              </text:list-item>
              <text:list-item>
                <text:p text:style-name="P114"><text:span text:style-name="T1">Interaksi mulus antara </text:span><text:span text:style-name="Strong_20_Emphasis"><text:span text:style-name="T1">Apple Watch dan iPhone</text:span></text:span><text:span text:style-name="T1"> untuk notifikasi, pelacakan kesehatan, atau bahkan membuka kunci Mac secara otomatis. </text:span></text:p>
              </text:list-item>
              <text:list-item>
                <text:p text:style-name="P114"><text:span text:style-name="T1">Kemudahan pemasangan (</text:span><text:span text:style-name="Emphasis"><text:span text:style-name="T1">pairing</text:span></text:span><text:span text:style-name="T1">) instan dan perpindahan otomatis antar perangkat untuk </text:span><text:span text:style-name="Strong_20_Emphasis"><text:span text:style-name="T1">AirPods</text:span></text:span><text:span text:style-name="T1">. </text:span></text:p>
              </text:list-item>
              <text:list-item>
                <text:p text:style-name="P37"><text:span text:style-name="T1">Sinkronisasi data, foto, pesan, dan cadangan perangkat yang lancar melalui </text:span><text:span text:style-name="Strong_20_Emphasis"><text:span text:style-name="T1">iCloud</text:span></text:span><text:span text:style-name="T1">. </text:span></text:p>
              </text:list-item>
            </text:list>
            <text:p text:style-name="Text_20_body"><text:span text:style-name="T1">Pendekatan terintegrasi dan 'tertutup' (</text:span><text:span text:style-name="Emphasis"><text:span text:style-name="T1">walled garden</text:span></text:span><text:span text:style-name="T1">) Apple ini sangat kontras dengan model ekosistem yang lebih 'terbuka' dan terfragmentasi yang umum di dunia Android (di mana Google membuat OS, berbagai perusahaan membuat perangkat keras dengan chip dari Qualcomm/MediaTek) atau Windows (Microsoft membuat OS, berbagai perusahaan membuat PC dengan chip dari </text:span><text:soft-page-break/><text:span text:style-name="T1">Intel/AMD). Model terbuka menawarkan </text:span><text:span text:style-name="Strong_20_Emphasis"><text:span text:style-name="T1">kelebihan</text:span></text:span><text:span text:style-name="T1"> seperti pilihan perangkat keras yang lebih beragam di berbagai titik harga dan tingkat kustomisasi yang lebih tinggi. Namun, ia juga seringkali membawa </text:span><text:span text:style-name="Strong_20_Emphasis"><text:span text:style-name="T1">kekurangan</text:span></text:span><text:span text:style-name="T1"> seperti fragmentasi versi OS, pembaruan perangkat lunak yang lebih lambat (terutama di Android), potensi masalah kompatibilitas, dan pengalaman pengguna yang kurang konsisten atau teroptimasi dibandingkan pendekatan Apple.</text:span></text:p>
            <text:p text:style-name="P59">Pada akhirnya, kedua pendekatan memiliki kelebihan dan kekurangan masing-masing. Model Apple mengorbankan sebagian pilihan dan keterbukaan demi pengalaman pengguna yang terpoles, terintegrasi, dan terkontrol. Model terbuka menawarkan fleksibilitas dan pilihan, namun terkadang dengan mengorbankan konsistensi dan optimasi mendalam. Pilihan strategis Apple untuk fokus pada integrasi vertikal tetap menjadi salah satu pilar utama kekuatan dan daya tarik produk-produknya hingga hari ini [per 18 April 2025].</text:p>
            <text:p text:style-name="P157"/>
            <text:p text:style-name="P59">Ini adalah akhir dari Bab 7. Silakan berikan perintah "YAX" jika Anda ingin melanjutkan ke prompt pengantar untuk Bab 8.</text:p>
          </text:section>
          <text:section text:style-name="Sect1" text:name="feedback-form-57">
            <text:p text:style-name="P137"/>
          </text:section>
        </text:section>
        <text:section text:style-name="Sect1" text:name="7cd3be0e4057edfb">
          <text:p text:style-name="P59"/>
          <text:section text:style-name="Sect1" text:name="user-query-content-58">
            <text:p text:style-name="P151">yax </text:p>
          </text:section>
          <text:p text:style-name="P137">Tampilkan alur berpikir</text:p>
          <text:section text:style-name="Sect2" text:name="model-response-message-contentr_7cd3be0e4057edfb">
            <text:p text:style-name="P59">Baik, kita akan menyimpang sejenak dari alur waktu untuk menggali lebih dalam beberapa elemen fundamental yang membuat Apple menjadi Apple. Selamat datang di Bab 8: Teknologi Kunci di Balik Keajaiban.</text:p>
            <text:p text:style-name="Text_20_body"><text:span text:style-name="Strong_20_Emphasis"><text:span text:style-name="T1">Prompt 41:</text:span></text:span><text:span text:style-name="T1"> (Pengantar Bab 8) </text:span><text:span text:style-name="Emphasis"><text:span text:style-name="T1">Awali bab ini dengan menjelaskan bahwa di balik produk-produk ikonik Apple seperti Mac, iPod, iPhone, dan iPad, terdapat serangkaian teknologi kunci dan filosofi dasar yang secara konsisten menjadi fondasi kesuksesan perusahaan. Sampaikan bahwa bab ini akan beralih dari narasi kronologis untuk menyelami lebih dalam beberapa pilar fundamental yang mendefinisikan 'cara Apple'. Fokus pada eksplorasi tematik mengenai filosofi desain Apple yang unik yang mencakup perangkat keras dan lunak, evolusi sistem operasi utama macOS dan iOS yang membentuk pengalaman pengguna, keunggulan teknis yang dicapai melalui desain chip internal A-series dan M-series, serta analisis strategis mengenai kekuatan (dan kontroversi) dari pendekatan ekosistem tertutup (walled garden) yang terintegrasi. Tujuannya adalah untuk membongkar 'resep rahasia' di balik daya tarik dan keunggulan </text:span></text:span><text:soft-page-break/><text:span text:style-name="Emphasis"><text:span text:style-name="T1">kompetitif produk-produk Apple.</text:span></text:span></text:p>
            <text:p text:style-name="Text_20_body"><text:span text:style-name="Strong_20_Emphasis"><text:span text:style-name="T1">Jawaban:</text:span></text:span></text:p>
            <text:p text:style-name="Text_20_body"><text:span text:style-name="T1">Produk-produk Apple yang ikonik—mulai dari Macintosh hingga iPhone, iPad, dan Apple Watch—tidak lahir begitu saja dari ruang hampa. Di balik kesuksesan komersial dan daya tarik budayanya, terdapat serangkaian pilar teknologi dan filosofi fundamental yang secara konsisten diterapkan dan disempurnakan oleh Apple selama beberapa dekade. Setelah mengikuti perjalanan kronologis perusahaan hingga titik ini, Bab 8 akan mengajak Anda untuk berhenti sejenak dan menyelami lebih dalam beberapa elemen kunci yang seringkali dianggap sebagai 'resep rahasia' atau DNA inti yang mendefinisikan 'cara Apple' (</text:span><text:span text:style-name="Emphasis"><text:span text:style-name="T1">the Apple way</text:span></text:span><text:span text:style-name="T1">).</text:span></text:p>
            <text:p text:style-name="P59">Kita akan beralih dari narasi waktu untuk melakukan eksplorasi tematik yang lebih terfokus pada pilar-pilar fundamental berikut:</text:p>
            <text:list xml:id="list2621661987106926072" text:style-name="L48">
              <text:list-item>
                <text:p text:style-name="P115"><text:span text:style-name="Strong_20_Emphasis"><text:span text:style-name="T1">Filosofi Desain Holistik:</text:span></text:span><text:span text:style-name="T1"> Menggali lebih dalam prinsip-prinsip desain Apple yang unik, yang tidak hanya mencakup estetika perangkat keras tetapi juga merasuk ke dalam pengalaman pengguna perangkat lunak. </text:span></text:p>
              </text:list-item>
              <text:list-item>
                <text:p text:style-name="P115"><text:span text:style-name="Strong_20_Emphasis"><text:span text:style-name="T1">Evolusi Sistem Operasi Inti:</text:span></text:span><text:span text:style-name="T1"> Menelusuri perkembangan teknis dan filosofis di balik macOS dan iOS, dua platform perangkat lunak yang menjadi jiwa dari produk-produk utama Apple. </text:span></text:p>
              </text:list-item>
              <text:list-item>
                <text:p text:style-name="P115"><text:span text:style-name="Strong_20_Emphasis"><text:span text:style-name="T1">Keunggulan Silikon Kustom:</text:span></text:span><text:span text:style-name="T1"> Membongkar strategi dan pencapaian Apple dalam merancang chip A-series dan M-series sendiri, sebuah keunggulan teknis yang krusial. </text:span></text:p>
              </text:list-item>
              <text:list-item>
                <text:p text:style-name="P38"><text:span text:style-name="Strong_20_Emphasis"><text:span text:style-name="T1">Kekuatan Ekosistem Tertutup:</text:span></text:span><text:span text:style-name="T1"> Menganalisis secara strategis konsep 'taman bertembok' (</text:span><text:span text:style-name="Emphasis"><text:span text:style-name="T1">walled garden</text:span></text:span><text:span text:style-name="T1">) Apple, mengeksplorasi kekuatan integrasinya sekaligus kontroversi yang menyertainya. </text:span></text:p>
              </text:list-item>
            </text:list>
            <text:p text:style-name="P59">Tujuan dari bab tematik ini adalah untuk memberikan pemahaman yang lebih utuh tentang bagaimana elemen-elemen ini saling terkait dan berkontribusi pada pengalaman pengguna yang khas, keunggulan kompetitif, dan daya tarik abadi dari produk-produk Apple [per 18 April 2025]. Mari kita bedah mesin di balik keajaiban ini.</text:p>
            <text:p text:style-name="P157"/>
            <text:p text:style-name="P59">Silakan berikan perintah "YAX" untuk melanjutkan ke prompt sub-bab pertama dari Bab 8.</text:p>
          </text:section>
          <text:section text:style-name="Sect1" text:name="feedback-form-58">
            <text:p text:style-name="P137"/>
          </text:section>
        </text:section>
        <text:section text:style-name="Sect1" text:name="c0070ea56f29da97">
          <text:p text:style-name="P59"><text:soft-page-break/></text:p>
          <text:section text:style-name="Sect1" text:name="user-query-content-59">
            <text:p text:style-name="P151">yax </text:p>
          </text:section>
          <text:p text:style-name="P137">Tampilkan alur berpikir</text:p>
          <text:section text:style-name="Sect2" text:name="model-response-message-contentr_c0070ea56f29da97">
            <text:p text:style-name="P137"/>
          </text:section>
          <text:section text:style-name="Sect1" text:name="feedback-form-59">
            <text:p text:style-name="P137"/>
          </text:section>
        </text:section>
        <text:section text:style-name="Sect1" text:name="02859efef4971e6c">
          <text:p text:style-name="P59"/>
          <text:section text:style-name="Sect1" text:name="user-query-content-60">
            <text:p text:style-name="P151">present it </text:p>
          </text:section>
          <text:p text:style-name="P137">Tampilkan alur berpikir</text:p>
          <text:section text:style-name="Sect2" text:name="model-response-message-contentr_02859efef4971e6c">
            <text:p text:style-name="P59">Baik, mari kita bedah pilar pertama yang sangat identik dengan Apple: filosofi desainnya.</text:p>
            <text:p text:style-name="Text_20_body"><text:span text:style-name="Strong_20_Emphasis"><text:span text:style-name="T1">Prompt 42:</text:span></text:span><text:span text:style-name="T1"> (Bab 8 - Sub-bab 8.1: Filosofi Desain (Hardware &amp; Software).) </text:span><text:span text:style-name="Emphasis"><text:span text:style-name="T1">Gali secara mendalam filosofi desain yang menjadi inti identitas Apple, baik untuk perangkat keras maupun perangkat lunak. Jelaskan prinsip-prinsip utama yang dianut, seperti obsesi terhadap kesederhanaan (simplicity), minimalisme estetika, fokus pada kemudahan penggunaan (user-friendliness), perhatian ekstrem terhadap detail ('the details matter', bahkan untuk bagian yang tidak terlihat), dan keyakinan bahwa bentuk harus mengikuti fungsi (form follows function) namun juga dapat membangkitkan emosi. Jelaskan pengaruh tokoh desain seperti Dieter Rams (prinsip 'less but better') pada Jony Ive dan tim desain Apple. Deskripsikan proses desain yang iteratif dan kolaboratif di Apple. Paparkan bagaimana filosofi ini tidak hanya tercermin dalam desain industrial produk fisik (penggunaan material premium seperti aluminium dan kaca, unibody construction) tetapi juga dalam desain antarmuka pengguna perangkat lunak (konsistensi visual, ikonografi yang jelas, animasi yang halus, gestur intuitif) untuk menciptakan pengalaman yang kohesif.</text:span></text:span></text:p>
            <text:p text:style-name="Text_20_body"><text:span text:style-name="Strong_20_Emphasis"><text:span text:style-name="T1">Jawaban:</text:span></text:span></text:p>
            <text:p text:style-name="P59">Bagi Apple, desain bukanlah sekadar lapisan pemanis di akhir proses produksi; ia adalah inti dari identitas dan fungsi produk itu sendiri, sebuah filosofi yang ditanamkan sejak awal oleh apresiasi Steve Jobs terhadap estetika (termasuk kaligrafi dan desain produk Sony) dan mencapai puncaknya di bawah kepemimpinan desain Jony Ive selama lebih dari dua dekade. Filosofi desain Apple bersifat holistik, mencakup baik wujud fisik perangkat keras maupun pengalaman interaksi dengan perangkat lunak, dan didasarkan pada beberapa prinsip utama yang konsisten:</text:p>
            <text:list xml:id="list2792509778005399010" text:style-name="L49">
              <text:list-item>
                <text:p text:style-name="P116"><text:soft-page-break/><text:span text:style-name="Strong_20_Emphasis"><text:span text:style-name="T1">Obsesi pada Kesederhanaan (</text:span></text:span><text:span text:style-name="Strong_20_Emphasis"><text:span text:style-name="Emphasis"><text:span text:style-name="T1">Simplicity</text:span></text:span></text:span><text:span text:style-name="Strong_20_Emphasis"><text:span text:style-name="T1">):</text:span></text:span><text:span text:style-name="T1"> Prinsip "kurang lebih baik" (</text:span><text:span text:style-name="Emphasis"><text:span text:style-name="T1">less is more</text:span></text:span><text:span text:style-name="T1">) adalah mantra di Apple. Desain bertujuan untuk menghilangkan kerumitan, elemen yang tidak perlu, dan kekacauan visual, baik pada bentuk fisik (minim tombol, port tersembunyi) maupun antarmuka perangkat lunak (menu ringkas, navigasi jelas), agar produk terasa intuitif dan mudah digunakan. </text:span></text:p>
              </text:list-item>
              <text:list-item>
                <text:p text:style-name="P116"><text:span text:style-name="Strong_20_Emphasis"><text:span text:style-name="T1">Minimalisme Estetika:</text:span></text:span><text:span text:style-name="T1"> Apple cenderung mengadopsi estetika yang bersih, modern, dengan garis-garis tegas, bentuk geometris dasar, dan penggunaan ruang putih (atau hitam) yang efektif dalam desain antarmuka. Tujuannya adalah menciptakan produk yang elegan dan tidak lekang oleh waktu. </text:span></text:p>
              </text:list-item>
              <text:list-item>
                <text:p text:style-name="P116"><text:span text:style-name="Strong_20_Emphasis"><text:span text:style-name="T1">Fokus pada Kemudahan Penggunaan (</text:span></text:span><text:span text:style-name="Strong_20_Emphasis"><text:span text:style-name="Emphasis"><text:span text:style-name="T1">User-Friendliness</text:span></text:span></text:span><text:span text:style-name="Strong_20_Emphasis"><text:span text:style-name="T1">):</text:span></text:span><text:span text:style-name="T1"> Tujuan utama desain adalah membuat teknologi canggih terasa mudah didekati dan digunakan oleh semua orang, bukan hanya para ahli. Interaksi harus terasa alami dan intuitif. </text:span></text:p>
              </text:list-item>
              <text:list-item>
                <text:p text:style-name="P116"><text:span text:style-name="Strong_20_Emphasis"><text:span text:style-name="T1">Perhatian Ekstrem pada Detail:</text:span></text:span><text:span text:style-name="T1"> Apple terkenal fanatik dalam memperhatikan setiap detail, sekecil apa pun. Mulai dari pemilihan material premium, presisi sambungan antar komponen, rasa klik sebuah tombol, suara notifikasi, kehalusan animasi transisi di layar, hingga kerapian tata letak komponen internal yang tak terlihat oleh pengguna, bahkan pengalaman membuka kemasan (</text:span><text:span text:style-name="Emphasis"><text:span text:style-name="T1">unboxing</text:span></text:span><text:span text:style-name="T1">)—semua dirancang dengan cermat. Semboyan "detail itu penting" (</text:span><text:span text:style-name="Emphasis"><text:span text:style-name="T1">the details matter</text:span></text:span><text:span text:style-name="T1">) benar-benar dihayati. </text:span></text:p>
              </text:list-item>
              <text:list-item>
                <text:p text:style-name="P39"><text:span text:style-name="Strong_20_Emphasis"><text:span text:style-name="T1">Bentuk Mengikuti Fungsi, tapi Membangkitkan Emosi:</text:span></text:span><text:span text:style-name="T1"> Meskipun fungsi produk adalah yang utama, Apple percaya bahwa desain yang baik juga harus mampu membangkitkan respons emosional positif—rasa kagum, keinginan, kepuasan saat menggunakan. Desain industrialnya seringkali terasa seperti objek seni fungsional. </text:span></text:p>
              </text:list-item>
            </text:list>
            <text:p text:style-name="P59">Pengaruh desainer legendaris seperti Dieter Rams, yang terkenal dengan karyanya untuk Braun dan "Sepuluh Prinsip Desain yang Baik" (terutama prinsip "Lebih sedikit, tapi lebih baik," "Desain yang baik tidak mencolok," dan "Desain yang baik menyeluruh hingga detail terakhir"), sangat terlihat dalam karya-karya Jony Ive dan timnya. Proses desain di Apple sendiri terkenal sangat rahasia, iteratif, dan kolaboratif, melibatkan kerja sama erat antara tim desain industrial, tim antarmuka manusia (perangkat lunak), dan tim rekayasa sejak tahap paling awal, dengan pembuatan banyak prototipe fisik dan digital.</text:p>
            <text:p text:style-name="P59">Filosofi ini secara nyata termanifestasi dalam produk-produk Apple:</text:p>
            <text:list xml:id="list8050902022119409126" text:style-name="L50">
              <text:list-item>
                <text:p text:style-name="P117"><text:soft-page-break/><text:span text:style-name="Strong_20_Emphasis"><text:span text:style-name="T1">Perangkat Keras:</text:span></text:span><text:span text:style-name="T1"> Penggunaan material premium seperti blok aluminium tunggal yang diproses presisi (</text:span><text:span text:style-name="Emphasis"><text:span text:style-name="T1">unibody construction</text:span></text:span><text:span text:style-name="T1">) untuk MacBooks dan iMac, kombinasi kaca dan baja tahan karat atau titanium pada iPhone, bentuk ikonik iPod, hingga desain AirPods yang minimalis. </text:span></text:p>
              </text:list-item>
              <text:list-item>
                <text:p text:style-name="P40"><text:span text:style-name="Strong_20_Emphasis"><text:span text:style-name="T1">Perangkat Lunak (UI/UX):</text:span></text:span><text:span text:style-name="T1"> Bahasa visual yang konsisten di seluruh sistem operasi (meskipun berevolusi dari </text:span><text:span text:style-name="Emphasis"><text:span text:style-name="T1">skeuomorphism</text:span></text:span><text:span text:style-name="T1"> ke desain datar), ikonografi aplikasi yang jelas dan mudah dikenali, gestur sentuh yang intuitif (seperti </text:span><text:span text:style-name="Emphasis"><text:span text:style-name="T1">pinch-to-zoom</text:span></text:span><text:span text:style-name="T1"> atau </text:span><text:span text:style-name="Emphasis"><text:span text:style-name="T1">swipe</text:span></text:span><text:span text:style-name="T1">), animasi transisi yang halus sebagai umpan balik visual, serta perhatian pada tipografi yang mudah dibaca. </text:span></text:p>
              </text:list-item>
            </text:list>
            <text:p text:style-name="P59">Tujuannya selalu sama: menciptakan pengalaman pengguna yang kohesif, elegan, dan memuaskan, di mana perangkat keras dan perangkat lunak terasa menyatu sebagai satu kesatuan yang harmonis [per 18 April 2025].</text:p>
            <text:p text:style-name="P157"/>
            <text:p text:style-name="P59">Silakan berikan perintah "YAX" untuk prompt berikutnya.</text:p>
          </text:section>
          <text:section text:style-name="Sect1" text:name="feedback-form-60">
            <text:p text:style-name="P137"/>
          </text:section>
        </text:section>
        <text:section text:style-name="Sect1" text:name="117e8248545de3b9">
          <text:p text:style-name="P59"/>
          <text:section text:style-name="Sect1" text:name="user-query-content-61">
            <text:p text:style-name="P151">yax </text:p>
          </text:section>
          <text:p text:style-name="P137">Tampilkan alur berpikir</text:p>
          <text:section text:style-name="Sect2" text:name="model-response-message-contentr_117e8248545de3b9">
            <text:p text:style-name="P59">Baik, mari kita telusuri evolusi dua sistem operasi yang menjadi nyawa bagi produk-produk utama Apple.</text:p>
            <text:p text:style-name="Text_20_body"><text:span text:style-name="Strong_20_Emphasis"><text:span text:style-name="T1">Prompt 43:</text:span></text:span><text:span text:style-name="T1"> (Bab 8 - Sub-bab 8.2: macOS &amp; iOS (Evolusi).) </text:span><text:span text:style-name="Emphasis"><text:span text:style-name="T1">Telusuri sejarah dan evolusi teknis dari dua sistem operasi utama Apple yang membentuk pengalaman pengguna pada Mac, iPhone, dan iPad. * </text:span></text:span><text:span text:style-name="Emphasis"><text:span text:style-name="Strong_20_Emphasis"><text:span text:style-name="T1">Untuk macOS:</text:span></text:span></text:span><text:span text:style-name="Emphasis"><text:span text:style-name="T1"> Lacak akarnya dari NeXTSTEP (berbasis Unix/BSD), jelaskan arsitektur dasarnya saat diluncurkan sebagai Mac OS X 10.0 (antarmuka Aqua, fondasi Darwin, teknologi Core Audio/Graphics/Animation). Paparkan transisi arsitektur prosesor utama yang telah dilaluinya (dari PowerPC ke Intel pada 2006, dan dari Intel ke Apple Silicon pada 2020). Soroti beberapa fitur kunci atau perubahan signifikan yang diperkenalkan dalam versi-versi utama selama lebih dari dua dekade (misalnya, Time Machine, Quick Look, Exposé/Mission Control, Gatekeeper, Dark Mode, Continuity features). Jelaskan positioning macOS sebagai sistem operasi yang kuat, stabil, dan ramah pengguna untuk produktivitas dan kreativitas. * </text:span></text:span><text:span text:style-name="Emphasis"><text:span text:style-name="Strong_20_Emphasis"><text:span text:style-name="T1">Untuk iOS:</text:span></text:span></text:span><text:span text:style-name="Emphasis"><text:span text:style-name="T1"> Jelaskan asal-usulnya sebagai versi turunan Mac OS X yang dioptimalkan untuk perangkat mobile dengan input sentuh (awalnya iPhone OS). Fokus pada </text:span></text:span><text:soft-page-break/><text:span text:style-name="Emphasis"><text:span text:style-name="T1">paradigma antarmuka 'direct manipulation' berbasis multi-sentuh yang revolusioner. Paparkan keputusan arsitektur kunci dan bagaimana OS ini berkembang dari versi awal yang relatif sederhana menjadi platform yang sangat kaya fitur dan dominan. Soroti penambahan fitur-fitur utama seperti App Store, multitasking (yang awalnya terbatas), Notification Center, Control Center, Siri, AirDrop, Face ID/Touch ID integration, widgets, dan kustomisasi layar kunci. Jelaskan juga pemisahan iPadOS dari iOS untuk memberikan fitur khusus tablet. Analisis peran fundamental iOS dalam kesuksesan fenomenal iPhone dan iPad.</text:span></text:span></text:p>
            <text:p text:style-name="Text_20_body"><text:span text:style-name="Strong_20_Emphasis"><text:span text:style-name="T1">Jawaban:</text:span></text:span></text:p>
            <text:p text:style-name="Text_20_body"><text:span text:style-name="Strong_20_Emphasis"><text:span text:style-name="T1">macOS: Kekuatan Unix Berbalut Keindahan Aqua</text:span></text:span></text:p>
            <text:p text:style-name="Text_20_body"><text:span text:style-name="T1">Sistem operasi modern untuk Mac, yang kini kita kenal sebagai macOS, lahir dari abu kegagalan OS internal Apple dan akuisisi NeXT pada akhir 1996. Akarnya tertanam kuat pada NeXTSTEP, sistem operasi canggih berbasis Unix (menggunakan kernel Mach dan komponen BSD) yang dikembangkan oleh perusahaan Steve Jobs selama ia 'di pengasingan'. Ketika diluncurkan sebagai Mac OS X 10.0 "Cheetah" pada tahun 2001, ia menandai lompatan besar dari Mac OS klasik. Arsitektur dasarnya meliputi fondasi Unix </text:span><text:span text:style-name="Strong_20_Emphasis"><text:span text:style-name="T1">Darwin</text:span></text:span><text:span text:style-name="T1"> yang stabil dan aman, lapisan grafis </text:span><text:span text:style-name="Strong_20_Emphasis"><text:span text:style-name="T1">Quartz</text:span></text:span><text:span text:style-name="T1"> yang canggih, teknologi </text:span><text:span text:style-name="Strong_20_Emphasis"><text:span text:style-name="T1">Core Audio/Animation/Graphics</text:span></text:span><text:span text:style-name="T1">, dan yang paling mencolok, antarmuka pengguna baru bernama </text:span><text:span text:style-name="Strong_20_Emphasis"><text:span text:style-name="T1">Aqua</text:span></text:span><text:span text:style-name="T1"> dengan tampilan ikonik penuh warna, efek transparan, dan animasi cair. Selama lebih dari dua dekade [per 18 April 2025], macOS telah melalui dua transisi arsitektur prosesor besar: pertama dari </text:span><text:span text:style-name="Strong_20_Emphasis"><text:span text:style-name="T1">PowerPC ke Intel</text:span></text:span><text:span text:style-name="T1"> pada tahun 2006 (yang memungkinkan Mac menjalankan Windows dan memberikan dorongan kinerja signifikan), dan yang kedua dari </text:span><text:span text:style-name="Strong_20_Emphasis"><text:span text:style-name="T1">Intel ke Apple Silicon</text:span></text:span><text:span text:style-name="T1"> mulai tahun 2020 (menghasilkan peningkatan dramatis dalam kinerja per watt dan integrasi yang lebih erat). Sepanjang perjalanannya, macOS terus diperkaya dengan fitur-fitur inovatif seperti </text:span><text:span text:style-name="Strong_20_Emphasis"><text:span text:style-name="T1">Time Machine</text:span></text:span><text:span text:style-name="T1"> (pencadangan otomatis), </text:span><text:span text:style-name="Strong_20_Emphasis"><text:span text:style-name="T1">Quick Look</text:span></text:span><text:span text:style-name="T1"> (pratinjau file cepat), </text:span><text:span text:style-name="Strong_20_Emphasis"><text:span text:style-name="T1">Exposé</text:span></text:span><text:span text:style-name="T1"> dan </text:span><text:span text:style-name="Strong_20_Emphasis"><text:span text:style-name="T1">Mission Control</text:span></text:span><text:span text:style-name="T1"> (manajemen jendela), </text:span><text:span text:style-name="Strong_20_Emphasis"><text:span text:style-name="T1">Gatekeeper</text:span></text:span><text:span text:style-name="T1"> (keamanan aplikasi), </text:span><text:span text:style-name="Strong_20_Emphasis"><text:span text:style-name="T1">Dark Mode</text:span></text:span><text:span text:style-name="T1">, serta serangkaian fitur </text:span><text:span text:style-name="Strong_20_Emphasis"><text:span text:style-name="T1">Continuity</text:span></text:span><text:span text:style-name="T1"> yang mengintegrasikannya secara mulus dengan perangkat iOS/iPadOS. Hingga kini, macOS mempertahankan posisinya sebagai sistem operasi yang dikenal kuat, stabil, relatif aman, sangat disukai oleh kalangan profesional kreatif, namun tetap mempertahankan kemudahan penggunaan yang menjadi ciri khas Apple.</text:span></text:p>
            <text:p text:style-name="Text_20_body"><text:span text:style-name="Strong_20_Emphasis"><text:span text:style-name="T1">iOS &amp; iPadOS: Revolusi Sentuh di Saku dan Tablet</text:span></text:span></text:p>
            <text:p text:style-name="Text_20_body"><text:soft-page-break/><text:span text:style-name="T1">Jika macOS adalah evolusi Unix untuk desktop, maka iOS adalah revolusi komputasi mobile. Diluncurkan awalnya sebagai "iPhone OS" pada tahun 2007, ia merupakan turunan dari Mac OS X yang inti teknologinya diadaptasi dan dioptimalkan secara radikal untuk perangkat mobile dengan keterbatasan daya dan input berbasis sentuhan. Terobosannya yang paling fundamental adalah paradigma antarmuka </text:span><text:span text:style-name="Strong_20_Emphasis"><text:span text:style-name="T1">'manipulasi langsung' (</text:span></text:span><text:span text:style-name="Strong_20_Emphasis"><text:span text:style-name="Emphasis"><text:span text:style-name="T1">direct manipulation</text:span></text:span></text:span><text:span text:style-name="Strong_20_Emphasis"><text:span text:style-name="T1">) berbasis multi-sentuh kapasitif</text:span></text:span><text:span text:style-name="T1">. Pengguna bisa langsung menyentuh, mengetuk, menggeser (</text:span><text:span text:style-name="Emphasis"><text:span text:style-name="T1">swipe</text:span></text:span><text:span text:style-name="T1">), dan mencubit (</text:span><text:span text:style-name="Emphasis"><text:span text:style-name="T1">pinch</text:span></text:span><text:span text:style-name="T1">) elemen di layar dengan jari mereka, sebuah cara interaksi yang terasa alami dan intuitif, menghapus ketergantungan pada keyboard fisik atau stylus. Dari versi awalnya yang relatif sederhana (tanpa App Store, tanpa multitasking pihak ketiga), iOS berkembang pesat menjadi platform mobile yang sangat kaya fitur dan dominan. Tonggak penting dalam evolusinya meliputi penambahan </text:span><text:span text:style-name="Strong_20_Emphasis"><text:span text:style-name="T1">App Store</text:span></text:span><text:span text:style-name="T1"> (iOS 2), dukungan </text:span><text:span text:style-name="Strong_20_Emphasis"><text:span text:style-name="T1">multitasking</text:span></text:span><text:span text:style-name="T1"> untuk aplikasi pihak ketiga (meskipun awalnya terbatas, dimulai di iOS 4), </text:span><text:span text:style-name="Strong_20_Emphasis"><text:span text:style-name="T1">Notification Center</text:span></text:span><text:span text:style-name="T1">, </text:span><text:span text:style-name="Strong_20_Emphasis"><text:span text:style-name="T1">Control Center</text:span></text:span><text:span text:style-name="T1"> untuk akses cepat ke pengaturan, integrasi asisten suara </text:span><text:span text:style-name="Strong_20_Emphasis"><text:span text:style-name="T1">Siri</text:span></text:span><text:span text:style-name="T1">, fitur berbagi file nirkabel </text:span><text:span text:style-name="Strong_20_Emphasis"><text:span text:style-name="T1">AirDrop</text:span></text:span><text:span text:style-name="T1">, integrasi otentikasi biometrik </text:span><text:span text:style-name="Strong_20_Emphasis"><text:span text:style-name="T1">Touch ID</text:span></text:span><text:span text:style-name="T1"> dan </text:span><text:span text:style-name="Strong_20_Emphasis"><text:span text:style-name="T1">Face ID</text:span></text:span><text:span text:style-name="T1">, kerangka kerja </text:span><text:span text:style-name="Strong_20_Emphasis"><text:span text:style-name="T1">HealthKit</text:span></text:span><text:span text:style-name="T1"> dan </text:span><text:span text:style-name="Strong_20_Emphasis"><text:span text:style-name="T1">HomeKit</text:span></text:span><text:span text:style-name="T1">, kemampuan menambahkan </text:span><text:span text:style-name="Strong_20_Emphasis"><text:span text:style-name="T1">widgets</text:span></text:span><text:span text:style-name="T1"> di Home Screen, serta opsi kustomisasi </text:span><text:span text:style-name="Strong_20_Emphasis"><text:span text:style-name="T1">Lock Screen</text:span></text:span><text:span text:style-name="T1"> yang lebih luas (iOS 16). Pada tahun 2019, Apple memisahkan sistem operasi untuk iPad menjadi </text:span><text:span text:style-name="Strong_20_Emphasis"><text:span text:style-name="T1">iPadOS</text:span></text:span><text:span text:style-name="T1">, yang dibangun di atas fondasi iOS namun menambahkan fitur-fitur khusus untuk produktivitas tablet seperti multitasking Split View dan Slide Over yang lebih canggih serta dukungan kursor/trackpad yang lebih baik. Tidak diragukan lagi, iOS (dan kemudian iPadOS), dengan fokusnya pada kemudahan penggunaan, keamanan, kinerja yang mulus, dan kekuatan ekosistem App Store, memainkan peran fundamental yang tak tergantikan dalam kesuksesan fenomenal iPhone dan iPad.</text:span></text:p>
            <text:p text:style-name="P157"/>
            <text:p text:style-name="P59">Silakan berikan perintah "YAX" untuk prompt berikutnya.</text:p>
          </text:section>
          <text:section text:style-name="Sect1" text:name="feedback-form-61">
            <text:p text:style-name="P137"/>
          </text:section>
        </text:section>
        <text:section text:style-name="Sect1" text:name="282a8ae11ee60388">
          <text:p text:style-name="P59"/>
          <text:section text:style-name="Sect1" text:name="user-query-content-62">
            <text:p text:style-name="P151">yax </text:p>
          </text:section>
          <text:p text:style-name="P137">Tampilkan alur berpikir</text:p>
          <text:section text:style-name="Sect2" text:name="model-response-message-contentr_282a8ae11ee60388">
            <text:p text:style-name="P59">Baik, mari kita dalami salah satu keunggulan teknis terbesar Apple: kemampuan merancang chipnya sendiri.</text:p>
            <text:p text:style-name="Text_20_body"><text:soft-page-break/><text:span text:style-name="Strong_20_Emphasis"><text:span text:style-name="T1">Prompt 44:</text:span></text:span><text:span text:style-name="T1"> (Bab 8 - Sub-bab 8.3: Chip A-series &amp; M-series.) </text:span><text:span text:style-name="Emphasis"><text:span text:style-name="T1">Jelaskan secara mendalam strategi Apple dalam merancang chip semikonduktornya sendiri (custom silicon) sebagai salah satu keunggulan kompetitif utamanya. Paparkan alasan strategis mengapa Apple memutuskan untuk berinvestasi besar-besaran dalam desain chip internal daripada hanya mengandalkan pemasok pihak ketiga (kontrol penuh atas roadmap produk, optimasi kinerja dan efisiensi daya, diferensiasi fitur, integrasi hardware-software yang lebih ketat). Rinci langkah-langkah kunci dalam membangun kapabilitas ini, termasuk akuisisi perusahaan desain chip seperti P.A. Semi (2008) dan Intrinsity (2010). * </text:span></text:span><text:span text:style-name="Emphasis"><text:span text:style-name="Strong_20_Emphasis"><text:span text:style-name="T1">Chip A-series:</text:span></text:span></text:span><text:span text:style-name="Emphasis"><text:span text:style-name="T1"> Lacak debut chip A4 pada tahun 2010 (iPad generasi pertama dan iPhone 4) dan bagaimana setiap generasi berikutnya (A5 hingga A17 Pro [sesuai data terakhir]) secara konsisten memberikan peningkatan kinerja CPU dan GPU yang memimpin industri mobile. Jelaskan pengenalan dan peran penting Neural Engine (sejak A11 Bionic) untuk akselerasi tugas-tugas kecerdasan buatan (AI) dan pembelajaran mesin (ML) di perangkat. * </text:span></text:span><text:span text:style-name="Emphasis"><text:span text:style-name="Strong_20_Emphasis"><text:span text:style-name="T1">Chip M-series:</text:span></text:span></text:span><text:span text:style-name="Emphasis"><text:span text:style-name="T1"> Fokus pada lompatan besar ke Mac dengan chip M1 (2020) dan penerusnya (M2, M3, dst.). Jelaskan arsitektur dasarnya yang berbasis ARM (menggunakan performance cores dan efficiency cores), memori terpadu (unified memory architecture) yang inovatif, GPU terintegrasi yang kuat, dan Neural Engine. Paparkan bagaimana arsitektur ini dapat diskalakan untuk menciptakan varian yang lebih bertenaga (Pro, Max, Ultra) untuk mesin profesional. Analisis bagaimana Apple Silicon memberikan keunggulan kinerja per watt yang signifikan dibandingkan chip x86 tradisional dan memperkuat ekosistem Apple.</text:span></text:span></text:p>
            <text:p text:style-name="Text_20_body"><text:span text:style-name="Strong_20_Emphasis"><text:span text:style-name="T1">Jawaban:</text:span></text:span></text:p>
            <text:p text:style-name="Text_20_body"><text:span text:style-name="T1">Kemampuan Apple untuk merancang chip semikonduktornya sendiri, yang dikenal sebagai </text:span><text:span text:style-name="Strong_20_Emphasis"><text:span text:style-name="T1">Apple Silicon</text:span></text:span><text:span text:style-name="T1">, telah menjadi salah satu pilar strategi dan keunggulan kompetitifnya yang paling signifikan. Keputusan untuk berinvestasi besar-besaran dalam desain chip internal, daripada hanya mengandalkan pemasok seperti Intel, Qualcomm, atau Samsung, didorong oleh beberapa alasan strategis fundamental:</text:span></text:p>
            <text:list xml:id="list125057668302237704" text:style-name="L51">
              <text:list-item>
                <text:p text:style-name="P118"><text:span text:style-name="Strong_20_Emphasis"><text:span text:style-name="T1">Kontrol Penuh:</text:span></text:span><text:span text:style-name="T1"> Memungkinkan Apple mengendalikan sepenuhnya jadwal rilis produk, fitur chip, kinerja, dan efisiensi daya, tanpa bergantung pada pihak ketiga. </text:span></text:p>
              </text:list-item>
              <text:list-item>
                <text:p text:style-name="P118"><text:span text:style-name="Strong_20_Emphasis"><text:span text:style-name="T1">Optimasi Mendalam:</text:span></text:span><text:span text:style-name="T1"> Memfasilitasi integrasi perangkat keras-perangkat lunak yang jauh lebih ketat, memungkinkan Apple mengoptimalkan iOS, macOS, dan aplikasi untuk bekerja paling efisien dengan arsitektur chip </text:span><text:soft-page-break/><text:span text:style-name="T1">spesifik mereka. </text:span></text:p>
              </text:list-item>
              <text:list-item>
                <text:p text:style-name="P41"><text:span text:style-name="Strong_20_Emphasis"><text:span text:style-name="T1">Diferensiasi:</text:span></text:span><text:span text:style-name="T1"> Memungkinkan Apple untuk memasukkan teknologi atau fitur unik ke dalam chipnya (seperti Neural Engine) lebih awal dari pesaing dan mencapai tingkat kinerja atau efisiensi yang sulit ditiru dengan komponen standar. Langkah ini dibangun secara bertahap melalui perekrutan insinyur chip berbakat dan akuisisi strategis perusahaan desain chip seperti P.A. Semi pada tahun 2008 dan Intrinsity pada tahun 2010. </text:span></text:p>
              </text:list-item>
            </text:list>
            <text:p text:style-name="Text_20_body"><text:span text:style-name="Strong_20_Emphasis"><text:span text:style-name="T1">Chip A-series (untuk iPhone dan iPad):</text:span></text:span><text:span text:style-name="T1"> Debut publik dari strategi ini adalah peluncuran chip </text:span><text:span text:style-name="Strong_20_Emphasis"><text:span text:style-name="T1">A4</text:span></text:span><text:span text:style-name="T1"> pada tahun 2010, yang mentenagai iPad generasi pertama dan iPhone 4. Sejak saat itu, Apple secara konsisten merilis generasi baru chip A-series setiap tahun (A5, A6, ... hingga A17 Pro pada tahun 2023/2024, relevan per April 2025), yang secara rutin menetapkan standar baru untuk kinerja CPU dan GPU di industri mobile, seringkali melampaui chip pesaing teratas. Tonggak penting adalah pengenalan </text:span><text:span text:style-name="Strong_20_Emphasis"><text:span text:style-name="T1">Neural Engine</text:span></text:span><text:span text:style-name="T1">—prosesor khusus untuk tugas kecerdasan buatan (AI) dan pembelajaran mesin (ML)—mulai dari chip </text:span><text:span text:style-name="Strong_20_Emphasis"><text:span text:style-name="T1">A11 Bionic</text:span></text:span><text:span text:style-name="T1"> (2017). Neural Engine menjadi krusial untuk fitur-fitur canggih seperti Face ID yang aman, fotografi komputasi (Deep Fusion, Smart HDR), pemrosesan bahasa alami di perangkat untuk Siri, dan pengalaman Augmented Reality (AR) yang mulus.</text:span></text:p>
            <text:p text:style-name="Text_20_body"><text:span text:style-name="Strong_20_Emphasis"><text:span text:style-name="T1">Chip M-series (untuk Mac dan iPad Pro):</text:span></text:span><text:span text:style-name="T1"> Keberhasilan A-series membuktikan bahwa arsitektur berbasis ARM rancangan Apple dapat mencapai kinerja luar biasa dengan efisiensi daya tinggi. Ini memuncak pada keputusan berani untuk mentransisikan seluruh lini Mac dari Intel ke Apple Silicon, dimulai dengan chip </text:span><text:span text:style-name="Strong_20_Emphasis"><text:span text:style-name="T1">M1</text:span></text:span><text:span text:style-name="T1"> pada akhir 2020. Chip M-series adalah </text:span><text:span text:style-name="Emphasis"><text:span text:style-name="T1">System on a Chip</text:span></text:span><text:span text:style-name="T1"> (SoC) yang mengintegrasikan CPU (dengan kombinasi inti kinerja tinggi dan inti efisiensi tinggi), GPU, Neural Engine, dan memori (melalui </text:span><text:span text:style-name="Strong_20_Emphasis"><text:span text:style-name="T1">Unified Memory Architecture/UMA</text:span></text:span><text:span text:style-name="T1"> yang inovatif) dalam satu keping silikon. Arsitektur UMA memungkinkan CPU, GPU, dan Neural Engine mengakses data yang sama dengan sangat cepat dan efisien. Peluncuran M1 mengejutkan industri dengan lompatan kinerja dan daya tahan baterai yang dramatis dibandingkan Mac berbasis Intel sebelumnya. Apple kemudian menunjukkan </text:span><text:span text:style-name="Strong_20_Emphasis"><text:span text:style-name="T1">skalabilitas</text:span></text:span><text:span text:style-name="T1"> arsitektur ini dengan merilis varian yang jauh lebih bertenaga—</text:span><text:span text:style-name="Strong_20_Emphasis"><text:span text:style-name="T1">M1/M2/M3 Pro, Max, dan Ultra</text:span></text:span><text:span text:style-name="T1">—yang membawa inti CPU/GPU lebih banyak, bandwidth memori lebih besar, dan mesin khusus tambahan (seperti Media Engine untuk pemrosesan video) untuk memenuhi kebutuhan pengguna profesional di MacBook Pro, Mac Studio, dan Mac Pro. Transisi ke Apple Silicon memberikan </text:span><text:soft-page-break/><text:span text:style-name="T1">Mac keunggulan kinerja per watt yang signifikan, memungkinkan desain yang lebih inovatif, memperkuat ekosistem Apple dengan arsitektur yang lebih seragam, dan memberikan tekanan kompetitif yang besar pada produsen chip x86 tradisional.</text:span></text:p>
            <text:p text:style-name="P157"/>
            <text:p text:style-name="P59">Silakan berikan perintah "YAX" untuk prompt berikutnya.</text:p>
          </text:section>
          <text:section text:style-name="Sect1" text:name="feedback-form-62">
            <text:p text:style-name="P137"/>
          </text:section>
        </text:section>
        <text:section text:style-name="Sect1" text:name="08488c7459f32dd9">
          <text:p text:style-name="P59"/>
          <text:section text:style-name="Sect1" text:name="user-query-content-63">
            <text:p text:style-name="P151">yax </text:p>
          </text:section>
          <text:p text:style-name="P137">Tampilkan alur berpikir</text:p>
          <text:section text:style-name="Sect2" text:name="model-response-message-contentr_08488c7459f32dd9">
            <text:p text:style-name="P59">Baik, mari kita bahas pilar strategis terakhir dalam bab ini: kekuatan ekosistem terintegrasi Apple.</text:p>
            <text:p text:style-name="Text_20_body"><text:span text:style-name="Strong_20_Emphasis"><text:span text:style-name="T1">Prompt 45:</text:span></text:span><text:span text:style-name="T1"> (Bab 8 - Sub-bab 8.4: Kekuatan Ekosistem Tertutup.) </text:span><text:span text:style-name="Emphasis"><text:span text:style-name="T1">Analisis konsep strategis utama di balik kesuksesan Apple: pembangunan ekosistem produk dan layanan yang terintegrasi erat, sering disebut sebagai 'taman bertembok' (walled garden). Jelaskan bagaimana Apple secara sengaja merancang perangkat keras (Mac, iPhone, iPad, Watch, AirPods, etc.), perangkat lunak (OS versions, core apps), dan layanan (iCloud, App Store, iMessage, FaceTime, etc.) agar bekerja bersama secara mulus dan saling melengkapi. Diskusikan secara seimbang manfaat utama dari pendekatan ini bagi pengguna: kemudahan penggunaan ('it just works'), pengalaman yang konsisten antar perangkat, keamanan dan privasi yang seringkali dianggap lebih baik, serta fitur-fitur interoperabilitas yang kuat (Continuity, Handoff, AirDrop). Namun, analisis juga sisi negatif dan kritik terhadap ekosistem tertutup ini: kurangnya fleksibilitas dan kustomisasi dibandingkan platform terbuka, kesulitan atau keterbatasan dalam berinteraksi dengan produk/layanan non-Apple, biaya penggantian (switching cost) yang tinggi bagi pengguna yang ingin keluar, potensi praktik anti-kompetitif (terutama terkait App Store dan NFC), serta isu hak untuk memperbaiki (right to repair). Evaluasi dampak bisnis dari strategi ekosistem ini dalam menciptakan loyalitas pelanggan yang sangat tinggi dan memberikan Apple kontrol platform yang signifikan.</text:span></text:span></text:p>
            <text:p text:style-name="Text_20_body"><text:span text:style-name="Strong_20_Emphasis"><text:span text:style-name="T1">Jawaban:</text:span></text:span></text:p>
            <text:p text:style-name="Text_20_body"><text:span text:style-name="T1">Salah satu kunci utama kesuksesan dan daya tarik Apple yang paling sering dibahas adalah strategi pembangunan </text:span><text:span text:style-name="Strong_20_Emphasis"><text:span text:style-name="T1">ekosistem produk dan layanan yang </text:span></text:span><text:soft-page-break/><text:span text:style-name="Strong_20_Emphasis"><text:span text:style-name="T1">terintegrasi erat</text:span></text:span><text:span text:style-name="T1">, sebuah pendekatan yang sering dianalogikan sebagai 'taman bertembok' (</text:span><text:span text:style-name="Emphasis"><text:span text:style-name="T1">walled garden</text:span></text:span><text:span text:style-name="T1">). Berbeda dengan model platform terbuka, Apple secara sengaja merancang seluruh komponen utamanya—mulai dari perangkat keras seperti iPhone, Mac, iPad, Apple Watch, AirPods, dan HomePod; sistem operasinya seperti iOS, macOS, watchOS; aplikasi bawaan seperti iMessage, FaceTime, dan Photos; hingga layanan digital seperti iCloud, App Store, Apple Music, dan Apple Pay—agar dapat bekerja bersama secara harmonis, mulus, dan saling melengkapi.</text:span></text:p>
            <text:p text:style-name="Text_20_body"><text:span text:style-name="T1">Pendekatan terintegrasi ini menawarkan sejumlah </text:span><text:span text:style-name="Strong_20_Emphasis"><text:span text:style-name="T1">manfaat signifikan bagi pengguna</text:span></text:span><text:span text:style-name="T1"> yang berada di dalam ekosistem:</text:span></text:p>
            <text:list xml:id="list8936687719041240314" text:style-name="L52">
              <text:list-item>
                <text:p text:style-name="P119"><text:span text:style-name="Strong_20_Emphasis"><text:span text:style-name="T1">Kemudahan Penggunaan dan Keajaiban 'It Just Works':</text:span></text:span><text:span text:style-name="T1"> Perangkat Apple cenderung mudah diatur dan dapat 'berbicara' satu sama lain dengan lancar. Fitur-fitur seperti </text:span><text:span text:style-name="Strong_20_Emphasis"><text:span text:style-name="T1">Continuity</text:span></text:span><text:span text:style-name="T1"> (misalnya, </text:span><text:span text:style-name="Strong_20_Emphasis"><text:span text:style-name="T1">Handoff</text:span></text:span><text:span text:style-name="T1"> untuk melanjutkan pekerjaan antar perangkat, </text:span><text:span text:style-name="Strong_20_Emphasis"><text:span text:style-name="T1">Universal Clipboard</text:span></text:span><text:span text:style-name="T1"> untuk salin-tempel lintas perangkat), </text:span><text:span text:style-name="Strong_20_Emphasis"><text:span text:style-name="T1">AirDrop</text:span></text:span><text:span text:style-name="T1"> untuk berbagi file secara instan, atau pemasangan </text:span><text:span text:style-name="Strong_20_Emphasis"><text:span text:style-name="T1">AirPods</text:span></text:span><text:span text:style-name="T1"> yang otomatis, memberikan pengalaman pengguna yang terasa ajaib dan sulit ditiru di platform lain. </text:span></text:p>
              </text:list-item>
              <text:list-item>
                <text:p text:style-name="P119"><text:span text:style-name="Strong_20_Emphasis"><text:span text:style-name="T1">Pengalaman yang Konsisten:</text:span></text:span><text:span text:style-name="T1"> Antarmuka dan logika interaksi yang serupa antar perangkat mengurangi kurva belajar. </text:span></text:p>
              </text:list-item>
              <text:list-item>
                <text:p text:style-name="P42"><text:span text:style-name="Strong_20_Emphasis"><text:span text:style-name="T1">Keamanan dan Privasi (Persepsi):</text:span></text:span><text:span text:style-name="T1"> Kontrol ketat atas perangkat keras dan perangkat lunak memungkinkan Apple menerapkan fitur keamanan dan privasi secara konsisten di seluruh platform, yang sering dianggap lebih unggul oleh banyak pengguna. </text:span></text:p>
              </text:list-item>
            </text:list>
            <text:p text:style-name="Text_20_body"><text:span text:style-name="T1">Namun, strategi 'taman bertembok' ini juga tidak lepas dari </text:span><text:span text:style-name="Strong_20_Emphasis"><text:span text:style-name="T1">kritik dan sisi negatif</text:span></text:span><text:span text:style-name="T1">:</text:span></text:p>
            <text:list xml:id="list6789262643864111916" text:style-name="L53">
              <text:list-item>
                <text:p text:style-name="P120"><text:span text:style-name="Strong_20_Emphasis"><text:span text:style-name="T1">Kurangnya Pilihan dan Kustomisasi:</text:span></text:span><text:span text:style-name="T1"> Pengguna memiliki pilihan perangkat keras yang lebih terbatas dibandingkan dunia Android/Windows, dan tingkat kustomisasi sistem operasi juga lebih dibatasi. </text:span></text:p>
              </text:list-item>
              <text:list-item>
                <text:p text:style-name="P120"><text:span text:style-name="Strong_20_Emphasis"><text:span text:style-name="T1">Masalah Interoperabilitas:</text:span></text:span><text:span text:style-name="T1"> Berinteraksi dengan perangkat atau layanan non-Apple seringkali lebih sulit atau terbatas fungsinya (misalnya, iMessage yang eksklusif untuk perangkat Apple). </text:span></text:p>
              </text:list-item>
              <text:list-item>
                <text:p text:style-name="P120"><text:span text:style-name="Strong_20_Emphasis"><text:span text:style-name="T1">Biaya Penggantian Tinggi (</text:span></text:span><text:span text:style-name="Strong_20_Emphasis"><text:span text:style-name="Emphasis"><text:span text:style-name="T1">Lock-in Effect</text:span></text:span></text:span><text:span text:style-name="Strong_20_Emphasis"><text:span text:style-name="T1">):</text:span></text:span><text:span text:style-name="T1"> Semakin banyak pengguna berinvestasi dalam ekosistem Apple (membeli perangkat, aplikasi, langganan layanan), semakin sulit dan mahal bagi mereka untuk beralih ke platform lain. </text:span></text:p>
              </text:list-item>
              <text:list-item>
                <text:p text:style-name="P120"><text:soft-page-break/><text:span text:style-name="Strong_20_Emphasis"><text:span text:style-name="T1">Potensi Praktik Anti-kompetitif:</text:span></text:span><text:span text:style-name="T1"> Kontrol ketat Apple atas App Store (termasuk komisi 30% dan aturan yang ketat) serta akses eksklusif ke chip NFC untuk Apple Pay telah menuai tuduhan praktik anti-kompetitif dan memicu penyelidikan serta tuntutan hukum dari regulator di berbagai negara [per 18 April 2025]. </text:span></text:p>
              </text:list-item>
              <text:list-item>
                <text:p text:style-name="P43"><text:span text:style-name="Strong_20_Emphasis"><text:span text:style-name="T1">Isu Hak untuk Memperbaiki (</text:span></text:span><text:span text:style-name="Strong_20_Emphasis"><text:span text:style-name="Emphasis"><text:span text:style-name="T1">Right to Repair</text:span></text:span></text:span><text:span text:style-name="Strong_20_Emphasis"><text:span text:style-name="T1">):</text:span></text:span><text:span text:style-name="T1"> Kebijakan Apple secara historis mempersulit perbaikan perangkat oleh pihak ketiga yang independen, meskipun ada beberapa pergeseran dalam beberapa tahun terakhir akibat tekanan publik dan regulasi. </text:span></text:p>
              </text:list-item>
            </text:list>
            <text:p text:style-name="Text_20_body"><text:span text:style-name="T1">Dari </text:span><text:span text:style-name="Strong_20_Emphasis"><text:span text:style-name="T1">sudut pandang bisnis</text:span></text:span><text:span text:style-name="T1">, strategi ekosistem ini terbukti sangat sukses bagi Apple. Ia berhasil menciptakan tingkat </text:span><text:span text:style-name="Strong_20_Emphasis"><text:span text:style-name="T1">loyalitas pelanggan</text:span></text:span><text:span text:style-name="T1"> yang luar biasa tinggi, mendorong pengguna untuk membeli lebih banyak produk dan layanan Apple. Pendekatan ini juga memberikan Apple </text:span><text:span text:style-name="Strong_20_Emphasis"><text:span text:style-name="T1">kontrol platform</text:span></text:span><text:span text:style-name="T1"> yang signifikan, memungkinkan mereka menetapkan standar dan arah teknologi dalam ekosistem mereka, serta mendukung </text:span><text:span text:style-name="Strong_20_Emphasis"><text:span text:style-name="T1">profitabilitas</text:span></text:span><text:span text:style-name="T1"> yang tinggi melalui penjualan perangkat keras premium dan pendapatan layanan yang terus tumbuh. Kekuatan (dan kontroversi) ekosistem ini tetap menjadi elemen sentral dalam identitas dan strategi bisnis Apple.</text:span></text:p>
            <text:p text:style-name="P157"/>
            <text:p text:style-name="P59">Ini adalah akhir dari Bab 8. Silakan berikan perintah "YAX" jika Anda ingin melanjutkan ke prompt pengantar untuk Bab 9.</text:p>
          </text:section>
          <text:section text:style-name="Sect1" text:name="feedback-form-63">
            <text:p text:style-name="P137"/>
          </text:section>
        </text:section>
        <text:section text:style-name="Sect1" text:name="a0ddf3073420cf8d">
          <text:p text:style-name="P59"/>
          <text:section text:style-name="Sect1" text:name="user-query-content-64">
            <text:p text:style-name="P151">yax </text:p>
          </text:section>
          <text:p text:style-name="P137">Tampilkan alur berpikir</text:p>
          <text:section text:style-name="Sect2" text:name="model-response-message-contentr_a0ddf3073420cf8d">
            <text:p text:style-name="P59">Baik, setelah membahas berbagai kesuksesan dan pilar teknologi Apple, saatnya kita melihat sisi lain dari koin inovasi. Selamat datang di Bab 9: Eksperimen yang Gagal &amp; Pelajaran Berharga.</text:p>
            <text:p text:style-name="Text_20_body"><text:span text:style-name="Strong_20_Emphasis"><text:span text:style-name="T1">Prompt 46:</text:span></text:span><text:span text:style-name="T1"> (Pengantar Bab 9) </text:span><text:span text:style-name="Emphasis"><text:span text:style-name="T1">Awali bab ini dengan mengakui bahwa di balik rentetan kesuksesan fenomenal, perjalanan Apple juga diwarnai oleh berbagai eksperimen produk yang ambisius namun gagal mencapai kesuksesan komersial atau bahkan tidak pernah sampai ke pasar. Sampaikan bahwa kegagalan bukanlah akhir dari cerita, melainkan seringkali menjadi guru terbaik. Bab ini akan menyoroti beberapa 'apel yang tidak manis' dalam sejarah perusahaan – produk atau proyek yang dihentikan atau dianggap gagal. </text:span></text:span><text:soft-page-break/><text:span text:style-name="Emphasis"><text:span text:style-name="T1">Fokusnya bukan hanya pada menceritakan apa yang salah, tetapi juga pada menganalisis secara kritis faktor-faktor penyebab kegagalan tersebut (mulai dari teknologi yang belum matang, strategi pemasaran yang keliru, harga yang tidak tepat, hingga persaingan pasar) dan, yang terpenting, pelajaran berharga apa yang dipetik oleh Apple dari setiap kegagalan ini, yang mungkin secara tidak langsung berkontribusi pada kesuksesan di masa depan atau membantu membentuk strategi perusahaan selanjutnya.</text:span></text:span></text:p>
            <text:p text:style-name="Text_20_body"><text:span text:style-name="Strong_20_Emphasis"><text:span text:style-name="T1">Jawaban:</text:span></text:span></text:p>
            <text:p text:style-name="P59">Di tengah gemerlap kisah sukses iMac, iPod, iPhone, dan produk-produk ikonik lainnya, mudah untuk melupakan bahwa perjalanan Apple tidak selalu mulus. Seperti halnya inovator besar lainnya, sejarah Apple juga diwarnai oleh serangkaian produk dan proyek ambisius yang gagal memenuhi harapan, tidak laku di pasaran, atau bahkan dibatalkan sebelum sempat melihat cahaya hari. Namun, seperti kata pepatah, kegagalan seringkali merupakan guru terbaik. Justru dari eksperimen yang tidak berhasil inilah terkadang muncul pelajaran paling berharga yang membentuk arah perusahaan di kemudian hari.</text:p>
            <text:p text:style-name="Text_20_body"><text:span text:style-name="T1">Bab ini akan mengajak kita untuk melihat beberapa contoh 'apel yang tidak manis' dari kebun Apple—produk-produk atau inisiatif yang secara luas dianggap sebagai kegagalan. Tujuan kita bukanlah sekadar menyusun daftar kesalahan, melainkan untuk melakukan analisis yang lebih mendalam. Kita akan mencoba memahami </text:span><text:span text:style-name="Emphasis"><text:span text:style-name="T1">mengapa</text:span></text:span><text:span text:style-name="T1"> produk-produk ini gagal: Apakah teknologinya terlalu maju untuk zamannya? Apakah harganya tidak masuk akal? Apakah strategi pemasarannya keliru? Apakah Apple salah membaca pasar atau meremehkan persaingan?</text:span></text:p>
            <text:p text:style-name="Text_20_body"><text:span text:style-name="T1">Lebih penting lagi, kita akan mencoba mengidentifikasi </text:span><text:span text:style-name="Strong_20_Emphasis"><text:span text:style-name="T1">pelajaran berharga</text:span></text:span><text:span text:style-name="T1"> apa yang mungkin telah dipetik oleh Apple dari setiap kegagalan ini. Bagaimana pengalaman pahit dengan satu produk mungkin telah menginformasikan pengembangan produk lain yang sukses? Bagaimana kegagalan tertentu membantu memperjelas fokus strategis perusahaan? Dengan memahami kegagalan Apple, kita mungkin bisa mendapatkan perspektif yang lebih utuh tentang kunci kesuksesan jangka panjang mereka [per 18 April 2025]. Mari kita mulai memeriksa beberapa studi kasus menarik ini.</text:span></text:p>
            <text:p text:style-name="P157"/>
            <text:p text:style-name="P59">Silakan berikan perintah "YAX" untuk melanjutkan ke prompt sub-bab pertama dari Bab 9.</text:p>
          </text:section>
          <text:section text:style-name="Sect1" text:name="feedback-form-64">
            <text:p text:style-name="P137"><text:soft-page-break/></text:p>
          </text:section>
        </text:section>
        <text:section text:style-name="Sect1" text:name="16036b17e81dff7e">
          <text:p text:style-name="P59"/>
          <text:section text:style-name="Sect1" text:name="user-query-content-65">
            <text:p text:style-name="P151">yax </text:p>
          </text:section>
          <text:p text:style-name="P137">Tampilkan alur berpikir</text:p>
          <text:section text:style-name="Sect2" text:name="model-response-message-contentr_16036b17e81dff7e">
            <text:p text:style-name="P59">Baik, kita mulai studi kasus kegagalan pertama yang cukup terkenal.</text:p>
            <text:p text:style-name="Text_20_body"><text:span text:style-name="Strong_20_Emphasis"><text:span text:style-name="T1">Prompt 47:</text:span></text:span><text:span text:style-name="T1"> (Bab 9 - Sub-bab 9.1: Apple Newton MessagePad (Pelopor yang Terlalu Dini?).) </text:span><text:span text:style-name="Emphasis"><text:span text:style-name="T1">Fokus pada Apple Newton MessagePad, salah satu proyek paling ambisius Apple di era Sculley. Jelaskan visi besar di baliknya: menciptakan kategori baru Personal Digital Assistant (PDA) dengan fokus pada pengenalan tulisan tangan. Paparkan proses pengembangannya yang panjang dan mahal, teknologi yang digunakannya (termasuk chip ARM yang canggih pada masanya dan sistem operasi Newton OS). Deskripsikan peluncurannya pada tahun 1993 yang disertai hype besar, namun juga masalah terkenal dengan akurasi pengenalan tulisan tangan yang menjadi bahan ejekan luas (misalnya dalam komik Doonesbury). Analisis mengapa Newton gagal meraih sukses massal (teknologi pengenalan tulisan yang belum matang, harga mahal, ukuran besar, pasar yang belum siap). Jelaskan keputusannya dibatalkan oleh Steve Jobs pada tahun 1998. Evaluasi warisan Newton: meskipun gagal secara komersial, bagaimana ia menjadi pelopor konsep PDA dan mungkin mempengaruhi pengembangan perangkat mobile masa depan, termasuk iPhone/iPad?</text:span></text:span></text:p>
            <text:p text:style-name="Text_20_body"><text:span text:style-name="Strong_20_Emphasis"><text:span text:style-name="T1">Jawaban:</text:span></text:span></text:p>
            <text:p text:style-name="Text_20_body"><text:span text:style-name="T1">Salah satu pertaruhan teknologi Apple yang paling ambisius—dan paling terkenal kegagalannya—di era pasca-Jobs adalah </text:span><text:span text:style-name="Strong_20_Emphasis"><text:span text:style-name="T1">Apple Newton MessagePad</text:span></text:span><text:span text:style-name="T1">. Dipelopori dan didukung kuat oleh CEO John Sculley, proyek Newton memiliki visi yang sangat futuristik pada masanya: menciptakan kategori perangkat komputasi genggam yang sama sekali baru, yang Sculley sendiri populerkan sebagai </text:span><text:span text:style-name="Strong_20_Emphasis"><text:span text:style-name="T1">"Personal Digital Assistant" (PDA)</text:span></text:span><text:span text:style-name="T1">. Inti dari visi Newton adalah interaksi melalui stylus pada layar sentuh, dengan kemampuan revolusioner untuk mengenali dan menerjemahkan tulisan tangan alami pengguna menjadi teks digital, serta mengelola informasi pribadi seperti catatan, kontak, dan jadwal.</text:span></text:p>
            <text:p text:style-name="Text_20_body"><text:span text:style-name="T1">Pengembangan Newton memakan waktu bertahun-tahun (dimulai akhir 1980-an) dan menelan biaya riset yang sangat besar. Teknologinya pun tergolong canggih: ia menggunakan prosesor berbasis arsitektur </text:span><text:span text:style-name="Strong_20_Emphasis"><text:span text:style-name="T1">ARM (ARM610)</text:span></text:span><text:span text:style-name="T1"> yang hemat daya—menjadikannya salah satu pengguna awal teknologi ARM yang kini </text:span><text:soft-page-break/><text:span text:style-name="T1">dominan di perangkat mobile—dan menjalankan sistem operasi berorientasi objek yang canggih yang dibuat dari nol, </text:span><text:span text:style-name="Strong_20_Emphasis"><text:span text:style-name="T1">Newton OS</text:span></text:span><text:span text:style-name="T1">.</text:span></text:p>
            <text:p text:style-name="Text_20_body"><text:span text:style-name="T1">Ketika akhirnya diluncurkan pada Agustus 1993 (dimulai dengan model Original MessagePad atau OMP), Newton disambut dengan antusiasme dan liputan media yang masif. Namun, euforia itu dengan cepat berubah menjadi kekecewaan dan ejekan. Masalah utamanya terletak pada fitur andalannya: </text:span><text:span text:style-name="Strong_20_Emphasis"><text:span text:style-name="T1">pengenalan tulisan tangan</text:span></text:span><text:span text:style-name="T1">. Meskipun ambisius, teknologi ini ternyata belum cukup matang. Pengenalan tulisan tangan, terutama untuk tulisan sambung, seringkali tidak akurat dan lambat, jauh dari janji kemudahan penggunaan. Kegagalan fitur inti ini menjadi bulan-bulanan media dan budaya pop, diabadikan misalnya dalam strip komik </text:span><text:span text:style-name="Emphasis"><text:span text:style-name="T1">Doonesbury</text:span></text:span><text:span text:style-name="T1"> dan episode </text:span><text:span text:style-name="Emphasis"><text:span text:style-name="T1">The Simpsons</text:span></text:span><text:span text:style-name="T1">.</text:span></text:p>
            <text:p text:style-name="P59">Newton gagal meraih kesuksesan komersial massal karena beberapa faktor kunci:</text:p>
            <text:list xml:id="list3267744740125249413" text:style-name="L54">
              <text:list-item>
                <text:p text:style-name="P121"><text:span text:style-name="Strong_20_Emphasis"><text:span text:style-name="T1">Teknologi Inti Belum Matang:</text:span></text:span><text:span text:style-name="T1"> Ketidakandalan pengenalan tulisan tangan merusak nilai jual utamanya. </text:span></text:p>
              </text:list-item>
              <text:list-item>
                <text:p text:style-name="P121"><text:span text:style-name="Strong_20_Emphasis"><text:span text:style-name="T1">Harga Mahal:</text:span></text:span><text:span text:style-name="T1"> Dengan harga awal sekitar $700-$900 (cukup mahal untuk tahun 1993), ia sulit dijangkau untuk perangkat dengan kegunaan yang belum terbukti. </text:span></text:p>
              </text:list-item>
              <text:list-item>
                <text:p text:style-name="P121"><text:span text:style-name="Strong_20_Emphasis"><text:span text:style-name="T1">Ukuran Relatif Besar:</text:span></text:span><text:span text:style-name="T1"> Lebih besar dan lebih berat dibandingkan PDA pesaing yang lebih sukses di kemudian hari, seperti PalmPilot. </text:span></text:p>
              </text:list-item>
              <text:list-item>
                <text:p text:style-name="P44"><text:span text:style-name="Strong_20_Emphasis"><text:span text:style-name="T1">Pasar Belum Siap:</text:span></text:span><text:span text:style-name="T1"> Konsep PDA mungkin terlalu maju untuk masanya, dan banyak konsumen belum melihat kebutuhan nyata untuk perangkat semacam itu. </text:span></text:p>
              </text:list-item>
            </text:list>
            <text:p text:style-name="Text_20_body"><text:span text:style-name="T1">Meskipun Apple terus merilis beberapa model Newton berikutnya dengan perbaikan (termasuk eMate 300 yang ditujukan untuk pendidikan), platform ini tidak pernah benar-benar lepas landas. Akhirnya, tak lama setelah kembali ke Apple pada tahun 1997, Steve Jobs secara pribadi membuat keputusan untuk </text:span><text:span text:style-name="Strong_20_Emphasis"><text:span text:style-name="T1">menghentikan seluruh divisi Newton pada tahun 1998</text:span></text:span><text:span text:style-name="T1">. Ia melihatnya sebagai simbol kegagalan manajemen era Sculley, proyek yang tidak fokus, menguras sumber daya, dan mungkin tidak sejalan dengan visinya sendiri untuk masa depan komputasi mobile.</text:span></text:p>
            <text:p text:style-name="Text_20_body"><text:span text:style-name="T1">Meskipun gagal secara komersial, </text:span><text:span text:style-name="Strong_20_Emphasis"><text:span text:style-name="T1">warisan Newton</text:span></text:span><text:span text:style-name="T1"> cukup signifikan. Ia adalah salah satu pelopor utama konsep PDA dan memperkenalkan banyak ide (seperti antarmuka berbasis pena, sinkronisasi data dengan komputer, aplikasi PIM terintegrasi) yang akan menjadi standar pada perangkat mobile di kemudian </text:span><text:soft-page-break/><text:span text:style-name="T1">hari. Penggunaan chip ARM juga membantu mempopulerkan arsitektur tersebut. Pelajaran dari kegagalan Newton—terutama tentang pentingnya memastikan teknologi inti benar-benar berfungsi sebelum diluncurkan, bahaya </text:span><text:span text:style-name="Emphasis"><text:span text:style-name="T1">hype</text:span></text:span><text:span text:style-name="T1"> yang berlebihan, dan krusialnya waktu serta harga pasar—kemungkinan besar turut memengaruhi pendekatan Apple dalam mengembangkan produk-produk mobile revolusioner mereka di masa depan, seperti iPhone dan iPad, yang secara sadar memilih fokus pada interaksi multi-sentuh jari daripada stylus dan pengenalan tulisan tangan sebagai metode input utama [per 18 April 2025].</text:span></text:p>
            <text:p text:style-name="P157"/>
            <text:p text:style-name="P59">Silakan berikan perintah "YAX" untuk prompt berikutnya.</text:p>
          </text:section>
          <text:section text:style-name="Sect1" text:name="feedback-form-65">
            <text:p text:style-name="P137"/>
          </text:section>
        </text:section>
        <text:section text:style-name="Sect1" text:name="94ca7dffd62000d2">
          <text:p text:style-name="P59"/>
          <text:section text:style-name="Sect1" text:name="user-query-content-66">
            <text:p text:style-name="P151">yax </text:p>
          </text:section>
          <text:p text:style-name="P137">Tampilkan alur berpikir</text:p>
          <text:section text:style-name="Sect2" text:name="model-response-message-contentr_94ca7dffd62000d2">
            <text:p text:style-name="P137"/>
          </text:section>
          <text:section text:style-name="Sect1" text:name="feedback-form-66">
            <text:p text:style-name="P137"/>
          </text:section>
        </text:section>
        <text:section text:style-name="Sect1" text:name="af8e32369e269c7e">
          <text:p text:style-name="P59"/>
          <text:section text:style-name="Sect1" text:name="user-query-content-67">
            <text:p text:style-name="P151">present it </text:p>
          </text:section>
          <text:p text:style-name="P137">Tampilkan alur berpikir</text:p>
          <text:section text:style-name="Sect2" text:name="model-response-message-contentr_af8e32369e269c7e">
            <text:p text:style-name="P59">Baik, mari kita periksa kegagalan Apple lainnya saat mencoba peruntungan di pasar yang sama sekali berbeda.</text:p>
            <text:p text:style-name="Text_20_body"><text:span text:style-name="Strong_20_Emphasis"><text:span text:style-name="T1">Prompt 48:</text:span></text:span><text:span text:style-name="T1"> (Bab 9 - Sub-bab 9.2: Apple Pippin (Kesalahan Masuk Pasar Konsol Game).) </text:span><text:span text:style-name="Emphasis"><text:span text:style-name="T1">Jelaskan upaya singkat dan gagal total Apple untuk memasuki pasar konsol video game pada pertengahan 1990-an melalui platform Apple Pippin. Paparkan strategi uniknya: bukan membuat konsol sendiri, melainkan melisensikan platform teknologi multimedia berbasis Mac OS (disebut Pippin) kepada produsen pihak ketiga, dengan Bandai sebagai mitra utamanya. Deskripsikan kemampuan teknis platform Pippin (PowerPC CPU, modem internal) dan tujuannya sebagai perangkat multimedia internet. Analisis faktor-faktor utama kegagalan fatalnya: waktu peluncuran yang buruk (bersaing langsung dengan raksasa mapan seperti Sony PlayStation, Nintendo 64, dan Sega Saturn), harga jual yang terlalu mahal dibandingkan pesaing, perpustakaan game yang sangat terbatas dan kurang menarik, serta strategi lisensi yang tidak efektif. Pelajaran apa yang bisa diambil dari kesalahan Apple </text:span></text:span><text:soft-page-break/><text:span text:style-name="Emphasis"><text:span text:style-name="T1">memasuki pasar yang sangat kompetitif ini?</text:span></text:span></text:p>
            <text:p text:style-name="Text_20_body"><text:span text:style-name="Strong_20_Emphasis"><text:span text:style-name="T1">Jawaban:</text:span></text:span></text:p>
            <text:p text:style-name="Text_20_body"><text:span text:style-name="T1">Di tengah kesulitan bisnis Mac pada pertengahan 1990-an, Apple mencoba mencari sumber pendapatan baru dengan melirik pasar konsol video game yang sedang booming. Namun, upaya mereka melalui platform </text:span><text:span text:style-name="Strong_20_Emphasis"><text:span text:style-name="T1">Apple Pippin</text:span></text:span><text:span text:style-name="T1"> berakhir sebagai salah satu kegagalan paling spektakuler dalam sejarah perusahaan. Strategi yang diambil Apple untuk Pippin cukup unik dan berbeda dari pemain konsol lainnya: alih-alih merancang dan menjual konsol game sendiri, Apple menciptakan sebuah </text:span><text:span text:style-name="Emphasis"><text:span text:style-name="T1">platform</text:span></text:span><text:span text:style-name="T1"> teknologi multimedia berbasis versi sederhana dari Mac OS dan prosesor PowerPC 603. Platform ini kemudian dilisensikan kepada perusahaan pihak ketiga untuk membuat dan memasarkan perangkat keras konsol mereka sendiri. Mitra lisensi utama dan hampir satu-satunya adalah raksasa mainan dan game asal Jepang, </text:span><text:span text:style-name="Strong_20_Emphasis"><text:span text:style-name="T1">Bandai</text:span></text:span><text:span text:style-name="T1">, yang memasarkan produknya sebagai Bandai Pippin @WORLD pada tahun 1996.</text:span></text:p>
            <text:p text:style-name="P59">Secara teknis, Pippin memiliki beberapa fitur menarik seperti drive CD-ROM dan modem internal, yang mencerminkan ambisi Apple untuk memposisikannya bukan sekadar sebagai konsol game, tetapi sebagai 'perangkat multimedia internet' yang terjangkau untuk ruang keluarga. Tujuannya adalah untuk menjelajah web, menjalankan perangkat lunak edukasi, dan tentu saja, bermain game.</text:p>
            <text:p text:style-name="P59">Namun, seluruh proyek ini gagal total karena kombinasi faktor yang fatal:</text:p>
            <text:list xml:id="list4865322297128403925" text:style-name="L55">
              <text:list-item>
                <text:p text:style-name="P122"><text:span text:style-name="Strong_20_Emphasis"><text:span text:style-name="T1">Persaingan Brutal dan Waktu yang Salah:</text:span></text:span><text:span text:style-name="T1"> Pippin diluncurkan tepat di tengah-tengah 'perang konsol' generasi kelima yang sangat sengit. Pasar sudah didominasi oleh Sony PlayStation yang fenomenal, Nintendo 64 yang inovatif, dan Sega Saturn. Pippin memasuki arena ini sebagai pemain baru tanpa keunggulan jelas dan terlambat. </text:span></text:p>
              </text:list-item>
              <text:list-item>
                <text:p text:style-name="P122"><text:span text:style-name="Strong_20_Emphasis"><text:span text:style-name="T1">Harga Terlalu Mahal:</text:span></text:span><text:span text:style-name="T1"> Bandai Pippin @WORLD dijual seharga $599 di Amerika Serikat. Harga ini jauh lebih mahal daripada PlayStation (sekitar $199-$299 saat itu) atau Nintendo 64 (sekitar $199-$249), membuatnya sama sekali tidak kompetitif dari segi harga. </text:span></text:p>
              </text:list-item>
              <text:list-item>
                <text:p text:style-name="P122"><text:span text:style-name="Strong_20_Emphasis"><text:span text:style-name="T1">Minimnya Dukungan Game (Konten):</text:span></text:span><text:span text:style-name="T1"> Ini mungkin faktor kegagalan paling krusial. Hanya segelintir game yang dirilis untuk Pippin (kurang dari 25 judul di AS), dan kualitasnya seringkali dianggap di bawah standar dibandingkan game-game hit di PlayStation atau N64. Dukungan dari pengembang game pihak ketiga hampir tidak ada. Tanpa game yang </text:span><text:soft-page-break/><text:span text:style-name="T1">menarik, tidak ada alasan bagi konsumen untuk membeli konsolnya. </text:span></text:p>
              </text:list-item>
              <text:list-item>
                <text:p text:style-name="P122"><text:span text:style-name="Strong_20_Emphasis"><text:span text:style-name="T1">Identitas yang Membingungkan:</text:span></text:span><text:span text:style-name="T1"> Diposisikan sebagai gabungan konsol game dan perangkat internet, Pippin tidak unggul di kedua bidang tersebut dibandingkan perangkat khusus lainnya. </text:span></text:p>
              </text:list-item>
              <text:list-item>
                <text:p text:style-name="P45"><text:span text:style-name="Strong_20_Emphasis"><text:span text:style-name="T1">Strategi Lisensi Gagal:</text:span></text:span><text:span text:style-name="T1"> Model bisnis melisensikan platform ternyata tidak menarik bagi produsen lain selain Bandai, dan Apple sendiri tidak memiliki kontrol langsung atas pemasaran dan strategi konten konsol tersebut. </text:span></text:p>
              </text:list-item>
            </text:list>
            <text:p text:style-name="P59">Akibatnya, penjualan Pippin sangat menyedihkan (diperkirakan hanya terjual sekitar 42.000 unit di seluruh dunia) dan produksinya dengan cepat dihentikan. Kegagalan Pippin memberikan pelajaran pahit bagi Apple tentang bahaya memasuki pasar yang sangat kompetitif dan sudah mapan tanpa proposisi nilai yang jelas dan kuat, terutama dalam hal konten (game adalah raja di pasar konsol). Ini juga menyoroti pentingnya penetapan harga yang kompetitif dan risiko dari model bisnis yang terlalu rumit atau bergantung pada mitra eksternal untuk kesuksesan produk konsumen inti [per 18 April 2025].</text:p>
            <text:p text:style-name="P157"/>
            <text:p text:style-name="P59">Silakan berikan perintah "YAX" untuk prompt berikutnya.</text:p>
          </text:section>
          <text:section text:style-name="Sect1" text:name="feedback-form-67">
            <text:p text:style-name="P137"/>
          </text:section>
        </text:section>
        <text:section text:style-name="Sect1" text:name="c59b21d3d0bb6b32">
          <text:p text:style-name="P59"/>
          <text:section text:style-name="Sect1" text:name="user-query-content-68">
            <text:p text:style-name="P151">yax </text:p>
          </text:section>
          <text:p text:style-name="P137">Tampilkan alur berpikir</text:p>
          <text:section text:style-name="Sect2" text:name="model-response-message-contentr_c59b21d3d0bb6b32">
            <text:p text:style-name="P59">Baik, mari kita beralih ke contoh kegagalan yang lebih baru dan cukup unik dalam sejarah Apple.</text:p>
            <text:p text:style-name="Text_20_body"><text:span text:style-name="Strong_20_Emphasis"><text:span text:style-name="T1">Prompt 49:</text:span></text:span><text:span text:style-name="T1"> (Bab 9 - Sub-bab 9.3: AirPower (Janji yang Tak Terpenuhi).) </text:span><text:span text:style-name="Emphasis"><text:span text:style-name="T1">Analisis kasus yang lebih baru tentang kegagalan produk yang bahkan tidak pernah dirilis: pengisi daya nirkabel AirPower. Ceritakan bagaimana AirPower diumumkan dengan penuh gaya pada acara peluncuran iPhone X tahun 2017, menjanjikan kemampuan revolusioner untuk mengisi daya tiga perangkat Apple (iPhone, Apple Watch, AirPods) secara bersamaan di mana saja di permukaannya. Deskripsikan penantian panjang publik dan penundaan berulang kali tanpa penjelasan resmi. Paparkan dugaan tantangan teknis yang kompleks yang dihadapi para insinyur Apple (terutama terkait manajemen panas/overheating dan interferensi antar kumparan pengisian daya yang tumpang tindih). Jelaskan keputusan Apple yang jarang terjadi pada Maret 2019 </text:span></text:span><text:soft-page-break/><text:span text:style-name="Emphasis"><text:span text:style-name="T1">untuk secara resmi membatalkan proyek AirPower karena 'tidak dapat mencapai standar kualitas tinggi' perusahaan. Pelajaran apa tentang ambisi teknis, manajemen ekspektasi publik, dan transparansi yang bisa dipetik dari saga AirPower?</text:span></text:span></text:p>
            <text:p text:style-name="Text_20_body"><text:span text:style-name="Strong_20_Emphasis"><text:span text:style-name="T1">Jawaban:</text:span></text:span></text:p>
            <text:p text:style-name="Text_20_body"><text:span text:style-name="T1">Tidak semua kegagalan Apple terjadi di masa lalu atau melibatkan produk yang sempat dijual. Kasus </text:span><text:span text:style-name="Strong_20_Emphasis"><text:span text:style-name="T1">AirPower</text:span></text:span><text:span text:style-name="T1"> adalah contoh menarik dari sebuah produk ambisius yang diumumkan ke publik dengan meriah, namun akhirnya menyerah pada tantangan teknis dan tidak pernah berhasil mencapai rak toko. AirPower diperkenalkan bersamaan dengan iPhone X dan iPhone 8 pada September 2017, sebagai solusi pengisian daya nirkabel elegan khas Apple. Janjinya sangat menggiurkan: sebuah alas (mat) tunggal yang mampu mengisi daya tiga perangkat—iPhone (yang baru mendukung pengisian nirkabel), Apple Watch, dan casing AirPods nirkabel (yang juga diumumkan saat itu)—secara bersamaan, </text:span><text:span text:style-name="Strong_20_Emphasis"><text:span text:style-name="T1">di mana pun</text:span></text:span><text:span text:style-name="T1"> perangkat tersebut diletakkan di permukaan alas. Kemampuan "letakkan di mana saja" inilah yang membedakannya dari pengisi daya nirkabel standar Qi yang memerlukan penempatan presisi.</text:span></text:p>
            <text:p text:style-name="Text_20_body"><text:span text:style-name="T1">Setelah pengumuman yang penuh gaya itu, publik menunggu dengan antusias. Apple menjanjikan ketersediaan pada tahun 2018. Namun, tahun 2018 berlalu tanpa kehadiran AirPower. Apple sebagian besar tetap diam mengenai statusnya, yang memicu berbagai rumor dan spekulasi tentang kesulitan teknis yang dihadapinya. Laporan-laporan industri menunjukkan bahwa para insinyur Apple berjuang keras mengatasi tantangan fisika yang kompleks. Untuk mencapai fungsi "letakkan di mana saja", AirPower diduga memerlukan desain dengan banyak kumparan pengisian daya (</text:span><text:span text:style-name="Emphasis"><text:span text:style-name="T1">charging coils</text:span></text:span><text:span text:style-name="T1">) yang saling tumpang tindih di seluruh permukaan alas. Desain padat ini dilaporkan menimbulkan dua masalah utama: </text:span><text:span text:style-name="Strong_20_Emphasis"><text:span text:style-name="T1">panas berlebih (</text:span></text:span><text:span text:style-name="Strong_20_Emphasis"><text:span text:style-name="Emphasis"><text:span text:style-name="T1">overheating</text:span></text:span></text:span><text:span text:style-name="Strong_20_Emphasis"><text:span text:style-name="T1">)</text:span></text:span><text:span text:style-name="T1"> yang signifikan, yang menimbulkan risiko keamanan dan kinerja, serta </text:span><text:span text:style-name="Strong_20_Emphasis"><text:span text:style-name="T1">interferensi</text:span></text:span><text:span text:style-name="T1"> antar kumparan yang menyulitkan pengisian daya yang andal dan efisien ke tiga jenis perangkat berbeda secara bersamaan. Mengelola daya dan komunikasi antar perangkat secara presisi dalam konfigurasi serumit itu terbukti menjadi rintangan yang sangat sulit diatasi sesuai standar kualitas dan keamanan Apple yang tinggi.</text:span></text:p>
            <text:p text:style-name="Text_20_body"><text:span text:style-name="T1">Akhirnya, dalam sebuah langkah yang sangat tidak biasa bagi Apple, perusahaan secara resmi </text:span><text:span text:style-name="Strong_20_Emphasis"><text:span text:style-name="T1">mengumumkan pembatalan proyek AirPower</text:span></text:span><text:span text:style-name="T1"> pada bulan Maret 2019. Dalam pernyataannya, Dan Riccio (saat itu SVP Hardware Engineering Apple) mengakui, "Setelah banyak berusaha, kami menyimpulkan </text:span><text:soft-page-break/><text:span text:style-name="T1">AirPower tidak akan mencapai standar kualitas tinggi kami dan kami telah membatalkan proyek tersebut."</text:span></text:p>
            <text:p text:style-name="P59">Saga AirPower memberikan beberapa pelajaran penting:</text:p>
            <text:list xml:id="list66318428094042976" text:style-name="L56">
              <text:list-item>
                <text:p text:style-name="P123"><text:span text:style-name="Strong_20_Emphasis"><text:span text:style-name="T1">Batas Ambisi Teknis:</text:span></text:span><text:span text:style-name="T1"> Menunjukkan bahwa bahkan perusahaan dengan sumber daya rekayasa sebesar Apple terkadang menghadapi tantangan fisika fundamental yang sulit atau tidak mungkin diatasi dalam kerangka waktu atau batasan produk yang diinginkan. </text:span></text:p>
              </text:list-item>
              <text:list-item>
                <text:p text:style-name="P123"><text:span text:style-name="Strong_20_Emphasis"><text:span text:style-name="T1">Risiko Pengumuman Dini:</text:span></text:span><text:span text:style-name="T1"> Mengumumkan produk yang sangat kompleks dan belum teruji secara publik jauh sebelum siap dapat menjadi bumerang jika terjadi penundaan atau pembatalan, merusak reputasi eksekusi perusahaan yang biasanya tanpa cela. </text:span></text:p>
              </text:list-item>
              <text:list-item>
                <text:p text:style-name="P123"><text:span text:style-name="Strong_20_Emphasis"><text:span text:style-name="T1">Manajemen Ekspektasi &amp; Transparansi:</text:span></text:span><text:span text:style-name="T1"> Keheningan Apple yang berkepanjangan selama masa penundaan menimbulkan frustrasi. Kasus ini memicu diskusi tentang perlunya keseimbangan antara kerahasiaan dan transparansi saat menghadapi kesulitan pengembangan produk. </text:span></text:p>
              </text:list-item>
              <text:list-item>
                <text:p text:style-name="P46"><text:span text:style-name="Strong_20_Emphasis"><text:span text:style-name="T1">Komitmen pada Standar:</text:span></text:span><text:span text:style-name="T1"> Di sisi lain, keputusan untuk membatalkan produk yang sudah diumumkan daripada merilis produk yang cacat juga dapat dilihat sebagai bukti komitmen Apple pada standar kualitasnya yang tinggi [per 18 April 2025]. </text:span></text:p>
              </text:list-item>
            </text:list>
            <text:p text:style-name="P157"/>
            <text:p text:style-name="P59">Silakan berikan perintah "YAX" untuk prompt berikutnya.</text:p>
          </text:section>
          <text:section text:style-name="Sect1" text:name="feedback-form-68">
            <text:p text:style-name="P137"/>
          </text:section>
        </text:section>
        <text:section text:style-name="Sect1" text:name="08cdcb4781d65128">
          <text:p text:style-name="P59"/>
          <text:section text:style-name="Sect1" text:name="user-query-content-69">
            <text:p text:style-name="P151">yax </text:p>
          </text:section>
          <text:p text:style-name="P137">Tampilkan alur berpikir</text:p>
          <text:section text:style-name="Sect2" text:name="model-response-message-contentr_08cdcb4781d65128">
            <text:p text:style-name="P59">Baik, mari kita lengkapi pembahasan tentang kegagalan dengan melihat beberapa contoh lain dan mencoba menarik benang merahnya.</text:p>
            <text:p text:style-name="Text_20_body"><text:span text:style-name="Strong_20_Emphasis"><text:span text:style-name="T1">Prompt 50:</text:span></text:span><text:span text:style-name="T1"> (Bab 9 - Sub-bab 9.4: Produk &amp; Proyek Gagal Lainnya (Lisa, eMate, dsb.) &amp; Analisis Pola Kegagalan.) </text:span><text:span text:style-name="Emphasis"><text:span text:style-name="T1">Sebutkan secara singkat beberapa contoh lain dari produk atau inisiatif Apple yang dianggap gagal atau dihentikan sebelum waktunya (misalnya, komputer Apple III yang tidak andal, Apple Lisa yang canggih namun mahal dan lambat, eMate 300 yang unik untuk pendidikan namun bernasib sama dengan Newton, mungkin beberapa model Mac atau PowerBook awal yang bermasalah). Setelah meninjau kasus-kasus spesifik </text:span></text:span><text:soft-page-break/><text:span text:style-name="Emphasis"><text:span text:style-name="T1">(Newton, Pippin, AirPower, dan lainnya), cobalah untuk mengidentifikasi dan menganalisis pola atau tema umum yang mungkin menjadi penyebab kegagalan berulang: Apakah seringkali karena harga yang terlalu premium? Waktu pasar yang salah (terlalu dini atau terlambat)? Teknologi yang terlalu ambisius dan belum matang? Kesalahan dalam memahami target pasar atau meremehkan persaingan? Kurangnya fokus strategis atau konflik internal? Yang terpenting, bagaimana Apple tampaknya belajar (atau terkadang tidak belajar) dari kesalahan-kesalahan ini untuk memperbaiki produk dan strategi di masa depan? Berikan contoh jika Apple menerapkan pelajaran dari kegagalan sebelumnya pada produk yang sukses.</text:span></text:span></text:p>
            <text:p text:style-name="Text_20_body"><text:span text:style-name="Strong_20_Emphasis"><text:span text:style-name="T1">Jawaban:</text:span></text:span></text:p>
            <text:p text:style-name="Text_20_body"><text:span text:style-name="T1">Selain Newton, Pippin, dan AirPower yang telah dibahas, sejarah Apple juga mencatat beberapa produk atau inisiatif lain yang gagal memenuhi ekspektasi atau dihentikan sebelum waktunya. Contohnya termasuk </text:span><text:span text:style-name="Strong_20_Emphasis"><text:span text:style-name="T1">Apple III</text:span></text:span><text:span text:style-name="T1"> (1980), upaya pertama Apple membuat komputer bisnis pasca Apple II yang dirundung masalah keandalan serius (terutama overheating akibat desain tanpa kipas); </text:span><text:span text:style-name="Strong_20_Emphasis"><text:span text:style-name="T1">Apple Lisa</text:span></text:span><text:span text:style-name="T1"> (1983) yang meskipun pionir GUI, terlalu mahal dan lambat; </text:span><text:span text:style-name="Strong_20_Emphasis"><text:span text:style-name="T1">Macintosh Portable</text:span></text:span><text:span text:style-name="T1"> (1989), Mac bertenaga baterai pertama yang sangat berat, mahal, dan bermasalah; </text:span><text:span text:style-name="Strong_20_Emphasis"><text:span text:style-name="T1">Power Mac G4 Cube</text:span></text:span><text:span text:style-name="T1"> (2000), sebuah desain visual yang menakjubkan namun mahal, kurang bertenaga untuk target pro, dan rentan retak; serta </text:span><text:span text:style-name="Strong_20_Emphasis"><text:span text:style-name="T1">eMate 300</text:span></text:span><text:span text:style-name="T1"> (1997), laptop edukasi berbasis Newton yang menarik namun bernasib sama dengan induknya, dihentikan oleh Jobs. Bahkan layanan seperti </text:span><text:span text:style-name="Strong_20_Emphasis"><text:span text:style-name="T1">MobileMe</text:span></text:span><text:span text:style-name="T1"> mengalami peluncuran yang kacau sebelum diperbaiki dan diluncurkan ulang sebagai iCloud.</text:span></text:p>
            <text:p text:style-name="Text_20_body"><text:span text:style-name="T1">Jika kita meninjau kembali berbagai kegagalan ini, beberapa </text:span><text:span text:style-name="Strong_20_Emphasis"><text:span text:style-name="T1">pola atau tema umum</text:span></text:span><text:span text:style-name="T1"> tampak muncul sebagai penyebab berulang:</text:span></text:p>
            <text:list xml:id="list7206577623080998229" text:style-name="L57">
              <text:list-item>
                <text:p text:style-name="P124"><text:span text:style-name="Strong_20_Emphasis"><text:span text:style-name="T1">Harga Terlalu Premium:</text:span></text:span><text:span text:style-name="T1"> Banyak produk gagal (Lisa, Newton, Portable, Cube, Pippin) dibanderol dengan harga yang sangat tinggi, membatasi pasar potensialnya atau membuatnya tidak kompetitif. </text:span></text:p>
              </text:list-item>
              <text:list-item>
                <text:p text:style-name="P124"><text:span text:style-name="Strong_20_Emphasis"><text:span text:style-name="T1">Waktu Pasar yang Salah:</text:span></text:span><text:span text:style-name="T1"> Terkadang teknologi diluncurkan terlalu dini sebelum benar-benar matang atau sebelum pasar siap menerimanya (Newton, mungkin Lisa). Di kasus lain, mungkin terlambat memasuki pasar yang sudah ramai (Pippin). </text:span></text:p>
              </text:list-item>
              <text:list-item>
                <text:p text:style-name="P124"><text:span text:style-name="Strong_20_Emphasis"><text:span text:style-name="T1">Teknologi Ambisius Belum Matang/Cacat:</text:span></text:span><text:span text:style-name="T1"> Inti teknologi tidak berfungsi sesuai janji (pengenalan tulisan Newton), memiliki kelemahan desain fundamental (overheating Apple III), atau terlalu kompleks untuk </text:span><text:soft-page-break/><text:span text:style-name="T1">dieksekusi dengan andal (AirPower). </text:span></text:p>
              </text:list-item>
              <text:list-item>
                <text:p text:style-name="P124"><text:span text:style-name="Strong_20_Emphasis"><text:span text:style-name="T1">Kesalahan Memahami Pasar/Persaingan:</text:span></text:span><text:span text:style-name="T1"> Meremehkan kekuatan pesaing mapan (Pippin) atau salah menilai kebutuhan dan kemauan membayar target pasar (Lisa, Cube). </text:span></text:p>
              </text:list-item>
              <text:list-item>
                <text:p text:style-name="P47"><text:span text:style-name="Strong_20_Emphasis"><text:span text:style-name="T1">Kurangnya Fokus Strategis:</text:span></text:span><text:span text:style-name="T1"> Terutama di era 1990-an, terlalu banyak proyek berjalan tanpa arah strategis yang jelas, menguras sumber daya dari bisnis inti Mac. </text:span></text:p>
              </text:list-item>
            </text:list>
            <text:p text:style-name="Text_20_body"><text:span text:style-name="T1">Yang menarik adalah bagaimana Apple tampaknya </text:span><text:span text:style-name="Strong_20_Emphasis"><text:span text:style-name="T1">belajar dari kesalahan</text:span></text:span><text:span text:style-name="T1"> ini, terutama setelah kembalinya Steve Jobs:</text:span></text:p>
            <text:list xml:id="list4645586259738500758" text:style-name="L58">
              <text:list-item>
                <text:p text:style-name="P125"><text:span text:style-name="Strong_20_Emphasis"><text:span text:style-name="T1">Fokus Menjadi Mantra:</text:span></text:span><text:span text:style-name="T1"> Pembantaian produk oleh Jobs pada 1997 adalah pelajaran langsung dari kurangnya fokus di era sebelumnya. Prinsip "mengatakan tidak" pada banyak ide bagus demi fokus pada beberapa ide hebat menjadi inti strategi Apple. </text:span></text:p>
              </text:list-item>
              <text:list-item>
                <text:p text:style-name="P125"><text:span text:style-name="Strong_20_Emphasis"><text:span text:style-name="T1">Memastikan Teknologi Inti Berfungsi:</text:span></text:span><text:span text:style-name="T1"> Kegagalan Newton mungkin berkontribusi pada fokus obsesif Apple untuk memastikan antarmuka multi-sentuh iPhone bekerja dengan sempurna sebelum diluncurkan. Apple cenderung menunggu teknologi matang daripada terburu-buru menjadi yang pertama dengan solusi setengah matang (meskipun AirPower menunjukkan ambisi masih bisa melebihi eksekusi). </text:span></text:p>
              </text:list-item>
              <text:list-item>
                <text:p text:style-name="P125"><text:span text:style-name="Strong_20_Emphasis"><text:span text:style-name="T1">Harga (dengan Catatan):</text:span></text:span><text:span text:style-name="T1"> Meskipun Apple tetaplah merek premium, produk massal seperti iPod dan iPhone berhasil menemukan titik harga yang (relatif) dapat diterima oleh pasar yang jauh lebih luas dibandingkan Lisa atau Newton. </text:span></text:p>
              </text:list-item>
              <text:list-item>
                <text:p text:style-name="P125"><text:span text:style-name="Strong_20_Emphasis"><text:span text:style-name="T1">Pentingnya Ekosistem:</text:span></text:span><text:span text:style-name="T1"> Kegagalan seperti Pippin mungkin memperkuat keyakinan Apple akan pentingnya mengontrol seluruh pengalaman—perangkat keras, perangkat lunak, dan distribusi konten/aplikasi—untuk sukses di pasar konsumen baru. </text:span></text:p>
              </text:list-item>
              <text:list-item>
                <text:p text:style-name="P48"><text:span text:style-name="Strong_20_Emphasis"><text:span text:style-name="T1">Iterasi:</text:span></text:span><text:span text:style-name="T1"> Apple menjadi lebih mahir dalam meluncurkan produk generasi pertama yang mungkin belum sempurna, lalu dengan cepat memperbaikinya dalam iterasi berikutnya (seperti Mac 128K ke 512K, atau evolusi Apple Watch). </text:span></text:p>
              </text:list-item>
            </text:list>
            <text:p text:style-name="P59">Tentu saja, Apple tidak selalu belajar (misalnya, isu harga premium masih sering muncul), tetapi kemampuan untuk menganalisis kegagalan, memetik pelajaran, dan menerapkannya pada upaya berikutnya tampaknya menjadi bagian penting dari ketahanan dan kesuksesan jangka panjang perusahaan ini [per 18 April 2025].</text:p>
            <text:p text:style-name="P157"><text:soft-page-break/></text:p>
            <text:p text:style-name="P59">Ini adalah akhir dari Bab 9. Silakan berikan perintah "YAX" jika Anda ingin melanjutkan ke prompt pengantar untuk Bab 10.</text:p>
          </text:section>
          <text:section text:style-name="Sect1" text:name="feedback-form-69">
            <text:p text:style-name="P137"/>
          </text:section>
        </text:section>
        <text:section text:style-name="Sect1" text:name="009bcceb3a29a221">
          <text:p text:style-name="P59"/>
          <text:section text:style-name="Sect1" text:name="user-query-content-70">
            <text:p text:style-name="P151">yax </text:p>
          </text:section>
          <text:p text:style-name="P137">Tampilkan alur berpikir</text:p>
          <text:section text:style-name="Sect2" text:name="model-response-message-contentr_009bcceb3a29a221">
            <text:p text:style-name="P59">Baik, kita sekarang memasuki era terkini dalam perjalanan Apple, di bawah nakhoda yang berbeda. Selamat datang di Bab 10: Era Tim Cook: Skala, Layanan, &amp; Tantangan Baru (2011 - Sekarang [Per 18 April 2025]).</text:p>
            <text:p text:style-name="Text_20_body"><text:span text:style-name="Strong_20_Emphasis"><text:span text:style-name="T1">Prompt 51:</text:span></text:span><text:span text:style-name="T1"> (Pengantar Bab 10) </text:span><text:span text:style-name="Emphasis"><text:span text:style-name="T1">Awali bab ini dengan menggambarkan momen krusial transisi kepemimpinan di Apple setelah wafatnya Steve Jobs pada Oktober 2011, dan bagaimana Tim Cook, yang sebelumnya menjabat sebagai COO, mengambil alih kemudi salah satu perusahaan paling ikonik dan diawasi di dunia. Akui bayang-bayang besar yang ditinggalkan Jobs dan pertanyaan publik tentang apakah Apple bisa mempertahankan 'sihir'-nya tanpa sang visioner. Sampaikan bahwa bab ini akan fokus pada era kepemimpinan Tim Cook (2011 hingga sekarang [per April 2025]), sebuah periode yang ditandai oleh gaya kepemimpinan yang berbeda – lebih tenang, kolaboratif, dan sangat fokus pada keunggulan operasional. Jelaskan bagaimana di bawah Cook, Apple mencapai skala kesuksesan finansial dan jangkauan global yang belum pernah terjadi sebelumnya, terutama didorong oleh optimalisasi iPhone, perluasan ekosistem, dan ledakan pertumbuhan bisnis layanan. Bab ini akan menganalisis pilar-pilar utama era Cook: kejeniusan operasional dan manajemen rantai pasokan, pergeseran strategis menuju layanan, penekanan kuat pada nilai-nilai perusahaan seperti privasi dan lingkungan, serta bagaimana Apple menavigasi tantangan-tantangan baru yang kompleks, termasuk tekanan regulasi global, persaingan yang terus berkembang, dan pertanyaan abadi tentang masa depan inovasi 'game-changing'.</text:span></text:span></text:p>
            <text:p text:style-name="Text_20_body"><text:span text:style-name="Strong_20_Emphasis"><text:span text:style-name="T1">Jawaban:</text:span></text:span></text:p>
            <text:p text:style-name="P59">Oktober 2011 menandai momen peralihan yang mendalam dan penuh emosi bagi Apple dan dunia teknologi: wafatnya sang visioner karismatik, Steve Jobs. Tongkat kepemimpinan di perusahaan paling inovatif dan diawasi di dunia itu pun beralih ke tangan Tim Cook, sosok yang lama menjabat sebagai Chief Operating Officer (COO) dan merupakan pilihan pribadi Jobs sebagai <text:soft-page-break/>penggantinya. Bayang-bayang Jobs begitu besar, dan pertanyaan pun bergema di seluruh dunia: Mampukah Apple mempertahankan 'sihir' inovasi dan daya tarik kulturalnya tanpa sang pendiri? Bisakah seorang ahli operasi yang dikenal tenang dan metodis memimpin perusahaan yang identik dengan gebrakan produk yang dipimpin oleh intuisi?</text:p>
            <text:p text:style-name="P59">Bab ini akan memfokuskan perhatian pada era kepemimpinan Tim Cook, sebuah periode yang membentang dari tahun 2011 hingga kondisi terkini [per 18 April 2025]. Era ini tak pelak lagi memiliki ciri khas yang berbeda. Di bawah kepemimpinan Cook yang lebih tenang, kolaboratif, dan sangat terfokus pada keunggulan operasional, Apple tidak hanya bertahan tetapi justru melesat mencapai skala kesuksesan finansial dan jangkauan global yang belum pernah terbayangkan sebelumnya, secara rutin menjadi perusahaan paling bernilai di dunia. Pertumbuhan masif ini terutama didorong oleh optimalisasi berkelanjutan dari mesin uang iPhone, perluasan ekosistem melalui produk seperti Apple Watch dan AirPods, serta ledakan pertumbuhan bisnis layanan yang menjadi pilar baru perusahaan.</text:p>
            <text:p text:style-name="P59">Kita akan menganalisis pilar-pilar utama yang mendefinisikan era Tim Cook: kejeniusan dalam manajemen rantai pasokan dan operasi global yang kompleks, pergeseran strategis yang monumental menuju bisnis layanan sebagai sumber pendapatan berulang, penekanan yang semakin kuat pada nilai-nilai perusahaan seperti privasi pengguna dan tanggung jawab lingkungan, serta bagaimana Apple di bawah kepemimpinannya menavigasi lanskap tantangan baru yang semakin rumit—mulai dari tekanan regulasi antimonopoli yang meningkat di seluruh dunia, ketegangan geopolitik, persaingan yang semakin ketat di bidang AI dan lainnya, hingga pertanyaan konstan tentang dari mana datangnya inovasi besar pengubah permainan berikutnya.</text:p>
            <text:p text:style-name="P157"/>
            <text:p text:style-name="P59">Silakan berikan perintah "YAX" untuk melanjutkan ke prompt sub-bab pertama dari Bab 10.</text:p>
          </text:section>
          <text:section text:style-name="Sect1" text:name="feedback-form-70">
            <text:p text:style-name="P137"/>
          </text:section>
        </text:section>
        <text:section text:style-name="Sect1" text:name="d3dc2f41b7e0b6fc">
          <text:p text:style-name="P59"/>
          <text:section text:style-name="Sect1" text:name="user-query-content-71">
            <text:p text:style-name="P151">yax </text:p>
          </text:section>
          <text:p text:style-name="P137">Tampilkan alur berpikir</text:p>
          <text:section text:style-name="Sect2" text:name="model-response-message-contentr_d3dc2f41b7e0b6fc">
            <text:p text:style-name="P59">Baik, mari kita mulai Bab 10 dengan melihat lebih dekat proses transisi kepemimpinan dan gaya manajemen CEO saat ini [per 18 April 2025].</text:p>
            <text:p text:style-name="Text_20_body"><text:soft-page-break/><text:span text:style-name="Strong_20_Emphasis"><text:span text:style-name="T1">Prompt 52:</text:span></text:span><text:span text:style-name="T1"> (Bab 10 - Sub-bab 10.1: Transisi Kepemimpinan dan Gaya Manajemen Cook.) </text:span><text:span text:style-name="Emphasis"><text:span text:style-name="T1">Jelaskan secara detail proses transisi kepemimpinan dari Steve Jobs ke Tim Cook. Paparkan kondisi kesehatan Jobs yang menurun pada tahun-tahun terakhirnya dan bagaimana ia secara pribadi merekomendasikan Cook sebagai penggantinya kepada dewan direksi. Rinci latar belakang Tim Cook sebelum dan sesudah bergabung dengan Apple: pengalamannya di IBM dan Compaq, perannya yang krusial dalam merevolusi rantai pasokan dan operasi Apple sejak bergabung pada 1998 atas permintaan Jobs. Deskripsikan tantangan dan skeptisisme besar yang dihadapi Cook saat mengambil alih jabatan CEO pada Agustus 2011 (dan secara permanen setelah Jobs wafat): tekanan untuk melanjutkan warisan inovasi Jobs dan keraguan apakah seorang 'ahli operasi' bisa memimpin perusahaan yang didorong oleh produk. Analisis bagaimana Cook berhasil menstabilkan perusahaan di masa sulit ini dan bagaimana gaya kepemimpinannya secara fundamental berbeda dari Jobs (lebih tenang, metodis, kolaboratif, fokus pada detail operasional dan nilai-nilai korporat) namun terbukti sangat efektif dalam mengelola skala Apple yang masif.</text:span></text:span></text:p>
            <text:p text:style-name="Text_20_body"><text:span text:style-name="Strong_20_Emphasis"><text:span text:style-name="T1">Jawaban:</text:span></text:span></text:p>
            <text:p text:style-name="P59">Transisi kepemimpinan dari Steve Jobs ke Tim Cook adalah momen yang telah dipersiapkan namun tetap emosional dan penuh tantangan. Pada tahun-tahun terakhir hidupnya, saat berjuang melawan kanker pankreas, kesehatan Steve Jobs semakin menurun. Ia beberapa kali harus mengambil cuti medis, dan pada setiap kesempatan itu, Tim Cook, sebagai COO, dipercaya untuk mengambil alih tugas sehari-hari sebagai CEO sementara. Pengalaman ini secara efektif menguji kemampuan Cook dalam memimpin perusahaan. Akhirnya, pada 24 Agustus 2011, beberapa minggu sebelum wafatnya, Jobs secara resmi mengundurkan diri sebagai CEO dan dalam suratnya kepada dewan direksi, ia dengan tegas merekomendasikan Tim Cook sebagai penggantinya, sebuah tanda kepercayaan yang luar biasa.</text:p>
            <text:p text:style-name="P59">Tim Cook bukanlah sosok baru di Apple atau di industri teknologi. Sebelum bergabung dengan Apple pada tahun 1998 atas permintaan pribadi Jobs, ia telah memiliki karir panjang dan cemerlang selama 12 tahun di IBM dan kemudian sebagai Wakil Presiden Material Korporat di Compaq, di mana ia dikenal sebagai ahli manajemen operasi dan rantai pasokan. Keputusannya untuk bergabung dengan Apple pada 1998 adalah sebuah pertaruhan besar, mengingat kondisi Apple saat itu masih belum stabil. Namun, di bawah <text:soft-page-break/>kepemimpinan Jobs, Cook dengan cepat merevolusi operasi Apple yang sebelumnya berantakan—mengurangi inventaris secara drastis, menutup pabrik yang tidak efisien, merampingkan proses manufaktur, dan membangun hubungan erat dengan mitra pemasok dan perakitan di Asia (seperti Foxconn). Kejeniusan operasional Cook inilah yang memungkinkan Apple untuk menskalakan produksi secara masif untuk produk-produk hit seperti iPod dan iPhone sambil tetap menjaga kualitas dan profitabilitas.</text:p>
            <text:p text:style-name="P59">Meskipun demikian, ketika Cook secara resmi mengambil alih sebagai CEO permanen setelah wafatnya Jobs pada Oktober 2011, ia menghadapi tekanan dan skeptisisme yang luar biasa. Tugasnya adalah menggantikan seorang ikon global, seorang visioner produk yang dianggap sebagai 'jiwa' Apple. Pertanyaan besar menggantung: Mampukah Cook, sang ahli operasi yang dikenal pendiam dan analitis, mempertahankan budaya inovasi Apple? Bisakah Apple terus menciptakan produk 'ajaib' tanpa intuisi Jobs? Banyak yang meragukan kemampuannya memimpin perusahaan yang sangat didorong oleh visi produk.</text:p>
            <text:p text:style-name="P59">Namun, Cook menghadapi tantangan ini dengan caranya sendiri. Ia tidak mencoba menjadi Steve Jobs kedua. Sebaliknya, ia fokus pada kekuatannya: memberikan kepemimpinan yang tenang, stabil, dan metodis di tengah masa duka dan ketidakpastian. Ia memberdayakan tim eksekutif seniornya (seperti Jony Ive di desain, Phil Schiller di pemasaran, Craig Federighi di perangkat lunak) dan fokus pada eksekusi yang sempurna. Gaya kepemimpinannya yang lebih kolaboratif, analitis, dan sangat detail dalam urusan operasional dan finansial sangat kontras dengan gaya Jobs yang intuitif dan seringkali meledak-ledak. Cook juga secara bertahap mulai menekankan pentingnya nilai-nilai korporat, seperti tanggung jawab sosial, lingkungan, dan privasi pengguna. Ternyata, gaya kepemimpinan yang berbeda ini justru sangat efektif untuk mengelola Apple yang telah tumbuh menjadi perusahaan raksasa global dengan kompleksitas operasional yang luar biasa. Ia berhasil menstabilkan kapal, memastikan kelancaran eksekusi, dan membawa Apple ke tingkat kesuksesan finansial yang baru.</text:p>
            <text:p text:style-name="P157"/>
            <text:p text:style-name="P59">Silakan berikan perintah "YAX" untuk prompt berikutnya.</text:p>
          </text:section>
          <text:section text:style-name="Sect1" text:name="feedback-form-71">
            <text:p text:style-name="P137"/>
          </text:section>
        </text:section>
        <text:section text:style-name="Sect1" text:name="d11ef94fc9aa6553">
          <text:p text:style-name="P59"/>
          <text:section text:style-name="Sect1" text:name="user-query-content-72">
            <text:p text:style-name="P151">yax </text:p>
          </text:section>
          <text:p text:style-name="P137"><text:soft-page-break/>Tampilkan alur berpikir</text:p>
          <text:section text:style-name="Sect2" text:name="model-response-message-contentr_d11ef94fc9aa6553">
            <text:p text:style-name="P137"/>
          </text:section>
          <text:section text:style-name="Sect1" text:name="feedback-form-72">
            <text:p text:style-name="P137"/>
          </text:section>
        </text:section>
        <text:section text:style-name="Sect1" text:name="6806f9621ddc8e69">
          <text:p text:style-name="P59"/>
          <text:section text:style-name="Sect1" text:name="user-query-content-73">
            <text:p text:style-name="P151">present it </text:p>
          </text:section>
          <text:p text:style-name="P137">Tampilkan alur berpikir</text:p>
          <text:section text:style-name="Sect2" text:name="model-response-message-contentr_6806f9621ddc8e69">
            <text:p text:style-name="P59">Baik, mari kita dalami dua pilar utama yang sangat lekat dengan era kepemimpinan Tim Cook.</text:p>
            <text:p text:style-name="Text_20_body"><text:span text:style-name="Strong_20_Emphasis"><text:span text:style-name="T1">Prompt 53:</text:span></text:span><text:span text:style-name="T1"> (Bab 10 - Sub-bab 10.2: Fokus pada Efisiensi Operasional &amp; Layanan.) </text:span><text:span text:style-name="Emphasis"><text:span text:style-name="T1">Gali lebih dalam dua pilar utama yang mendefinisikan strategi Apple di bawah kepemimpinan Tim Cook: keunggulan operasional dan pertumbuhan bisnis layanan. Jelaskan bagaimana latar belakang dan keahlian Cook dalam manajemen operasi dan rantai pasokan menjadi aset krusial bagi Apple. Paparkan bagaimana ia terus mengoptimalkan jaringan manufaktur global Apple (kemitraan dengan Foxconn, dll.), manajemen inventaris yang canggih, dan logistik yang kompleks untuk memungkinkan produksi ratusan juta perangkat berkualitas tinggi setiap tahun sambil mempertahankan margin keuntungan yang sehat. Kaitkan keunggulan operasional ini dengan kemampuan Apple untuk menskalakan bisnisnya secara global. Selanjutnya, tekankan kembali (merujuk pada Bab 7) bagaimana Cook secara strategis mendorong pertumbuhan eksponensial segmen Layanan (Services) – mencakup App Store, iCloud, Apple Music, Apple Care, Apple TV+, dll. – menjadi mesin pendapatan dan laba kedua yang sangat penting, memberikan aliran pendapatan berulang yang stabil dan margin tinggi untuk melengkapi penjualan perangkat keras yang lebih siklikal.</text:span></text:span></text:p>
            <text:p text:style-name="Text_20_body"><text:span text:style-name="Strong_20_Emphasis"><text:span text:style-name="T1">Jawaban:</text:span></text:span></text:p>
            <text:p text:style-name="Text_20_body"><text:span text:style-name="T1">Dua pilar strategi utama yang secara konsisten mendefinisikan kepemimpinan Tim Cook di Apple adalah </text:span><text:span text:style-name="Strong_20_Emphasis"><text:span text:style-name="T1">keunggulan operasional</text:span></text:span><text:span text:style-name="T1"> yang tak tertandingi dan pertumbuhan </text:span><text:span text:style-name="Strong_20_Emphasis"><text:span text:style-name="T1">bisnis layanan</text:span></text:span><text:span text:style-name="T1"> yang eksplosif. Latar belakang Cook sebagai seorang jenius operasi dan manajemen rantai pasokan terbukti menjadi aset yang tak ternilai bagi Apple, terutama saat perusahaan tumbuh menjadi raksasa global. Di bawah arahannya, Apple terus menyempurnakan mesin operasinya yang sangat kompleks:</text:span></text:p>
            <text:list xml:id="list4745996593107959095" text:style-name="L59">
              <text:list-item>
                <text:p text:style-name="P126"><text:span text:style-name="Strong_20_Emphasis"><text:span text:style-name="T1">Manajemen Rantai Pasokan:</text:span></text:span><text:span text:style-name="T1"> Cook dan timnya dikenal ahli dalam mengelola hubungan dengan ratusan pemasok komponen di seluruh </text:span><text:soft-page-break/><text:span text:style-name="T1">dunia, seringkali mengamankan pasokan komponen kunci secara eksklusif atau dalam jumlah besar jauh sebelum pesaing, serta menegosiasikan harga yang menguntungkan. </text:span></text:p>
              </text:list-item>
              <text:list-item>
                <text:p text:style-name="P126"><text:span text:style-name="Strong_20_Emphasis"><text:span text:style-name="T1">Kemitraan Manufaktur:</text:span></text:span><text:span text:style-name="T1"> Memperdalam dan mengelola kemitraan strategis dengan perakit skala masif seperti Foxconn dan Pegatron di Tiongkok (dan belakangan mulai melakukan diversifikasi ke India dan Vietnam [per 18 April 2025]) memungkinkan Apple memproduksi ratusan juta perangkat dengan standar kualitas yang sangat tinggi setiap tahunnya. </text:span></text:p>
              </text:list-item>
              <text:list-item>
                <text:p text:style-name="P126"><text:span text:style-name="Strong_20_Emphasis"><text:span text:style-name="T1">Manajemen Inventaris:</text:span></text:span><text:span text:style-name="T1"> Apple di bawah Cook terkenal dengan kemampuannya menjaga tingkat inventaris tetap sangat rendah, meminimalkan risiko stok menumpuk dan memaksimalkan efisiensi modal kerja. </text:span></text:p>
              </text:list-item>
              <text:list-item>
                <text:p text:style-name="P49"><text:span text:style-name="Strong_20_Emphasis"><text:span text:style-name="T1">Logistik Global:</text:span></text:span><text:span text:style-name="T1"> Mengelola distribusi global yang rumit untuk mengirimkan produk baru ke jutaan pelanggan di seluruh dunia secara serentak setelah peluncuran adalah sebuah keajaiban logistik tersendiri. </text:span></text:p>
              </text:list-item>
            </text:list>
            <text:p text:style-name="P59">Keunggulan operasional inilah yang memungkinkan Apple untuk menskalakan bisnis perangkat kerasnya, terutama iPhone, ke tingkat yang belum pernah terjadi sebelumnya sambil tetap mempertahankan margin keuntungan yang sehat—sebuah pencapaian luar biasa yang menjadi fondasi kekuatan finansialnya.</text:p>
            <text:p text:style-name="Text_20_body"><text:span text:style-name="T1">Selanjutnya, pilar kedua yang sangat ditekankan oleh Cook adalah </text:span><text:span text:style-name="Strong_20_Emphasis"><text:span text:style-name="T1">pertumbuhan eksponensial segmen Layanan (Services)</text:span></text:span><text:span text:style-name="T1">. Seperti yang telah disinggung di Bab 7, Cook secara strategis melihat potensi besar untuk memonetisasi basis pengguna perangkat Apple yang terus berkembang dan menciptakan aliran pendapatan berulang yang stabil dengan margin tinggi. Ia mendorong pengembangan dan pemasaran agresif untuk berbagai layanan seperti App Store (yang komisinya tetap menjadi sumber pendapatan besar), langganan penyimpanan </text:span><text:span text:style-name="Strong_20_Emphasis"><text:span text:style-name="T1">iCloud+</text:span></text:span><text:span text:style-name="T1">, </text:span><text:span text:style-name="Strong_20_Emphasis"><text:span text:style-name="T1">Apple Music</text:span></text:span><text:span text:style-name="T1">, layanan dukungan </text:span><text:span text:style-name="Strong_20_Emphasis"><text:span text:style-name="T1">AppleCare+</text:span></text:span><text:span text:style-name="T1">, </text:span><text:span text:style-name="Strong_20_Emphasis"><text:span text:style-name="T1">Apple Pay</text:span></text:span><text:span text:style-name="T1">, serta layanan konten berlangganan seperti </text:span><text:span text:style-name="Strong_20_Emphasis"><text:span text:style-name="T1">Apple TV+</text:span></text:span><text:span text:style-name="T1"> dan </text:span><text:span text:style-name="Strong_20_Emphasis"><text:span text:style-name="T1">Apple Arcade</text:span></text:span><text:span text:style-name="T1">, yang kemudian dibundel dalam paket </text:span><text:span text:style-name="Strong_20_Emphasis"><text:span text:style-name="T1">Apple One</text:span></text:span><text:span text:style-name="T1">. Strategi ini terbukti sangat sukses. Segmen Layanan kini telah menjadi mesin pendapatan dan laba terbesar kedua bagi Apple setelah iPhone, mengubah model bisnis perusahaan dan cara pandang investor terhadap valuasi Apple—bukan lagi hanya perusahaan perangkat keras, tetapi juga raksasa platform dan layanan digital. Keunggulan operasional yang memastikan jangkauan perangkat </text:span><text:soft-page-break/><text:span text:style-name="T1">keras global secara efektif memberi makan pertumbuhan basis pengguna untuk layanan-layanan ini.</text:span></text:p>
            <text:p text:style-name="P157"/>
            <text:p text:style-name="P59">Silakan berikan perintah "YAX" untuk prompt berikutnya.</text:p>
          </text:section>
          <text:section text:style-name="Sect1" text:name="feedback-form-73">
            <text:p text:style-name="P137"/>
          </text:section>
        </text:section>
        <text:section text:style-name="Sect1" text:name="c07a0a16e15fe047">
          <text:p text:style-name="P59"/>
          <text:section text:style-name="Sect1" text:name="user-query-content-74">
            <text:p text:style-name="P151">yax </text:p>
          </text:section>
          <text:p text:style-name="P137">Tampilkan alur berpikir</text:p>
          <text:section text:style-name="Sect2" text:name="model-response-message-contentr_c07a0a16e15fe047">
            <text:p text:style-name="P59">Baik, mari kita bahas salah satu nilai yang semakin gencar disuarakan Apple di era ini.</text:p>
            <text:p text:style-name="Text_20_body"><text:span text:style-name="Strong_20_Emphasis"><text:span text:style-name="T1">Prompt 54:</text:span></text:span><text:span text:style-name="T1"> (Bab 10 - Sub-bab 10.3: Isu Privasi.) </text:span><text:span text:style-name="Emphasis"><text:span text:style-name="T1">Analisis posisi Apple yang semakin vokal dan tegas mengenai privasi pengguna sebagai salah satu nilai inti perusahaan di era Tim Cook. Jelaskan bagaimana Apple secara aktif mempromosikan privasi sebagai diferensiator kunci dibandingkan para pesaingnya di industri teknologi (terutama yang model bisnisnya bergantung pada pengumpulan data pengguna seperti Google dan Meta/Facebook). Rinci momen-momen penting yang menyoroti sikap Apple ini: penolakan keras terhadap permintaan FBI untuk membuka enkripsi iPhone dalam kasus penembakan San Bernardino (2016), pengenalan fitur-fitur pro-privasi yang signifikan seperti App Tracking Transparency (ATT) dan privacy labels, Cook's public speeches on privacy as a "fundamental human right," dan bisnis implikasi (impact on digital advertising industry, building user trust).</text:span></text:span></text:p>
            <text:p text:style-name="Text_20_body"><text:span text:style-name="Strong_20_Emphasis"><text:span text:style-name="T1">Jawaban:</text:span></text:span></text:p>
            <text:p text:style-name="Text_20_body"><text:span text:style-name="T1">Salah satu ciri khas yang semakin menonjol dan secara aktif dipromosikan Apple di bawah kepemimpinan Tim Cook adalah komitmennya terhadap </text:span><text:span text:style-name="Strong_20_Emphasis"><text:span text:style-name="T1">privasi pengguna</text:span></text:span><text:span text:style-name="T1">. Lebih dari sekadar fitur teknis, Apple memposisikan privasi sebagai </text:span><text:span text:style-name="Strong_20_Emphasis"><text:span text:style-name="T1">nilai inti perusahaan</text:span></text:span><text:span text:style-name="T1"> dan </text:span><text:span text:style-name="Strong_20_Emphasis"><text:span text:style-name="T1">hak asasi manusia fundamental</text:span></text:span><text:span text:style-name="T1">, sebuah sikap yang secara tajam membedakannya dari banyak raksasa teknologi lain, terutama Google (Alphabet) dan Meta (Facebook), yang model bisnisnya sangat bergantung pada pengumpulan dan pemanfaatan data pengguna untuk periklanan tertarget. Apple secara konsisten menggaungkan narasi bahwa pengguna bukanlah produk, dan privasi adalah fondasi kepercayaan.</text:span></text:p>
            <text:p text:style-name="P59">Sikap tegas ini dibuktikan melalui serangkaian tindakan dan fitur nyata:</text:p>
            <text:list xml:id="list2628781108383562498" text:style-name="L60">
              <text:list-item>
                <text:p text:style-name="P127"><text:span text:style-name="Strong_20_Emphasis"><text:span text:style-name="T1">Konfrontasi dengan FBI (2016):</text:span></text:span><text:span text:style-name="T1"> Momen paling dramatis adalah ketika </text:span><text:soft-page-break/><text:span text:style-name="T1">Apple menolak keras perintah pengadilan dari FBI untuk menciptakan 'pintu belakang' (</text:span><text:span text:style-name="Emphasis"><text:span text:style-name="T1">backdoor</text:span></text:span><text:span text:style-name="T1">) demi membuka kunci iPhone milik pelaku penembakan di San Bernardino. Apple, dengan dukungan kuat dari Tim Cook secara pribadi, berargumen bahwa menciptakan alat semacam itu akan melemahkan keamanan enkripsi bagi semua pengguna dan menciptakan preseden berbahaya. Peristiwa ini memicu debat nasional tentang keseimbangan antara keamanan nasional dan privasi individu. </text:span></text:p>
              </text:list-item>
              <text:list-item>
                <text:p text:style-name="P127"><text:span text:style-name="Strong_20_Emphasis"><text:span text:style-name="T1">Fitur Teknis Pro-Privasi:</text:span></text:span><text:span text:style-name="T1"> Apple secara bertahap memperkenalkan berbagai teknologi dan kebijakan untuk melindungi data pengguna, seperti: </text:span></text:p>
                <text:list>
                  <text:list-item>
                    <text:p text:style-name="P127"><text:span text:style-name="Strong_20_Emphasis"><text:span text:style-name="T1">Enkripsi ujung-ke-ujung</text:span></text:span><text:span text:style-name="T1"> untuk layanan komunikasi seperti iMessage dan FaceTime. </text:span></text:p>
                  </text:list-item>
                  <text:list-item>
                    <text:p text:style-name="P127"><text:span text:style-name="Strong_20_Emphasis"><text:span text:style-name="T1">Pemrosesan di perangkat (</text:span></text:span><text:span text:style-name="Strong_20_Emphasis"><text:span text:style-name="Emphasis"><text:span text:style-name="T1">on-device processing</text:span></text:span></text:span><text:span text:style-name="Strong_20_Emphasis"><text:span text:style-name="T1">)</text:span></text:span><text:span text:style-name="T1"> untuk tugas-tugas sensitif (analisis data kesehatan, permintaan Siri tertentu) guna meminimalkan data yang dikirim ke server Apple. </text:span></text:p>
                  </text:list-item>
                  <text:list-item>
                    <text:p text:style-name="P127"><text:span text:style-name="Strong_20_Emphasis"><text:span text:style-name="T1">Differential Privacy</text:span></text:span><text:span text:style-name="T1"> untuk mengumpulkan data penggunaan secara anonim. </text:span></text:p>
                  </text:list-item>
                  <text:list-item>
                    <text:p text:style-name="P127"><text:span text:style-name="Strong_20_Emphasis"><text:span text:style-name="T1">Intelligent Tracking Prevention (ITP)</text:span></text:span><text:span text:style-name="T1"> di Safari untuk membatasi pelacakan lintas situs oleh pengiklan. </text:span></text:p>
                  </text:list-item>
                  <text:list-item>
                    <text:p text:style-name="P127"><text:span text:style-name="Strong_20_Emphasis"><text:span text:style-name="T1">Label Nutrisi Privasi (</text:span></text:span><text:span text:style-name="Strong_20_Emphasis"><text:span text:style-name="Emphasis"><text:span text:style-name="T1">Privacy Nutrition Labels</text:span></text:span></text:span><text:span text:style-name="Strong_20_Emphasis"><text:span text:style-name="T1">)</text:span></text:span><text:span text:style-name="T1"> di App Store yang mewajibkan pengembang mengungkapkan praktik pengumpulan data mereka secara transparan. </text:span></text:p>
                  </text:list-item>
                  <text:list-item>
                    <text:p text:style-name="P127"><text:span text:style-name="Strong_20_Emphasis"><text:span text:style-name="T1">App Tracking Transparency (ATT) (2021):</text:span></text:span><text:span text:style-name="T1"> Kebijakan paling disruptif, yang mewajibkan aplikasi meminta izin eksplisit dari pengguna sebelum melacak aktivitas mereka di aplikasi dan situs web lain untuk tujuan periklanan. </text:span></text:p>
                  </text:list-item>
                  <text:list-item>
                    <text:p text:style-name="P127"><text:span text:style-name="Strong_20_Emphasis"><text:span text:style-name="T1">Advanced Data Protection for iCloud:</text:span></text:span><text:span text:style-name="T1"> Memperluas enkripsi ujung-ke-ujung ke lebih banyak kategori data iCloud. </text:span></text:p>
                  </text:list-item>
                </text:list>
              </text:list-item>
              <text:list-item>
                <text:p text:style-name="P50"><text:span text:style-name="Strong_20_Emphasis"><text:span text:style-name="T1">Advokasi Publik Tim Cook:</text:span></text:span><text:span text:style-name="T1"> Tim Cook sendiri sering menjadi juru bicara utama isu privasi, memberikan pidato di berbagai konferensi internasional dan wawancara, mengkritik "kompleks industri data" (</text:span><text:span text:style-name="Emphasis"><text:span text:style-name="T1">data-industrial complex</text:span></text:span><text:span text:style-name="T1">) dan menyerukan regulasi privasi yang lebih kuat. </text:span></text:p>
              </text:list-item>
            </text:list>
            <text:p text:style-name="Text_20_body"><text:span text:style-name="T1">Sikap pro-privasi ini memiliki </text:span><text:span text:style-name="Strong_20_Emphasis"><text:span text:style-name="T1">implikasi bisnis</text:span></text:span><text:span text:style-name="T1"> yang signifikan. Di satu sisi, ia terbukti menjadi </text:span><text:span text:style-name="Strong_20_Emphasis"><text:span text:style-name="T1">diferensiator merek</text:span></text:span><text:span text:style-name="T1"> yang kuat, membangun kepercayaan dan loyalitas di kalangan konsumen yang semakin sadar akan isu privasi. Di sisi lain, langkah seperti ATT secara signifikan </text:span><text:span text:style-name="Strong_20_Emphasis"><text:span text:style-name="T1">mengganggu industri periklanan digital</text:span></text:span><text:span text:style-name="T1"> (terutama model bisnis Meta/Facebook) dan memicu perdebatan sengit serta </text:span><text:soft-page-break/><text:span text:style-name="T1">upaya industri untuk mencari alternatif pelacakan. Posisi Apple terkadang juga menempatkannya dalam posisi sulit antara melindungi pengguna dan memenuhi tuntutan pemerintah untuk akses data [per 18 April 2025]. Namun, secara keseluruhan, penekanan pada privasi telah menjadi elemen sentral dari identitas dan strategi Apple di era Cook.</text:span></text:p>
            <text:p text:style-name="P157"/>
            <text:p text:style-name="P59">Silakan berikan perintah "YAX" untuk prompt berikutnya.</text:p>
          </text:section>
          <text:section text:style-name="Sect1" text:name="feedback-form-74">
            <text:p text:style-name="P137"/>
          </text:section>
        </text:section>
        <text:section text:style-name="Sect1" text:name="d51453c9d27763b9">
          <text:p text:style-name="P59"/>
          <text:section text:style-name="Sect1" text:name="user-query-content-75">
            <text:p text:style-name="P151">yax </text:p>
          </text:section>
          <text:p text:style-name="P137">Tampilkan alur berpikir</text:p>
          <text:section text:style-name="Sect2" text:name="model-response-message-contentr_d51453c9d27763b9">
            <text:p text:style-name="P59">Baik, mari kita akhiri Bab 10 dengan melihat berbagai tantangan signifikan yang dihadapi Apple saat ini.</text:p>
            <text:p text:style-name="Text_20_body"><text:span text:style-name="Strong_20_Emphasis"><text:span text:style-name="T1">Prompt 55:</text:span></text:span><text:span text:style-name="T1"> (Bab 10 - Sub-bab 10.4: Tantangan (Regulasi, Inovasi).) </text:span><text:span text:style-name="Emphasis"><text:span text:style-name="T1">Jelaskan tantangan-tantangan baru dan semakin kompleks yang dihadapi Apple di bawah kepemimpinan Tim Cook, terutama dalam beberapa tahun terakhir [hingga April 2025]. Fokus pada beberapa area utama: * </text:span></text:span><text:span text:style-name="Emphasis"><text:span text:style-name="Strong_20_Emphasis"><text:span text:style-name="T1">Tekanan Regulasi Global:</text:span></text:span></text:span><text:span text:style-name="Emphasis"><text:span text:style-name="T1"> Uraikan meningkatnya pengawasan dan tindakan hukum dari pemerintah di seluruh dunia terkait dugaan praktik monopoli atau anti-kompetitif, terutama seputar dominasi App Store (misalnya, Digital Markets Act di Uni Eropa yang memaksa perubahan seperti sideloading, gugatan dari Departemen Kehakiman AS pada Maret 2024, penyelidikan di negara lain). * </text:span></text:span><text:span text:style-name="Emphasis"><text:span text:style-name="Strong_20_Emphasis"><text:span text:style-name="T1">Ketegangan Geopolitik:</text:span></text:span></text:span><text:span text:style-name="Emphasis"><text:span text:style-name="T1"> Analisis dampak ketegangan hubungan antara AS dan Tiongkok terhadap rantai pasokan Apple yang sangat bergantung pada manufaktur di Tiongkok, serta potensi risiko terhadap akses pasar Tiongkok yang besar. Upaya diversifikasi manufaktur (ke India, Vietnam). * </text:span></text:span><text:span text:style-name="Emphasis"><text:span text:style-name="Strong_20_Emphasis"><text:span text:style-name="T1">Tekanan Inovasi:</text:span></text:span></text:span><text:span text:style-name="Emphasis"><text:span text:style-name="T1"> Diskusikan pertanyaan konstan tentang kemampuan Apple untuk terus menghasilkan inovasi 'game-changing' sekelas iPod atau iPhone. Evaluasi upaya Apple di area baru seperti Augmented/Virtual Reality (Apple Vision Pro), kemajuan dalam Kecerdasan Buatan (persaingan dengan Google, OpenAI, dll.), dan potensi proyek jangka panjang lainnya (misalnya, mobil). * </text:span></text:span><text:span text:style-name="Emphasis"><text:span text:style-name="Strong_20_Emphasis"><text:span text:style-name="T1">Mengelola Skala:</text:span></text:span></text:span><text:span text:style-name="Emphasis"><text:span text:style-name="T1"> Jelaskan tantangan inheren dalam mengelola perusahaan dengan skala, kompleksitas, dan nilai pasar sebesar Apple saat ini, termasuk mempertahankan budaya perusahaan dan kelincahan. * </text:span></text:span><text:span text:style-name="Emphasis"><text:span text:style-name="Strong_20_Emphasis"><text:span text:style-name="T1">Persaingan:</text:span></text:span></text:span><text:span text:style-name="Emphasis"><text:span text:style-name="T1"> Sebutkan persaingan yang terus berlanjut dari pemain mapan (Samsung, Google) dan </text:span></text:span><text:soft-page-break/><text:span text:style-name="Emphasis"><text:span text:style-name="T1">pemain baru di berbagai segmen.</text:span></text:span></text:p>
            <text:p text:style-name="Text_20_body"><text:span text:style-name="Strong_20_Emphasis"><text:span text:style-name="T1">Jawaban:</text:span></text:span></text:p>
            <text:p text:style-name="P59">Meskipun mencapai puncak kesuksesan finansial dan pengaruh global, Apple di bawah kepemimpinan Tim Cook saat ini [per 18 April 2025] menghadapi serangkaian tantangan yang semakin kompleks dan berisiko tinggi:</text:p>
            <text:list xml:id="list3148948832274903537" text:style-name="L61">
              <text:list-item>
                <text:p text:style-name="P128"><text:span text:style-name="Strong_20_Emphasis"><text:span text:style-name="T1">Tekanan Regulasi Global yang Meningkat:</text:span></text:span><text:span text:style-name="T1"> Ukuran dan kekuatan ekosistem Apple, terutama dominasi App Store, telah menarik perhatian tajam dari regulator antimonopoli di seluruh dunia. Di Uni Eropa, implementasi </text:span><text:span text:style-name="Strong_20_Emphasis"><text:span text:style-name="T1">Digital Markets Act (DMA)</text:span></text:span><text:span text:style-name="T1"> sejak 2024 memaksa Apple melakukan perubahan signifikan, seperti mengizinkan toko aplikasi alternatif (</text:span><text:span text:style-name="Emphasis"><text:span text:style-name="T1">sideloading</text:span></text:span><text:span text:style-name="T1">) dan sistem pembayaran pihak ketiga, meskipun implementasinya masih menimbulkan friksi. Di Amerika Serikat, Departemen Kehakiman (DOJ) meluncurkan </text:span><text:span text:style-name="Strong_20_Emphasis"><text:span text:style-name="T1">gugatan antimonopoli besar</text:span></text:span><text:span text:style-name="T1"> pada Maret 2024, menuduh Apple mempertahankan monopoli ilegal di pasar smartphone melalui berbagai praktik anti-kompetitif terkait ekosistemnya. Penyelidikan serupa juga berlangsung atau telah menghasilkan tindakan di negara-negara lain seperti Jepang, Korea Selatan, dan Inggris. Menavigasi lanskap hukum dan regulasi yang semakin ketat ini menjadi tantangan besar. </text:span></text:p>
              </text:list-item>
              <text:list-item>
                <text:p text:style-name="P128"><text:span text:style-name="Strong_20_Emphasis"><text:span text:style-name="T1">Ketegangan Geopolitik:</text:span></text:span><text:span text:style-name="T1"> Ketergantungan Apple yang sangat besar pada Tiongkok, baik sebagai basis manufaktur utama maupun sebagai pasar konsumen yang vital, menjadi sumber risiko signifikan di tengah meningkatnya ketegangan geopolitik antara AS dan Tiongkok. Gangguan rantai pasokan, pembatasan perdagangan, atau sentimen nasionalisme dapat berdampak serius pada produksi dan penjualan. Sebagai respons, Apple secara aktif berupaya </text:span><text:span text:style-name="Strong_20_Emphasis"><text:span text:style-name="T1">mendiversifikasi rantai pasokannya</text:span></text:span><text:span text:style-name="T1">, meningkatkan produksi secara signifikan di negara-negara seperti </text:span><text:span text:style-name="Strong_20_Emphasis"><text:span text:style-name="T1">India dan Vietnam</text:span></text:span><text:span text:style-name="T1">, meskipun proses ini kompleks dan memakan waktu. </text:span></text:p>
              </text:list-item>
              <text:list-item>
                <text:p text:style-name="P128"><text:span text:style-name="Strong_20_Emphasis"><text:span text:style-name="T1">Tekanan untuk Terus Berinovasi:</text:span></text:span><text:span text:style-name="T1"> Pertanyaan abadi "apa produk besar berikutnya setelah iPhone?" terus membayangi Apple. Sementara perusahaan terus melakukan iterasi yang sukses pada lini produk yang ada, tekanan untuk menghadirkan inovasi pengubah permainan tetap tinggi. Upaya memasuki kategori baru seperti </text:span><text:span text:style-name="Strong_20_Emphasis"><text:span text:style-name="T1">Augmented/Virtual Reality</text:span></text:span><text:span text:style-name="T1"> melalui </text:span><text:span text:style-name="Strong_20_Emphasis"><text:span text:style-name="T1">Apple Vision Pro</text:span></text:span><text:span text:style-name="T1"> (diluncurkan awal 2024 di AS) menunjukkan ambisi teknologi tinggi, namun harganya yang sangat mahal dan kasus penggunaan yang belum jelas membuatnya masih </text:span><text:soft-page-break/><text:span text:style-name="T1">menjadi produk niche dengan masa depan massal yang belum pasti. Di bidang </text:span><text:span text:style-name="Strong_20_Emphasis"><text:span text:style-name="T1">Kecerdasan Buatan (AI)</text:span></text:span><text:span text:style-name="T1">, meskipun Apple telah lama menggunakan AI/ML di produknya, mereka dianggap perlu mengejar ketertinggalan dari pesaing seperti Google (dengan Gemini) dan Microsoft/OpenAI (dengan ChatGPT) dalam hal model bahasa besar (LLM) generatif yang sedang tren; integrasi AI generatif yang lebih canggih ke dalam iOS, macOS, dan Siri menjadi ekspektasi besar. Proyek jangka panjang lain seperti mobil listrik (Project Titan) tampaknya terus berubah arah atau skalanya diturunkan. </text:span></text:p>
              </text:list-item>
              <text:list-item>
                <text:p text:style-name="P128"><text:span text:style-name="Strong_20_Emphasis"><text:span text:style-name="T1">Mengelola Skala Raksasa:</text:span></text:span><text:span text:style-name="T1"> Mengoperasikan perusahaan dengan valuasi triliunan dolar, ratusan ribu karyawan (langsung dan tidak langsung), dan operasi global yang masif membawa tantangan tersendiri dalam hal mempertahankan kelincahan, budaya perusahaan yang inovatif, komunikasi yang efektif, dan pengambilan keputusan yang cepat. </text:span></text:p>
              </text:list-item>
              <text:list-item>
                <text:p text:style-name="P51"><text:span text:style-name="Strong_20_Emphasis"><text:span text:style-name="T1">Persaingan Tak Henti:</text:span></text:span><text:span text:style-name="T1"> Apple terus menghadapi persaingan sengit di semua lini: dari Samsung di pasar smartphone premium, dari Google dengan ekosistem Android dan kemajuan AI-nya, dari Microsoft di pasar PC dan layanan cloud, serta dari pemain lain di segmen layanan dan aksesori. </text:span></text:p>
              </text:list-item>
            </text:list>
            <text:p text:style-name="P59">Menavigasi semua tantangan kompleks ini sambil terus berupaya memenuhi ekspektasi pasar yang tinggi akan menjadi ujian berkelanjutan bagi kepemimpinan Apple di tahun-tahun mendatang.</text:p>
            <text:p text:style-name="P157"/>
            <text:p text:style-name="P59">Ini adalah akhir dari Bab 10. Silakan berikan perintah "YAX" jika Anda ingin melanjutkan ke prompt pengantar untuk bagian Penutup.</text:p>
          </text:section>
          <text:section text:style-name="Sect1" text:name="feedback-form-75">
            <text:p text:style-name="P137"/>
          </text:section>
        </text:section>
        <text:section text:style-name="Sect1" text:name="bf6db8adc2f3c87e">
          <text:p text:style-name="P59"/>
          <text:section text:style-name="Sect1" text:name="user-query-content-76">
            <text:p text:style-name="P151">yax </text:p>
          </text:section>
          <text:p text:style-name="P137">Tampilkan alur berpikir</text:p>
          <text:section text:style-name="Sect2" text:name="model-response-message-contentr_bf6db8adc2f3c87e">
            <text:p text:style-name="P59">Baik, kita telah sampai di bagian akhir buku ini. Mari kita mulai bagian Penutup dengan merangkum kembali perjalanan panjang Apple.</text:p>
            <text:p text:style-name="Text_20_body"><text:span text:style-name="Strong_20_Emphasis"><text:span text:style-name="T1">Prompt 56:</text:span></text:span><text:span text:style-name="T1"> (Penutup - Sub-bab Penutup 1: Rangkuman Perjalanan Epik Apple) </text:span><text:span text:style-name="Emphasis"><text:span text:style-name="T1">Sajikan rangkuman singkat namun padat mengenai keseluruhan perjalanan Apple yang telah diuraikan dalam buku ini. Ingatkan kembali pembaca tentang transformasi luar biasa perusahaan: dari awal yang sederhana di garasi, </text:span></text:span><text:soft-page-break/><text:span text:style-name="Emphasis"><text:span text:style-name="T1">kesuksesan awal Apple II, revolusi Macintosh diikuti drama keluarnya Jobs, periode sulit di tahun 90-an, kebangkitan spektakuler di bawah kepemimpinan Jobs kembali dengan iMac, iPod, dan puncaknya iPhone, hingga evolusinya menjadi raksasa teknologi global yang berfokus pada skala dan layanan di bawah Tim Cook. Tekankan pasang surut, momen-momen krusial, dan perubahan strategis utama yang telah dibahas.</text:span></text:span></text:p>
            <text:p text:style-name="Text_20_body"><text:span text:style-name="Strong_20_Emphasis"><text:span text:style-name="T1">Jawaban:</text:span></text:span></text:p>
            <text:p text:style-name="P59">Kisah Apple, seperti yang telah kita telusuri bersama dalam buku ini, adalah sebuah perjalanan epik yang penuh dengan pasang surut, inovasi brilian, pertaruhan berisiko, kegagalan pahit, dan kebangkitan yang spektakuler. Kita telah menyaksikan transformasinya yang luar biasa: dari mimpi dua pemuda di sebuah garasi pada tahun 1976, yang melahirkan Apple II dan membantu memicu revolusi komputer personal; menuju penciptaan Macintosh yang mendefinisikan ulang cara kita berinteraksi dengan teknologi, namun ironisnya diikuti oleh drama keluarnya sang pendiri visioner, Steve Jobs. Kita telah melihat bagaimana perusahaan ini kemudian tersesat dalam "tahun-tahun liar" selama satu dekade, kehilangan arah strategis dan nyaris menemui ajal di pertengahan 1990-an.</text:p>
            <text:p text:style-name="Text_20_body"><text:span text:style-name="T1">Lalu datanglah babak kedua yang penuh keajaiban: kembalinya Steve Jobs yang memimpin </text:span><text:span text:style-name="Emphasis"><text:span text:style-name="T1">turnaround</text:span></text:span><text:span text:style-name="T1"> paling legendaris dalam sejarah korporat. Melalui fokus yang tajam, desain ikonik iMac, revolusi musik digital dengan iPod dan iTunes, hingga puncaknya pada penciptaan iPhone dan App Store yang secara fundamental mengubah komunikasi, komputasi, dan budaya global. Akhirnya, kita melihat bagaimana Apple di bawah kepemimpinan Tim Cook [hingga April 2025] berhasil mencapai skala operasional dan kesuksesan finansial yang belum pernah terjadi sebelumnya, memperluas ekosistemnya dengan iPad dan Apple Watch, menjadikan layanan sebagai pilar bisnis utama, sambil terus menavigasi tantangan kompleks sebagai salah satu perusahaan paling bernilai dan berpengaruh di dunia. Ini adalah kisah tentang bagaimana sebuah perusahaan tidak hanya menciptakan produk, tetapi juga berulang kali menemukan kembali dirinya sendiri dan, dalam prosesnya, turut membentuk dunia di sekitar kita.</text:span></text:p>
            <text:p text:style-name="P157"/>
            <text:p text:style-name="P59">Silakan berikan perintah "YAX" untuk melanjutkan ke prompt berikutnya dalam bagian Penutup.</text:p>
          </text:section>
          <text:section text:style-name="Sect1" text:name="feedback-form-76">
            <text:p text:style-name="P137"><text:soft-page-break/></text:p>
          </text:section>
        </text:section>
        <text:section text:style-name="Sect1" text:name="c3b09e74b0b24ca2">
          <text:p text:style-name="P59"/>
          <text:section text:style-name="Sect1" text:name="user-query-content-77">
            <text:p text:style-name="P151">yax </text:p>
          </text:section>
          <text:p text:style-name="P137">Tampilkan alur berpikir</text:p>
          <text:section text:style-name="Sect2" text:name="model-response-message-contentr_c3b09e74b0b24ca2">
            <text:p text:style-name="P59">Baik, mari kita renungkan warisan dan dampak berkelanjutan dari perusahaan ini.</text:p>
            <text:p text:style-name="Text_20_body"><text:span text:style-name="Strong_20_Emphasis"><text:span text:style-name="T1">Prompt 57:</text:span></text:span><text:span text:style-name="T1"> (Penutup - Sub-bab Penutup 2: Warisan dan Dampak Berkelanjutan.) </text:span><text:span text:style-name="Emphasis"><text:span text:style-name="T1">Lakukan evaluasi mendalam mengenai warisan (legacy) yang ditinggalkan Apple hingga saat ini [18 April 2025]. Analisis dampak fundamental dan berkelanjutan perusahaan ini tidak hanya pada industri teknologi (mendefinisikan ulang komputer personal, pemutar musik digital, smartphone, tablet, dan pasar aplikasi) tetapi juga pengaruhnya yang luas pada bidang desain industrial, strategi pemasaran dan branding, model bisnis (ekosistem terintegrasi, toko ritel), serta budaya populer secara global. Sejauh mana Apple telah menjadi barometer inovasi dan penentu tren? Pertimbangkan berbagai sisi warisannya, termasuk kontribusinya terhadap kemudahan akses teknologi sekaligus kritik terkait praktik bisnis atau dampak sosialnya.</text:span></text:span></text:p>
            <text:p text:style-name="Text_20_body"><text:span text:style-name="Strong_20_Emphasis"><text:span text:style-name="T1">Jawaban:</text:span></text:span></text:p>
            <text:p text:style-name="P59">Menilai warisan Apple hingga saat ini [18 April 2025] berarti mengakui sebuah pengaruh yang begitu mendalam dan meluas, jauh melampaui sekadar neraca keuangan atau pangsa pasar. Dampak fundamental Apple terasa di berbagai lini:</text:p>
            <text:list xml:id="list6186054334309974749" text:style-name="L62">
              <text:list-item>
                <text:p text:style-name="P129"><text:span text:style-name="Strong_20_Emphasis"><text:span text:style-name="T1">Pada Industri Teknologi:</text:span></text:span><text:span text:style-name="T1"> Apple tidak hanya berpartisipasi, tetapi seringkali </text:span><text:span text:style-name="Strong_20_Emphasis"><text:span text:style-name="T1">mendefinisikan ulang</text:span></text:span><text:span text:style-name="T1"> kategori-kategori kunci. Macintosh mempopulerkan antarmuka pengguna grafis; iPod dan iTunes merevolusi distribusi dan konsumsi musik digital; iPhone menetapkan cetak biru untuk smartphone modern; iPad menciptakan pasar tablet massal; dan App Store melahirkan ekonomi aplikasi mobile. Bahkan dalam teknologi </text:span><text:span text:style-name="Emphasis"><text:span text:style-name="T1">wearables</text:span></text:span><text:span text:style-name="T1"> (dengan Apple Watch) dan desain chip (dengan Apple Silicon), Apple telah menjadi kekuatan pendorong utama. </text:span></text:p>
              </text:list-item>
              <text:list-item>
                <text:p text:style-name="P129"><text:span text:style-name="Strong_20_Emphasis"><text:span text:style-name="T1">Pada Desain Industrial:</text:span></text:span><text:span text:style-name="T1"> Filosofi desain Apple yang mengutamakan kesederhanaan, minimalisme, material premium (seperti aluminium dan kaca), dan perhatian obsesif pada detail telah menetapkan standar estetika dan kualitas yang memengaruhi desain berbagai produk konsumen lainnya, dari elektronik hingga furnitur. </text:span></text:p>
              </text:list-item>
              <text:list-item>
                <text:p text:style-name="P129"><text:soft-page-break/><text:span text:style-name="Strong_20_Emphasis"><text:span text:style-name="T1">Pada Pemasaran dan Branding:</text:span></text:span><text:span text:style-name="T1"> Apple merevolusi cara produk teknologi dipasarkan. Mulai dari iklan ikonik yang emosional dan aspirasional ("1984", "Think Different"), presentasi produk </text:span><text:span text:style-name="Emphasis"><text:span text:style-name="T1">keynote</text:span></text:span><text:span text:style-name="T1"> yang teatrikal ala Steve Jobs, hingga pembangunan merek yang kuat yang mengasosiasikan produknya dengan kreativitas, inovasi, dan bahkan status sosial. </text:span></text:p>
              </text:list-item>
              <text:list-item>
                <text:p text:style-name="P129"><text:span text:style-name="Strong_20_Emphasis"><text:span text:style-name="T1">Pada Model Bisnis:</text:span></text:span><text:span text:style-name="T1"> Pendekatan </text:span><text:span text:style-name="Strong_20_Emphasis"><text:span text:style-name="T1">ekosistem terintegrasi</text:span></text:span><text:span text:style-name="T1"> yang erat antara perangkat keras, perangkat lunak, dan layanan ('walled garden') telah menjadi model yang banyak ditiru (meskipun sulit disamai). Konsep </text:span><text:span text:style-name="Strong_20_Emphasis"><text:span text:style-name="T1">Apple Store</text:span></text:span><text:span text:style-name="T1"> juga merevolusi pengalaman ritel teknologi, berfokus pada pengalaman pelanggan dan layanan langsung. Keunggulan operasionalnya dalam manajemen rantai pasokan juga menjadi studi kasus bisnis. </text:span></text:p>
              </text:list-item>
              <text:list-item>
                <text:p text:style-name="P52"><text:span text:style-name="Strong_20_Emphasis"><text:span text:style-name="T1">Pada Budaya Populer:</text:span></text:span><text:span text:style-name="T1"> Produk Apple, dari siluet iPod dengan earbud putihnya hingga iPhone yang ada di mana-mana, telah menjadi bagian tak terpisahkan dari lanskap budaya populer global, sering muncul di film dan televisi, serta membentuk cara kita berkomunikasi, mengonsumsi media, dan mengekspresikan diri secara digital. </text:span></text:p>
              </text:list-item>
            </text:list>
            <text:p text:style-name="Text_20_body"><text:span text:style-name="T1">Apple seringkali berperan bukan sebagai penemu pertama sebuah teknologi, melainkan sebagai pihak yang </text:span><text:span text:style-name="Strong_20_Emphasis"><text:span text:style-name="T1">menyempurnakan, mengemas ulang, dan mempopulerkannya</text:span></text:span><text:span text:style-name="T1"> untuk pasar massal dengan fokus tanpa kompromi pada pengalaman pengguna dan desain. Dalam hal ini, Apple telah menjadi </text:span><text:span text:style-name="Strong_20_Emphasis"><text:span text:style-name="T1">barometer inovasi</text:span></text:span><text:span text:style-name="T1"> dan penentu tren yang diikuti oleh banyak pesaing.</text:span></text:p>
            <text:p text:style-name="Text_20_body"><text:span text:style-name="T1">Namun, warisan Apple juga </text:span><text:span text:style-name="Strong_20_Emphasis"><text:span text:style-name="T1">kompleks dan memiliki sisi lain</text:span></text:span><text:span text:style-name="T1">. Di samping kontribusinya yang luar biasa dalam membuat teknologi canggih lebih mudah diakses dan digunakan, Apple juga menghadapi kritik tajam terkait: praktik bisnis dalam ekosistem tertutupnya yang dituduh anti-kompetitif (terutama App Store); strategi harga premium yang membuatnya tidak terjangkau bagi sebagian kalangan; isu dampak lingkungan dari siklus produk dan limbah elektronik; praktik ketenagakerjaan dalam rantai pasokannya yang luas; serta isu privasi versus tuntutan akses data dari pemerintah. Warisan Apple, oleh karena itu, adalah perpaduan antara inovasi yang mengubah dunia dan tantangan etika serta tanggung jawab yang menyertai kekuatan dan pengaruh sebesar itu.</text:span></text:p>
            <text:p text:style-name="P157"/>
            <text:p text:style-name="P59">Silakan berikan perintah "YAX" untuk prompt terakhir dalam bagian Penutup.</text:p>
          </text:section>
          <text:section text:style-name="Sect1" text:name="feedback-form-77">
            <text:p text:style-name="P137"><text:soft-page-break/></text:p>
          </text:section>
        </text:section>
        <text:section text:style-name="Sect1" text:name="42fd3815be16378f">
          <text:p text:style-name="P59"/>
          <text:section text:style-name="Sect1" text:name="user-query-content-78">
            <text:p text:style-name="P151">yax </text:p>
          </text:section>
          <text:p text:style-name="P137">Tampilkan alur berpikir</text:p>
          <text:section text:style-name="Sect2" text:name="model-response-message-contentr_42fd3815be16378f">
            <text:p text:style-name="P59">Baik, kita sampai pada refleksi penutup buku ini.</text:p>
            <text:p text:style-name="Text_20_body"><text:span text:style-name="Strong_20_Emphasis"><text:span text:style-name="T1">Prompt 58:</text:span></text:span><text:span text:style-name="T1"> (Penutup - Sub-bab Penutup 3: Masa Depan Apple: Refleksi Akhir.) </text:span><text:span text:style-name="Emphasis"><text:span text:style-name="T1">Sampaikan refleksi penutup mengenai posisi Apple saat ini dan prospeknya di masa depan. Ingatkan kembali tantangan-tantangan signifikan yang dihadapinya [per April 18, 2025] (seperti regulasi, persaingan AI, tekanan inovasi). Ajak pembaca untuk merenungkan arah potensial Apple selanjutnya: akankah mereka berhasil mendefinisikan kategori besar berikutnya melalui AR/VR (Apple Vision Pro)? Bagaimana mereka akan mengintegrasikan AI generatif secara bermakna? Apakah ambisi di bidang kesehatan atau otomotif akan terwujud? Tanpa membuat prediksi pasti, berikan pandangan akhir yang bijaksana tentang kemampuan Apple untuk terus beradaptasi, berinovasi, dan mempertahankan relevansinya di tengah lanskap teknologi yang terus berubah. Tutup buku dengan pernyataan yang menggugah pemikiran tentang makna dan signifikansi abadi Apple dalam narasi besar teknologi dan kemanusiaan.</text:span></text:span></text:p>
            <text:p text:style-name="Text_20_body"><text:span text:style-name="Strong_20_Emphasis"><text:span text:style-name="T1">Jawaban:</text:span></text:span></text:p>
            <text:p text:style-name="P59">Saat kita menutup buku ini pada pertengahan April 2025, Apple berdiri sebagai raksasa teknologi dengan kekuatan finansial dan pengaruh global yang tak tertandingi. Namun, seperti yang telah kita lihat, kesuksesan ini tidak membuatnya kebal dari tantangan. Tekanan regulasi antimonopoli yang semakin ketat di berbagai belahan dunia, persaingan sengit dalam perlombaan kecerdasan buatan (AI) generatif, ketidakpastian geopolitik yang memengaruhi rantai pasokannya, dan ekspektasi pasar yang tak pernah padam untuk "hal besar berikutnya"—semua ini adalah awan yang menggantung di atas langit Cupertino.</text:p>
            <text:p text:style-name="Text_20_body"><text:span text:style-name="T1">Pertanyaan kunci pun bergema: Ke mana arah Apple selanjutnya? Akankah pertaruhan besar mereka pada </text:span><text:span text:style-name="Emphasis"><text:span text:style-name="T1">spatial computing</text:span></text:span><text:span text:style-name="T1"> melalui </text:span><text:span text:style-name="Strong_20_Emphasis"><text:span text:style-name="T1">Apple Vision Pro</text:span></text:span><text:span text:style-name="T1"> berhasil melampaui status produk niche berharga mahal dan menjadi platform komputasi mayor berikutnya? Bagaimana Apple akan mengintegrasikan kemampuan </text:span><text:span text:style-name="Strong_20_Emphasis"><text:span text:style-name="T1">AI generatif</text:span></text:span><text:span text:style-name="T1"> yang lebih canggih ke dalam produk dan layanannya—sebuah area di mana mereka tampak perlu mengejar ketertinggalan—tanpa mengorbankan komitmen kuatnya pada privasi pengguna? Apakah potensi </text:span><text:soft-page-break/><text:span text:style-name="T1">besar di bidang </text:span><text:span text:style-name="Strong_20_Emphasis"><text:span text:style-name="T1">kesehatan</text:span></text:span><text:span text:style-name="T1"> melalui Apple Watch dan layanan terkait akan terus berkembang menjadi pilar bisnis yang lebih signifikan? Dan bagaimana dengan ambisi jangka panjang yang penuh teka-teki di dunia </text:span><text:span text:style-name="Strong_20_Emphasis"><text:span text:style-name="T1">otomotif</text:span></text:span><text:span text:style-name="T1">?</text:span></text:p>
            <text:p text:style-name="Text_20_body"><text:span text:style-name="T1">Memprediksi masa depan secara pasti adalah hal yang mustahil, terutama dalam industri teknologi yang bergerak secepat kilat. Namun, jika sejarah adalah panduan, maka kemampuan Apple untuk </text:span><text:span text:style-name="Strong_20_Emphasis"><text:span text:style-name="T1">beradaptasi, bertahan, dan menemukan kembali dirinya</text:span></text:span><text:span text:style-name="T1"> adalah salah satu aset terbesarnya. Perusahaan ini telah bangkit dari ambang kebangkrutan, berhasil melakukan transisi platform teknologi besar beberapa kali, dan berulang kali mendefinisikan ulang pasar. Kekuatan intinya—fokus pada desain dan pengalaman pengguna, integrasi vertikal yang mendalam, ekosistem yang kuat, loyalitas merek yang luar biasa, dan sumber daya finansial yang masif—memberikannya fondasi yang kokoh untuk menghadapi badai di depan. Pertanyaan sebenarnya bukanlah apakah Apple akan bertahan, melainkan apakah ia dapat terus mempertahankan percikan inovasi radikal dan relevansi budaya yang telah menjadi ciri khasnya.</text:span></text:p>
            <text:p text:style-name="P59">Terlepas dari apa pun yang akan terjadi di masa depan, satu hal yang pasti: Apple telah meninggalkan jejak yang tak terhapuskan. Ia telah mengubah cara kita bekerja, bermain, berkomunikasi, dan berkreasi. Ia telah menetapkan standar baru dalam desain dan pengalaman pengguna. Ia telah menunjukkan bagaimana teknologi, ketika dirancang dengan baik, dapat memberdayakan individu dan, meminjam kata-kata pendirinya, "membuat penyok di alam semesta". Kisah Apple adalah pengingat abadi tentang kekuatan visi, kegigihan, dan perpaduan antara seni dan teknologi dalam membentuk narasi besar kemanusiaan di era digital ini.</text:p>
            <text:p text:style-name="P157"/>
            <text:p text:style-name="P59">Ini adalah prompt terakhir untuk kerangka isi buku utama.</text:p>
          </text:section>
          <text:section text:style-name="Sect1" text:name="feedback-form-78">
            <text:p text:style-name="P137"/>
          </text:section>
        </text:section>
        <text:section text:style-name="Sect1" text:name="82ea4cd298777248">
          <text:p text:style-name="P59"/>
          <text:section text:style-name="Sect1" text:name="user-query-content-79">
            <text:p text:style-name="P151">buat glosarium </text:p>
          </text:section>
          <text:p text:style-name="P137">Tampilkan alur berpikir</text:p>
          <text:section text:style-name="Sect2" text:name="model-response-message-contentr_82ea4cd298777248">
            <text:p text:style-name="P59">Tentu, berikut adalah draf Glosarium (daftar istilah) yang bisa dimasukkan di bagian akhir buku Anda untuk membantu pembaca umum memahami beberapa istilah kunci:</text:p>
            <text:p text:style-name="P157"/>
            <text:p text:style-name="Text_20_body"><text:soft-page-break/><text:span text:style-name="Strong_20_Emphasis"><text:span text:style-name="T1">Glosarium</text:span></text:span></text:p>
            <text:p text:style-name="P59">Berikut adalah penjelasan singkat untuk beberapa istilah, nama produk, dan konsep kunci yang digunakan dalam buku ini:</text:p>
            <text:list xml:id="list9175869554541051775" text:style-name="L63">
              <text:list-item>
                <text:p text:style-name="P130"><text:span text:style-name="Strong_20_Emphasis"><text:span text:style-name="T1">All-in-One:</text:span></text:span><text:span text:style-name="T1"> Jenis desain komputer di mana komponen utama (CPU, memori, penyimpanan) dan monitor terintegrasi dalam satu unit casing tunggal, seperti pada iMac G3. </text:span></text:p>
              </text:list-item>
              <text:list-item>
                <text:p text:style-name="P130"><text:span text:style-name="Strong_20_Emphasis"><text:span text:style-name="T1">App Store:</text:span></text:span><text:span text:style-name="T1"> Toko aplikasi digital milik Apple yang diluncurkan pada tahun 2008, tempat pengguna perangkat seperti iPhone dan iPad dapat menemukan, mengunduh, dan membeli aplikasi perangkat lunak yang dibuat oleh pengembang pihak ketiga. </text:span></text:p>
              </text:list-item>
              <text:list-item>
                <text:p text:style-name="P130"><text:span text:style-name="Strong_20_Emphasis"><text:span text:style-name="T1">Apple I:</text:span></text:span><text:span text:style-name="T1"> Komputer pertama yang dibuat oleh Steve Wozniak dan Steve Jobs, dijual sebagai papan sirkuit rakitan untuk para penghobi pada tahun 1976. </text:span></text:p>
              </text:list-item>
              <text:list-item>
                <text:p text:style-name="P130"><text:span text:style-name="Strong_20_Emphasis"><text:span text:style-name="T1">Apple II:</text:span></text:span><text:span text:style-name="T1"> Komputer pribadi siap pakai yang sangat sukses, dirancang oleh Wozniak dan diluncurkan pada 1977. Menampilkan grafis berwarna, suara, dan slot ekspansi, menjadikannya populer di rumah, sekolah, dan bisnis kecil. Merupakan sumber pendapatan utama Apple di tahun-tahun awalnya. </text:span></text:p>
              </text:list-item>
              <text:list-item>
                <text:p text:style-name="P130"><text:span text:style-name="Strong_20_Emphasis"><text:span text:style-name="T1">Apple Silicon:</text:span></text:span><text:span text:style-name="T1"> Sebutan umum untuk chip prosesor (SoC) yang dirancang sendiri oleh Apple, berbasis arsitektur ARM. Termasuk </text:span><text:span text:style-name="Strong_20_Emphasis"><text:span text:style-name="T1">A-series</text:span></text:span><text:span text:style-name="T1"> (digunakan di iPhone dan iPad sejak 2010) dan </text:span><text:span text:style-name="Strong_20_Emphasis"><text:span text:style-name="T1">M-series</text:span></text:span><text:span text:style-name="T1"> (digunakan di Mac sejak transisi dari Intel pada 2020, serta beberapa model iPad Pro). Dikenal karena kinerja tinggi dan efisiensi dayanya. </text:span></text:p>
              </text:list-item>
              <text:list-item>
                <text:p text:style-name="P130"><text:span text:style-name="Strong_20_Emphasis"><text:span text:style-name="T1">Apple Watch:</text:span></text:span><text:span text:style-name="T1"> Jam tangan pintar (smartwatch) yang diperkenalkan Apple pada tahun 2014 (dijual 2015), kategori produk baru besar pertama di era Tim Cook. Berkembang dengan fokus kuat pada fitur kebugaran, kesehatan, dan komunikasi. </text:span></text:p>
              </text:list-item>
              <text:list-item>
                <text:p text:style-name="P130"><text:span text:style-name="Strong_20_Emphasis"><text:span text:style-name="T1">ARM (Advanced RISC Machines):</text:span></text:span><text:span text:style-name="T1"> Jenis arsitektur desain prosesor yang dikenal hemat daya, banyak digunakan di perangkat mobile (smartphone, tablet). Apple Silicon (A-series dan M-series) menggunakan arsitektur ini. </text:span></text:p>
              </text:list-item>
              <text:list-item>
                <text:p text:style-name="P130"><text:span text:style-name="Strong_20_Emphasis"><text:span text:style-name="T1">CEO (Chief Executive Officer):</text:span></text:span><text:span text:style-name="T1"> Jabatan tertinggi dalam struktur eksekutif sebuah perusahaan, bertanggung jawab atas keseluruhan manajemen dan arah strategis. </text:span></text:p>
              </text:list-item>
              <text:list-item>
                <text:p text:style-name="P130"><text:span text:style-name="Strong_20_Emphasis"><text:span text:style-name="T1">Chip:</text:span></text:span><text:span text:style-name="T1"> Komponen elektronik kecil (sirkuit terpadu/semikonduktor) yang berfungsi sebagai 'otak' atau komponen pemrosesan utama dalam perangkat elektronik. Lihat </text:span><text:span text:style-name="Emphasis"><text:span text:style-name="T1">Apple Silicon</text:span></text:span><text:span text:style-name="T1">. </text:span></text:p>
              </text:list-item>
              <text:list-item>
                <text:p text:style-name="P130"><text:soft-page-break/><text:span text:style-name="Strong_20_Emphasis"><text:span text:style-name="T1">DRM (Digital Rights Management):</text:span></text:span><text:span text:style-name="T1"> Teknologi yang digunakan untuk mengontrol penggunaan dan penyalinan konten digital (seperti musik atau film) untuk melindungi hak cipta. Apple menggunakan DRM bernama </text:span><text:span text:style-name="Strong_20_Emphasis"><text:span text:style-name="T1">FairPlay</text:span></text:span><text:span text:style-name="T1"> untuk musik yang dibeli di iTunes Music Store awal. </text:span></text:p>
              </text:list-item>
              <text:list-item>
                <text:p text:style-name="P130"><text:span text:style-name="Strong_20_Emphasis"><text:span text:style-name="T1">Ecosystem (Ekosistem / "Walled Garden"):</text:span></text:span><text:span text:style-name="T1"> Konsep strategi Apple yang mengintegrasikan secara erat perangkat keras, perangkat lunak, dan layanannya (misal: iPhone, iOS, iCloud bekerja bersama). Menciptakan pengalaman pengguna yang mulus namun sering dikritik karena 'tertutup' (sulit berinteraksi dengan platform lain) dan menciptakan efek </text:span><text:span text:style-name="Emphasis"><text:span text:style-name="T1">lock-in</text:span></text:span><text:span text:style-name="T1">. </text:span></text:p>
              </text:list-item>
              <text:list-item>
                <text:p text:style-name="P130"><text:span text:style-name="Strong_20_Emphasis"><text:span text:style-name="T1">FireWire (IEEE 1394):</text:span></text:span><text:span text:style-name="T1"> Standar koneksi serial berkecepatan tinggi yang dikembangkan sebagian oleh Apple, digunakan pada iPod generasi awal untuk transfer data musik yang cepat dari Mac. </text:span></text:p>
              </text:list-item>
              <text:list-item>
                <text:p text:style-name="P130"><text:span text:style-name="Strong_20_Emphasis"><text:span text:style-name="T1">GUI (Graphical User Interface):</text:span></text:span><text:span text:style-name="T1"> Antarmuka pengguna komputer yang memungkinkan interaksi melalui elemen visual seperti ikon, menu, jendela (windows), dan menggunakan alat penunjuk seperti mouse, menggantikan antarmuka baris perintah (command-line) berbasis teks. Dipopulerkan secara massal oleh Apple Macintosh. </text:span></text:p>
              </text:list-item>
              <text:list-item>
                <text:p text:style-name="P130"><text:span text:style-name="Strong_20_Emphasis"><text:span text:style-name="T1">Halo Effect:</text:span></text:span><text:span text:style-name="T1"> Fenomena di mana kesuksesan atau popularitas satu produk (misalnya iPod) meningkatkan citra merek secara keseluruhan dan mendorong penjualan produk lain dari perusahaan yang sama (misalnya Mac). </text:span></text:p>
              </text:list-item>
              <text:list-item>
                <text:p text:style-name="P130"><text:span text:style-name="Strong_20_Emphasis"><text:span text:style-name="T1">iCEO:</text:span></text:span><text:span text:style-name="T1"> Jabatan "Chief Executive Officer interim" (sementara) yang digunakan Steve Jobs saat ia kembali memimpin Apple pada tahun 1997 sebelum akhirnya menerima jabatan CEO permanen pada tahun 2000. </text:span></text:p>
              </text:list-item>
              <text:list-item>
                <text:p text:style-name="P130"><text:span text:style-name="Strong_20_Emphasis"><text:span text:style-name="T1">iCloud / iCloud+:</text:span></text:span><text:span text:style-name="T1"> Layanan komputasi awan (cloud) dari Apple, digunakan untuk sinkronisasi data (kontak, kalender, foto, dll.) antar perangkat, pencadangan (backup), penyimpanan file (iCloud Drive), dan fitur Lacak (Find My). Versi berbayar (iCloud+) menawarkan lebih banyak penyimpanan dan fitur privasi tambahan. </text:span></text:p>
              </text:list-item>
              <text:list-item>
                <text:p text:style-name="P130"><text:span text:style-name="Strong_20_Emphasis"><text:span text:style-name="T1">iMac:</text:span></text:span><text:span text:style-name="T1"> Lini komputer desktop </text:span><text:span text:style-name="Emphasis"><text:span text:style-name="T1">all-in-one</text:span></text:span><text:span text:style-name="T1"> dari Apple. Model </text:span><text:span text:style-name="Strong_20_Emphasis"><text:span text:style-name="T1">iMac G3</text:span></text:span><text:span text:style-name="T1"> (1998) dengan desain casing berwarna transparan menjadi simbol kebangkitan Apple di bawah Steve Jobs. </text:span></text:p>
              </text:list-item>
              <text:list-item>
                <text:p text:style-name="P130"><text:span text:style-name="Strong_20_Emphasis"><text:span text:style-name="T1">iOS:</text:span></text:span><text:span text:style-name="T1"> Sistem operasi mobile Apple yang menjalankan iPhone. Awalnya disebut "iPhone OS". Menjadi dasar bagi </text:span><text:span text:style-name="Strong_20_Emphasis"><text:span text:style-name="T1">iPadOS</text:span></text:span><text:span text:style-name="T1"> (versi yang dioptimalkan untuk iPad). </text:span></text:p>
              </text:list-item>
              <text:list-item>
                <text:p text:style-name="P130"><text:span text:style-name="Strong_20_Emphasis"><text:span text:style-name="T1">iPad:</text:span></text:span><text:span text:style-name="T1"> Lini komputer tablet layar sentuh yang diperkenalkan Apple pada tahun 2010, menciptakan pasar tablet konsumen modern. </text:span></text:p>
              </text:list-item>
              <text:list-item>
                <text:p text:style-name="P130"><text:soft-page-break/><text:span text:style-name="Strong_20_Emphasis"><text:span text:style-name="T1">iPhone:</text:span></text:span><text:span text:style-name="T1"> Lini smartphone revolusioner Apple yang diperkenalkan pada tahun 2007, menampilkan antarmuka multi-sentuh dan mempopulerkan App Store, mengubah industri mobile secara fundamental. </text:span></text:p>
              </text:list-item>
              <text:list-item>
                <text:p text:style-name="P130"><text:span text:style-name="Strong_20_Emphasis"><text:span text:style-name="T1">iPod:</text:span></text:span><text:span text:style-name="T1"> Lini pemutar musik digital portabel ikonik Apple yang diluncurkan pada tahun 2001. Sangat sukses dan mengubah cara orang mendengarkan musik serta citra Apple. Memiliki berbagai model seperti Classic, Mini, Nano, Shuffle. </text:span></text:p>
              </text:list-item>
              <text:list-item>
                <text:p text:style-name="P130"><text:span text:style-name="Strong_20_Emphasis"><text:span text:style-name="T1">iTunes / iTunes Music Store (iTMS):</text:span></text:span><text:span text:style-name="T1"> Awalnya perangkat lunak Apple untuk mengelola perpustakaan musik digital dan sinkronisasi dengan iPod. Kemudian berkembang dengan peluncuran </text:span><text:span text:style-name="Strong_20_Emphasis"><text:span text:style-name="T1">iTunes Music Store</text:span></text:span><text:span text:style-name="T1"> (2003), toko musik digital online yang merevolusi industri musik dengan menjual lagu per $0.99. </text:span></text:p>
              </text:list-item>
              <text:list-item>
                <text:p text:style-name="P130"><text:span text:style-name="Strong_20_Emphasis"><text:span text:style-name="T1">Jony Ive (Sir Jonathan Ive):</text:span></text:span><text:span text:style-name="T1"> Desainer industrial Inggris yang menjadi Kepala Desain Apple selama bertahun-tahun (bergabung 1992, keluar 2019). Sangat berpengaruh dalam membentuk estetika produk ikonik Apple seperti iMac, iPod, iPhone, dan iPad, bekerja erat dengan Steve Jobs. </text:span></text:p>
              </text:list-item>
              <text:list-item>
                <text:p text:style-name="P130"><text:span text:style-name="Strong_20_Emphasis"><text:span text:style-name="T1">Lisa:</text:span></text:span><text:span text:style-name="T1"> Komputer Apple yang dirilis pada 1983, salah satu komputer komersial pertama dengan GUI dan mouse. Sangat canggih untuk masanya tetapi gagal total secara komersial karena harganya sangat mahal dan kinerjanya lambat. </text:span></text:p>
              </text:list-item>
              <text:list-item>
                <text:p text:style-name="P130"><text:span text:style-name="Strong_20_Emphasis"><text:span text:style-name="T1">Mac / Macintosh:</text:span></text:span><text:span text:style-name="T1"> Lini komputer personal Apple. </text:span><text:span text:style-name="Strong_20_Emphasis"><text:span text:style-name="T1">Macintosh</text:span></text:span><text:span text:style-name="T1"> pertama (1984) adalah komputer yang berhasil mempopulerkan GUI dan mouse ke pasar massal. Istilah </text:span><text:span text:style-name="Strong_20_Emphasis"><text:span text:style-name="T1">Mac</text:span></text:span><text:span text:style-name="T1"> kini digunakan untuk semua komputer Apple (desktop dan laptop). </text:span></text:p>
              </text:list-item>
              <text:list-item>
                <text:p text:style-name="P130"><text:span text:style-name="Strong_20_Emphasis"><text:span text:style-name="T1">macOS (sebelumnya Mac OS X / OS X):</text:span></text:span><text:span text:style-name="T1"> Sistem operasi modern berbasis Unix yang menjalankan komputer Mac, menggantikan Mac OS klasik pada tahun 2001. Dibangun di atas teknologi dari NeXTSTEP. </text:span></text:p>
              </text:list-item>
              <text:list-item>
                <text:p text:style-name="P130"><text:span text:style-name="Strong_20_Emphasis"><text:span text:style-name="T1">Multi-touch:</text:span></text:span><text:span text:style-name="T1"> Teknologi layar sentuh (biasanya kapasitif) yang dapat mendeteksi dan merespons lebih dari satu titik sentuhan secara bersamaan, memungkinkan gestur intuitif seperti mencubit untuk zoom (</text:span><text:span text:style-name="Emphasis"><text:span text:style-name="T1">pinch-to-zoom</text:span></text:span><text:span text:style-name="T1">) dan menggeser (</text:span><text:span text:style-name="Emphasis"><text:span text:style-name="T1">swipe</text:span></text:span><text:span text:style-name="T1">). Dipopulerkan oleh iPhone. </text:span></text:p>
              </text:list-item>
              <text:list-item>
                <text:p text:style-name="P130"><text:span text:style-name="Strong_20_Emphasis"><text:span text:style-name="T1">NeXT / NeXTSTEP:</text:span></text:span><text:span text:style-name="T1"> Perusahaan komputer (NeXT Inc.) yang didirikan Steve Jobs setelah ia keluar dari Apple pada 1985. Produk utamanya adalah komputer workstation canggih yang menjalankan sistem operasi </text:span><text:span text:style-name="Strong_20_Emphasis"><text:span text:style-name="T1">NeXTSTEP</text:span></text:span><text:span text:style-name="T1"> (berbasis Unix). Apple mengakuisisi NeXT pada akhir 1996, membawa kembali Jobs dan menggunakan NeXTSTEP sebagai dasar </text:span><text:soft-page-break/><text:span text:style-name="T1">untuk macOS. </text:span></text:p>
              </text:list-item>
              <text:list-item>
                <text:p text:style-name="P130"><text:span text:style-name="Strong_20_Emphasis"><text:span text:style-name="T1">Newton MessagePad:</text:span></text:span><text:span text:style-name="T1"> Salah satu PDA (Personal Digital Assistant) pertama, dikembangkan Apple di bawah John Sculley dan dirilis pada 1993. Ambisius dengan fitur pengenalan tulisan tangan, namun gagal karena teknologi yang belum matang dan harga mahal. Dihentikan oleh Jobs pada 1998. </text:span></text:p>
              </text:list-item>
              <text:list-item>
                <text:p text:style-name="P130"><text:span text:style-name="Strong_20_Emphasis"><text:span text:style-name="T1">Personal Computer (PC):</text:span></text:span><text:span text:style-name="T1"> Komputer yang dirancang untuk penggunaan pribadi oleh individu, berbeda dari komputer mainframe atau minikomputer institusional. Apple II adalah salah satu PC paling awal yang sukses. </text:span></text:p>
              </text:list-item>
              <text:list-item>
                <text:p text:style-name="P130"><text:span text:style-name="Strong_20_Emphasis"><text:span text:style-name="T1">Retina Display:</text:span></text:span><text:span text:style-name="T1"> Istilah pemasaran Apple untuk layar pada perangkatnya (iPhone, iPad, Mac, Watch) yang memiliki kepadatan piksel sangat tinggi sehingga mata manusia normal tidak dapat membedakan piksel individual dari jarak pandang normal, menghasilkan teks dan gambar yang sangat tajam. </text:span></text:p>
              </text:list-item>
              <text:list-item>
                <text:p text:style-name="P130"><text:span text:style-name="Strong_20_Emphasis"><text:span text:style-name="T1">Rosetta 2:</text:span></text:span><text:span text:style-name="T1"> Lapisan perangkat lunak (emulator/penerjemah) yang dikembangkan Apple untuk memungkinkan aplikasi Mac yang ditulis untuk prosesor Intel berjalan pada Mac dengan chip Apple Silicon (M-series) selama masa transisi arsitektur. </text:span></text:p>
              </text:list-item>
              <text:list-item>
                <text:p text:style-name="P130"><text:span text:style-name="Strong_20_Emphasis"><text:span text:style-name="T1">SDK (Software Development Kit):</text:span></text:span><text:span text:style-name="T1"> Kumpulan alat, pustaka kode, dokumentasi, dan contoh program yang memungkinkan pengembang perangkat lunak membuat aplikasi untuk platform tertentu (misalnya, iOS SDK untuk membuat aplikasi iPhone/iPad). </text:span></text:p>
              </text:list-item>
              <text:list-item>
                <text:p text:style-name="P130"><text:span text:style-name="Strong_20_Emphasis"><text:span text:style-name="T1">Services (Layanan Apple):</text:span></text:span><text:span text:style-name="T1"> Kategori bisnis Apple yang mencakup pendapatan dari layanan digital seperti App Store (komisi), iCloud+, Apple Music, AppleCare+, Apple TV+, Apple Arcade, Apple Pay, iklan, dll. Menjadi pilar pendapatan utama kedua setelah iPhone di era Tim Cook. </text:span></text:p>
              </text:list-item>
              <text:list-item>
                <text:p text:style-name="P130"><text:span text:style-name="Strong_20_Emphasis"><text:span text:style-name="T1">Steve Jobs (1955-2011):</text:span></text:span><text:span text:style-name="T1"> Salah satu pendiri Apple Computer bersama Steve Wozniak. Dikenal sebagai visioner produk karismatik yang mendorong pengembangan Macintosh, iMac, iPod, iPhone, dan iPad. Keluar dari Apple pada 1985, mendirikan NeXT dan Pixar, lalu kembali sebagai iCEO/CEO pada 1997 dan memimpin kebangkitan Apple hingga wafatnya. </text:span></text:p>
              </text:list-item>
              <text:list-item>
                <text:p text:style-name="P130"><text:span text:style-name="Strong_20_Emphasis"><text:span text:style-name="T1">Steve Wozniak ('Woz'):</text:span></text:span><text:span text:style-name="T1"> Salah satu pendiri Apple Computer bersama Steve Jobs. Seorang insinyur brilian yang secara pribadi merancang perangkat keras dan perangkat lunak inti untuk Apple I dan Apple II. Meninggalkan peran aktif di Apple pada pertengahan 1980-an. </text:span></text:p>
              </text:list-item>
              <text:list-item>
                <text:p text:style-name="P130"><text:soft-page-break/><text:span text:style-name="Strong_20_Emphasis"><text:span text:style-name="T1">Tim Cook (1960 - sekarang):</text:span></text:span><text:span text:style-name="T1"> Bergabung dengan Apple pada 1998 sebagai ahli operasi. Menjabat sebagai COO di bawah Jobs. Mengambil alih sebagai CEO Apple pada Agustus 2011 setelah pengunduran diri Jobs (dan secara permanen setelah Jobs wafat). Memimpin Apple mencapai skala dan kesuksesan finansial yang luar biasa dengan fokus pada operasi, layanan, dan perluasan ekosistem. [per 18 April 2025] </text:span></text:p>
              </text:list-item>
              <text:list-item>
                <text:p text:style-name="P130"><text:span text:style-name="Strong_20_Emphasis"><text:span text:style-name="T1">USB (Universal Serial Bus):</text:span></text:span><text:span text:style-name="T1"> Standar koneksi kabel yang sangat umum digunakan untuk menghubungkan perangkat periferal (keyboard, mouse, drive eksternal, dll.) ke komputer dan untuk pengisian daya. iMac G3 adalah salah satu komputer pertama yang mengadopsinya secara penuh, menggantikan port lama Apple. </text:span></text:p>
              </text:list-item>
              <text:list-item>
                <text:p text:style-name="P130"><text:span text:style-name="Strong_20_Emphasis"><text:span text:style-name="T1">VisiCalc:</text:span></text:span><text:span text:style-name="T1"> Program </text:span><text:span text:style-name="Emphasis"><text:span text:style-name="T1">spreadsheet</text:span></text:span><text:span text:style-name="T1"> (lembar kerja) elektronik pertama, dirilis pada 1979 untuk Apple II. Dianggap sebagai </text:span><text:span text:style-name="Emphasis"><text:span text:style-name="T1">killer application</text:span></text:span><text:span text:style-name="T1"> pertama untuk komputer pribadi, karena mendorong banyak orang membeli Apple II hanya untuk menjalankan VisiCalc, terutama untuk keperluan bisnis. </text:span></text:p>
              </text:list-item>
              <text:list-item>
                <text:p text:style-name="P53"><text:span text:style-name="Strong_20_Emphasis"><text:span text:style-name="T1">Xerox PARC (Palo Alto Research Center):</text:span></text:span><text:span text:style-name="T1"> Pusat riset legendaris milik perusahaan Xerox tempat banyak teknologi komputasi revolusioner (termasuk GUI, mouse, Ethernet, pemrograman berorientasi objek) dikembangkan pada tahun 1970-an. Kunjungan tim Apple ke PARC pada 1979 sangat memengaruhi pengembangan Lisa dan Macintosh. </text:span></text:p>
              </text:list-item>
            </text:list>
            <text:p text:style-name="P157"/>
            <text:p text:style-name="P59">Semoga glosarium ini bermanfaat!</text:p>
          </text:section>
          <text:section text:style-name="Sect1" text:name="feedback-form-79">
            <text:p text:style-name="P137"/>
          </text:section>
        </text:section>
        <text:section text:style-name="Sect1" text:name="d190d301d636ca93">
          <text:p text:style-name="P59"/>
          <text:section text:style-name="Sect1" text:name="user-query-content-80">
            <text:p text:style-name="P151">buat daftar pustaka </text:p>
          </text:section>
          <text:p text:style-name="P137">Tampilkan alur berpikir</text:p>
          <text:section text:style-name="Sect2" text:name="model-response-message-contentr_d190d301d636ca93">
            <text:p text:style-name="P59">Tentu, berikut adalah contoh Daftar Pustaka atau daftar Bacaan Lebih Lanjut yang bisa Anda sertakan dalam buku Anda. Daftar ini berisi buku-buku dan beberapa dokumenter penting dan berpengaruh yang membahas sejarah Apple, Steve Jobs, dan aspek-aspek lain yang relevan. Formatnya disederhanakan untuk pembaca umum.</text:p>
            <text:p text:style-name="P157"/>
            <text:p text:style-name="Text_20_body"><text:span text:style-name="Strong_20_Emphasis"><text:span text:style-name="T1">Daftar Pustaka / Bacaan Lebih Lanjut</text:span></text:span></text:p>
            <text:p text:style-name="P59">Bagi Anda yang tertarik untuk menggali lebih dalam kisah Apple, tokoh-<text:soft-page-break/>tokohnya, serta dampak teknologinya, berikut adalah beberapa sumber buku dan dokumenter yang direkomendasikan [per 18 April 2025]:</text:p>
            <text:p text:style-name="Text_20_body"><text:span text:style-name="Strong_20_Emphasis"><text:span text:style-name="T1">Buku:</text:span></text:span></text:p>
            <text:list xml:id="list6814931227456076568" text:style-name="L64">
              <text:list-item>
                <text:p text:style-name="P131"><text:span text:style-name="T1">Hertzfeld, Andy. </text:span><text:span text:style-name="Emphasis"><text:span text:style-name="T1">Revolution in the Valley: The Insanely Great Story of How the Mac Was Made</text:span></text:span><text:span text:style-name="T1">. O'Reilly Media, 2004. (Kisah mendalam dari salah satu anggota tim asli Macintosh tentang proses pembuatan Mac yang legendaris). </text:span></text:p>
              </text:list-item>
              <text:list-item>
                <text:p text:style-name="P131"><text:span text:style-name="T1">Isaacson, Walter. </text:span><text:span text:style-name="Emphasis"><text:span text:style-name="T1">Steve Jobs</text:span></text:span><text:span text:style-name="T1">. Simon &amp; Schuster, 2011. (Biografi resmi dan paling komprehensif tentang Steve Jobs, berdasarkan wawancara ekstensif dengan Jobs sendiri serta orang-orang di sekitarnya). </text:span></text:p>
              </text:list-item>
              <text:list-item>
                <text:p text:style-name="P131"><text:span text:style-name="T1">Kane, Yukari Iwatani. </text:span><text:span text:style-name="Emphasis"><text:span text:style-name="T1">Haunted Empire: Apple After Steve Jobs</text:span></text:span><text:span text:style-name="T1">. Harper Business, 2014. (Pandangan kritis mengenai tantangan yang dihadapi Apple pada tahun-tahun awal setelah kepergian Steve Jobs). </text:span></text:p>
              </text:list-item>
              <text:list-item>
                <text:p text:style-name="P131"><text:span text:style-name="T1">Levy, Steven. </text:span><text:span text:style-name="Emphasis"><text:span text:style-name="T1">Insanely Great: The Life and Times of Macintosh, the Computer That Changed Everything</text:span></text:span><text:span text:style-name="T1">. Penguin Books, 1994 (Edisi revisi 2000). (Liputan klasik tentang pengembangan dan dampak awal Macintosh). </text:span></text:p>
              </text:list-item>
              <text:list-item>
                <text:p text:style-name="P131"><text:span text:style-name="T1">Levy, Steven. </text:span><text:span text:style-name="Emphasis"><text:span text:style-name="T1">The Perfect Thing: How the iPod Shuffles Commerce, Culture, and Coolness</text:span></text:span><text:span text:style-name="T1">. Simon &amp; Schuster, 2006. (Analisis mendalam tentang fenomena iPod dan dampaknya pada musik dan budaya). </text:span></text:p>
              </text:list-item>
              <text:list-item>
                <text:p text:style-name="P131"><text:span text:style-name="T1">Linzmayer, Owen W. </text:span><text:span text:style-name="Emphasis"><text:span text:style-name="T1">Apple Confidential 2.0: The Definitive History of the World's Most Colorful Company</text:span></text:span><text:span text:style-name="T1">. No Starch Press, 2004. (Sumber kaya detail tentang berbagai peristiwa dan produk dalam sejarah Apple hingga awal 2000-an).   </text:span></text:p>
              </text:list-item>
              <text:list-item>
                <text:p text:style-name="P131"><text:span text:style-name="T1">Mickle, Tripp. </text:span><text:span text:style-name="Emphasis"><text:span text:style-name="T1">After Steve: How Apple Became a Trillion-Dollar Company and Lost Its Soul</text:span></text:span><text:span text:style-name="T1">. William Morrow, 2022. (Analisis kritis yang lebih baru tentang era Tim Cook, fokus pada hubungan antara desain (Jony Ive) dan operasi (Tim Cook)). </text:span></text:p>
              </text:list-item>
              <text:list-item>
                <text:p text:style-name="P131"><text:span text:style-name="T1">Schlender, Brent; Tetzeli, Rick. </text:span><text:span text:style-name="Emphasis"><text:span text:style-name="T1">Becoming Steve Jobs: The Evolution of a Reckless Upstart into a Visionary Leader</text:span></text:span><text:span text:style-name="T1">. Crown Business, 2015. (Biografi alternatif yang menawarkan perspektif berbeda tentang perkembangan kepemimpinan Steve Jobs, dianggap lebih bernuansa oleh beberapa orang dekat Jobs). </text:span></text:p>
              </text:list-item>
              <text:list-item>
                <text:p text:style-name="P54"><text:span text:style-name="T1">Wozniak, Steve; Smith, Gina. </text:span><text:span text:style-name="Emphasis"><text:span text:style-name="T1">iWoz: Computer Geek to Cult Icon: How I Invented the Personal Computer, Co-Founded Apple, and Had Fun Doing It</text:span></text:span><text:span text:style-name="T1">. W. W. Norton &amp; Company, 2006. (Autobiografi dari salah satu pendiri </text:span><text:soft-page-break/><text:span text:style-name="T1">Apple, Steve Wozniak, menceritakan perspektifnya tentang masa-masa awal Apple dan kecintaannya pada rekayasa).   </text:span></text:p>
              </text:list-item>
            </text:list>
            <text:p text:style-name="Text_20_body"><text:span text:style-name="Strong_20_Emphasis"><text:span text:style-name="T1">Dokumenter:</text:span></text:span></text:p>
            <text:list xml:id="list4654538981566509220" text:style-name="L65">
              <text:list-item>
                <text:p text:style-name="P132"><text:span text:style-name="Emphasis"><text:span text:style-name="T1">General Magic</text:span></text:span><text:span text:style-name="T1"> (Film Dokumenter, disutradarai oleh Sarah Kerruish &amp; Matt Maude, 2018). (Meskipun bukan tentang Apple secara langsung, dokumenter ini mengisahkan perusahaan spin-off Apple yang sangat berpengaruh di awal 90-an, tempat banyak ide kunci untuk perangkat mobile masa depan dikembangkan oleh mantan insinyur Apple). </text:span></text:p>
              </text:list-item>
              <text:list-item>
                <text:p text:style-name="P132"><text:span text:style-name="Emphasis"><text:span text:style-name="T1">Steve Jobs: The Man in the Machine</text:span></text:span><text:span text:style-name="T1"> (Film Dokumenter, disutradarai oleh Alex Gibney, 2015). (Pandangan kritis dan terkadang kontroversial tentang kehidupan dan kepribadian Steve Jobs). </text:span></text:p>
              </text:list-item>
              <text:list-item>
                <text:p text:style-name="P132"><text:span text:style-name="Emphasis"><text:span text:style-name="T1">Triumph of the Nerds: The Rise of Accidental Empires</text:span></text:span><text:span text:style-name="T1"> (Serial Dokumenter TV, PBS, 1996). (Meskipun sudah cukup tua, serial ini menampilkan wawancara menarik dengan Steve Jobs dan Steve Wozniak muda tentang masa-masa awal revolusi komputer personal). </text:span></text:p>
              </text:list-item>
              <text:list-item>
                <text:p text:style-name="P55"><text:span text:style-name="Emphasis"><text:span text:style-name="T1">Welcome to Macintosh</text:span></text:span><text:span text:style-name="T1"> (Film Dokumenter, disutradarai oleh Robert Baca &amp; Josh Rizzo, 2008). (Sebuah film dokumenter yang mengeksplorasi sejarah dan budaya penggemar setia Macintosh). </text:span></text:p>
              </text:list-item>
            </text:list>
            <text:p text:style-name="Text_20_body"><text:span text:style-name="Emphasis"><text:span text:style-name="T1">Catatan: Ketersediaan terjemahan Bahasa Indonesia untuk judul-judul di atas dapat bervariasi.</text:span></text:span></text:p>
            <text:p text:style-name="P157"/>
            <text:p text:style-name="P59">Daftar ini dapat Anda sesuaikan lagi, misalnya dengan menambahkan artikel-artikel penting dari majalah seperti Wired atau sumber kredibel lainnya jika relevan dengan fokus spesifik buku Anda.</text:p>
          </text:section>
          <text:p text:style-name="P137">Sumber dan konten terkait</text:p>
          <text:p text:style-name="P71"><text:a xlink:type="simple" xlink:href="https://studybay.com/latest-orders/340737/" office:target-frame-name="_blank" xlink:show="new" text:style-name="Internet_20_link" text:visited-style-name="Visited_20_Internet_20_Link"><text:span text:style-name="T1">studybay.com </text:span></text:a></text:p>
          <text:p text:style-name="P71"><text:a xlink:type="simple" xlink:href="https://studybay.com/latest-orders/340737/" office:target-frame-name="_blank" xlink:show="new" text:style-name="Internet_20_link" text:visited-style-name="Visited_20_Internet_20_Link"><text:span text:style-name="T1">studybay.com</text:span></text:a></text:p>
          <text:p text:style-name="P71"><text:a xlink:type="simple" xlink:href="https://de.wikipedia.org/wiki/Chronologie_der_Technik" office:target-frame-name="_blank" xlink:show="new" text:style-name="Internet_20_link" text:visited-style-name="Visited_20_Internet_20_Link"><text:span text:style-name="T1">de.wikipedia.org </text:span></text:a></text:p>
          <text:p text:style-name="P71"><text:a xlink:type="simple" xlink:href="https://de.wikipedia.org/wiki/Chronologie_der_Technik" office:target-frame-name="_blank" xlink:show="new" text:style-name="Internet_20_link" text:visited-style-name="Visited_20_Internet_20_Link"><text:span text:style-name="T1">de.wikipedia.org</text:span></text:a></text:p>
          <text:section text:style-name="Sect1" text:name="feedback-form-80">
            <text:p text:style-name="P137"/>
          </text:section>
        </text:section>
        <text:section text:style-name="Sect1" text:name="94dc2df3e8ce75d9">
          <text:p text:style-name="P59"/>
          <text:section text:style-name="Sect1" text:name="user-query-content-81">
            <text:p text:style-name="P151">buat prompt pembuatan sampul buku </text:p>
          </text:section>
          <text:p text:style-name="P137">Tampilkan alur berpikir</text:p>
          <text:section text:style-name="Sect2" text:name="model-response-message-contentr_94dc2df3e8ce75d9">
            <text:p text:style-name="P59">Tentu, ini adalah draf prompt yang bisa Anda gunakan sebagai panduan untuk <text:soft-page-break/>desainer sampul buku atau bahkan untuk generator gambar AI (dengan penyesuaian), guna menciptakan sampul buku nonfiksi tentang Apple untuk pasar Indonesia:</text:p>
            <text:p text:style-name="P157"/>
            <text:p text:style-name="Text_20_body"><text:span text:style-name="Strong_20_Emphasis"><text:span text:style-name="T1">Prompt Pembuatan Sampul Buku Nonfiksi: Sejarah Apple</text:span></text:span></text:p>
            <text:p text:style-name="Text_20_body"><text:span text:style-name="Strong_20_Emphasis"><text:span text:style-name="T1">1. Tujuan Utama:</text:span></text:span><text:span text:style-name="T1"> Membuat desain sampul depan buku nonfiksi yang </text:span><text:span text:style-name="Strong_20_Emphasis"><text:span text:style-name="T1">menarik secara visual, informatif, modern, dan relevan</text:span></text:span><text:span text:style-name="T1"> bagi target pembaca umum di Indonesia [per 18 April 2025]. Sampul harus mencerminkan isi buku yang membahas sejarah mendalam, teknologi kunci (sukses dan gagal), tokoh penting, evolusi, dan dampak global perusahaan Apple Inc.</text:span></text:p>
            <text:p text:style-name="Text_20_body"><text:span text:style-name="Strong_20_Emphasis"><text:span text:style-name="T1">2. Informasi Dasar Buku:</text:span></text:span></text:p>
            <text:list xml:id="list7419898190687961144" text:style-name="L66">
              <text:list-item>
                <text:p text:style-name="P133"><text:span text:style-name="Strong_20_Emphasis"><text:span text:style-name="T1">Judul Utama (Pilih/kombinasikan/modifikasi dari contoh):</text:span></text:span><text:span text:style-name="T1"> </text:span></text:p>
                <text:list>
                  <text:list-item>
                    <text:p text:style-name="P149">Revolusi Apel </text:p>
                  </text:list-item>
                  <text:list-item>
                    <text:p text:style-name="P149">Di Balik Logo Apel </text:p>
                  </text:list-item>
                  <text:list-item>
                    <text:p text:style-name="P149">Apple: Inovasi yang Mengubah Dunia </text:p>
                  </text:list-item>
                  <text:list-item>
                    <text:p text:style-name="P149">[Judul Spesifik Pilihan Penulis] </text:p>
                  </text:list-item>
                </text:list>
              </text:list-item>
              <text:list-item>
                <text:p text:style-name="P133"><text:span text:style-name="Strong_20_Emphasis"><text:span text:style-name="T1">Subtitle (Opsional, contoh):</text:span></text:span><text:span text:style-name="T1"> </text:span></text:p>
                <text:list>
                  <text:list-item>
                    <text:p text:style-name="P149">Dari Garasi Hingga Raksasa Teknologi Global </text:p>
                  </text:list-item>
                  <text:list-item>
                    <text:p text:style-name="P149">Kisah Lengkap Sejarah, Produk, dan Visi Apple </text:p>
                  </text:list-item>
                  <text:list-item>
                    <text:p text:style-name="P149">[Subtitle Pilihan Penulis] </text:p>
                  </text:list-item>
                </text:list>
              </text:list-item>
              <text:list-item>
                <text:p text:style-name="P133"><text:span text:style-name="Strong_20_Emphasis"><text:span text:style-name="T1">Nama Penulis:</text:span></text:span><text:span text:style-name="T1"> [Nama Penulis Anda] </text:span></text:p>
              </text:list-item>
              <text:list-item>
                <text:p text:style-name="P133"><text:span text:style-name="Strong_20_Emphasis"><text:span text:style-name="T1">Genre:</text:span></text:span><text:span text:style-name="T1"> Nonfiksi, Sejarah Teknologi, Studi Bisnis, Biografi Perusahaan. </text:span></text:p>
              </text:list-item>
              <text:list-item>
                <text:p text:style-name="P56"><text:span text:style-name="Strong_20_Emphasis"><text:span text:style-name="T1">Target Pembaca:</text:span></text:span><text:span text:style-name="T1"> Masyarakat umum Indonesia (dewasa muda hingga dewasa), tertarik pada teknologi, inovasi, kisah inspiratif, bisnis, atau sosok Steve Jobs/Tim Cook dan perusahaan Apple. Tidak memerlukan latar belakang teknis mendalam. </text:span></text:p>
              </text:list-item>
            </text:list>
            <text:p text:style-name="Text_20_body"><text:span text:style-name="Strong_20_Emphasis"><text:span text:style-name="T1">3. Arahan Gaya dan Visual:</text:span></text:span></text:p>
            <text:list xml:id="list4638827699088556270" text:style-name="L67">
              <text:list-item>
                <text:p text:style-name="P134"><text:span text:style-name="Strong_20_Emphasis"><text:span text:style-name="T1">Tone &amp; Mood:</text:span></text:span><text:span text:style-name="T1"> </text:span></text:p>
                <text:list>
                  <text:list-item>
                    <text:p text:style-name="P134"><text:span text:style-name="Strong_20_Emphasis"><text:span text:style-name="T1">Dominan:</text:span></text:span><text:span text:style-name="T1"> Modern, Bersih (Clean), Elegan, Informatif, Inovatif. </text:span></text:p>
                  </text:list-item>
                  <text:list-item>
                    <text:p text:style-name="P134"><text:span text:style-name="Strong_20_Emphasis"><text:span text:style-name="T1">Sentuhan:</text:span></text:span><text:span text:style-name="T1"> Sedikit Inspiratif, mungkin sedikit dramatis (mengingat pasang surut Apple). </text:span></text:p>
                  </text:list-item>
                  <text:list-item>
                    <text:p text:style-name="P134"><text:span text:style-name="Strong_20_Emphasis"><text:span text:style-name="T1">Hindari:</text:span></text:span><text:span text:style-name="T1"> Terlalu teknis/dingin, terlalu ramai, atau terlalu kekanak-kanakan. </text:span></text:p>
                  </text:list-item>
                </text:list>
              </text:list-item>
              <text:list-item>
                <text:p text:style-name="P134"><text:span text:style-name="Strong_20_Emphasis"><text:span text:style-name="T1">Gaya Visual Pilihan:</text:span></text:span><text:span text:style-name="T1"> </text:span></text:p>
                <text:list>
                  <text:list-item>
                    <text:p text:style-name="P134"><text:soft-page-break/><text:span text:style-name="Strong_20_Emphasis"><text:span text:style-name="T1">Prioritas:</text:span></text:span><text:span text:style-name="T1"> Minimalis Modern (sejalan dengan estetika Apple). </text:span></text:p>
                  </text:list-item>
                  <text:list-item>
                    <text:p text:style-name="P134"><text:span text:style-name="Strong_20_Emphasis"><text:span text:style-name="T1">Alternatif:</text:span></text:span><text:span text:style-name="T1"> Ilustrasi Grafis yang Cerdas/Stilish, Tipografi Kuat sebagai elemen utama, Konseptual/Abstrak yang relevan. </text:span></text:p>
                  </text:list-item>
                </text:list>
              </text:list-item>
              <text:list-item>
                <text:p text:style-name="P134"><text:span text:style-name="Strong_20_Emphasis"><text:span text:style-name="T1">Elemen Visual Kunci (Saran untuk dieksplorasi):</text:span></text:span><text:span text:style-name="T1"> </text:span></text:p>
                <text:list>
                  <text:list-item>
                    <text:p text:style-name="P134"><text:span text:style-name="Strong_20_Emphasis"><text:span text:style-name="T1">Representasi Apple:</text:span></text:span><text:span text:style-name="T1"> Siluet halus atau interpretasi artistik dari logo Apple (hati-hati isu hak cipta jika menggunakan logo resmi). Bisa juga menggunakan bentuk apel secara konseptual (misal: dekonstruksi, pikselasi). </text:span></text:p>
                  </text:list-item>
                  <text:list-item>
                    <text:p text:style-name="P134"><text:span text:style-name="Strong_20_Emphasis"><text:span text:style-name="T1">Evolusi Produk:</text:span></text:span><text:span text:style-name="T1"> Representasi grafis minimalis/ikonik dari beberapa produk kunci yang menandai era berbeda (misal: siluet Macintosh 1984, bentuk iMac G3, click wheel iPod, bentuk awal iPhone). Fokus pada </text:span><text:span text:style-name="Emphasis"><text:span text:style-name="T1">sedikit</text:span></text:span><text:span text:style-name="T1"> elemen kunci, jangan penuhi sampul. </text:span></text:p>
                  </text:list-item>
                  <text:list-item>
                    <text:p text:style-name="P134"><text:span text:style-name="Strong_20_Emphasis"><text:span text:style-name="T1">Konsep Inti:</text:span></text:span><text:span text:style-name="T1"> Visualisasi abstrak dari 'inovasi', 'konektivitas', 'desain', 'ekosistem', 'evolusi' (misal: garis yang berkembang, jaringan titik, gradasi halus). </text:span></text:p>
                  </text:list-item>
                  <text:list-item>
                    <text:p text:style-name="P134"><text:span text:style-name="Strong_20_Emphasis"><text:span text:style-name="T1">Tipografi:</text:span></text:span><text:span text:style-name="T1"> Judul harus menjadi fokus utama, mudah dibaca, dengan font modern (sans-serif) yang bersih dan berkelas. Pertimbangkan permainan ukuran atau tata letak tipografi sebagai elemen desain. </text:span></text:p>
                  </text:list-item>
                  <text:list-item>
                    <text:p text:style-name="P134"><text:span text:style-name="Strong_20_Emphasis"><text:span text:style-name="T1">Warna:</text:span></text:span><text:span text:style-name="T1"> Palet warna yang disarankan adalah bersih dan modern: banyak ruang putih atau abu-abu muda/perak. Aksen warna bisa digunakan secara strategis (misalnya, satu warna cerah, atau gradasi halus yang terinspirasi warna produk Apple atau antarmuka OS). Hindari kombinasi warna yang terlalu bentrok atau gelap secara keseluruhan. </text:span></text:p>
                  </text:list-item>
                </text:list>
              </text:list-item>
              <text:list-item>
                <text:p text:style-name="P134"><text:span text:style-name="Strong_20_Emphasis"><text:span text:style-name="T1">Hal yang Perlu Dihindari:</text:span></text:span><text:span text:style-name="T1"> </text:span></text:p>
                <text:list>
                  <text:list-item>
                    <text:p text:style-name="P150">Penggunaan foto stok generik tentang teknologi. </text:p>
                  </text:list-item>
                  <text:list-item>
                    <text:p text:style-name="P150">Gambar garasi yang klise. </text:p>
                  </text:list-item>
                  <text:list-item>
                    <text:p text:style-name="P150">Penggunaan logo Apple resmi secara eksplisit tanpa pertimbangan hak cipta. </text:p>
                  </text:list-item>
                  <text:list-item>
                    <text:p text:style-name="P150">Terlalu banyak gambar produk sehingga terlihat seperti katalog. </text:p>
                  </text:list-item>
                  <text:list-item>
                    <text:p text:style-name="P70">Desain yang meniru persis materi pemasaran Apple, usahakan orisinal. </text:p>
                  </text:list-item>
                </text:list>
              </text:list-item>
            </text:list>
            <text:p text:style-name="Text_20_body"><text:span text:style-name="Strong_20_Emphasis"><text:span text:style-name="T1">4. Elemen Wajib:</text:span></text:span><text:span text:style-name="T1"> * Judul Buku (Jelas dan dominan) * Nama Penulis (Jelas dan terbaca) * Ruang untuk logo penerbit (jika ada)</text:span></text:p>
            <text:p text:style-name="Text_20_body"><text:span text:style-name="Strong_20_Emphasis"><text:span text:style-name="T1">5. Output:</text:span></text:span><text:span text:style-name="T1"> Beberapa (misal 2-3) konsep desain sampul depan yang berbeda, </text:span><text:soft-page-break/><text:span text:style-name="T1">masing-masing dengan pendekatan visual atau penekanan yang sedikit bervariasi, namun tetap sesuai dengan arahan umum di atas.</text:span></text:p>
            <text:p text:style-name="P157"/>
            <text:p text:style-name="P59">Prompt ini memberikan arahan yang cukup detail mengenai nuansa, gaya, elemen visual, dan target pasar, namun tetap memberikan ruang bagi kreativitas desainer. Semoga berhasil!</text:p>
          </text:section>
          <text:section text:style-name="Sect1" text:name="feedback-form-81">
            <text:p text:style-name="P137"/>
          </text:section>
        </text:section>
        <text:section text:style-name="Sect1" text:name="bbae628cc284a3a3">
          <text:p text:style-name="P59"/>
          <text:section text:style-name="Sect1" text:name="user-query-content-82">
            <text:p text:style-name="P151">buat daftar nama produk apple,tahun awa.produksi, kegunaannya,sukses/gagal </text:p>
          </text:section>
          <text:p text:style-name="P137">Tampilkan alur berpikir</text:p>
          <text:section text:style-name="Sect2" text:name="model-response-message-contentr_bbae628cc284a3a3">
            <text:p text:style-name="P59">Tentu, berikut adalah daftar beberapa produk Apple yang signifikan sepanjang sejarahnya, mencakup tahun awal produksi atau pengumuman, kegunaan utamanya, dan status kesuksesan komersialnya secara umum [per 18 April 2025]. Perlu diingat bahwa penilaian "sukses" atau "gagal" terkadang bisa bersifat subjektif dan tergantung pada metrik yang digunakan, namun daftar ini mencoba merefleksikan pandangan umum berdasarkan dampak pasar dan penerima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6">Nama Produk</text:p>
                </table:table-cell>
                <table:table-cell table:style-name="Table1.A1" office:value-type="string">
                  <text:p text:style-name="P156">Tahun Awal</text:p>
                </table:table-cell>
                <table:table-cell table:style-name="Table1.A1" office:value-type="string">
                  <text:p text:style-name="P156">Kegunaan Utama</text:p>
                </table:table-cell>
                <table:table-cell table:style-name="Table1.A1" office:value-type="string">
                  <text:p text:style-name="P156">Status Komersial</text:p>
                </table:table-cell>
              </table:table-row>
              <table:table-row>
                <table:table-cell table:style-name="Table1.A1" office:value-type="string">
                  <text:p text:style-name="P154"><text:span text:style-name="Strong_20_Emphasis"><text:span text:style-name="T1">Apple I</text:span></text:span></text:p>
                </table:table-cell>
                <table:table-cell table:style-name="Table1.A1" office:value-type="string">
                  <text:p text:style-name="P155">1976</text:p>
                </table:table-cell>
                <table:table-cell table:style-name="Table1.A1" office:value-type="string">
                  <text:p text:style-name="P155">Komputer kit (papan sirkuit rakitan) untuk para penghobi elektronik.</text:p>
                </table:table-cell>
                <table:table-cell table:style-name="Table1.A1" office:value-type="string">
                  <text:p text:style-name="P154"><text:span text:style-name="Strong_20_Emphasis"><text:span text:style-name="T1">Sukses</text:span></text:span><text:span text:style-name="T1"> (Memulai Apple)</text:span></text:p>
                </table:table-cell>
              </table:table-row>
              <table:table-row>
                <table:table-cell table:style-name="Table1.A1" office:value-type="string">
                  <text:p text:style-name="P154"><text:span text:style-name="Strong_20_Emphasis"><text:span text:style-name="T1">Apple II</text:span></text:span></text:p>
                </table:table-cell>
                <table:table-cell table:style-name="Table1.A1" office:value-type="string">
                  <text:p text:style-name="P155">1977</text:p>
                </table:table-cell>
                <table:table-cell table:style-name="Table1.A1" office:value-type="string">
                  <text:p text:style-name="P155">Komputer personal siap pakai pertama yang sukses massal (rumah, edukasi, bisnis).</text:p>
                </table:table-cell>
                <table:table-cell table:style-name="Table1.A1" office:value-type="string">
                  <text:p text:style-name="P154"><text:span text:style-name="Strong_20_Emphasis"><text:span text:style-name="T1">Sangat Sukses</text:span></text:span></text:p>
                </table:table-cell>
              </table:table-row>
              <table:table-row>
                <table:table-cell table:style-name="Table1.A1" office:value-type="string">
                  <text:p text:style-name="P154"><text:span text:style-name="Strong_20_Emphasis"><text:span text:style-name="T1">Apple III</text:span></text:span></text:p>
                </table:table-cell>
                <table:table-cell table:style-name="Table1.A1" office:value-type="string">
                  <text:p text:style-name="P155">1980</text:p>
                </table:table-cell>
                <table:table-cell table:style-name="Table1.A1" office:value-type="string">
                  <text:p text:style-name="P155">Komputer yang ditujukan untuk pasar bisnis (pengganti Apple II?).</text:p>
                </table:table-cell>
                <table:table-cell table:style-name="Table1.A1" office:value-type="string">
                  <text:p text:style-name="P154"><text:span text:style-name="Strong_20_Emphasis"><text:span text:style-name="T1">Gagal Total</text:span></text:span></text:p>
                </table:table-cell>
              </table:table-row>
              <table:table-row>
                <table:table-cell table:style-name="Table1.A1" office:value-type="string">
                  <text:p text:style-name="P154"><text:span text:style-name="Strong_20_Emphasis"><text:span text:style-name="T1">Lisa</text:span></text:span></text:p>
                </table:table-cell>
                <table:table-cell table:style-name="Table1.A1" office:value-type="string">
                  <text:p text:style-name="P155">1983</text:p>
                </table:table-cell>
                <table:table-cell table:style-name="Table1.A1" office:value-type="string">
                  <text:p text:style-name="P155">Komputer bisnis canggih, salah satu yang pertama dengan GUI dan mouse.</text:p>
                </table:table-cell>
                <table:table-cell table:style-name="Table1.A1" office:value-type="string">
                  <text:p text:style-name="P154"><text:span text:style-name="Strong_20_Emphasis"><text:span text:style-name="T1">Gagal Komersial</text:span></text:span></text:p>
                </table:table-cell>
              </table:table-row>
              <table:table-row>
                <table:table-cell table:style-name="Table1.A1" office:value-type="string">
                  <text:p text:style-name="P154"><text:span text:style-name="Strong_20_Emphasis"><text:span text:style-name="T1">Macintosh (128K)</text:span></text:span></text:p>
                </table:table-cell>
                <table:table-cell table:style-name="Table1.A1" office:value-type="string">
                  <text:p text:style-name="P155">1984</text:p>
                </table:table-cell>
                <table:table-cell table:style-name="Table1.A1" office:value-type="string">
                  <text:p text:style-name="P155">Komputer personal yang mempopulerkan GUI dan mouse ke pasar massal.</text:p>
                </table:table-cell>
                <table:table-cell table:style-name="Table1.A1" office:value-type="string">
                  <text:p text:style-name="P154"><text:span text:style-name="Strong_20_Emphasis"><text:span text:style-name="T1">Sukses</text:span></text:span><text:span text:style-name="T1"> (Jangka Panjang)</text:span></text:p>
                </table:table-cell>
              </table:table-row>
              <text:soft-page-break/>
              <table:table-row>
                <table:table-cell table:style-name="Table1.A1" office:value-type="string">
                  <text:p text:style-name="P154"><text:span text:style-name="Strong_20_Emphasis"><text:span text:style-name="T1">Macintosh Portable</text:span></text:span></text:p>
                </table:table-cell>
                <table:table-cell table:style-name="Table1.A1" office:value-type="string">
                  <text:p text:style-name="P155">1989</text:p>
                </table:table-cell>
                <table:table-cell table:style-name="Table1.A1" office:value-type="string">
                  <text:p text:style-name="P155">Upaya pertama Apple membuat komputer Mac portabel bertenaga baterai.</text:p>
                </table:table-cell>
                <table:table-cell table:style-name="Table1.A1" office:value-type="string">
                  <text:p text:style-name="P154"><text:span text:style-name="Strong_20_Emphasis"><text:span text:style-name="T1">Gagal Komersial</text:span></text:span></text:p>
                </table:table-cell>
              </table:table-row>
              <table:table-row>
                <table:table-cell table:style-name="Table1.A1" office:value-type="string">
                  <text:p text:style-name="P154"><text:span text:style-name="Strong_20_Emphasis"><text:span text:style-name="T1">Newton MessagePad (OMP)</text:span></text:span></text:p>
                </table:table-cell>
                <table:table-cell table:style-name="Table1.A1" office:value-type="string">
                  <text:p text:style-name="P155">1993</text:p>
                </table:table-cell>
                <table:table-cell table:style-name="Table1.A1" office:value-type="string">
                  <text:p text:style-name="P155">Personal Digital Assistant (PDA) dengan fokus pada pengenalan tulisan tangan.</text:p>
                </table:table-cell>
                <table:table-cell table:style-name="Table1.A1" office:value-type="string">
                  <text:p text:style-name="P154"><text:span text:style-name="Strong_20_Emphasis"><text:span text:style-name="T1">Gagal Komersial</text:span></text:span></text:p>
                </table:table-cell>
              </table:table-row>
              <table:table-row>
                <table:table-cell table:style-name="Table1.A1" office:value-type="string">
                  <text:p text:style-name="P154"><text:span text:style-name="Strong_20_Emphasis"><text:span text:style-name="T1">Apple QuickTake</text:span></text:span></text:p>
                </table:table-cell>
                <table:table-cell table:style-name="Table1.A1" office:value-type="string">
                  <text:p text:style-name="P155">1994</text:p>
                </table:table-cell>
                <table:table-cell table:style-name="Table1.A1" office:value-type="string">
                  <text:p text:style-name="P155">Salah satu kamera digital berwarna pertama untuk konsumen.</text:p>
                </table:table-cell>
                <table:table-cell table:style-name="Table1.A1" office:value-type="string">
                  <text:p text:style-name="P154"><text:span text:style-name="Strong_20_Emphasis"><text:span text:style-name="T1">Gagal Komersial</text:span></text:span></text:p>
                </table:table-cell>
              </table:table-row>
              <table:table-row>
                <table:table-cell table:style-name="Table1.A1" office:value-type="string">
                  <text:p text:style-name="P154"><text:span text:style-name="Strong_20_Emphasis"><text:span text:style-name="T1">Apple Pippin</text:span></text:span></text:p>
                </table:table-cell>
                <table:table-cell table:style-name="Table1.A1" office:value-type="string">
                  <text:p text:style-name="P155">1996</text:p>
                </table:table-cell>
                <table:table-cell table:style-name="Table1.A1" office:value-type="string">
                  <text:p text:style-name="P155">Platform konsol game multimedia yang dilisensikan ke Bandai.</text:p>
                </table:table-cell>
                <table:table-cell table:style-name="Table1.A1" office:value-type="string">
                  <text:p text:style-name="P154"><text:span text:style-name="Strong_20_Emphasis"><text:span text:style-name="T1">Gagal Total</text:span></text:span></text:p>
                </table:table-cell>
              </table:table-row>
              <table:table-row>
                <table:table-cell table:style-name="Table1.A1" office:value-type="string">
                  <text:p text:style-name="P154"><text:span text:style-name="Strong_20_Emphasis"><text:span text:style-name="T1">iMac G3</text:span></text:span></text:p>
                </table:table-cell>
                <table:table-cell table:style-name="Table1.A1" office:value-type="string">
                  <text:p text:style-name="P155">1998</text:p>
                </table:table-cell>
                <table:table-cell table:style-name="Table1.A1" office:value-type="string">
                  <text:p text:style-name="P154"><text:span text:style-name="T1">Komputer desktop </text:span><text:span text:style-name="Emphasis"><text:span text:style-name="T1">all-in-one</text:span></text:span><text:span text:style-name="T1"> konsumen dengan desain ikonik berwarna.</text:span></text:p>
                </table:table-cell>
                <table:table-cell table:style-name="Table1.A1" office:value-type="string">
                  <text:p text:style-name="P154"><text:span text:style-name="Strong_20_Emphasis"><text:span text:style-name="T1">Sangat Sukses</text:span></text:span></text:p>
                </table:table-cell>
              </table:table-row>
              <table:table-row>
                <table:table-cell table:style-name="Table1.A1" office:value-type="string">
                  <text:p text:style-name="P154"><text:span text:style-name="Strong_20_Emphasis"><text:span text:style-name="T1">Power Mac G4 Cube</text:span></text:span></text:p>
                </table:table-cell>
                <table:table-cell table:style-name="Table1.A1" office:value-type="string">
                  <text:p text:style-name="P155">2000</text:p>
                </table:table-cell>
                <table:table-cell table:style-name="Table1.A1" office:value-type="string">
                  <text:p text:style-name="P155">Komputer desktop desain unik berbentuk kubus untuk pasar kelas atas.</text:p>
                </table:table-cell>
                <table:table-cell table:style-name="Table1.A1" office:value-type="string">
                  <text:p text:style-name="P154"><text:span text:style-name="Strong_20_Emphasis"><text:span text:style-name="T1">Gagal Komersial</text:span></text:span></text:p>
                </table:table-cell>
              </table:table-row>
              <table:table-row>
                <table:table-cell table:style-name="Table1.A1" office:value-type="string">
                  <text:p text:style-name="P154"><text:span text:style-name="Strong_20_Emphasis"><text:span text:style-name="T1">iPod (Generasi 1)</text:span></text:span></text:p>
                </table:table-cell>
                <table:table-cell table:style-name="Table1.A1" office:value-type="string">
                  <text:p text:style-name="P155">2001</text:p>
                </table:table-cell>
                <table:table-cell table:style-name="Table1.A1" office:value-type="string">
                  <text:p text:style-name="P155">Pemutar musik digital portabel berkapasitas besar ("1000 lagu").</text:p>
                </table:table-cell>
                <table:table-cell table:style-name="Table1.A1" office:value-type="string">
                  <text:p text:style-name="P154"><text:span text:style-name="Strong_20_Emphasis"><text:span text:style-name="T1">Sangat Sukses</text:span></text:span></text:p>
                </table:table-cell>
              </table:table-row>
              <table:table-row>
                <table:table-cell table:style-name="Table1.A1" office:value-type="string">
                  <text:p text:style-name="P154"><text:span text:style-name="Strong_20_Emphasis"><text:span text:style-name="T1">iPhone (Generasi 1)</text:span></text:span></text:p>
                </table:table-cell>
                <table:table-cell table:style-name="Table1.A1" office:value-type="string">
                  <text:p text:style-name="P155">2007</text:p>
                </table:table-cell>
                <table:table-cell table:style-name="Table1.A1" office:value-type="string">
                  <text:p text:style-name="P155">Smartphone layar sentuh revolusioner (telepon, iPod, internet).</text:p>
                </table:table-cell>
                <table:table-cell table:style-name="Table1.A1" office:value-type="string">
                  <text:p text:style-name="P154"><text:span text:style-name="Strong_20_Emphasis"><text:span text:style-name="T1">Sangat Sukses</text:span></text:span></text:p>
                </table:table-cell>
              </table:table-row>
              <table:table-row>
                <table:table-cell table:style-name="Table1.A1" office:value-type="string">
                  <text:p text:style-name="P154"><text:span text:style-name="Strong_20_Emphasis"><text:span text:style-name="T1">MacBook Air (Gen 1)</text:span></text:span></text:p>
                </table:table-cell>
                <table:table-cell table:style-name="Table1.A1" office:value-type="string">
                  <text:p text:style-name="P155">2008</text:p>
                </table:table-cell>
                <table:table-cell table:style-name="Table1.A1" office:value-type="string">
                  <text:p text:style-name="P155">Laptop ultra-tipis dan ringan.</text:p>
                </table:table-cell>
                <table:table-cell table:style-name="Table1.A1" office:value-type="string">
                  <text:p text:style-name="P154"><text:span text:style-name="Strong_20_Emphasis"><text:span text:style-name="T1">Sukses</text:span></text:span><text:span text:style-name="T1"> (Menciptakan tren)</text:span></text:p>
                </table:table-cell>
              </table:table-row>
              <table:table-row>
                <table:table-cell table:style-name="Table1.A1" office:value-type="string">
                  <text:p text:style-name="P154"><text:span text:style-name="Strong_20_Emphasis"><text:span text:style-name="T1">iPad (Generasi 1)</text:span></text:span></text:p>
                </table:table-cell>
                <table:table-cell table:style-name="Table1.A1" office:value-type="string">
                  <text:p text:style-name="P155">2010</text:p>
                </table:table-cell>
                <table:table-cell table:style-name="Table1.A1" office:value-type="string">
                  <text:p text:style-name="P155">Komputer tablet layar sentuh, menciptakan pasar tablet modern.</text:p>
                </table:table-cell>
                <table:table-cell table:style-name="Table1.A1" office:value-type="string">
                  <text:p text:style-name="P154"><text:span text:style-name="Strong_20_Emphasis"><text:span text:style-name="T1">Sangat Sukses</text:span></text:span></text:p>
                </table:table-cell>
              </table:table-row>
              <table:table-row>
                <table:table-cell table:style-name="Table1.A1" office:value-type="string">
                  <text:p text:style-name="P154"><text:span text:style-name="Strong_20_Emphasis"><text:span text:style-name="T1">Apple Watch (Series 0)</text:span></text:span></text:p>
                </table:table-cell>
                <table:table-cell table:style-name="Table1.A1" office:value-type="string">
                  <text:p text:style-name="P155">2015</text:p>
                </table:table-cell>
                <table:table-cell table:style-name="Table1.A1" office:value-type="string">
                  <text:p text:style-name="P155">Jam tangan pintar (komunikasi, notifikasi, fitness, mode).</text:p>
                </table:table-cell>
                <table:table-cell table:style-name="Table1.A1" office:value-type="string">
                  <text:p text:style-name="P154"><text:span text:style-name="Strong_20_Emphasis"><text:span text:style-name="T1">Sukses</text:span></text:span><text:span text:style-name="T1"> (Jangka Panjang)</text:span></text:p>
                </table:table-cell>
              </table:table-row>
              <table:table-row>
                <table:table-cell table:style-name="Table1.A1" office:value-type="string">
                  <text:p text:style-name="P154"><text:span text:style-name="Strong_20_Emphasis"><text:span text:style-name="T1">AirPods (Generasi 1)</text:span></text:span></text:p>
                </table:table-cell>
                <table:table-cell table:style-name="Table1.A1" office:value-type="string">
                  <text:p text:style-name="P155">2016</text:p>
                </table:table-cell>
                <table:table-cell table:style-name="Table1.A1" office:value-type="string">
                  <text:p text:style-name="P154"><text:span text:style-name="T1">Earphone nirkabel sejati (</text:span><text:span text:style-name="Emphasis"><text:span text:style-name="T1">True Wireless Stereo</text:span></text:span><text:span text:style-name="T1">).</text:span></text:p>
                </table:table-cell>
                <table:table-cell table:style-name="Table1.A1" office:value-type="string">
                  <text:p text:style-name="P154"><text:span text:style-name="Strong_20_Emphasis"><text:span text:style-name="T1">Sangat Sukses</text:span></text:span></text:p>
                </table:table-cell>
              </table:table-row>
              <text:soft-page-break/>
              <table:table-row>
                <table:table-cell table:style-name="Table1.A1" office:value-type="string">
                  <text:p text:style-name="P154"><text:span text:style-name="Strong_20_Emphasis"><text:span text:style-name="T1">HomePod (Generasi 1)</text:span></text:span></text:p>
                </table:table-cell>
                <table:table-cell table:style-name="Table1.A1" office:value-type="string">
                  <text:p text:style-name="P155">2018</text:p>
                </table:table-cell>
                <table:table-cell table:style-name="Table1.A1" office:value-type="string">
                  <text:p text:style-name="P155">Speaker pintar dengan fokus pada kualitas audio.</text:p>
                </table:table-cell>
                <table:table-cell table:style-name="Table1.A1" office:value-type="string">
                  <text:p text:style-name="P154"><text:span text:style-name="Strong_20_Emphasis"><text:span text:style-name="T1">Gagal Komersial</text:span></text:span><text:span text:style-name="T1"> (Awalnya)</text:span></text:p>
                </table:table-cell>
              </table:table-row>
              <table:table-row>
                <table:table-cell table:style-name="Table1.A1" office:value-type="string">
                  <text:p text:style-name="P154"><text:span text:style-name="Strong_20_Emphasis"><text:span text:style-name="T1">AirPower</text:span></text:span></text:p>
                </table:table-cell>
                <table:table-cell table:style-name="Table1.A1" office:value-type="string">
                  <text:p text:style-name="P155">(Diumumkan 2017)</text:p>
                </table:table-cell>
                <table:table-cell table:style-name="Table1.A1" office:value-type="string">
                  <text:p text:style-name="P155">Alas pengisi daya nirkabel untuk mengisi daya 3 perangkat sekaligus.</text:p>
                </table:table-cell>
                <table:table-cell table:style-name="Table1.A1" office:value-type="string">
                  <text:p text:style-name="P154"><text:span text:style-name="Strong_20_Emphasis"><text:span text:style-name="T1">Dibatalkan</text:span></text:span></text:p>
                </table:table-cell>
              </table:table-row>
              <table:table-row>
                <table:table-cell table:style-name="Table1.A1" office:value-type="string">
                  <text:p text:style-name="P154"><text:span text:style-name="Strong_20_Emphasis"><text:span text:style-name="T1">Apple Vision Pro</text:span></text:span></text:p>
                </table:table-cell>
                <table:table-cell table:style-name="Table1.A1" office:value-type="string">
                  <text:p text:style-name="P155">2024</text:p>
                </table:table-cell>
                <table:table-cell table:style-name="Table1.A1" office:value-type="string">
                  <text:p text:style-name="P155">Komputer spasial (headset Mixed Reality - AR/VR).</text:p>
                </table:table-cell>
                <table:table-cell table:style-name="Table1.A1" office:value-type="string">
                  <text:p text:style-name="P154"><text:span text:style-name="Strong_20_Emphasis"><text:span text:style-name="T1">Terlalu Dini Dinilai</text:span></text:span></text:p>
                </table:table-cell>
              </table:table-row>
            </table:table>
            <text:p text:style-name="P59">Ekspor ke Spreadsheet</text:p>
            <text:p text:style-name="P59">Daftar ini tentu tidak lengkap, karena Apple telah merilis ratusan variasi produk dan periferal lainnya sepanjang sejarahnya. Namun, ini mencakup beberapa tonggak penting, baik yang melambungkan nama Apple maupun yang menjadi pelajaran berharga dalam perjalanannya.</text:p>
          </text:section>
          <text:section text:style-name="Sect1" text:name="feedback-form-82">
            <text:p text:style-name="P137"/>
          </text:section>
        </text:section>
        <text:section text:style-name="Sect1" text:name="d359c073205d5b86">
          <text:p text:style-name="P59"/>
          <text:section text:style-name="Sect1" text:name="user-query-content-83">
            <text:p text:style-name="P151">buat prompt pembuatan gambar sampul buku </text:p>
          </text:section>
          <text:p text:style-name="P137">Tampilkan alur berpikir</text:p>
          <text:section text:style-name="Sect2" text:name="model-response-message-contentr_d359c073205d5b86">
            <text:p text:style-name="P59">Tentu, ini adalah prompt yang bisa Anda gunakan untuk memberikan arahan kepada desainer grafis atau sebagai masukan untuk alat pembuat gambar AI (jika Anda menggunakannya) dalam membuat sampul buku nonfiksi Anda tentang Apple:</text:p>
            <text:p text:style-name="P157"/>
            <text:p text:style-name="Text_20_body"><text:span text:style-name="Strong_20_Emphasis"><text:span text:style-name="T1">Prompt Pembuatan Gambar Sampul Buku Nonfiksi: Sejarah Apple</text:span></text:span></text:p>
            <text:p text:style-name="Text_20_body"><text:span text:style-name="Strong_20_Emphasis"><text:span text:style-name="T1">1. Deskripsi Proyek:</text:span></text:span><text:span text:style-name="T1"> Pembuatan desain sampul depan untuk buku nonfiksi berbahasa Indonesia yang mengupas tuntas sejarah perusahaan Apple Inc., mulai dari pendiriannya, produk-produk ikonik (sukses dan gagal), tokoh kunci (Steve Jobs, Tim Cook, dll.), evolusi teknologi, hingga dampaknya pada dunia dan tantangan masa depan [sesuai konteks hingga 18 April 2025].</text:span></text:p>
            <text:p text:style-name="Text_20_body"><text:span text:style-name="Strong_20_Emphasis"><text:span text:style-name="T1">2. Informasi Teks Utama:</text:span></text:span></text:p>
            <text:list xml:id="list3006135144204098959" text:style-name="L68">
              <text:list-item>
                <text:p text:style-name="P135"><text:span text:style-name="Strong_20_Emphasis"><text:span text:style-name="T1">Judul (Pilih/kombinasikan/modifikasi):</text:span></text:span><text:span text:style-name="T1"> "Revolusi Apel", "Di Balik Logo Apel", "Apple: Inovasi Mengubah Dunia", [Atau Judul Pilihan Anda] </text:span></text:p>
              </text:list-item>
              <text:list-item>
                <text:p text:style-name="P135"><text:span text:style-name="Strong_20_Emphasis"><text:span text:style-name="T1">Subtitle (Opsional):</text:span></text:span><text:span text:style-name="T1"> "Kisah Lengkap Sejarah, Produk, dan Visi Apple", "Dari Garasi Hingga Raksasa Global", [Atau Subtitle Pilihan Anda] </text:span></text:p>
              </text:list-item>
              <text:list-item>
                <text:p text:style-name="P57"><text:soft-page-break/><text:span text:style-name="Strong_20_Emphasis"><text:span text:style-name="T1">Nama Penulis:</text:span></text:span><text:span text:style-name="T1"> [Nama Penulis Anda] </text:span></text:p>
              </text:list-item>
            </text:list>
            <text:p text:style-name="Text_20_body"><text:span text:style-name="Strong_20_Emphasis"><text:span text:style-name="T1">3. Target Audiens:</text:span></text:span><text:span text:style-name="T1"> Masyarakat umum di Indonesia, dewasa muda hingga dewasa, yang tertarik pada cerita di balik perusahaan teknologi besar, inovasi, bisnis, atau sosok seperti Steve Jobs. Tidak memerlukan pemahaman teknis mendalam.</text:span></text:p>
            <text:p text:style-name="Text_20_body"><text:span text:style-name="Strong_20_Emphasis"><text:span text:style-name="T1">4. Arahan Visual &amp; Konsep:</text:span></text:span></text:p>
            <text:list xml:id="list5837119394262155268" text:style-name="L69">
              <text:list-item>
                <text:p text:style-name="P136"><text:span text:style-name="Strong_20_Emphasis"><text:span text:style-name="T1">Gaya Utama:</text:span></text:span><text:span text:style-name="T1"> Modern, Bersih (Clean), Minimalis, Elegan. Mencerminkan citra inovasi dan desain Apple. </text:span></text:p>
              </text:list-item>
              <text:list-item>
                <text:p text:style-name="P136"><text:span text:style-name="Strong_20_Emphasis"><text:span text:style-name="T1">Mood/Suasana:</text:span></text:span><text:span text:style-name="T1"> Informatif, Inspiratif, Canggih namun Mudah Diakses. </text:span></text:p>
              </text:list-item>
              <text:list-item>
                <text:p text:style-name="P136"><text:span text:style-name="Strong_20_Emphasis"><text:span text:style-name="T1">Elemen Visual Potensial (Pilih/Kombinasikan Secara Kreatif):</text:span></text:span><text:span text:style-name="T1"> </text:span></text:p>
                <text:list>
                  <text:list-item>
                    <text:p text:style-name="P136"><text:span text:style-name="Strong_20_Emphasis"><text:span text:style-name="T1">Ikonografi Apple:</text:span></text:span><text:span text:style-name="T1"> Gunakan siluet atau interpretasi artistik logo Apple (hindari penggunaan logo resmi langsung untuk menghindari isu hak cipta). Bisa juga bentuk apel yang distilasi atau diabstraksi. </text:span></text:p>
                  </text:list-item>
                  <text:list-item>
                    <text:p text:style-name="P136"><text:span text:style-name="Strong_20_Emphasis"><text:span text:style-name="T1">Representasi Produk:</text:span></text:span><text:span text:style-name="T1"> Siluet atau ilustrasi grafis </text:span><text:span text:style-name="Emphasis"><text:span text:style-name="T1">sederhana</text:span></text:span><text:span text:style-name="T1"> dari 1-3 produk </text:span><text:span text:style-name="Emphasis"><text:span text:style-name="T1">paling ikonik</text:span></text:span><text:span text:style-name="T1"> yang mewakili evolusi (misal: Macintosh klasik, iPod, iPhone). Hindari menampilkan terlalu banyak produk. </text:span></text:p>
                  </text:list-item>
                  <text:list-item>
                    <text:p text:style-name="P136"><text:span text:style-name="Strong_20_Emphasis"><text:span text:style-name="T1">Konsep Abstrak:</text:span></text:span><text:span text:style-name="T1"> Gunakan garis-garis bersih, bentuk geometris, gradasi warna halus (putih, abu-abu, perak dominan, mungkin dengan satu aksen warna cerah), atau tekstur minimalis (seperti brushed metal) untuk menyampaikan kesan teknologi dan desain. </text:span></text:p>
                  </text:list-item>
                  <text:list-item>
                    <text:p text:style-name="P136"><text:span text:style-name="Strong_20_Emphasis"><text:span text:style-name="T1">Evolusi/Timeline:</text:span></text:span><text:span text:style-name="T1"> Mungkin elemen grafis halus yang menyimbolkan perjalanan waktu atau pertumbuhan (misal: garis yang berkembang, spiral). </text:span></text:p>
                  </text:list-item>
                  <text:list-item>
                    <text:p text:style-name="P136"><text:span text:style-name="Strong_20_Emphasis"><text:span text:style-name="T1">Fokus Tipografi:</text:span></text:span><text:span text:style-name="T1"> Jadikan judul sebagai elemen visual utama dengan font sans-serif yang modern, kuat, dan mudah dibaca. </text:span></text:p>
                  </text:list-item>
                </text:list>
              </text:list-item>
              <text:list-item>
                <text:p text:style-name="P136"><text:span text:style-name="Strong_20_Emphasis"><text:span text:style-name="T1">Warna:</text:span></text:span><text:span text:style-name="T1"> Dominasi warna netral (putih, abu-abu, perak). Gunakan warna aksen secara terbatas untuk kontras dan daya tarik (bisa terinspirasi warna produk Apple atau logo lama). </text:span></text:p>
              </text:list-item>
              <text:list-item>
                <text:p text:style-name="P58"><text:span text:style-name="Strong_20_Emphasis"><text:span text:style-name="T1">Hal yang Harus Dihindari:</text:span></text:span><text:span text:style-name="T1"> Desain yang terlalu ramai atau penuh sesak, gambar stok generik, klise (garasi, apel literal), foto tokoh yang terlalu umum tanpa konsep artistik, elemen visual yang terasa kuno atau terlalu teknis rumit. </text:span></text:p>
              </text:list-item>
            </text:list>
            <text:p text:style-name="Text_20_body"><text:span text:style-name="Strong_20_Emphasis"><text:span text:style-name="T1">5. Output yang Diinginkan:</text:span></text:span><text:span text:style-name="T1"> Sebuah gambar sampul depan buku yang menarik, profesional, jelas menampilkan judul dan nama penulis, serta secara visual mengkomunikasikan tema buku tentang sejarah dan inovasi Apple kepada </text:span><text:soft-page-break/><text:span text:style-name="T1">target audiens di Indonesia. Pertimbangkan komposisi yang seimbang dan ruang negatif yang cukup.</text:span></text:p>
            <text:p text:style-name="P157"/>
            <text:p text:style-name="P59">Anda bisa menyesuaikan detail seperti judul, subtitle, dan elemen visual mana yang paling ingin Anda tonjolkan kepada desainer atau saat menggunakan alat AI.</text:p>
          </text:section>
          <text:section text:style-name="Sect1" text:name="feedback-form-83">
            <text:p text:style-name="P137"/>
          </text:section>
        </text:section>
      </text:section>
      <text:p text:style-name="P137"><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59">Buat Ringkasan Audio </text:p>
      <text:p text:style-name="P59"/>
      <text:p text:style-name="P137">Deep Research </text:p>
      <text:p text:style-name="P59">Canvas </text:p>
      <text:p text:style-name="P59">Gemini dapat membuat kesalahan, jadi periksa kembali responsnya</text:p>
      <text:p text:style-name="P137">Aplikasi Google</text:p>
      <text:p text:style-name="P137">Akun Google</text:p>
      <text:p text:style-name="P137">Ujang Amadu</text:p>
      <text:p text:style-name="P137">darminahdaryono@gmail.com</text:p>
      <text:section text:style-name="Sect1" text:name="cdk-live-announcer-0">
        <text:p text:style-name="P137"/>
      </text:section>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299in" fo:margin-bottom="0.6299in" fo:margin-left="0.6299in" fo:margin-right="0.6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1T09:20:24.11</meta:creation-date>
    <meta:document-statistic meta:table-count="1" meta:image-count="1" meta:object-count="0" meta:page-count="172" meta:paragraph-count="1317" meta:word-count="47917" meta:character-count="352534"/>
    <dc:date>2025-04-21T09:22:45.95</dc:date>
    <dc:creator>OJie </dc:creator>
    <meta:editing-duration>PT2M21S</meta:editing-duration>
    <meta:editing-cycles>1</meta:editing-cycles>
    <meta:generator>OpenOffice/4.1.15$Win32 OpenOffice.org_project/4115m2$Build-9813</meta:generator>
  </office:meta>
</office:document-meta>
</file>